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14 - Conta de produção por atividade econômica - Paraíba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4.1'.A1">Tabela 14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4.2'.A1">Tabela 14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4.3'.A1">Tabela 14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4.4'.A1">Tabela 14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4.5'.A1">Tabela 14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4.6'.A1">Tabela 14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4.7'.A1">Tabela 14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4.8'.A1">Tabela 14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4.9'.A1">Tabela 14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4.10'.A1">Tabela 14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4.11'.A1">Tabela 14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4.12'.A1">Tabela 14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4.13'.A1">Tabela 14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4.14'.A1">Tabela 14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14.15'.A1">Tabela 14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14.16'.A1">Tabela 14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14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219.349901046051" table:style-name="ce5">
            <text:p><text:s/>18,21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219.349901046051" table:style-name="ce5">
            <text:p><text:s/>18,219<text:s/></text:p>
          </table:table-cell>
          <table:table-cell office:value-type="float" office:value="1.0552726518406554" table:style-name="ce6">
            <text:p>1.055</text:p>
          </table:table-cell>
          <table:table-cell office:value-type="float" office:value="19226.381684889649" table:style-name="ce5">
            <text:p><text:s/>19,226<text:s/></text:p>
          </table:table-cell>
          <table:table-cell office:value-type="float" office:value="1.0999904822171231" table:style-name="ce6">
            <text:p>1.100</text:p>
          </table:table-cell>
          <table:table-cell office:value-type="float" office:value="21148.836860852229" table:style-name="ce5">
            <text:p><text:s/>21,14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1148.836860852229" table:style-name="ce5">
            <text:p><text:s/>21,149<text:s/></text:p>
          </table:table-cell>
          <table:table-cell office:value-type="float" office:value="1.035810020369307" table:style-name="ce6">
            <text:p>1.036</text:p>
          </table:table-cell>
          <table:table-cell office:value-type="float" office:value="21906.177139626499" table:style-name="ce5">
            <text:p><text:s/>21,906<text:s/></text:p>
          </table:table-cell>
          <table:table-cell office:value-type="float" office:value="1.0551130412399961" table:style-name="ce6">
            <text:p>1.055</text:p>
          </table:table-cell>
          <table:table-cell office:value-type="float" office:value="23113.49318373339" table:style-name="ce5">
            <text:p><text:s/>23,11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113.49318373339" table:style-name="ce5">
            <text:p><text:s/>23,113<text:s/></text:p>
          </table:table-cell>
          <table:table-cell office:value-type="float" office:value="1.0221841891955803" table:style-name="ce6">
            <text:p>1.022</text:p>
          </table:table-cell>
          <table:table-cell office:value-type="float" office:value="23626.247289492087" table:style-name="ce5">
            <text:p><text:s/>23,626<text:s/></text:p>
          </table:table-cell>
          <table:table-cell office:value-type="float" office:value="1.0499964595453295" table:style-name="ce6">
            <text:p>1.050</text:p>
          </table:table-cell>
          <table:table-cell office:value-type="float" office:value="24807.476006309131" table:style-name="ce5">
            <text:p><text:s/>24,80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4807.476006309131" table:style-name="ce5">
            <text:p><text:s/>24,807<text:s/></text:p>
          </table:table-cell>
          <table:table-cell office:value-type="float" office:value="1.0859983192617546" table:style-name="ce6">
            <text:p>1.086</text:p>
          </table:table-cell>
          <table:table-cell office:value-type="float" office:value="26940.87724797802" table:style-name="ce5">
            <text:p><text:s/>26,941<text:s/></text:p>
          </table:table-cell>
          <table:table-cell office:value-type="float" office:value="1.1106787168665448" table:style-name="ce6">
            <text:p>1.111</text:p>
          </table:table-cell>
          <table:table-cell office:value-type="float" office:value="29922.658973043319" table:style-name="ce5">
            <text:p><text:s/>29,92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9922.658973043319" table:style-name="ce5">
            <text:p><text:s/>29,923<text:s/></text:p>
          </table:table-cell>
          <table:table-cell office:value-type="float" office:value="1.0271149639713051" table:style-name="ce6">
            <text:p>1.027</text:p>
          </table:table-cell>
          <table:table-cell office:value-type="float" office:value="30734.010793023041" table:style-name="ce5">
            <text:p><text:s/>30,734<text:s/></text:p>
          </table:table-cell>
          <table:table-cell office:value-type="float" office:value="1.0731053583297987" table:style-name="ce6">
            <text:p>1.073</text:p>
          </table:table-cell>
          <table:table-cell office:value-type="float" office:value="32980.831664958889" table:style-name="ce5">
            <text:p><text:s/>32,98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2980.831664958889" table:style-name="ce5">
            <text:p><text:s/>32,981<text:s/></text:p>
          </table:table-cell>
          <table:table-cell office:value-type="float" office:value="1.0534653647847945" table:style-name="ce6">
            <text:p>1.053</text:p>
          </table:table-cell>
          <table:table-cell office:value-type="float" office:value="34744.163860831817" table:style-name="ce5">
            <text:p><text:s/>34,744<text:s/></text:p>
          </table:table-cell>
          <table:table-cell office:value-type="float" office:value="1.1134205940637842" table:style-name="ce6">
            <text:p>1.113</text:p>
          </table:table-cell>
          <table:table-cell office:value-type="float" office:value="38684.867566176828" table:style-name="ce5">
            <text:p><text:s/>38,68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8684.867566176828" table:style-name="ce5">
            <text:p><text:s/>38,685<text:s/></text:p>
          </table:table-cell>
          <table:table-cell office:value-type="float" office:value="1.0176749086791885" table:style-name="ce6">
            <text:p>1.018</text:p>
          </table:table-cell>
          <table:table-cell office:value-type="float" office:value="39368.619067675507" table:style-name="ce5">
            <text:p><text:s/>39,369<text:s/></text:p>
          </table:table-cell>
          <table:table-cell office:value-type="float" office:value="1.0709375756079342" table:style-name="ce6">
            <text:p>1.071</text:p>
          </table:table-cell>
          <table:table-cell office:value-type="float" office:value="42161.333459368696" table:style-name="ce5">
            <text:p><text:s/>42,16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2161.333459368696" table:style-name="ce5">
            <text:p><text:s/>42,161<text:s/></text:p>
          </table:table-cell>
          <table:table-cell office:value-type="float" office:value="1.1220624349581845" table:style-name="ce6">
            <text:p>1.122</text:p>
          </table:table-cell>
          <table:table-cell office:value-type="float" office:value="47307.648482503209" table:style-name="ce5">
            <text:p><text:s/>47,308<text:s/></text:p>
          </table:table-cell>
          <table:table-cell office:value-type="float" office:value="0.99392033377421685" table:style-name="ce6">
            <text:p>0.994</text:p>
          </table:table-cell>
          <table:table-cell office:value-type="float" office:value="47020.033769802918" table:style-name="ce5">
            <text:p><text:s/>47,02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7020.033769802918" table:style-name="ce5">
            <text:p><text:s/>47,020<text:s/></text:p>
          </table:table-cell>
          <table:table-cell office:value-type="float" office:value="1.0661150575306937" table:style-name="ce6">
            <text:p>1.066</text:p>
          </table:table-cell>
          <table:table-cell office:value-type="float" office:value="50128.766007588601" table:style-name="ce5">
            <text:p><text:s/>50,129<text:s/></text:p>
          </table:table-cell>
          <table:table-cell office:value-type="float" office:value="1.0537458206543748" table:style-name="ce6">
            <text:p>1.054</text:p>
          </table:table-cell>
          <table:table-cell office:value-type="float" office:value="52822.977675057577" table:style-name="ce5">
            <text:p><text:s/>52,82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2822.977675057577" table:style-name="ce5">
            <text:p><text:s/>52,823<text:s/></text:p>
          </table:table-cell>
          <table:table-cell office:value-type="float" office:value="1.0529724817853132" table:style-name="ce6">
            <text:p>1.053</text:p>
          </table:table-cell>
          <table:table-cell office:value-type="float" office:value="55621.141897795576" table:style-name="ce5">
            <text:p><text:s/>55,621<text:s/></text:p>
          </table:table-cell>
          <table:table-cell office:value-type="float" office:value="1.0758196377668703" table:style-name="ce6">
            <text:p>1.076</text:p>
          </table:table-cell>
          <table:table-cell office:value-type="float" office:value="59838.316728666126" table:style-name="ce5">
            <text:p><text:s/>59,83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9838.316728666126" table:style-name="ce5">
            <text:p><text:s/>59,838<text:s/></text:p>
          </table:table-cell>
          <table:table-cell office:value-type="float" office:value="1.0573166983947615" table:style-name="ce6">
            <text:p>1.057</text:p>
          </table:table-cell>
          <table:table-cell office:value-type="float" office:value="63268.051481053299" table:style-name="ce5">
            <text:p><text:s/>63,268<text:s/></text:p>
          </table:table-cell>
          <table:table-cell office:value-type="float" office:value="1.0275144483494103" table:style-name="ce6">
            <text:p>1.028</text:p>
          </table:table-cell>
          <table:table-cell office:value-type="float" office:value="65008.837015696576" table:style-name="ce5">
            <text:p><text:s/>65,00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5008.837015696576" table:style-name="ce5">
            <text:p><text:s/>65,009<text:s/></text:p>
          </table:table-cell>
          <table:table-cell office:value-type="float" office:value="1.042083631517098" table:style-name="ce6">
            <text:p>1.042</text:p>
          </table:table-cell>
          <table:table-cell office:value-type="float" office:value="67744.644958020232" table:style-name="ce5">
            <text:p><text:s/>67,745<text:s/></text:p>
          </table:table-cell>
          <table:table-cell office:value-type="float" office:value="1.1104738928931135" table:style-name="ce6">
            <text:p>1.110</text:p>
          </table:table-cell>
          <table:table-cell office:value-type="float" office:value="75228.659609194568" table:style-name="ce5">
            <text:p><text:s/>75,22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75228.659609194568" table:style-name="ce5">
            <text:p><text:s/>75,229<text:s/></text:p>
          </table:table-cell>
          <table:table-cell office:value-type="float" office:value="0.97429184370985922" table:style-name="ce6">
            <text:p>0.974</text:p>
          </table:table-cell>
          <table:table-cell office:value-type="float" office:value="73294.669470463588" table:style-name="ce5">
            <text:p><text:s/>73,295<text:s/></text:p>
          </table:table-cell>
          <table:table-cell office:value-type="float" office:value="1.0815217599304019" table:style-name="ce6">
            <text:p>1.082</text:p>
          </table:table-cell>
          <table:table-cell office:value-type="float" office:value="79269.779919212873" table:style-name="ce5">
            <text:p><text:s/>79,27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9269.779919212873" table:style-name="ce5">
            <text:p><text:s/>79,270<text:s/></text:p>
          </table:table-cell>
          <table:table-cell office:value-type="float" office:value="0.95986167955477264" table:style-name="ce6">
            <text:p>0.960</text:p>
          </table:table-cell>
          <table:table-cell office:value-type="float" office:value="76088.024091192856" table:style-name="ce5">
            <text:p><text:s/>76,088<text:s/></text:p>
          </table:table-cell>
          <table:table-cell office:value-type="float" office:value="1.0830904608894729" table:style-name="ce6">
            <text:p>1.083</text:p>
          </table:table-cell>
          <table:table-cell office:value-type="float" office:value="82410.213081099399" table:style-name="ce5">
            <text:p><text:s/>82,41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2410.213081099399" table:style-name="ce5">
            <text:p><text:s/>82,410<text:s/></text:p>
          </table:table-cell>
          <table:table-cell office:value-type="float" office:value="0.99483600353385249" table:style-name="ce6">
            <text:p>0.995</text:p>
          </table:table-cell>
          <table:table-cell office:value-type="float" office:value="81984.647031974135" table:style-name="ce5">
            <text:p><text:s/>81,985<text:s/></text:p>
          </table:table-cell>
          <table:table-cell office:value-type="float" office:value="1.0589351179334181" table:style-name="ce6">
            <text:p>1.059</text:p>
          </table:table-cell>
          <table:table-cell office:value-type="float" office:value="86816.421873533181" table:style-name="ce5">
            <text:p><text:s/>86,81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6816.421873533181" table:style-name="ce5">
            <text:p><text:s/>86,816<text:s/></text:p>
          </table:table-cell>
          <table:table-cell office:value-type="float" office:value="1.0125258694436083" table:style-name="ce6">
            <text:p>1.013</text:p>
          </table:table-cell>
          <table:table-cell office:value-type="float" office:value="87903.873039482278" table:style-name="ce5">
            <text:p><text:s/>87,904<text:s/></text:p>
          </table:table-cell>
          <table:table-cell office:value-type="float" office:value="1.0362496912594619" table:style-name="ce6">
            <text:p>1.036</text:p>
          </table:table-cell>
          <table:table-cell office:value-type="float" office:value="91090.361297674448" table:style-name="ce5">
            <text:p><text:s/>91,09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831.1300153549701" table:style-name="ce5">
            <text:p><text:s/>6,83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831.1300153549701" table:style-name="ce5">
            <text:p><text:s/>6,831<text:s/></text:p>
          </table:table-cell>
          <table:table-cell office:value-type="float" office:value="1.0615040487289755" table:style-name="ce6">
            <text:p>1.062</text:p>
          </table:table-cell>
          <table:table-cell office:value-type="float" office:value="7251.2721686933301" table:style-name="ce5">
            <text:p><text:s/>7,251<text:s/></text:p>
          </table:table-cell>
          <table:table-cell office:value-type="float" office:value="1.0934109733598425" table:style-name="ce6">
            <text:p>1.093</text:p>
          </table:table-cell>
          <table:table-cell office:value-type="float" office:value="7928.6205600681105" table:style-name="ce5">
            <text:p><text:s/>7,92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928.6205600681105" table:style-name="ce5">
            <text:p><text:s/>7,929<text:s/></text:p>
          </table:table-cell>
          <table:table-cell office:value-type="float" office:value="1.0377201529361926" table:style-name="ce6">
            <text:p>1.038</text:p>
          </table:table-cell>
          <table:table-cell office:value-type="float" office:value="8227.6893401669204" table:style-name="ce5">
            <text:p><text:s/>8,228<text:s/></text:p>
          </table:table-cell>
          <table:table-cell office:value-type="float" office:value="1.0917042939890196" table:style-name="ce6">
            <text:p>1.092</text:p>
          </table:table-cell>
          <table:table-cell office:value-type="float" office:value="8982.2037822679104" table:style-name="ce5">
            <text:p><text:s/>8,98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982.2037822679104" table:style-name="ce5">
            <text:p><text:s/>8,982<text:s/></text:p>
          </table:table-cell>
          <table:table-cell office:value-type="float" office:value="1.0218740183487478" table:style-name="ce6">
            <text:p>1.022</text:p>
          </table:table-cell>
          <table:table-cell office:value-type="float" office:value="9178.6806726134291" table:style-name="ce5">
            <text:p><text:s/>9,179<text:s/></text:p>
          </table:table-cell>
          <table:table-cell office:value-type="float" office:value="0.9957852313277531" table:style-name="ce6">
            <text:p>0.996</text:p>
          </table:table-cell>
          <table:table-cell office:value-type="float" office:value="9139.9946568619398" table:style-name="ce5">
            <text:p><text:s/>9,14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9139.9946568619398" table:style-name="ce5">
            <text:p><text:s/>9,140<text:s/></text:p>
          </table:table-cell>
          <table:table-cell office:value-type="float" office:value="1.1089470221706532" table:style-name="ce6">
            <text:p>1.109</text:p>
          </table:table-cell>
          <table:table-cell office:value-type="float" office:value="10135.769857382731" table:style-name="ce5">
            <text:p><text:s/>10,136<text:s/></text:p>
          </table:table-cell>
          <table:table-cell office:value-type="float" office:value="1.1094436634731506" table:style-name="ce6">
            <text:p>1.109</text:p>
          </table:table-cell>
          <table:table-cell office:value-type="float" office:value="11245.06564269543" table:style-name="ce5">
            <text:p><text:s/>11,24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245.06564269543" table:style-name="ce5">
            <text:p><text:s/>11,245<text:s/></text:p>
          </table:table-cell>
          <table:table-cell office:value-type="float" office:value="1.0398453265186105" table:style-name="ce6">
            <text:p>1.040</text:p>
          </table:table-cell>
          <table:table-cell office:value-type="float" office:value="11693.128954951839" table:style-name="ce5">
            <text:p><text:s/>11,693<text:s/></text:p>
          </table:table-cell>
          <table:table-cell office:value-type="float" office:value="1.0612939620012649" table:style-name="ce6">
            <text:p>1.061</text:p>
          </table:table-cell>
          <table:table-cell office:value-type="float" office:value="12409.84715679255" table:style-name="ce5">
            <text:p><text:s/>12,41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409.84715679255" table:style-name="ce5">
            <text:p><text:s/>12,410<text:s/></text:p>
          </table:table-cell>
          <table:table-cell office:value-type="float" office:value="1.0728361787800711" table:style-name="ce6">
            <text:p>1.073</text:p>
          </table:table-cell>
          <table:table-cell office:value-type="float" office:value="13313.73300293805" table:style-name="ce5">
            <text:p><text:s/>13,314<text:s/></text:p>
          </table:table-cell>
          <table:table-cell office:value-type="float" office:value="1.0920975923904139" table:style-name="ce6">
            <text:p>1.092</text:p>
          </table:table-cell>
          <table:table-cell office:value-type="float" office:value="14539.895758237441" table:style-name="ce5">
            <text:p><text:s/>14,54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539.895758237441" table:style-name="ce5">
            <text:p><text:s/>14,540<text:s/></text:p>
          </table:table-cell>
          <table:table-cell office:value-type="float" office:value="1.0233016356032782" table:style-name="ce6">
            <text:p>1.023</text:p>
          </table:table-cell>
          <table:table-cell office:value-type="float" office:value="14878.69911090554" table:style-name="ce5">
            <text:p><text:s/>14,879<text:s/></text:p>
          </table:table-cell>
          <table:table-cell office:value-type="float" office:value="1.0034990377382422" table:style-name="ce6">
            <text:p>1.003</text:p>
          </table:table-cell>
          <table:table-cell office:value-type="float" office:value="14930.760240590549" table:style-name="ce5">
            <text:p><text:s/>14,93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930.760240590549" table:style-name="ce5">
            <text:p><text:s/>14,931<text:s/></text:p>
          </table:table-cell>
          <table:table-cell office:value-type="float" office:value="1.168934895070523" table:style-name="ce6">
            <text:p>1.169</text:p>
          </table:table-cell>
          <table:table-cell office:value-type="float" office:value="17453.086655157847" table:style-name="ce5">
            <text:p><text:s/>17,453<text:s/></text:p>
          </table:table-cell>
          <table:table-cell office:value-type="float" office:value="0.98359650848386848" table:style-name="ce6">
            <text:p>0.984</text:p>
          </table:table-cell>
          <table:table-cell office:value-type="float" office:value="17166.79509627966" table:style-name="ce5">
            <text:p><text:s/>17,16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166.79509627966" table:style-name="ce5">
            <text:p><text:s/>17,167<text:s/></text:p>
          </table:table-cell>
          <table:table-cell office:value-type="float" office:value="1.0834711462671196" table:style-name="ce6">
            <text:p>1.083</text:p>
          </table:table-cell>
          <table:table-cell office:value-type="float" office:value="18599.727160698891" table:style-name="ce5">
            <text:p><text:s/>18,600<text:s/></text:p>
          </table:table-cell>
          <table:table-cell office:value-type="float" office:value="1.0665657108716409" table:style-name="ce6">
            <text:p>1.067</text:p>
          </table:table-cell>
          <table:table-cell office:value-type="float" office:value="19837.831221169381" table:style-name="ce5">
            <text:p><text:s/>19,83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837.831221169381" table:style-name="ce5">
            <text:p><text:s/>19,838<text:s/></text:p>
          </table:table-cell>
          <table:table-cell office:value-type="float" office:value="1.0844218059719142" table:style-name="ce6">
            <text:p>1.084</text:p>
          </table:table-cell>
          <table:table-cell office:value-type="float" office:value="21512.57675942652" table:style-name="ce5">
            <text:p><text:s/>21,513<text:s/></text:p>
          </table:table-cell>
          <table:table-cell office:value-type="float" office:value="1.0303895049411038" table:style-name="ce6">
            <text:p>1.030</text:p>
          </table:table-cell>
          <table:table-cell office:value-type="float" office:value="22166.333317152988" table:style-name="ce5">
            <text:p><text:s/>22,16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2166.333317152988" table:style-name="ce5">
            <text:p><text:s/>22,166<text:s/></text:p>
          </table:table-cell>
          <table:table-cell office:value-type="float" office:value="1.0636209209000111" table:style-name="ce6">
            <text:p>1.064</text:p>
          </table:table-cell>
          <table:table-cell office:value-type="float" office:value="23576.57585576686" table:style-name="ce5">
            <text:p><text:s/>23,577<text:s/></text:p>
          </table:table-cell>
          <table:table-cell office:value-type="float" office:value="1.0188611387678368" table:style-name="ce6">
            <text:p>1.019</text:p>
          </table:table-cell>
          <table:table-cell office:value-type="float" office:value="24021.256924652909" table:style-name="ce5">
            <text:p><text:s/>24,02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021.256924652909" table:style-name="ce5">
            <text:p><text:s/>24,021<text:s/></text:p>
          </table:table-cell>
          <table:table-cell office:value-type="float" office:value="1.0777965991098313" table:style-name="ce6">
            <text:p>1.078</text:p>
          </table:table-cell>
          <table:table-cell office:value-type="float" office:value="25890.029019734389" table:style-name="ce5">
            <text:p><text:s/>25,890<text:s/></text:p>
          </table:table-cell>
          <table:table-cell office:value-type="float" office:value="1.0904338833445155" table:style-name="ce6">
            <text:p>1.090</text:p>
          </table:table-cell>
          <table:table-cell office:value-type="float" office:value="28231.364883891172" table:style-name="ce5">
            <text:p><text:s/>28,23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8231.364883891172" table:style-name="ce5">
            <text:p><text:s/>28,231<text:s/></text:p>
          </table:table-cell>
          <table:table-cell office:value-type="float" office:value="0.97056893702688207" table:style-name="ce6">
            <text:p>0.971</text:p>
          </table:table-cell>
          <table:table-cell office:value-type="float" office:value="27400.485806176301" table:style-name="ce5">
            <text:p><text:s/>27,400<text:s/></text:p>
          </table:table-cell>
          <table:table-cell office:value-type="float" office:value="1.064373103645172" table:style-name="ce6">
            <text:p>1.064</text:p>
          </table:table-cell>
          <table:table-cell office:value-type="float" office:value="29164.340118905351" table:style-name="ce5">
            <text:p><text:s/>29,16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164.340118905351" table:style-name="ce5">
            <text:p><text:s/>29,164<text:s/></text:p>
          </table:table-cell>
          <table:table-cell office:value-type="float" office:value="0.93860264318267805" table:style-name="ce6">
            <text:p>0.939</text:p>
          </table:table-cell>
          <table:table-cell office:value-type="float" office:value="27373.72672228318" table:style-name="ce5">
            <text:p><text:s/>27,374<text:s/></text:p>
          </table:table-cell>
          <table:table-cell office:value-type="float" office:value="1.0803067933791959" table:style-name="ce6">
            <text:p>1.080</text:p>
          </table:table-cell>
          <table:table-cell office:value-type="float" office:value="29572.022938188147" table:style-name="ce5">
            <text:p><text:s/>29,57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9572.022938188147" table:style-name="ce5">
            <text:p><text:s/>29,572<text:s/></text:p>
          </table:table-cell>
          <table:table-cell office:value-type="float" office:value="0.98474506959224484" table:style-name="ce6">
            <text:p>0.985</text:p>
          </table:table-cell>
          <table:table-cell office:value-type="float" office:value="29120.90378624955" table:style-name="ce5">
            <text:p><text:s/>29,121<text:s/></text:p>
          </table:table-cell>
          <table:table-cell office:value-type="float" office:value="1.0693674361699377" table:style-name="ce6">
            <text:p>1.069</text:p>
          </table:table-cell>
          <table:table-cell office:value-type="float" office:value="31140.946220853111" table:style-name="ce5">
            <text:p><text:s/>31,14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1140.946220853111" table:style-name="ce5">
            <text:p><text:s/>31,141<text:s/></text:p>
          </table:table-cell>
          <table:table-cell office:value-type="float" office:value="1.0139761696004324" table:style-name="ce6">
            <text:p>1.014</text:p>
          </table:table-cell>
          <table:table-cell office:value-type="float" office:value="31576.177366753702" table:style-name="ce5">
            <text:p><text:s/>31,576<text:s/></text:p>
          </table:table-cell>
          <table:table-cell office:value-type="float" office:value="1.0729940934084603" table:style-name="ce6">
            <text:p>1.073</text:p>
          </table:table-cell>
          <table:table-cell office:value-type="float" office:value="33881.051806944626" table:style-name="ce5">
            <text:p><text:s/>33,88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388.219885691082" table:style-name="ce5">
            <text:p><text:s/>11,38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388.219885691082" table:style-name="ce5">
            <text:p><text:s/>11,388<text:s/></text:p>
          </table:table-cell>
          <table:table-cell office:value-type="float" office:value="1.0515347996786262" table:style-name="ce6">
            <text:p>1.052</text:p>
          </table:table-cell>
          <table:table-cell office:value-type="float" office:value="11975.10951619632" table:style-name="ce5">
            <text:p><text:s/>11,975<text:s/></text:p>
          </table:table-cell>
          <table:table-cell office:value-type="float" office:value="1.1039745634813438" table:style-name="ce6">
            <text:p>1.104</text:p>
          </table:table-cell>
          <table:table-cell office:value-type="float" office:value="13220.216300784119" table:style-name="ce5">
            <text:p><text:s/>13,22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220.216300784119" table:style-name="ce5">
            <text:p><text:s/>13,220<text:s/></text:p>
          </table:table-cell>
          <table:table-cell office:value-type="float" office:value="1.0346644478614377" table:style-name="ce6">
            <text:p>1.035</text:p>
          </table:table-cell>
          <table:table-cell office:value-type="float" office:value="13678.487799459579" table:style-name="ce5">
            <text:p><text:s/>13,678<text:s/></text:p>
          </table:table-cell>
          <table:table-cell office:value-type="float" office:value="1.0331031915694504" table:style-name="ce6">
            <text:p>1.033</text:p>
          </table:table-cell>
          <table:table-cell office:value-type="float" office:value="14131.289401465481" table:style-name="ce5">
            <text:p><text:s/>14,13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131.289401465481" table:style-name="ce5">
            <text:p><text:s/>14,131<text:s/></text:p>
          </table:table-cell>
          <table:table-cell office:value-type="float" office:value="1.0223813416049903" table:style-name="ce6">
            <text:p>1.022</text:p>
          </table:table-cell>
          <table:table-cell office:value-type="float" office:value="14447.566616878657" table:style-name="ce5">
            <text:p><text:s/>14,448<text:s/></text:p>
          </table:table-cell>
          <table:table-cell office:value-type="float" office:value="1.0844373841573669" table:style-name="ce6">
            <text:p>1.084</text:p>
          </table:table-cell>
          <table:table-cell office:value-type="float" office:value="15667.481349447191" table:style-name="ce5">
            <text:p><text:s/>15,66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667.481349447191" table:style-name="ce5">
            <text:p><text:s/>15,667<text:s/></text:p>
          </table:table-cell>
          <table:table-cell office:value-type="float" office:value="1.0726106523297849" table:style-name="ce6">
            <text:p>1.073</text:p>
          </table:table-cell>
          <table:table-cell office:value-type="float" office:value="16805.107390595291" table:style-name="ce5">
            <text:p><text:s/>16,805<text:s/></text:p>
          </table:table-cell>
          <table:table-cell office:value-type="float" office:value="1.111423622368549" table:style-name="ce6">
            <text:p>1.111</text:p>
          </table:table-cell>
          <table:table-cell office:value-type="float" office:value="18677.593330347889" table:style-name="ce5">
            <text:p><text:s/>18,67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677.593330347889" table:style-name="ce5">
            <text:p><text:s/>18,678<text:s/></text:p>
          </table:table-cell>
          <table:table-cell office:value-type="float" office:value="1.019450498856993" table:style-name="ce6">
            <text:p>1.019</text:p>
          </table:table-cell>
          <table:table-cell office:value-type="float" office:value="19040.8818380712" table:style-name="ce5">
            <text:p><text:s/>19,041<text:s/></text:p>
          </table:table-cell>
          <table:table-cell office:value-type="float" office:value="1.0803588133736424" table:style-name="ce6">
            <text:p>1.080</text:p>
          </table:table-cell>
          <table:table-cell office:value-type="float" office:value="20570.984508166341" table:style-name="ce5">
            <text:p><text:s/>20,57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570.984508166341" table:style-name="ce5">
            <text:p><text:s/>20,571<text:s/></text:p>
          </table:table-cell>
          <table:table-cell office:value-type="float" office:value="1.0417795438709432" table:style-name="ce6">
            <text:p>1.042</text:p>
          </table:table-cell>
          <table:table-cell office:value-type="float" office:value="21430.430857893767" table:style-name="ce5">
            <text:p><text:s/>21,430<text:s/></text:p>
          </table:table-cell>
          <table:table-cell office:value-type="float" office:value="1.1266675862956685" table:style-name="ce6">
            <text:p>1.127</text:p>
          </table:table-cell>
          <table:table-cell office:value-type="float" office:value="24144.971807939386" table:style-name="ce5">
            <text:p><text:s/>24,14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144.971807939386" table:style-name="ce5">
            <text:p><text:s/>24,145<text:s/></text:p>
          </table:table-cell>
          <table:table-cell office:value-type="float" office:value="1.0142865417932339" table:style-name="ce6">
            <text:p>1.014</text:p>
          </table:table-cell>
          <table:table-cell office:value-type="float" office:value="24489.919956769965" table:style-name="ce5">
            <text:p><text:s/>24,490<text:s/></text:p>
          </table:table-cell>
          <table:table-cell office:value-type="float" office:value="1.1119094413883766" table:style-name="ce6">
            <text:p>1.112</text:p>
          </table:table-cell>
          <table:table-cell office:value-type="float" office:value="27230.573218778147" table:style-name="ce5">
            <text:p><text:s/>27,23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230.573218778147" table:style-name="ce5">
            <text:p><text:s/>27,231<text:s/></text:p>
          </table:table-cell>
          <table:table-cell office:value-type="float" office:value="1.0963618572214895" table:style-name="ce6">
            <text:p>1.096</text:p>
          </table:table-cell>
          <table:table-cell office:value-type="float" office:value="29854.561827345362" table:style-name="ce5">
            <text:p><text:s/>29,855<text:s/></text:p>
          </table:table-cell>
          <table:table-cell office:value-type="float" office:value="0.9999556800119942" table:style-name="ce6">
            <text:p>1.000</text:p>
          </table:table-cell>
          <table:table-cell office:value-type="float" office:value="29853.238673523258" table:style-name="ce5">
            <text:p><text:s/>29,85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9853.238673523258" table:style-name="ce5">
            <text:p><text:s/>29,853<text:s/></text:p>
          </table:table-cell>
          <table:table-cell office:value-type="float" office:value="1.0561346188161727" table:style-name="ce6">
            <text:p>1.056</text:p>
          </table:table-cell>
          <table:table-cell office:value-type="float" office:value="31529.038846889711" table:style-name="ce5">
            <text:p><text:s/>31,529<text:s/></text:p>
          </table:table-cell>
          <table:table-cell office:value-type="float" office:value="1.0461830636217486" table:style-name="ce6">
            <text:p>1.046</text:p>
          </table:table-cell>
          <table:table-cell office:value-type="float" office:value="32985.146453888199" table:style-name="ce5">
            <text:p><text:s/>32,98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2985.146453888199" table:style-name="ce5">
            <text:p><text:s/>32,985<text:s/></text:p>
          </table:table-cell>
          <table:table-cell office:value-type="float" office:value="1.0340583203428049" table:style-name="ce6">
            <text:p>1.034</text:p>
          </table:table-cell>
          <table:table-cell office:value-type="float" office:value="34108.565138369057" table:style-name="ce5">
            <text:p><text:s/>34,109<text:s/></text:p>
          </table:table-cell>
          <table:table-cell office:value-type="float" office:value="1.1044728284138683" table:style-name="ce6">
            <text:p>1.104</text:p>
          </table:table-cell>
          <table:table-cell office:value-type="float" office:value="37671.983411513138" table:style-name="ce5">
            <text:p><text:s/>37,67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7671.983411513138" table:style-name="ce5">
            <text:p><text:s/>37,672<text:s/></text:p>
          </table:table-cell>
          <table:table-cell office:value-type="float" office:value="1.0536072707325548" table:style-name="ce6">
            <text:p>1.054</text:p>
          </table:table-cell>
          <table:table-cell office:value-type="float" office:value="39691.475625286439" table:style-name="ce5">
            <text:p><text:s/>39,691<text:s/></text:p>
          </table:table-cell>
          <table:table-cell office:value-type="float" office:value="1.032654479213454" table:style-name="ce6">
            <text:p>1.033</text:p>
          </table:table-cell>
          <table:table-cell office:value-type="float" office:value="40987.580091043674" table:style-name="ce5">
            <text:p><text:s/>40,98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0987.580091043674" table:style-name="ce5">
            <text:p><text:s/>40,988<text:s/></text:p>
          </table:table-cell>
          <table:table-cell office:value-type="float" office:value="1.0211536237395882" table:style-name="ce6">
            <text:p>1.021</text:p>
          </table:table-cell>
          <table:table-cell office:value-type="float" office:value="41854.615938285846" table:style-name="ce5">
            <text:p><text:s/>41,855<text:s/></text:p>
          </table:table-cell>
          <table:table-cell office:value-type="float" office:value="1.1228700508111309" table:style-name="ce6">
            <text:p>1.123</text:p>
          </table:table-cell>
          <table:table-cell office:value-type="float" office:value="46997.294725303393" table:style-name="ce5">
            <text:p><text:s/>46,99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6997.294725303393" table:style-name="ce5">
            <text:p><text:s/>46,997<text:s/></text:p>
          </table:table-cell>
          <table:table-cell office:value-type="float" office:value="0.97652820087914161" table:style-name="ce6">
            <text:p>0.977</text:p>
          </table:table-cell>
          <table:table-cell office:value-type="float" office:value="45894.183664287295" table:style-name="ce5">
            <text:p><text:s/>45,894<text:s/></text:p>
          </table:table-cell>
          <table:table-cell office:value-type="float" office:value="1.0917601273142861" table:style-name="ce6">
            <text:p>1.092</text:p>
          </table:table-cell>
          <table:table-cell office:value-type="float" office:value="50105.439800307526" table:style-name="ce5">
            <text:p><text:s/>50,10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0105.439800307526" table:style-name="ce5">
            <text:p><text:s/>50,105<text:s/></text:p>
          </table:table-cell>
          <table:table-cell office:value-type="float" office:value="0.9722357006156982" table:style-name="ce6">
            <text:p>0.972</text:p>
          </table:table-cell>
          <table:table-cell office:value-type="float" office:value="48714.297368909676" table:style-name="ce5">
            <text:p><text:s/>48,714<text:s/></text:p>
          </table:table-cell>
          <table:table-cell office:value-type="float" office:value="1.0846546701222364" table:style-name="ce6">
            <text:p>1.085</text:p>
          </table:table-cell>
          <table:table-cell office:value-type="float" office:value="52838.190142911248" table:style-name="ce5">
            <text:p><text:s/>52,83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2838.190142911248" table:style-name="ce5">
            <text:p><text:s/>52,838<text:s/></text:p>
          </table:table-cell>
          <table:table-cell office:value-type="float" office:value="1.0004836104859804" table:style-name="ce6">
            <text:p>1.000</text:p>
          </table:table-cell>
          <table:table-cell office:value-type="float" office:value="52863.743245724589" table:style-name="ce5">
            <text:p><text:s/>52,864<text:s/></text:p>
          </table:table-cell>
          <table:table-cell office:value-type="float" office:value="1.0531882956885179" table:style-name="ce6">
            <text:p>1.053</text:p>
          </table:table-cell>
          <table:table-cell office:value-type="float" office:value="55675.475652680077" table:style-name="ce5">
            <text:p><text:s/>55,67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5675.475652680077" table:style-name="ce5">
            <text:p><text:s/>55,675<text:s/></text:p>
          </table:table-cell>
          <table:table-cell office:value-type="float" office:value="1.0117146735147311" table:style-name="ce6">
            <text:p>1.012</text:p>
          </table:table-cell>
          <table:table-cell office:value-type="float" office:value="56327.695672728587" table:style-name="ce5">
            <text:p><text:s/>56,328<text:s/></text:p>
          </table:table-cell>
          <table:table-cell office:value-type="float" office:value="1.0156515157858319" table:style-name="ce6">
            <text:p>1.016</text:p>
          </table:table-cell>
          <table:table-cell office:value-type="float" office:value="57209.309490729829" table:style-name="ce5">
            <text:p><text:s/>57,20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4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12.2117395195" table:style-name="ce5">
            <text:p><text:s/>1,01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12.2117395195" table:style-name="ce5">
            <text:p><text:s/>1,012<text:s/></text:p>
          </table:table-cell>
          <table:table-cell office:value-type="float" office:value="1.0688570423861967" table:style-name="ce6">
            <text:p>1.069</text:p>
          </table:table-cell>
          <table:table-cell office:value-type="float" office:value="1081.9096461714" table:style-name="ce5">
            <text:p><text:s/>1,082<text:s/></text:p>
          </table:table-cell>
          <table:table-cell office:value-type="float" office:value="1.2509152674569028" table:style-name="ce6">
            <text:p>1.251</text:p>
          </table:table-cell>
          <table:table-cell office:value-type="float" office:value="1353.3772944047" table:style-name="ce5">
            <text:p><text:s/>1,35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53.3772944047" table:style-name="ce5">
            <text:p><text:s/>1,353<text:s/></text:p>
          </table:table-cell>
          <table:table-cell office:value-type="float" office:value="1.0019979885487065" table:style-name="ce6">
            <text:p>1.002</text:p>
          </table:table-cell>
          <table:table-cell office:value-type="float" office:value="1356.0813267409999" table:style-name="ce5">
            <text:p><text:s/>1,356<text:s/></text:p>
          </table:table-cell>
          <table:table-cell office:value-type="float" office:value="1.0132117911564029" table:style-name="ce6">
            <text:p>1.013</text:p>
          </table:table-cell>
          <table:table-cell office:value-type="float" office:value="1373.997590021" table:style-name="ce5">
            <text:p><text:s/>1,37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73.997590021" table:style-name="ce5">
            <text:p><text:s/>1,374<text:s/></text:p>
          </table:table-cell>
          <table:table-cell office:value-type="float" office:value="0.9725147117864138" table:style-name="ce6">
            <text:p>0.973</text:p>
          </table:table-cell>
          <table:table-cell office:value-type="float" office:value="1336.2328702544999" table:style-name="ce5">
            <text:p><text:s/>1,336<text:s/></text:p>
          </table:table-cell>
          <table:table-cell office:value-type="float" office:value="1.0890688172733187" table:style-name="ce6">
            <text:p>1.089</text:p>
          </table:table-cell>
          <table:table-cell office:value-type="float" office:value="1455.2495516098002" table:style-name="ce5">
            <text:p><text:s/>1,45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55.2495516098002" table:style-name="ce5">
            <text:p><text:s/>1,455<text:s/></text:p>
          </table:table-cell>
          <table:table-cell office:value-type="float" office:value="1.1239399047530929" table:style-name="ce6">
            <text:p>1.124</text:p>
          </table:table-cell>
          <table:table-cell office:value-type="float" office:value="1635.6130424282999" table:style-name="ce5">
            <text:p><text:s/>1,636<text:s/></text:p>
          </table:table-cell>
          <table:table-cell office:value-type="float" office:value="1.0207417406537875" table:style-name="ce6">
            <text:p>1.021</text:p>
          </table:table-cell>
          <table:table-cell office:value-type="float" office:value="1669.5385039642999" table:style-name="ce5">
            <text:p><text:s/>1,67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69.5385039642999" table:style-name="ce5">
            <text:p><text:s/>1,670<text:s/></text:p>
          </table:table-cell>
          <table:table-cell office:value-type="float" office:value="0.95132104857688393" table:style-name="ce6">
            <text:p>0.951</text:p>
          </table:table-cell>
          <table:table-cell office:value-type="float" office:value="1588.2671202307999" table:style-name="ce5">
            <text:p><text:s/>1,588<text:s/></text:p>
          </table:table-cell>
          <table:table-cell office:value-type="float" office:value="0.99766295288499052" table:style-name="ce6">
            <text:p>0.998</text:p>
          </table:table-cell>
          <table:table-cell office:value-type="float" office:value="1584.5552651396001" table:style-name="ce5">
            <text:p><text:s/>1,58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84.5552651396001" table:style-name="ce5">
            <text:p><text:s/>1,585<text:s/></text:p>
          </table:table-cell>
          <table:table-cell office:value-type="float" office:value="1.0545067440174078" table:style-name="ce6">
            <text:p>1.055</text:p>
          </table:table-cell>
          <table:table-cell office:value-type="float" office:value="1670.9242133580001" table:style-name="ce5">
            <text:p><text:s/>1,671<text:s/></text:p>
          </table:table-cell>
          <table:table-cell office:value-type="float" office:value="1.1351108529534071" table:style-name="ce6">
            <text:p>1.135</text:p>
          </table:table-cell>
          <table:table-cell office:value-type="float" office:value="1896.6842090452999" table:style-name="ce5">
            <text:p><text:s/>1,89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96.6842090452999" table:style-name="ce5">
            <text:p><text:s/>1,897<text:s/></text:p>
          </table:table-cell>
          <table:table-cell office:value-type="float" office:value="0.98423496252639175" table:style-name="ce6">
            <text:p>0.984</text:p>
          </table:table-cell>
          <table:table-cell office:value-type="float" office:value="1866.7829114141" table:style-name="ce5">
            <text:p><text:s/>1,867<text:s/></text:p>
          </table:table-cell>
          <table:table-cell office:value-type="float" office:value="1.1200278269612876" table:style-name="ce6">
            <text:p>1.120</text:p>
          </table:table-cell>
          <table:table-cell office:value-type="float" office:value="2090.8488076796002" table:style-name="ce5">
            <text:p><text:s/>2,09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90.8488076796002" table:style-name="ce5">
            <text:p><text:s/>2,091<text:s/></text:p>
          </table:table-cell>
          <table:table-cell office:value-type="float" office:value="0.91886853532606327" table:style-name="ce6">
            <text:p>0.919</text:p>
          </table:table-cell>
          <table:table-cell office:value-type="float" office:value="1921.2151815007999" table:style-name="ce5">
            <text:p><text:s/>1,921<text:s/></text:p>
          </table:table-cell>
          <table:table-cell office:value-type="float" office:value="1.0229124806000769" table:style-name="ce6">
            <text:p>1.023</text:p>
          </table:table-cell>
          <table:table-cell office:value-type="float" office:value="1965.2349870755099" table:style-name="ce5">
            <text:p><text:s/>1,96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65.2349870755099" table:style-name="ce5">
            <text:p><text:s/>1,965<text:s/></text:p>
          </table:table-cell>
          <table:table-cell office:value-type="float" office:value="1.1451477577410492" table:style-name="ce6">
            <text:p>1.145</text:p>
          </table:table-cell>
          <table:table-cell office:value-type="float" office:value="2250.4844388837801" table:style-name="ce5">
            <text:p><text:s/>2,250<text:s/></text:p>
          </table:table-cell>
          <table:table-cell office:value-type="float" office:value="1.1150547793914347" table:style-name="ce6">
            <text:p>1.115</text:p>
          </table:table-cell>
          <table:table-cell office:value-type="float" office:value="2509.4134295234098" table:style-name="ce5">
            <text:p><text:s/>2,50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509.4134295234098" table:style-name="ce5">
            <text:p><text:s/>2,509<text:s/></text:p>
          </table:table-cell>
          <table:table-cell office:value-type="float" office:value="0.75587554011807556" table:style-name="ce6">
            <text:p>0.756</text:p>
          </table:table-cell>
          <table:table-cell office:value-type="float" office:value="1896.80423142056" table:style-name="ce5">
            <text:p><text:s/>1,897<text:s/></text:p>
          </table:table-cell>
          <table:table-cell office:value-type="float" office:value="1.1492535245460342" table:style-name="ce6">
            <text:p>1.149</text:p>
          </table:table-cell>
          <table:table-cell office:value-type="float" office:value="2179.9089483339098" table:style-name="ce5">
            <text:p><text:s/>2,18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179.9089483339098" table:style-name="ce5">
            <text:p><text:s/>2,180<text:s/></text:p>
          </table:table-cell>
          <table:table-cell office:value-type="float" office:value="1.1193505275380737" table:style-name="ce6">
            <text:p>1.119</text:p>
          </table:table-cell>
          <table:table-cell office:value-type="float" office:value="2440.0822313025296" table:style-name="ce5">
            <text:p><text:s/>2,440<text:s/></text:p>
          </table:table-cell>
          <table:table-cell office:value-type="float" office:value="1.0546447287378278" table:style-name="ce6">
            <text:p>1.055</text:p>
          </table:table-cell>
          <table:table-cell office:value-type="float" office:value="2573.4198629300499" table:style-name="ce5">
            <text:p><text:s/>2,57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73.4198629300499" table:style-name="ce5">
            <text:p><text:s/>2,573<text:s/></text:p>
          </table:table-cell>
          <table:table-cell office:value-type="float" office:value="1.0215452578217614" table:style-name="ce6">
            <text:p>1.022</text:p>
          </table:table-cell>
          <table:table-cell office:value-type="float" office:value="2628.8648573605201" table:style-name="ce5">
            <text:p><text:s/>2,629<text:s/></text:p>
          </table:table-cell>
          <table:table-cell office:value-type="float" office:value="0.98970789650627922" table:style-name="ce6">
            <text:p>0.990</text:p>
          </table:table-cell>
          <table:table-cell office:value-type="float" office:value="2601.8083081775599" table:style-name="ce5">
            <text:p><text:s/>2,60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601.8083081775599" table:style-name="ce5">
            <text:p><text:s/>2,602<text:s/></text:p>
          </table:table-cell>
          <table:table-cell office:value-type="float" office:value="0.9917501910277684" table:style-name="ce6">
            <text:p>0.992</text:p>
          </table:table-cell>
          <table:table-cell office:value-type="float" office:value="2580.3438866527299" table:style-name="ce5">
            <text:p><text:s/>2,580<text:s/></text:p>
          </table:table-cell>
          <table:table-cell office:value-type="float" office:value="1.0873126022894486" table:style-name="ce6">
            <text:p>1.087</text:p>
          </table:table-cell>
          <table:table-cell office:value-type="float" office:value="2805.6404261980501" table:style-name="ce5">
            <text:p><text:s/>2,80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805.6404261980501" table:style-name="ce5">
            <text:p><text:s/>2,806<text:s/></text:p>
          </table:table-cell>
          <table:table-cell office:value-type="float" office:value="0.97443955778496893" table:style-name="ce6">
            <text:p>0.974</text:p>
          </table:table-cell>
          <table:table-cell office:value-type="float" office:value="2733.9270162080597" table:style-name="ce5">
            <text:p><text:s/>2,734<text:s/></text:p>
          </table:table-cell>
          <table:table-cell office:value-type="float" office:value="1.1524575302943711" table:style-name="ce6">
            <text:p>1.152</text:p>
          </table:table-cell>
          <table:table-cell office:value-type="float" office:value="3150.7347771042" table:style-name="ce5">
            <text:p><text:s/>3,15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150.7347771042" table:style-name="ce5">
            <text:p><text:s/>3,151<text:s/></text:p>
          </table:table-cell>
          <table:table-cell office:value-type="float" office:value="1.0893765442790606" table:style-name="ce6">
            <text:p>1.089</text:p>
          </table:table-cell>
          <table:table-cell office:value-type="float" office:value="3432.3365634216298" table:style-name="ce5">
            <text:p><text:s/>3,432<text:s/></text:p>
          </table:table-cell>
          <table:table-cell office:value-type="float" office:value="0.93170570643969364" table:style-name="ce6">
            <text:p>0.932</text:p>
          </table:table-cell>
          <table:table-cell office:value-type="float" office:value="3197.9275625615401" table:style-name="ce5">
            <text:p><text:s/>3,19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197.9275625615401" table:style-name="ce5">
            <text:p><text:s/>3,198<text:s/></text:p>
          </table:table-cell>
          <table:table-cell office:value-type="float" office:value="1.0662470045588981" table:style-name="ce6">
            <text:p>1.066</text:p>
          </table:table-cell>
          <table:table-cell office:value-type="float" office:value="3409.7806843775802" table:style-name="ce5">
            <text:p><text:s/>3,410<text:s/></text:p>
          </table:table-cell>
          <table:table-cell office:value-type="float" office:value="1.0142262956471626" table:style-name="ce6">
            <text:p>1.014</text:p>
          </table:table-cell>
          <table:table-cell office:value-type="float" office:value="3458.2892324855197" table:style-name="ce5">
            <text:p><text:s/>3,45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56.22515144464001" table:style-name="ce5">
            <text:p><text:s/>25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56.22515144464001" table:style-name="ce5">
            <text:p><text:s/>256<text:s/></text:p>
          </table:table-cell>
          <table:table-cell office:value-type="float" office:value="1.0685487740350299" table:style-name="ce6">
            <text:p>1.069</text:p>
          </table:table-cell>
          <table:table-cell office:value-type="float" office:value="273.78907145310995" table:style-name="ce5">
            <text:p><text:s/>274<text:s/></text:p>
          </table:table-cell>
          <table:table-cell office:value-type="float" office:value="1.1724828540978405" table:style-name="ce6">
            <text:p>1.172</text:p>
          </table:table-cell>
          <table:table-cell office:value-type="float" office:value="321.01299191814002" table:style-name="ce5">
            <text:p><text:s/>32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21.01299191814002" table:style-name="ce5">
            <text:p><text:s/>321<text:s/></text:p>
          </table:table-cell>
          <table:table-cell office:value-type="float" office:value="1.0058257439890061" table:style-name="ce6">
            <text:p>1.006</text:p>
          </table:table-cell>
          <table:table-cell office:value-type="float" office:value="322.88313142619995" table:style-name="ce5">
            <text:p><text:s/>323<text:s/></text:p>
          </table:table-cell>
          <table:table-cell office:value-type="float" office:value="1.1882230911980327" table:style-name="ce6">
            <text:p>1.188</text:p>
          </table:table-cell>
          <table:table-cell office:value-type="float" office:value="383.65719251893995" table:style-name="ce5">
            <text:p><text:s/>38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83.65719251893995" table:style-name="ce5">
            <text:p><text:s/>384<text:s/></text:p>
          </table:table-cell>
          <table:table-cell office:value-type="float" office:value="0.93704051350788231" table:style-name="ce6">
            <text:p>0.937</text:p>
          </table:table-cell>
          <table:table-cell office:value-type="float" office:value="359.50233268893999" table:style-name="ce5">
            <text:p><text:s/>360<text:s/></text:p>
          </table:table-cell>
          <table:table-cell office:value-type="float" office:value="1.0492108711276085" table:style-name="ce6">
            <text:p>1.049</text:p>
          </table:table-cell>
          <table:table-cell office:value-type="float" office:value="377.19375565297003" table:style-name="ce5">
            <text:p><text:s/>37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77.19375565297003" table:style-name="ce5">
            <text:p><text:s/>377<text:s/></text:p>
          </table:table-cell>
          <table:table-cell office:value-type="float" office:value="1.1342048650200167" table:style-name="ce6">
            <text:p>1.134</text:p>
          </table:table-cell>
          <table:table-cell office:value-type="float" office:value="427.81499271677001" table:style-name="ce5">
            <text:p><text:s/>428<text:s/></text:p>
          </table:table-cell>
          <table:table-cell office:value-type="float" office:value="1.0924946676796745" table:style-name="ce6">
            <text:p>1.092</text:p>
          </table:table-cell>
          <table:table-cell office:value-type="float" office:value="467.38559829649" table:style-name="ce5">
            <text:p><text:s/>46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67.38559829649" table:style-name="ce5">
            <text:p><text:s/>467<text:s/></text:p>
          </table:table-cell>
          <table:table-cell office:value-type="float" office:value="0.97260989686195021" table:style-name="ce6">
            <text:p>0.973</text:p>
          </table:table-cell>
          <table:table-cell office:value-type="float" office:value="454.58385855391003" table:style-name="ce5">
            <text:p><text:s/>455<text:s/></text:p>
          </table:table-cell>
          <table:table-cell office:value-type="float" office:value="1.0961150962495261" table:style-name="ce6">
            <text:p>1.096</text:p>
          </table:table-cell>
          <table:table-cell office:value-type="float" office:value="498.27622987230001" table:style-name="ce5">
            <text:p><text:s/>49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98.27622987230001" table:style-name="ce5">
            <text:p><text:s/>498<text:s/></text:p>
          </table:table-cell>
          <table:table-cell office:value-type="float" office:value="1.0535236346416021" table:style-name="ce6">
            <text:p>1.054</text:p>
          </table:table-cell>
          <table:table-cell office:value-type="float" office:value="524.94578475058006" table:style-name="ce5">
            <text:p><text:s/>525<text:s/></text:p>
          </table:table-cell>
          <table:table-cell office:value-type="float" office:value="1.1358404116587226" table:style-name="ce6">
            <text:p>1.136</text:p>
          </table:table-cell>
          <table:table-cell office:value-type="float" office:value="596.25463624960992" table:style-name="ce5">
            <text:p><text:s/>59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96.25463624960992" table:style-name="ce5">
            <text:p><text:s/>596<text:s/></text:p>
          </table:table-cell>
          <table:table-cell office:value-type="float" office:value="0.99574795221179868" table:style-name="ce6">
            <text:p>0.996</text:p>
          </table:table-cell>
          <table:table-cell office:value-type="float" office:value="593.71933304234005" table:style-name="ce5">
            <text:p><text:s/>594<text:s/></text:p>
          </table:table-cell>
          <table:table-cell office:value-type="float" office:value="0.99910790658118553" table:style-name="ce6">
            <text:p>0.999</text:p>
          </table:table-cell>
          <table:table-cell office:value-type="float" office:value="593.18967993271008" table:style-name="ce5">
            <text:p><text:s/>59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93.18967993271008" table:style-name="ce5">
            <text:p><text:s/>593<text:s/></text:p>
          </table:table-cell>
          <table:table-cell office:value-type="float" office:value="0.86867259921825157" table:style-name="ce6">
            <text:p>0.869</text:p>
          </table:table-cell>
          <table:table-cell office:value-type="float" office:value="515.28762109658999" table:style-name="ce5">
            <text:p><text:s/>515<text:s/></text:p>
          </table:table-cell>
          <table:table-cell office:value-type="float" office:value="1.1274868397144866" table:style-name="ce6">
            <text:p>1.127</text:p>
          </table:table-cell>
          <table:table-cell office:value-type="float" office:value="580.98001145419005" table:style-name="ce5">
            <text:p><text:s/>58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80.98001145419005" table:style-name="ce5">
            <text:p><text:s/>581<text:s/></text:p>
          </table:table-cell>
          <table:table-cell office:value-type="float" office:value="1.1141973489203276" table:style-name="ce6">
            <text:p>1.114</text:p>
          </table:table-cell>
          <table:table-cell office:value-type="float" office:value="647.32638853796004" table:style-name="ce5">
            <text:p><text:s/>647<text:s/></text:p>
          </table:table-cell>
          <table:table-cell office:value-type="float" office:value="1.1112821377107751" table:style-name="ce6">
            <text:p>1.111</text:p>
          </table:table-cell>
          <table:table-cell office:value-type="float" office:value="719.36225285106002" table:style-name="ce5">
            <text:p><text:s/>71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19.36225285106002" table:style-name="ce5">
            <text:p><text:s/>719<text:s/></text:p>
          </table:table-cell>
          <table:table-cell office:value-type="float" office:value="0.79262818395278511" table:style-name="ce6">
            <text:p>0.793</text:p>
          </table:table-cell>
          <table:table-cell office:value-type="float" office:value="570.18679608152001" table:style-name="ce5">
            <text:p><text:s/>570<text:s/></text:p>
          </table:table-cell>
          <table:table-cell office:value-type="float" office:value="1.1204276664688371" table:style-name="ce6">
            <text:p>1.120</text:p>
          </table:table-cell>
          <table:table-cell office:value-type="float" office:value="638.85306138496003" table:style-name="ce5">
            <text:p><text:s/>63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38.85306138496003" table:style-name="ce5">
            <text:p><text:s/>639<text:s/></text:p>
          </table:table-cell>
          <table:table-cell office:value-type="float" office:value="1.0730837974276304" table:style-name="ce6">
            <text:p>1.073</text:p>
          </table:table-cell>
          <table:table-cell office:value-type="float" office:value="685.54286910924009" table:style-name="ce5">
            <text:p><text:s/>686<text:s/></text:p>
          </table:table-cell>
          <table:table-cell office:value-type="float" office:value="1.060969693213379" table:style-name="ce6">
            <text:p>1.061</text:p>
          </table:table-cell>
          <table:table-cell office:value-type="float" office:value="727.34020752344998" table:style-name="ce5">
            <text:p><text:s/>72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27.34020752344998" table:style-name="ce5">
            <text:p><text:s/>727<text:s/></text:p>
          </table:table-cell>
          <table:table-cell office:value-type="float" office:value="1.0468085180987776" table:style-name="ce6">
            <text:p>1.047</text:p>
          </table:table-cell>
          <table:table-cell office:value-type="float" office:value="761.38592479127999" table:style-name="ce5">
            <text:p><text:s/>761<text:s/></text:p>
          </table:table-cell>
          <table:table-cell office:value-type="float" office:value="1.0294561477672681" table:style-name="ce6">
            <text:p>1.029</text:p>
          </table:table-cell>
          <table:table-cell office:value-type="float" office:value="783.81342109985007" table:style-name="ce5">
            <text:p><text:s/>78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83.81342109985007" table:style-name="ce5">
            <text:p><text:s/>784<text:s/></text:p>
          </table:table-cell>
          <table:table-cell office:value-type="float" office:value="1.0328973492624531" table:style-name="ce6">
            <text:p>1.033</text:p>
          </table:table-cell>
          <table:table-cell office:value-type="float" office:value="809.59880497037011" table:style-name="ce5">
            <text:p><text:s/>810<text:s/></text:p>
          </table:table-cell>
          <table:table-cell office:value-type="float" office:value="1.1066170318246196" table:style-name="ce6">
            <text:p>1.107</text:p>
          </table:table-cell>
          <table:table-cell office:value-type="float" office:value="895.91582652506997" table:style-name="ce5">
            <text:p><text:s/>89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95.91582652506997" table:style-name="ce5">
            <text:p><text:s/>896<text:s/></text:p>
          </table:table-cell>
          <table:table-cell office:value-type="float" office:value="0.99527698290954181" table:style-name="ce6">
            <text:p>0.995</text:p>
          </table:table-cell>
          <table:table-cell office:value-type="float" office:value="891.68440076478009" table:style-name="ce5">
            <text:p><text:s/>892<text:s/></text:p>
          </table:table-cell>
          <table:table-cell office:value-type="float" office:value="1.0990284088197741" table:style-name="ce6">
            <text:p>1.099</text:p>
          </table:table-cell>
          <table:table-cell office:value-type="float" office:value="979.98648814192995" table:style-name="ce5">
            <text:p><text:s/>98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79.98648814192995" table:style-name="ce5">
            <text:p><text:s/>980<text:s/></text:p>
          </table:table-cell>
          <table:table-cell office:value-type="float" office:value="1.0891989921905332" table:style-name="ce6">
            <text:p>1.089</text:p>
          </table:table-cell>
          <table:table-cell office:value-type="float" office:value="1067.4002952445301" table:style-name="ce5">
            <text:p><text:s/>1,067<text:s/></text:p>
          </table:table-cell>
          <table:table-cell office:value-type="float" office:value="0.97593505534464431" table:style-name="ce6">
            <text:p>0.976</text:p>
          </table:table-cell>
          <table:table-cell office:value-type="float" office:value="1041.7133662143599" table:style-name="ce5">
            <text:p><text:s/>1,04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41.7133662143599" table:style-name="ce5">
            <text:p><text:s/>1,042<text:s/></text:p>
          </table:table-cell>
          <table:table-cell office:value-type="float" office:value="1.0415934085184082" table:style-name="ce6">
            <text:p>1.042</text:p>
          </table:table-cell>
          <table:table-cell office:value-type="float" office:value="1085.0417758143999" table:style-name="ce5">
            <text:p><text:s/>1,085<text:s/></text:p>
          </table:table-cell>
          <table:table-cell office:value-type="float" office:value="1.1007967818093649" table:style-name="ce6">
            <text:p>1.101</text:p>
          </table:table-cell>
          <table:table-cell office:value-type="float" office:value="1194.4104949452101" table:style-name="ce5">
            <text:p><text:s/>1,19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55.98658807485992" table:style-name="ce5">
            <text:p><text:s/>75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55.98658807485992" table:style-name="ce5">
            <text:p><text:s/>756<text:s/></text:p>
          </table:table-cell>
          <table:table-cell office:value-type="float" office:value="1.0689615232145728" table:style-name="ce6">
            <text:p>1.069</text:p>
          </table:table-cell>
          <table:table-cell office:value-type="float" office:value="808.12057471829007" table:style-name="ce5">
            <text:p><text:s/>808<text:s/></text:p>
          </table:table-cell>
          <table:table-cell office:value-type="float" office:value="1.2774879575940028" table:style-name="ce6">
            <text:p>1.277</text:p>
          </table:table-cell>
          <table:table-cell office:value-type="float" office:value="1032.3643024865601" table:style-name="ce5">
            <text:p><text:s/>1,03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32.3643024865601" table:style-name="ce5">
            <text:p><text:s/>1,032<text:s/></text:p>
          </table:table-cell>
          <table:table-cell office:value-type="float" office:value="1.0008077505452595" table:style-name="ce6">
            <text:p>1.001</text:p>
          </table:table-cell>
          <table:table-cell office:value-type="float" office:value="1033.1981953147999" table:style-name="ce5">
            <text:p><text:s/>1,033<text:s/></text:p>
          </table:table-cell>
          <table:table-cell office:value-type="float" office:value="0.95851928699925582" table:style-name="ce6">
            <text:p>0.959</text:p>
          </table:table-cell>
          <table:table-cell office:value-type="float" office:value="990.34039750205989" table:style-name="ce5">
            <text:p><text:s/>99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90.34039750205989" table:style-name="ce5">
            <text:p><text:s/>990<text:s/></text:p>
          </table:table-cell>
          <table:table-cell office:value-type="float" office:value="0.98625739193228079" table:style-name="ce6">
            <text:p>0.986</text:p>
          </table:table-cell>
          <table:table-cell office:value-type="float" office:value="976.73053756555987" table:style-name="ce5">
            <text:p><text:s/>977<text:s/></text:p>
          </table:table-cell>
          <table:table-cell office:value-type="float" office:value="1.1037392141376239" table:style-name="ce6">
            <text:p>1.104</text:p>
          </table:table-cell>
          <table:table-cell office:value-type="float" office:value="1078.05579595683" table:style-name="ce5">
            <text:p><text:s/>1,07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78.05579595683" table:style-name="ce5">
            <text:p><text:s/>1,078<text:s/></text:p>
          </table:table-cell>
          <table:table-cell office:value-type="float" office:value="1.1203483662360416" table:style-name="ce6">
            <text:p>1.120</text:p>
          </table:table-cell>
          <table:table-cell office:value-type="float" office:value="1207.79804971153" table:style-name="ce5">
            <text:p><text:s/>1,208<text:s/></text:p>
          </table:table-cell>
          <table:table-cell office:value-type="float" office:value="0.99532608614075146" table:style-name="ce6">
            <text:p>0.995</text:p>
          </table:table-cell>
          <table:table-cell office:value-type="float" office:value="1202.15290566781" table:style-name="ce5">
            <text:p><text:s/>1,20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02.15290566781" table:style-name="ce5">
            <text:p><text:s/>1,202<text:s/></text:p>
          </table:table-cell>
          <table:table-cell office:value-type="float" office:value="0.94304414715623519" table:style-name="ce6">
            <text:p>0.943</text:p>
          </table:table-cell>
          <table:table-cell office:value-type="float" office:value="1133.68326167689" table:style-name="ce5">
            <text:p><text:s/>1,134<text:s/></text:p>
          </table:table-cell>
          <table:table-cell office:value-type="float" office:value="0.95818565201406281" table:style-name="ce6">
            <text:p>0.958</text:p>
          </table:table-cell>
          <table:table-cell office:value-type="float" office:value="1086.2790352673001" table:style-name="ce5">
            <text:p><text:s/>1,08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86.2790352673001" table:style-name="ce5">
            <text:p><text:s/>1,086<text:s/></text:p>
          </table:table-cell>
          <table:table-cell office:value-type="float" office:value="1.0549576963210283" table:style-name="ce6">
            <text:p>1.055</text:p>
          </table:table-cell>
          <table:table-cell office:value-type="float" office:value="1145.97842860742" table:style-name="ce5">
            <text:p><text:s/>1,146<text:s/></text:p>
          </table:table-cell>
          <table:table-cell office:value-type="float" office:value="1.1347766592569786" table:style-name="ce6">
            <text:p>1.135</text:p>
          </table:table-cell>
          <table:table-cell office:value-type="float" office:value="1300.4295727956901" table:style-name="ce5">
            <text:p><text:s/>1,30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00.4295727956901" table:style-name="ce5">
            <text:p><text:s/>1,300<text:s/></text:p>
          </table:table-cell>
          <table:table-cell office:value-type="float" office:value="0.97895618878837232" table:style-name="ce6">
            <text:p>0.979</text:p>
          </table:table-cell>
          <table:table-cell office:value-type="float" office:value="1273.0635783717598" table:style-name="ce5">
            <text:p><text:s/>1,273<text:s/></text:p>
          </table:table-cell>
          <table:table-cell office:value-type="float" office:value="1.1764213140575324" table:style-name="ce6">
            <text:p>1.176</text:p>
          </table:table-cell>
          <table:table-cell office:value-type="float" office:value="1497.6591277468901" table:style-name="ce5">
            <text:p><text:s/>1,49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97.6591277468901" table:style-name="ce5">
            <text:p><text:s/>1,498<text:s/></text:p>
          </table:table-cell>
          <table:table-cell office:value-type="float" office:value="0.93875003621105479" table:style-name="ce6">
            <text:p>0.939</text:p>
          </table:table-cell>
          <table:table-cell office:value-type="float" office:value="1405.9275604042098" table:style-name="ce5">
            <text:p><text:s/>1,406<text:s/></text:p>
          </table:table-cell>
          <table:table-cell office:value-type="float" office:value="0.9845848496087104" table:style-name="ce6">
            <text:p>0.985</text:p>
          </table:table-cell>
          <table:table-cell office:value-type="float" office:value="1384.25497562132" table:style-name="ce5">
            <text:p><text:s/>1,38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84.25497562132" table:style-name="ce5">
            <text:p><text:s/>1,384<text:s/></text:p>
          </table:table-cell>
          <table:table-cell office:value-type="float" office:value="1.1581378276254675" table:style-name="ce6">
            <text:p>1.158</text:p>
          </table:table-cell>
          <table:table-cell office:value-type="float" office:value="1603.1580503458199" table:style-name="ce5">
            <text:p><text:s/>1,603<text:s/></text:p>
          </table:table-cell>
          <table:table-cell office:value-type="float" office:value="1.1165781042525502" table:style-name="ce6">
            <text:p>1.117</text:p>
          </table:table-cell>
          <table:table-cell office:value-type="float" office:value="1790.05117667235" table:style-name="ce5">
            <text:p><text:s/>1,79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90.05117667235" table:style-name="ce5">
            <text:p><text:s/>1,790<text:s/></text:p>
          </table:table-cell>
          <table:table-cell office:value-type="float" office:value="0.74110587039482345" table:style-name="ce6">
            <text:p>0.741</text:p>
          </table:table-cell>
          <table:table-cell office:value-type="float" office:value="1326.6174353390397" table:style-name="ce5">
            <text:p><text:s/>1,327<text:s/></text:p>
          </table:table-cell>
          <table:table-cell office:value-type="float" office:value="1.161643022244093" table:style-name="ce6">
            <text:p>1.162</text:p>
          </table:table-cell>
          <table:table-cell office:value-type="float" office:value="1541.0558869489498" table:style-name="ce5">
            <text:p><text:s/>1,54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41.0558869489498" table:style-name="ce5">
            <text:p><text:s/>1,541<text:s/></text:p>
          </table:table-cell>
          <table:table-cell office:value-type="float" office:value="1.1385306509986499" table:style-name="ce6">
            <text:p>1.139</text:p>
          </table:table-cell>
          <table:table-cell office:value-type="float" office:value="1754.5393621932897" table:style-name="ce5">
            <text:p><text:s/>1,755<text:s/></text:p>
          </table:table-cell>
          <table:table-cell office:value-type="float" office:value="1.0521734052742362" table:style-name="ce6">
            <text:p>1.052</text:p>
          </table:table-cell>
          <table:table-cell office:value-type="float" office:value="1846.0796554066001" table:style-name="ce5">
            <text:p><text:s/>1,84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46.0796554066001" table:style-name="ce5">
            <text:p><text:s/>1,846<text:s/></text:p>
          </table:table-cell>
          <table:table-cell office:value-type="float" office:value="1.0115917409630555" table:style-name="ce6">
            <text:p>1.012</text:p>
          </table:table-cell>
          <table:table-cell office:value-type="float" office:value="1867.4789325692398" table:style-name="ce5">
            <text:p><text:s/>1,867<text:s/></text:p>
          </table:table-cell>
          <table:table-cell office:value-type="float" office:value="0.9735022202240049" table:style-name="ce6">
            <text:p>0.974</text:p>
          </table:table-cell>
          <table:table-cell office:value-type="float" office:value="1817.9948870777096" table:style-name="ce5">
            <text:p><text:s/>1,81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817.9948870777096" table:style-name="ce5">
            <text:p><text:s/>1,818<text:s/></text:p>
          </table:table-cell>
          <table:table-cell office:value-type="float" office:value="0.97400993493920096" table:style-name="ce6">
            <text:p>0.974</text:p>
          </table:table-cell>
          <table:table-cell office:value-type="float" office:value="1770.74508168236" table:style-name="ce5">
            <text:p><text:s/>1,771<text:s/></text:p>
          </table:table-cell>
          <table:table-cell office:value-type="float" office:value="1.0784864628050117" table:style-name="ce6">
            <text:p>1.078</text:p>
          </table:table-cell>
          <table:table-cell office:value-type="float" office:value="1909.72459967298" table:style-name="ce5">
            <text:p><text:s/>1,91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09.72459967298" table:style-name="ce5">
            <text:p><text:s/>1,910<text:s/></text:p>
          </table:table-cell>
          <table:table-cell office:value-type="float" office:value="0.96466402315744593" table:style-name="ce6">
            <text:p>0.965</text:p>
          </table:table-cell>
          <table:table-cell office:value-type="float" office:value="1842.2426154432796" table:style-name="ce5">
            <text:p><text:s/>1,842<text:s/></text:p>
          </table:table-cell>
          <table:table-cell office:value-type="float" office:value="1.1783183554463292" table:style-name="ce6">
            <text:p>1.178</text:p>
          </table:table-cell>
          <table:table-cell office:value-type="float" office:value="2170.7482889622697" table:style-name="ce5">
            <text:p><text:s/>2,17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70.7482889622697" table:style-name="ce5">
            <text:p><text:s/>2,171<text:s/></text:p>
          </table:table-cell>
          <table:table-cell office:value-type="float" office:value="1.0894567003471702" table:style-name="ce6">
            <text:p>1.089</text:p>
          </table:table-cell>
          <table:table-cell office:value-type="float" office:value="2364.9362681771004" table:style-name="ce5">
            <text:p><text:s/>2,365<text:s/></text:p>
          </table:table-cell>
          <table:table-cell office:value-type="float" office:value="0.91174304583234989" table:style-name="ce6">
            <text:p>0.912</text:p>
          </table:table-cell>
          <table:table-cell office:value-type="float" office:value="2156.2141963471804" table:style-name="ce5">
            <text:p><text:s/>2,15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56.2141963471804" table:style-name="ce5">
            <text:p><text:s/>2,156<text:s/></text:p>
          </table:table-cell>
          <table:table-cell office:value-type="float" office:value="1.0781576860506232" table:style-name="ce6">
            <text:p>1.078</text:p>
          </table:table-cell>
          <table:table-cell office:value-type="float" office:value="2324.7389085631798" table:style-name="ce5">
            <text:p><text:s/>2,325<text:s/></text:p>
          </table:table-cell>
          <table:table-cell office:value-type="float" office:value="0.97382064248217659" table:style-name="ce6">
            <text:p>0.974</text:p>
          </table:table-cell>
          <table:table-cell office:value-type="float" office:value="2263.8787375403099" table:style-name="ce5">
            <text:p><text:s/>2,26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4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6.43944987665" table:style-name="ce5">
            <text:p><text:s/>17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6.43944987665" table:style-name="ce5">
            <text:p><text:s/>176<text:s/></text:p>
          </table:table-cell>
          <table:table-cell office:value-type="float" office:value="1.0524228101208453" table:style-name="ce6">
            <text:p>1.052</text:p>
          </table:table-cell>
          <table:table-cell office:value-type="float" office:value="185.68890165536001" table:style-name="ce5">
            <text:p><text:s/>186<text:s/></text:p>
          </table:table-cell>
          <table:table-cell office:value-type="float" office:value="1.0677159270067611" table:style-name="ce6">
            <text:p>1.068</text:p>
          </table:table-cell>
          <table:table-cell office:value-type="float" office:value="198.26299776581999" table:style-name="ce5">
            <text:p><text:s/>19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98.26299776581999" table:style-name="ce5">
            <text:p><text:s/>198<text:s/></text:p>
          </table:table-cell>
          <table:table-cell office:value-type="float" office:value="1.1220635027957906" table:style-name="ce6">
            <text:p>1.122</text:p>
          </table:table-cell>
          <table:table-cell office:value-type="float" office:value="222.46367374790998" table:style-name="ce5">
            <text:p><text:s/>222<text:s/></text:p>
          </table:table-cell>
          <table:table-cell office:value-type="float" office:value="1.0742392341618658" table:style-name="ce6">
            <text:p>1.074</text:p>
          </table:table-cell>
          <table:table-cell office:value-type="float" office:value="238.97920651579" table:style-name="ce5">
            <text:p><text:s/>23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8.97920651579" table:style-name="ce5">
            <text:p><text:s/>239<text:s/></text:p>
          </table:table-cell>
          <table:table-cell office:value-type="float" office:value="0.89919928503592073" table:style-name="ce6">
            <text:p>0.899</text:p>
          </table:table-cell>
          <table:table-cell office:value-type="float" office:value="214.88993163745002" table:style-name="ce5">
            <text:p><text:s/>215<text:s/></text:p>
          </table:table-cell>
          <table:table-cell office:value-type="float" office:value="0.93707516151969639" table:style-name="ce6">
            <text:p>0.937</text:p>
          </table:table-cell>
          <table:table-cell office:value-type="float" office:value="201.36801739811997" table:style-name="ce5">
            <text:p><text:s/>20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01.36801739811997" table:style-name="ce5">
            <text:p><text:s/>201<text:s/></text:p>
          </table:table-cell>
          <table:table-cell office:value-type="float" office:value="1.0584792922652073" table:style-name="ce6">
            <text:p>1.058</text:p>
          </table:table-cell>
          <table:table-cell office:value-type="float" office:value="213.14387654041002" table:style-name="ce5">
            <text:p><text:s/>213<text:s/></text:p>
          </table:table-cell>
          <table:table-cell office:value-type="float" office:value="1.0942233633082694" table:style-name="ce6">
            <text:p>1.094</text:p>
          </table:table-cell>
          <table:table-cell office:value-type="float" office:value="233.22700945661001" table:style-name="ce5">
            <text:p><text:s/>23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3.22700945661001" table:style-name="ce5">
            <text:p><text:s/>233<text:s/></text:p>
          </table:table-cell>
          <table:table-cell office:value-type="float" office:value="1.0324121250126752" table:style-name="ce6">
            <text:p>1.032</text:p>
          </table:table-cell>
          <table:table-cell office:value-type="float" office:value="240.78639244345001" table:style-name="ce5">
            <text:p><text:s/>241<text:s/></text:p>
          </table:table-cell>
          <table:table-cell office:value-type="float" office:value="1.0210572710006891" table:style-name="ce6">
            <text:p>1.021</text:p>
          </table:table-cell>
          <table:table-cell office:value-type="float" office:value="245.85669676241002" table:style-name="ce5">
            <text:p><text:s/>24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5.85669676241002" table:style-name="ce5">
            <text:p><text:s/>246<text:s/></text:p>
          </table:table-cell>
          <table:table-cell office:value-type="float" office:value="1.0412002947280252" table:style-name="ce6">
            <text:p>1.041</text:p>
          </table:table-cell>
          <table:table-cell office:value-type="float" office:value="255.98606512988002" table:style-name="ce5">
            <text:p><text:s/>256<text:s/></text:p>
          </table:table-cell>
          <table:table-cell office:value-type="float" office:value="1.2102397853660669" table:style-name="ce6">
            <text:p>1.210</text:p>
          </table:table-cell>
          <table:table-cell office:value-type="float" office:value="309.80452051948998" table:style-name="ce5">
            <text:p><text:s/>31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9.80452051948998" table:style-name="ce5">
            <text:p><text:s/>310<text:s/></text:p>
          </table:table-cell>
          <table:table-cell office:value-type="float" office:value="0.96022427981355174" table:style-name="ce6">
            <text:p>0.960</text:p>
          </table:table-cell>
          <table:table-cell office:value-type="float" office:value="297.48182259881003" table:style-name="ce5">
            <text:p><text:s/>297<text:s/></text:p>
          </table:table-cell>
          <table:table-cell office:value-type="float" office:value="0.4556220962796137" table:style-name="ce6">
            <text:p>0.456</text:p>
          </table:table-cell>
          <table:table-cell office:value-type="float" office:value="135.53929161754999" table:style-name="ce5">
            <text:p><text:s/>13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5.53929161754999" table:style-name="ce5">
            <text:p><text:s/>136<text:s/></text:p>
          </table:table-cell>
          <table:table-cell office:value-type="float" office:value="1.024444380902984" table:style-name="ce6">
            <text:p>1.024</text:p>
          </table:table-cell>
          <table:table-cell office:value-type="float" office:value="138.85246568917" table:style-name="ce5">
            <text:p><text:s/>139<text:s/></text:p>
          </table:table-cell>
          <table:table-cell office:value-type="float" office:value="2.2001247902953684" table:style-name="ce6">
            <text:p>2.200</text:p>
          </table:table-cell>
          <table:table-cell office:value-type="float" office:value="305.49275195638" table:style-name="ce5">
            <text:p><text:s/>30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05.49275195638" table:style-name="ce5">
            <text:p><text:s/>305<text:s/></text:p>
          </table:table-cell>
          <table:table-cell office:value-type="float" office:value="4.3078673732344042" table:style-name="ce6">
            <text:p>4.308</text:p>
          </table:table-cell>
          <table:table-cell office:value-type="float" office:value="1316.0222589124801" table:style-name="ce5">
            <text:p><text:s/>1,316<text:s/></text:p>
          </table:table-cell>
          <table:table-cell office:value-type="float" office:value="0.26195940622828529" table:style-name="ce6">
            <text:p>0.262</text:p>
          </table:table-cell>
          <table:table-cell office:value-type="float" office:value="344.74440952792003" table:style-name="ce5">
            <text:p><text:s/>34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44.74440952792003" table:style-name="ce5">
            <text:p><text:s/>345<text:s/></text:p>
          </table:table-cell>
          <table:table-cell office:value-type="float" office:value="0.69657388420832866" table:style-name="ce6">
            <text:p>0.697</text:p>
          </table:table-cell>
          <table:table-cell office:value-type="float" office:value="240.13995240397" table:style-name="ce5">
            <text:p><text:s/>240<text:s/></text:p>
          </table:table-cell>
          <table:table-cell office:value-type="float" office:value="1.4000507240778974" table:style-name="ce6">
            <text:p>1.400</text:p>
          </table:table-cell>
          <table:table-cell office:value-type="float" office:value="336.20811424320999" table:style-name="ce5">
            <text:p><text:s/>33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36.20811424320999" table:style-name="ce5">
            <text:p><text:s/>336<text:s/></text:p>
          </table:table-cell>
          <table:table-cell office:value-type="float" office:value="1.2453568995106605" table:style-name="ce6">
            <text:p>1.245</text:p>
          </table:table-cell>
          <table:table-cell office:value-type="float" office:value="418.69909474424998" table:style-name="ce5">
            <text:p><text:s/>419<text:s/></text:p>
          </table:table-cell>
          <table:table-cell office:value-type="float" office:value="0.8364055371022493" table:style-name="ce6">
            <text:p>0.836</text:p>
          </table:table-cell>
          <table:table-cell office:value-type="float" office:value="350.20224122379" table:style-name="ce5">
            <text:p><text:s/>35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50.20224122379" table:style-name="ce5">
            <text:p><text:s/>350<text:s/></text:p>
          </table:table-cell>
          <table:table-cell office:value-type="float" office:value="1.0417045345906193" table:style-name="ce6">
            <text:p>1.042</text:p>
          </table:table-cell>
          <table:table-cell office:value-type="float" office:value="364.80726270661995" table:style-name="ce5">
            <text:p><text:s/>365<text:s/></text:p>
          </table:table-cell>
          <table:table-cell office:value-type="float" office:value="1.0070583656800463" table:style-name="ce6">
            <text:p>1.007</text:p>
          </table:table-cell>
          <table:table-cell office:value-type="float" office:value="367.38220576954001" table:style-name="ce5">
            <text:p><text:s/>36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67.38220576954001" table:style-name="ce5">
            <text:p><text:s/>367<text:s/></text:p>
          </table:table-cell>
          <table:table-cell office:value-type="float" office:value="0.8493054902360212" table:style-name="ce6">
            <text:p>0.849</text:p>
          </table:table-cell>
          <table:table-cell office:value-type="float" office:value="312.01972437508999" table:style-name="ce5">
            <text:p><text:s/>312<text:s/></text:p>
          </table:table-cell>
          <table:table-cell office:value-type="float" office:value="1.2832935612531644" table:style-name="ce6">
            <text:p>1.283</text:p>
          </table:table-cell>
          <table:table-cell office:value-type="float" office:value="400.41290327453999" table:style-name="ce5">
            <text:p><text:s/>40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00.41290327453999" table:style-name="ce5">
            <text:p><text:s/>400<text:s/></text:p>
          </table:table-cell>
          <table:table-cell office:value-type="float" office:value="0.88774250104604935" table:style-name="ce6">
            <text:p>0.888</text:p>
          </table:table-cell>
          <table:table-cell office:value-type="float" office:value="355.46355220405002" table:style-name="ce5">
            <text:p><text:s/>355<text:s/></text:p>
          </table:table-cell>
          <table:table-cell office:value-type="float" office:value="1.2807682736872816" table:style-name="ce6">
            <text:p>1.281</text:p>
          </table:table-cell>
          <table:table-cell office:value-type="float" office:value="455.26644011513002" table:style-name="ce5">
            <text:p><text:s/>45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55.26644011513002" table:style-name="ce5">
            <text:p><text:s/>455<text:s/></text:p>
          </table:table-cell>
          <table:table-cell office:value-type="float" office:value="0.85738423257031504" table:style-name="ce6">
            <text:p>0.857</text:p>
          </table:table-cell>
          <table:table-cell office:value-type="float" office:value="390.33826737313001" table:style-name="ce5">
            <text:p><text:s/>390<text:s/></text:p>
          </table:table-cell>
          <table:table-cell office:value-type="float" office:value="0.45831133853079353" table:style-name="ce6">
            <text:p>0.458</text:p>
          </table:table-cell>
          <table:table-cell office:value-type="float" office:value="178.89645379957" table:style-name="ce5">
            <text:p><text:s/>17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8.89645379957" table:style-name="ce5">
            <text:p><text:s/>179<text:s/></text:p>
          </table:table-cell>
          <table:table-cell office:value-type="float" office:value="1.1047984471013872" table:style-name="ce6">
            <text:p>1.105</text:p>
          </table:table-cell>
          <table:table-cell office:value-type="float" office:value="197.64452434971" table:style-name="ce5">
            <text:p><text:s/>198<text:s/></text:p>
          </table:table-cell>
          <table:table-cell office:value-type="float" office:value="1.4414287692902028" table:style-name="ce6">
            <text:p>1.441</text:p>
          </table:table-cell>
          <table:table-cell office:value-type="float" office:value="284.89050349035" table:style-name="ce5">
            <text:p><text:s/>28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2.69881653831001" table:style-name="ce5">
            <text:p><text:s/>12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22.69881653831001" table:style-name="ce5">
            <text:p><text:s/>123<text:s/></text:p>
          </table:table-cell>
          <table:table-cell office:value-type="float" office:value="1.0292667436858185" table:style-name="ce6">
            <text:p>1.029</text:p>
          </table:table-cell>
          <table:table-cell office:value-type="float" office:value="126.28981135248999" table:style-name="ce5">
            <text:p><text:s/>126<text:s/></text:p>
          </table:table-cell>
          <table:table-cell office:value-type="float" office:value="1.0728558841517233" table:style-name="ce6">
            <text:p>1.073</text:p>
          </table:table-cell>
          <table:table-cell office:value-type="float" office:value="135.49076721793" table:style-name="ce5">
            <text:p><text:s/>13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35.49076721793" table:style-name="ce5">
            <text:p><text:s/>135<text:s/></text:p>
          </table:table-cell>
          <table:table-cell office:value-type="float" office:value="1.1411270946328336" table:style-name="ce6">
            <text:p>1.141</text:p>
          </table:table-cell>
          <table:table-cell office:value-type="float" office:value="154.61218554497" table:style-name="ce5">
            <text:p><text:s/>155<text:s/></text:p>
          </table:table-cell>
          <table:table-cell office:value-type="float" office:value="1.0596983965335343" table:style-name="ce6">
            <text:p>1.060</text:p>
          </table:table-cell>
          <table:table-cell office:value-type="float" office:value="163.84228510655001" table:style-name="ce5">
            <text:p><text:s/>16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3.84228510655001" table:style-name="ce5">
            <text:p><text:s/>164<text:s/></text:p>
          </table:table-cell>
          <table:table-cell office:value-type="float" office:value="0.95695876371716881" table:style-name="ce6">
            <text:p>0.957</text:p>
          </table:table-cell>
          <table:table-cell office:value-type="float" office:value="156.79031060016001" table:style-name="ce5">
            <text:p><text:s/>157<text:s/></text:p>
          </table:table-cell>
          <table:table-cell office:value-type="float" office:value="0.85630442304221699" table:style-name="ce6">
            <text:p>0.856</text:p>
          </table:table-cell>
          <table:table-cell office:value-type="float" office:value="134.26023645708" table:style-name="ce5">
            <text:p><text:s/>13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34.26023645708" table:style-name="ce5">
            <text:p><text:s/>134<text:s/></text:p>
          </table:table-cell>
          <table:table-cell office:value-type="float" office:value="1.044883792603303" table:style-name="ce6">
            <text:p>1.045</text:p>
          </table:table-cell>
          <table:table-cell office:value-type="float" office:value="140.28634506508999" table:style-name="ce5">
            <text:p><text:s/>140<text:s/></text:p>
          </table:table-cell>
          <table:table-cell office:value-type="float" office:value="1.0606454591022567" table:style-name="ce6">
            <text:p>1.061</text:p>
          </table:table-cell>
          <table:table-cell office:value-type="float" office:value="148.79407486733999" table:style-name="ce5">
            <text:p><text:s/>14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8.79407486733999" table:style-name="ce5">
            <text:p><text:s/>149<text:s/></text:p>
          </table:table-cell>
          <table:table-cell office:value-type="float" office:value="1.0140783179998103" table:style-name="ce6">
            <text:p>1.014</text:p>
          </table:table-cell>
          <table:table-cell office:value-type="float" office:value="150.88884516981" table:style-name="ce5">
            <text:p><text:s/>151<text:s/></text:p>
          </table:table-cell>
          <table:table-cell office:value-type="float" office:value="1.0461295163357287" table:style-name="ce6">
            <text:p>1.046</text:p>
          </table:table-cell>
          <table:table-cell office:value-type="float" office:value="157.84927461794999" table:style-name="ce5">
            <text:p><text:s/>15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7.84927461794999" table:style-name="ce5">
            <text:p><text:s/>158<text:s/></text:p>
          </table:table-cell>
          <table:table-cell office:value-type="float" office:value="1.0625624253927806" table:style-name="ce6">
            <text:p>1.063</text:p>
          </table:table-cell>
          <table:table-cell office:value-type="float" office:value="167.72470808454" table:style-name="ce5">
            <text:p><text:s/>168<text:s/></text:p>
          </table:table-cell>
          <table:table-cell office:value-type="float" office:value="1.3573320692372952" table:style-name="ce6">
            <text:p>1.357</text:p>
          </table:table-cell>
          <table:table-cell office:value-type="float" office:value="227.65812508661" table:style-name="ce5">
            <text:p><text:s/>22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7.65812508661" table:style-name="ce5">
            <text:p><text:s/>228<text:s/></text:p>
          </table:table-cell>
          <table:table-cell office:value-type="float" office:value="0.96808502085618142" table:style-name="ce6">
            <text:p>0.968</text:p>
          </table:table-cell>
          <table:table-cell office:value-type="float" office:value="220.39242077255" table:style-name="ce5">
            <text:p><text:s/>220<text:s/></text:p>
          </table:table-cell>
          <table:table-cell office:value-type="float" office:value="0.45606385349322753" table:style-name="ce6">
            <text:p>0.456</text:p>
          </table:table-cell>
          <table:table-cell office:value-type="float" office:value="100.51301669823" table:style-name="ce5">
            <text:p><text:s/>10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0.51301669823" table:style-name="ce5">
            <text:p><text:s/>101<text:s/></text:p>
          </table:table-cell>
          <table:table-cell office:value-type="float" office:value="0.99732955595128669" table:style-name="ce6">
            <text:p>0.997</text:p>
          </table:table-cell>
          <table:table-cell office:value-type="float" office:value="100.24460231097" table:style-name="ce5">
            <text:p><text:s/>100<text:s/></text:p>
          </table:table-cell>
          <table:table-cell office:value-type="float" office:value="1.6901965244574426" table:style-name="ce6">
            <text:p>1.690</text:p>
          </table:table-cell>
          <table:table-cell office:value-type="float" office:value="169.43307842162002" table:style-name="ce5">
            <text:p><text:s/>16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9.43307842162002" table:style-name="ce5">
            <text:p><text:s/>169<text:s/></text:p>
          </table:table-cell>
          <table:table-cell office:value-type="float" office:value="4.654173017558576" table:style-name="ce6">
            <text:p>4.654</text:p>
          </table:table-cell>
          <table:table-cell office:value-type="float" office:value="788.57086187179004" table:style-name="ce5">
            <text:p><text:s/>789<text:s/></text:p>
          </table:table-cell>
          <table:table-cell office:value-type="float" office:value="0.22408653051268859" table:style-name="ce6">
            <text:p>0.224</text:p>
          </table:table-cell>
          <table:table-cell office:value-type="float" office:value="176.70810850025001" table:style-name="ce5">
            <text:p><text:s/>17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6.70810850025001" table:style-name="ce5">
            <text:p><text:s/>177<text:s/></text:p>
          </table:table-cell>
          <table:table-cell office:value-type="float" office:value="0.76426079914243961" table:style-name="ce6">
            <text:p>0.764</text:p>
          </table:table-cell>
          <table:table-cell office:value-type="float" office:value="135.05108021735001" table:style-name="ce5">
            <text:p><text:s/>135<text:s/></text:p>
          </table:table-cell>
          <table:table-cell office:value-type="float" office:value="0.98946259125303038" table:style-name="ce6">
            <text:p>0.989</text:p>
          </table:table-cell>
          <table:table-cell office:value-type="float" office:value="133.62799178338" table:style-name="ce5">
            <text:p><text:s/>13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3.62799178338" table:style-name="ce5">
            <text:p><text:s/>134<text:s/></text:p>
          </table:table-cell>
          <table:table-cell office:value-type="float" office:value="1.2101206519155532" table:style-name="ce6">
            <text:p>1.210</text:p>
          </table:table-cell>
          <table:table-cell office:value-type="float" office:value="161.70599253107" table:style-name="ce5">
            <text:p><text:s/>162<text:s/></text:p>
          </table:table-cell>
          <table:table-cell office:value-type="float" office:value="0.99353667540125845" table:style-name="ce6">
            <text:p>0.994</text:p>
          </table:table-cell>
          <table:table-cell office:value-type="float" office:value="160.66083421178001" table:style-name="ce5">
            <text:p><text:s/>16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0.66083421178001" table:style-name="ce5">
            <text:p><text:s/>161<text:s/></text:p>
          </table:table-cell>
          <table:table-cell office:value-type="float" office:value="1.0279035073101923" table:style-name="ce6">
            <text:p>1.028</text:p>
          </table:table-cell>
          <table:table-cell office:value-type="float" office:value="165.14383497367001" table:style-name="ce5">
            <text:p><text:s/>165<text:s/></text:p>
          </table:table-cell>
          <table:table-cell office:value-type="float" office:value="1.01289638659917" table:style-name="ce6">
            <text:p>1.013</text:p>
          </table:table-cell>
          <table:table-cell office:value-type="float" office:value="167.27359371396" table:style-name="ce5">
            <text:p><text:s/>16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67.27359371396" table:style-name="ce5">
            <text:p><text:s/>167<text:s/></text:p>
          </table:table-cell>
          <table:table-cell office:value-type="float" office:value="0.83501323154685847" table:style-name="ce6">
            <text:p>0.835</text:p>
          </table:table-cell>
          <table:table-cell office:value-type="float" office:value="139.67566403955001" table:style-name="ce5">
            <text:p><text:s/>140<text:s/></text:p>
          </table:table-cell>
          <table:table-cell office:value-type="float" office:value="1.4886722062625957" table:style-name="ce6">
            <text:p>1.489</text:p>
          </table:table-cell>
          <table:table-cell office:value-type="float" office:value="207.93127894694999" table:style-name="ce5">
            <text:p><text:s/>20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7.93127894694999" table:style-name="ce5">
            <text:p><text:s/>208<text:s/></text:p>
          </table:table-cell>
          <table:table-cell office:value-type="float" office:value="0.90106548376789197" table:style-name="ce6">
            <text:p>0.901</text:p>
          </table:table-cell>
          <table:table-cell office:value-type="float" office:value="187.35969845481" table:style-name="ce5">
            <text:p><text:s/>187<text:s/></text:p>
          </table:table-cell>
          <table:table-cell office:value-type="float" office:value="1.237401771373998" table:style-name="ce6">
            <text:p>1.237</text:p>
          </table:table-cell>
          <table:table-cell office:value-type="float" office:value="231.83922275207999" table:style-name="ce5">
            <text:p><text:s/>23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1.83922275207999" table:style-name="ce5">
            <text:p><text:s/>232<text:s/></text:p>
          </table:table-cell>
          <table:table-cell office:value-type="float" office:value="0.86704013558273785" table:style-name="ce6">
            <text:p>0.867</text:p>
          </table:table-cell>
          <table:table-cell office:value-type="float" office:value="201.01391112836001" table:style-name="ce5">
            <text:p><text:s/>201<text:s/></text:p>
          </table:table-cell>
          <table:table-cell office:value-type="float" office:value="0.40327489520422111" table:style-name="ce6">
            <text:p>0.403</text:p>
          </table:table-cell>
          <table:table-cell office:value-type="float" office:value="81.063863944879998" table:style-name="ce5">
            <text:p><text:s/>8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1.063863944879998" table:style-name="ce5">
            <text:p><text:s/>81<text:s/></text:p>
          </table:table-cell>
          <table:table-cell office:value-type="float" office:value="1.105227168817787" table:style-name="ce6">
            <text:p>1.105</text:p>
          </table:table-cell>
          <table:table-cell office:value-type="float" office:value="89.593984841230011" table:style-name="ce5">
            <text:p><text:s/>90<text:s/></text:p>
          </table:table-cell>
          <table:table-cell office:value-type="float" office:value="1.3731914833434589" table:style-name="ce6">
            <text:p>1.373</text:p>
          </table:table-cell>
          <table:table-cell office:value-type="float" office:value="123.02969694278001" table:style-name="ce5">
            <text:p><text:s/>12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3.740633338339997" table:style-name="ce5">
            <text:p><text:s/>5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3.740633338339997" table:style-name="ce5">
            <text:p><text:s/>54<text:s/></text:p>
          </table:table-cell>
          <table:table-cell office:value-type="float" office:value="1.1052919664884768" table:style-name="ce6">
            <text:p>1.105</text:p>
          </table:table-cell>
          <table:table-cell office:value-type="float" office:value="59.399090302870022" table:style-name="ce5">
            <text:p><text:s/>59<text:s/></text:p>
          </table:table-cell>
          <table:table-cell office:value-type="float" office:value="1.0567877425028007" table:style-name="ce6">
            <text:p>1.057</text:p>
          </table:table-cell>
          <table:table-cell office:value-type="float" office:value="62.772230547890004" table:style-name="ce5">
            <text:p><text:s/>6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2.772230547890004" table:style-name="ce5">
            <text:p><text:s/>63<text:s/></text:p>
          </table:table-cell>
          <table:table-cell office:value-type="float" office:value="1.0809156789669108" table:style-name="ce6">
            <text:p>1.081</text:p>
          </table:table-cell>
          <table:table-cell office:value-type="float" office:value="67.85148820293999" table:style-name="ce5">
            <text:p><text:s/>68<text:s/></text:p>
          </table:table-cell>
          <table:table-cell office:value-type="float" office:value="1.1073732264281317" table:style-name="ce6">
            <text:p>1.107</text:p>
          </table:table-cell>
          <table:table-cell office:value-type="float" office:value="75.136921409239974" table:style-name="ce5">
            <text:p><text:s/>7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5.136921409239974" table:style-name="ce5">
            <text:p><text:s/>75<text:s/></text:p>
          </table:table-cell>
          <table:table-cell office:value-type="float" office:value="0.77324995418491016" table:style-name="ce6">
            <text:p>0.773</text:p>
          </table:table-cell>
          <table:table-cell office:value-type="float" office:value="58.099621037290007" table:style-name="ce5">
            <text:p><text:s/>58<text:s/></text:p>
          </table:table-cell>
          <table:table-cell office:value-type="float" office:value="1.1550467927831798" table:style-name="ce6">
            <text:p>1.155</text:p>
          </table:table-cell>
          <table:table-cell office:value-type="float" office:value="67.107780941039977" table:style-name="ce5">
            <text:p><text:s/>6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7.107780941039977" table:style-name="ce5">
            <text:p><text:s/>67<text:s/></text:p>
          </table:table-cell>
          <table:table-cell office:value-type="float" office:value="1.0856793423005848" table:style-name="ce6">
            <text:p>1.086</text:p>
          </table:table-cell>
          <table:table-cell office:value-type="float" office:value="72.857531475320016" table:style-name="ce5">
            <text:p><text:s/>73<text:s/></text:p>
          </table:table-cell>
          <table:table-cell office:value-type="float" office:value="1.1588772345089824" table:style-name="ce6">
            <text:p>1.159</text:p>
          </table:table-cell>
          <table:table-cell office:value-type="float" office:value="84.432934589269991" table:style-name="ce5">
            <text:p><text:s/>8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4.432934589269991" table:style-name="ce5">
            <text:p><text:s/>84<text:s/></text:p>
          </table:table-cell>
          <table:table-cell office:value-type="float" office:value="1.0647213402086877" table:style-name="ce6">
            <text:p>1.065</text:p>
          </table:table-cell>
          <table:table-cell office:value-type="float" office:value="89.897547273640001" table:style-name="ce5">
            <text:p><text:s/>90<text:s/></text:p>
          </table:table-cell>
          <table:table-cell office:value-type="float" office:value="0.97897467521080839" table:style-name="ce6">
            <text:p>0.979</text:p>
          </table:table-cell>
          <table:table-cell office:value-type="float" office:value="88.007422144460023" table:style-name="ce5">
            <text:p><text:s/>8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8.007422144460023" table:style-name="ce5">
            <text:p><text:s/>88<text:s/></text:p>
          </table:table-cell>
          <table:table-cell office:value-type="float" office:value="1.002885380513284" table:style-name="ce6">
            <text:p>1.003</text:p>
          </table:table-cell>
          <table:table-cell office:value-type="float" office:value="88.261357045340006" table:style-name="ce5">
            <text:p><text:s/>88<text:s/></text:p>
          </table:table-cell>
          <table:table-cell office:value-type="float" office:value="0.93071756636011471" table:style-name="ce6">
            <text:p>0.931</text:p>
          </table:table-cell>
          <table:table-cell office:value-type="float" office:value="82.146395432880013" table:style-name="ce5">
            <text:p><text:s/>8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2.146395432880013" table:style-name="ce5">
            <text:p><text:s/>82<text:s/></text:p>
          </table:table-cell>
          <table:table-cell office:value-type="float" office:value="0.93843925129067973" table:style-name="ce6">
            <text:p>0.938</text:p>
          </table:table-cell>
          <table:table-cell office:value-type="float" office:value="77.08940182626003" table:style-name="ce5">
            <text:p><text:s/>77<text:s/></text:p>
          </table:table-cell>
          <table:table-cell office:value-type="float" office:value="0.45435914781464165" table:style-name="ce6">
            <text:p>0.454</text:p>
          </table:table-cell>
          <table:table-cell office:value-type="float" office:value="35.026274919319988" table:style-name="ce5">
            <text:p><text:s/>3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5.026274919319988" table:style-name="ce5">
            <text:p><text:s/>35<text:s/></text:p>
          </table:table-cell>
          <table:table-cell office:value-type="float" office:value="1.1022543352705905" table:style-name="ce6">
            <text:p>1.102</text:p>
          </table:table-cell>
          <table:table-cell office:value-type="float" office:value="38.607863378200008" table:style-name="ce5">
            <text:p><text:s/>39<text:s/></text:p>
          </table:table-cell>
          <table:table-cell office:value-type="float" office:value="3.5241440895583542" table:style-name="ce6">
            <text:p>3.524</text:p>
          </table:table-cell>
          <table:table-cell office:value-type="float" office:value="136.05967353476001" table:style-name="ce5">
            <text:p><text:s/>13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6.05967353476001" table:style-name="ce5">
            <text:p><text:s/>136<text:s/></text:p>
          </table:table-cell>
          <table:table-cell office:value-type="float" office:value="3.8766181289266348" table:style-name="ce6">
            <text:p>3.877</text:p>
          </table:table-cell>
          <table:table-cell office:value-type="float" office:value="527.45139704069004" table:style-name="ce5">
            <text:p><text:s/>527<text:s/></text:p>
          </table:table-cell>
          <table:table-cell office:value-type="float" office:value="0.31858158300547051" table:style-name="ce6">
            <text:p>0.319</text:p>
          </table:table-cell>
          <table:table-cell office:value-type="float" office:value="168.03630102766999" table:style-name="ce5">
            <text:p><text:s/>16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8.03630102766999" table:style-name="ce5">
            <text:p><text:s/>168<text:s/></text:p>
          </table:table-cell>
          <table:table-cell office:value-type="float" office:value="0.62539386753886794" table:style-name="ce6">
            <text:p>0.625</text:p>
          </table:table-cell>
          <table:table-cell office:value-type="float" office:value="105.08887218661999" table:style-name="ce5">
            <text:p><text:s/>105<text:s/></text:p>
          </table:table-cell>
          <table:table-cell office:value-type="float" office:value="1.9277028884664602" table:style-name="ce6">
            <text:p>1.928</text:p>
          </table:table-cell>
          <table:table-cell office:value-type="float" office:value="202.58012245983002" table:style-name="ce5">
            <text:p><text:s/>20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02.58012245983002" table:style-name="ce5">
            <text:p><text:s/>203<text:s/></text:p>
          </table:table-cell>
          <table:table-cell office:value-type="float" office:value="1.2685997969230156" table:style-name="ce6">
            <text:p>1.269</text:p>
          </table:table-cell>
          <table:table-cell office:value-type="float" office:value="256.99310221318001" table:style-name="ce5">
            <text:p><text:s/>257<text:s/></text:p>
          </table:table-cell>
          <table:table-cell office:value-type="float" office:value="0.73753499755328944" table:style-name="ce6">
            <text:p>0.738</text:p>
          </table:table-cell>
          <table:table-cell office:value-type="float" office:value="189.54140701200998" table:style-name="ce5">
            <text:p><text:s/>19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9.54140701200998" table:style-name="ce5">
            <text:p><text:s/>190<text:s/></text:p>
          </table:table-cell>
          <table:table-cell office:value-type="float" office:value="1.0534026885233507" table:style-name="ce6">
            <text:p>1.053</text:p>
          </table:table-cell>
          <table:table-cell office:value-type="float" office:value="199.66342773294997" table:style-name="ce5">
            <text:p><text:s/>200<text:s/></text:p>
          </table:table-cell>
          <table:table-cell office:value-type="float" office:value="1.0022296738450542" table:style-name="ce6">
            <text:p>1.002</text:p>
          </table:table-cell>
          <table:table-cell office:value-type="float" office:value="200.10861205558001" table:style-name="ce5">
            <text:p><text:s/>20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0.10861205558001" table:style-name="ce5">
            <text:p><text:s/>200<text:s/></text:p>
          </table:table-cell>
          <table:table-cell office:value-type="float" office:value="0.86125258960704576" table:style-name="ce6">
            <text:p>0.861</text:p>
          </table:table-cell>
          <table:table-cell office:value-type="float" office:value="172.34406033554001" table:style-name="ce5">
            <text:p><text:s/>172<text:s/></text:p>
          </table:table-cell>
          <table:table-cell office:value-type="float" office:value="1.1168451291726782" table:style-name="ce6">
            <text:p>1.117</text:p>
          </table:table-cell>
          <table:table-cell office:value-type="float" office:value="192.48162432759003" table:style-name="ce5">
            <text:p><text:s/>19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2.48162432759003" table:style-name="ce5">
            <text:p><text:s/>192<text:s/></text:p>
          </table:table-cell>
          <table:table-cell office:value-type="float" office:value="0.87335014101470398" table:style-name="ce6">
            <text:p>0.873</text:p>
          </table:table-cell>
          <table:table-cell office:value-type="float" office:value="168.10385374924002" table:style-name="ce5">
            <text:p><text:s/>168<text:s/></text:p>
          </table:table-cell>
          <table:table-cell office:value-type="float" office:value="1.3291022923028029" table:style-name="ce6">
            <text:p>1.329</text:p>
          </table:table-cell>
          <table:table-cell office:value-type="float" office:value="223.42721736305" table:style-name="ce5">
            <text:p><text:s/>22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3.42721736305" table:style-name="ce5">
            <text:p><text:s/>223<text:s/></text:p>
          </table:table-cell>
          <table:table-cell office:value-type="float" office:value="0.8473647860776703" table:style-name="ce6">
            <text:p>0.847</text:p>
          </table:table-cell>
          <table:table-cell office:value-type="float" office:value="189.32435624477003" table:style-name="ce5">
            <text:p><text:s/>189<text:s/></text:p>
          </table:table-cell>
          <table:table-cell office:value-type="float" office:value="0.51674592638364025" table:style-name="ce6">
            <text:p>0.517</text:p>
          </table:table-cell>
          <table:table-cell office:value-type="float" office:value="97.832589854689999" table:style-name="ce5">
            <text:p><text:s/>9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7.832589854689999" table:style-name="ce5">
            <text:p><text:s/>98<text:s/></text:p>
          </table:table-cell>
          <table:table-cell office:value-type="float" office:value="1.1044432092512999" table:style-name="ce6">
            <text:p>1.104</text:p>
          </table:table-cell>
          <table:table-cell office:value-type="float" office:value="108.05053950847999" table:style-name="ce5">
            <text:p><text:s/>108<text:s/></text:p>
          </table:table-cell>
          <table:table-cell office:value-type="float" office:value="1.4980101652788775" table:style-name="ce6">
            <text:p>1.498</text:p>
          </table:table-cell>
          <table:table-cell office:value-type="float" office:value="161.86080654756998" table:style-name="ce5">
            <text:p><text:s/>16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4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246.4113598962999" table:style-name="ce5">
            <text:p><text:s/>3,24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246.4113598962999" table:style-name="ce5">
            <text:p><text:s/>3,246<text:s/></text:p>
          </table:table-cell>
          <table:table-cell office:value-type="float" office:value="1.1979268802219893" table:style-name="ce6">
            <text:p>1.198</text:p>
          </table:table-cell>
          <table:table-cell office:value-type="float" office:value="3888.9634322778002" table:style-name="ce5">
            <text:p><text:s/>3,889<text:s/></text:p>
          </table:table-cell>
          <table:table-cell office:value-type="float" office:value="1.0547227066955094" table:style-name="ce6">
            <text:p>1.055</text:p>
          </table:table-cell>
          <table:table-cell office:value-type="float" office:value="4101.7780375318998" table:style-name="ce5">
            <text:p><text:s/>4,10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101.7780375318998" table:style-name="ce5">
            <text:p><text:s/>4,102<text:s/></text:p>
          </table:table-cell>
          <table:table-cell office:value-type="float" office:value="1.0724292667181872" table:style-name="ce6">
            <text:p>1.072</text:p>
          </table:table-cell>
          <table:table-cell office:value-type="float" office:value="4398.8668130311007" table:style-name="ce5">
            <text:p><text:s/>4,399<text:s/></text:p>
          </table:table-cell>
          <table:table-cell office:value-type="float" office:value="1.0249202279364453" table:style-name="ce6">
            <text:p>1.025</text:p>
          </table:table-cell>
          <table:table-cell office:value-type="float" office:value="4508.4875766738996" table:style-name="ce5">
            <text:p><text:s/>4,50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508.4875766738996" table:style-name="ce5">
            <text:p><text:s/>4,508<text:s/></text:p>
          </table:table-cell>
          <table:table-cell office:value-type="float" office:value="1.0642167256815847" table:style-name="ce6">
            <text:p>1.064</text:p>
          </table:table-cell>
          <table:table-cell office:value-type="float" office:value="4798.0078866239992" table:style-name="ce5">
            <text:p><text:s/>4,798<text:s/></text:p>
          </table:table-cell>
          <table:table-cell office:value-type="float" office:value="1.0139396269435814" table:style-name="ce6">
            <text:p>1.014</text:p>
          </table:table-cell>
          <table:table-cell office:value-type="float" office:value="4864.8903266358993" table:style-name="ce5">
            <text:p><text:s/>4,86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864.8903266358993" table:style-name="ce5">
            <text:p><text:s/>4,865<text:s/></text:p>
          </table:table-cell>
          <table:table-cell office:value-type="float" office:value="1.1179841988676877" table:style-name="ce6">
            <text:p>1.118</text:p>
          </table:table-cell>
          <table:table-cell office:value-type="float" office:value="5438.8705144032001" table:style-name="ce5">
            <text:p><text:s/>5,439<text:s/></text:p>
          </table:table-cell>
          <table:table-cell office:value-type="float" office:value="1.0073305057955355" table:style-name="ce6">
            <text:p>1.007</text:p>
          </table:table-cell>
          <table:table-cell office:value-type="float" office:value="5478.7401862301995" table:style-name="ce5">
            <text:p><text:s/>5,47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478.7401862301995" table:style-name="ce5">
            <text:p><text:s/>5,479<text:s/></text:p>
          </table:table-cell>
          <table:table-cell office:value-type="float" office:value="1.0203139281374609" table:style-name="ce6">
            <text:p>1.020</text:p>
          </table:table-cell>
          <table:table-cell office:value-type="float" office:value="5590.0349206571" table:style-name="ce5">
            <text:p><text:s/>5,590<text:s/></text:p>
          </table:table-cell>
          <table:table-cell office:value-type="float" office:value="1.0690251323530271" table:style-name="ce6">
            <text:p>1.069</text:p>
          </table:table-cell>
          <table:table-cell office:value-type="float" office:value="5975.8878209135" table:style-name="ce5">
            <text:p><text:s/>5,97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975.8878209135" table:style-name="ce5">
            <text:p><text:s/>5,976<text:s/></text:p>
          </table:table-cell>
          <table:table-cell office:value-type="float" office:value="1.0674638951838242" table:style-name="ce6">
            <text:p>1.067</text:p>
          </table:table-cell>
          <table:table-cell office:value-type="float" office:value="6379.0444904939004" table:style-name="ce5">
            <text:p><text:s/>6,379<text:s/></text:p>
          </table:table-cell>
          <table:table-cell office:value-type="float" office:value="1.0931546776593482" table:style-name="ce6">
            <text:p>1.093</text:p>
          </table:table-cell>
          <table:table-cell office:value-type="float" office:value="6973.2823237805005" table:style-name="ce5">
            <text:p><text:s/>6,97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973.2823237805005" table:style-name="ce5">
            <text:p><text:s/>6,973<text:s/></text:p>
          </table:table-cell>
          <table:table-cell office:value-type="float" office:value="1.0940596670141711" table:style-name="ce6">
            <text:p>1.094</text:p>
          </table:table-cell>
          <table:table-cell office:value-type="float" office:value="7629.1869371511002" table:style-name="ce5">
            <text:p><text:s/>7,629<text:s/></text:p>
          </table:table-cell>
          <table:table-cell office:value-type="float" office:value="0.95608818017628749" table:style-name="ce6">
            <text:p>0.956</text:p>
          </table:table-cell>
          <table:table-cell office:value-type="float" office:value="7294.1754549654997" table:style-name="ce5">
            <text:p><text:s/>7,29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294.1754549654997" table:style-name="ce5">
            <text:p><text:s/>7,294<text:s/></text:p>
          </table:table-cell>
          <table:table-cell office:value-type="float" office:value="1.3166835104044021" table:style-name="ce6">
            <text:p>1.317</text:p>
          </table:table-cell>
          <table:table-cell office:value-type="float" office:value="9604.1205435496013" table:style-name="ce5">
            <text:p><text:s/>9,604<text:s/></text:p>
          </table:table-cell>
          <table:table-cell office:value-type="float" office:value="0.84469272686703056" table:style-name="ce6">
            <text:p>0.845</text:p>
          </table:table-cell>
          <table:table-cell office:value-type="float" office:value="8112.5307710905799" table:style-name="ce5">
            <text:p><text:s/>8,11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112.5307710905799" table:style-name="ce5">
            <text:p><text:s/>8,113<text:s/></text:p>
          </table:table-cell>
          <table:table-cell office:value-type="float" office:value="1.0057383608187105" table:style-name="ce6">
            <text:p>1.006</text:p>
          </table:table-cell>
          <table:table-cell office:value-type="float" office:value="8159.0833998079897" table:style-name="ce5">
            <text:p><text:s/>8,159<text:s/></text:p>
          </table:table-cell>
          <table:table-cell office:value-type="float" office:value="1.1435724147350972" table:style-name="ce6">
            <text:p>1.144</text:p>
          </table:table-cell>
          <table:table-cell office:value-type="float" office:value="9330.5027055434712" table:style-name="ce5">
            <text:p><text:s/>9,33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9330.5027055434712" table:style-name="ce5">
            <text:p><text:s/>9,331<text:s/></text:p>
          </table:table-cell>
          <table:table-cell office:value-type="float" office:value="1.0923295311940733" table:style-name="ce6">
            <text:p>1.092</text:p>
          </table:table-cell>
          <table:table-cell office:value-type="float" office:value="10191.983646151331" table:style-name="ce5">
            <text:p><text:s/>10,192<text:s/></text:p>
          </table:table-cell>
          <table:table-cell office:value-type="float" office:value="0.97073374881894492" table:style-name="ce6">
            <text:p>0.971</text:p>
          </table:table-cell>
          <table:table-cell office:value-type="float" office:value="9893.7024927298608" table:style-name="ce5">
            <text:p><text:s/>9,89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9893.7024927298608" table:style-name="ce5">
            <text:p><text:s/>9,894<text:s/></text:p>
          </table:table-cell>
          <table:table-cell office:value-type="float" office:value="1.0381384747025122" table:style-name="ce6">
            <text:p>1.038</text:p>
          </table:table-cell>
          <table:table-cell office:value-type="float" office:value="10271.033214963019" table:style-name="ce5">
            <text:p><text:s/>10,271<text:s/></text:p>
          </table:table-cell>
          <table:table-cell office:value-type="float" office:value="1.0426055437926112" table:style-name="ce6">
            <text:p>1.043</text:p>
          </table:table-cell>
          <table:table-cell office:value-type="float" office:value="10708.636170398491" table:style-name="ce5">
            <text:p><text:s/>10,70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708.636170398491" table:style-name="ce5">
            <text:p><text:s/>10,709<text:s/></text:p>
          </table:table-cell>
          <table:table-cell office:value-type="float" office:value="1.0595436981815343" table:style-name="ce6">
            <text:p>1.060</text:p>
          </table:table-cell>
          <table:table-cell office:value-type="float" office:value="11346.26797046456" table:style-name="ce5">
            <text:p><text:s/>11,346<text:s/></text:p>
          </table:table-cell>
          <table:table-cell office:value-type="float" office:value="0.98817356292363989" table:style-name="ce6">
            <text:p>0.988</text:p>
          </table:table-cell>
          <table:table-cell office:value-type="float" office:value="11212.082046260341" table:style-name="ce5">
            <text:p><text:s/>11,21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1212.082046260341" table:style-name="ce5">
            <text:p><text:s/>11,212<text:s/></text:p>
          </table:table-cell>
          <table:table-cell office:value-type="float" office:value="1.0079272209823631" table:style-name="ce6">
            <text:p>1.008</text:p>
          </table:table-cell>
          <table:table-cell office:value-type="float" office:value="11300.962698313431" table:style-name="ce5">
            <text:p><text:s/>11,301<text:s/></text:p>
          </table:table-cell>
          <table:table-cell office:value-type="float" office:value="1.0452432818800752" table:style-name="ce6">
            <text:p>1.045</text:p>
          </table:table-cell>
          <table:table-cell office:value-type="float" office:value="11812.25533918944" table:style-name="ce5">
            <text:p><text:s/>11,81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812.25533918944" table:style-name="ce5">
            <text:p><text:s/>11,812<text:s/></text:p>
          </table:table-cell>
          <table:table-cell office:value-type="float" office:value="0.95292270628308495" table:style-name="ce6">
            <text:p>0.953</text:p>
          </table:table-cell>
          <table:table-cell office:value-type="float" office:value="11256.16632512722" table:style-name="ce5">
            <text:p><text:s/>11,256<text:s/></text:p>
          </table:table-cell>
          <table:table-cell office:value-type="float" office:value="1.0661559779009293" table:style-name="ce6">
            <text:p>1.066</text:p>
          </table:table-cell>
          <table:table-cell office:value-type="float" office:value="12000.829015781521" table:style-name="ce5">
            <text:p><text:s/>12,00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000.829015781521" table:style-name="ce5">
            <text:p><text:s/>12,001<text:s/></text:p>
          </table:table-cell>
          <table:table-cell office:value-type="float" office:value="0.95099554176042378" table:style-name="ce6">
            <text:p>0.951</text:p>
          </table:table-cell>
          <table:table-cell office:value-type="float" office:value="11412.734891437362" table:style-name="ce5">
            <text:p><text:s/>11,413<text:s/></text:p>
          </table:table-cell>
          <table:table-cell office:value-type="float" office:value="1.053012814302505" table:style-name="ce6">
            <text:p>1.053</text:p>
          </table:table-cell>
          <table:table-cell office:value-type="float" office:value="12017.75608692085" table:style-name="ce5">
            <text:p><text:s/>12,01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017.75608692085" table:style-name="ce5">
            <text:p><text:s/>12,018<text:s/></text:p>
          </table:table-cell>
          <table:table-cell office:value-type="float" office:value="0.97458048677231057" table:style-name="ce6">
            <text:p>0.975</text:p>
          </table:table-cell>
          <table:table-cell office:value-type="float" office:value="11712.270577102221" table:style-name="ce5">
            <text:p><text:s/>11,712<text:s/></text:p>
          </table:table-cell>
          <table:table-cell office:value-type="float" office:value="1.0889792180982376" table:style-name="ce6">
            <text:p>1.089</text:p>
          </table:table-cell>
          <table:table-cell office:value-type="float" office:value="12754.419255207769" table:style-name="ce5">
            <text:p><text:s/>12,75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47.4037046705002" table:style-name="ce5">
            <text:p><text:s/>2,14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147.4037046705002" table:style-name="ce5">
            <text:p><text:s/>2,147<text:s/></text:p>
          </table:table-cell>
          <table:table-cell office:value-type="float" office:value="1.188933893471863" table:style-name="ce6">
            <text:p>1.189</text:p>
          </table:table-cell>
          <table:table-cell office:value-type="float" office:value="2553.1210474497998" table:style-name="ce5">
            <text:p><text:s/>2,553<text:s/></text:p>
          </table:table-cell>
          <table:table-cell office:value-type="float" office:value="0.94584104154375437" table:style-name="ce6">
            <text:p>0.946</text:p>
          </table:table-cell>
          <table:table-cell office:value-type="float" office:value="2414.8466707072002" table:style-name="ce5">
            <text:p><text:s/>2,41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414.8466707072002" table:style-name="ce5">
            <text:p><text:s/>2,415<text:s/></text:p>
          </table:table-cell>
          <table:table-cell office:value-type="float" office:value="1.0719573841580639" table:style-name="ce6">
            <text:p>1.072</text:p>
          </table:table-cell>
          <table:table-cell office:value-type="float" office:value="2588.6127202741" table:style-name="ce5">
            <text:p><text:s/>2,589<text:s/></text:p>
          </table:table-cell>
          <table:table-cell office:value-type="float" office:value="1.1310937807564614" table:style-name="ce6">
            <text:p>1.131</text:p>
          </table:table-cell>
          <table:table-cell office:value-type="float" office:value="2927.9637486890997" table:style-name="ce5">
            <text:p><text:s/>2,92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27.9637486890997" table:style-name="ce5">
            <text:p><text:s/>2,928<text:s/></text:p>
          </table:table-cell>
          <table:table-cell office:value-type="float" office:value="1.0679074869639764" table:style-name="ce6">
            <text:p>1.068</text:p>
          </table:table-cell>
          <table:table-cell office:value-type="float" office:value="3126.7944087842002" table:style-name="ce5">
            <text:p><text:s/>3,127<text:s/></text:p>
          </table:table-cell>
          <table:table-cell office:value-type="float" office:value="0.97698930928174565" table:style-name="ce6">
            <text:p>0.977</text:p>
          </table:table-cell>
          <table:table-cell office:value-type="float" office:value="3054.8447097041003" table:style-name="ce5">
            <text:p><text:s/>3,05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054.8447097041003" table:style-name="ce5">
            <text:p><text:s/>3,055<text:s/></text:p>
          </table:table-cell>
          <table:table-cell office:value-type="float" office:value="1.1301158464415697" table:style-name="ce6">
            <text:p>1.130</text:p>
          </table:table-cell>
          <table:table-cell office:value-type="float" office:value="3452.3284148548" table:style-name="ce5">
            <text:p><text:s/>3,452<text:s/></text:p>
          </table:table-cell>
          <table:table-cell office:value-type="float" office:value="1.0413375783165757" table:style-name="ce6">
            <text:p>1.041</text:p>
          </table:table-cell>
          <table:table-cell office:value-type="float" office:value="3595.0393110784003" table:style-name="ce5">
            <text:p><text:s/>3,59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595.0393110784003" table:style-name="ce5">
            <text:p><text:s/>3,595<text:s/></text:p>
          </table:table-cell>
          <table:table-cell office:value-type="float" office:value="1.0241120614230217" table:style-name="ce6">
            <text:p>1.024</text:p>
          </table:table-cell>
          <table:table-cell office:value-type="float" office:value="3681.7231197653" table:style-name="ce5">
            <text:p><text:s/>3,682<text:s/></text:p>
          </table:table-cell>
          <table:table-cell office:value-type="float" office:value="1.0712314854968286" table:style-name="ce6">
            <text:p>1.071</text:p>
          </table:table-cell>
          <table:table-cell office:value-type="float" office:value="3943.9777267742002" table:style-name="ce5">
            <text:p><text:s/>3,94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943.9777267742002" table:style-name="ce5">
            <text:p><text:s/>3,944<text:s/></text:p>
          </table:table-cell>
          <table:table-cell office:value-type="float" office:value="1.0720983178328887" table:style-name="ce6">
            <text:p>1.072</text:p>
          </table:table-cell>
          <table:table-cell office:value-type="float" office:value="4228.3318864450002" table:style-name="ce5">
            <text:p><text:s/>4,228<text:s/></text:p>
          </table:table-cell>
          <table:table-cell office:value-type="float" office:value="1.0664093237672705" table:style-name="ce6">
            <text:p>1.066</text:p>
          </table:table-cell>
          <table:table-cell office:value-type="float" office:value="4509.1325476873999" table:style-name="ce5">
            <text:p><text:s/>4,50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509.1325476873999" table:style-name="ce5">
            <text:p><text:s/>4,509<text:s/></text:p>
          </table:table-cell>
          <table:table-cell office:value-type="float" office:value="1.0794536545446516" table:style-name="ce6">
            <text:p>1.079</text:p>
          </table:table-cell>
          <table:table-cell office:value-type="float" office:value="4867.3996074274" table:style-name="ce5">
            <text:p><text:s/>4,867<text:s/></text:p>
          </table:table-cell>
          <table:table-cell office:value-type="float" office:value="0.95069103315658288" table:style-name="ce6">
            <text:p>0.951</text:p>
          </table:table-cell>
          <table:table-cell office:value-type="float" office:value="4627.3931615710999" table:style-name="ce5">
            <text:p><text:s/>4,62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627.3931615710999" table:style-name="ce5">
            <text:p><text:s/>4,627<text:s/></text:p>
          </table:table-cell>
          <table:table-cell office:value-type="float" office:value="1.3377382346033633" table:style-name="ce6">
            <text:p>1.338</text:p>
          </table:table-cell>
          <table:table-cell office:value-type="float" office:value="6190.2407587757998" table:style-name="ce5">
            <text:p><text:s/>6,190<text:s/></text:p>
          </table:table-cell>
          <table:table-cell office:value-type="float" office:value="0.86553597530510895" table:style-name="ce6">
            <text:p>0.866</text:p>
          </table:table-cell>
          <table:table-cell office:value-type="float" office:value="5357.8760725204493" table:style-name="ce5">
            <text:p><text:s/>5,35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357.8760725204493" table:style-name="ce5">
            <text:p><text:s/>5,358<text:s/></text:p>
          </table:table-cell>
          <table:table-cell office:value-type="float" office:value="1.0069525416359317" table:style-name="ce6">
            <text:p>1.007</text:p>
          </table:table-cell>
          <table:table-cell office:value-type="float" office:value="5395.1269289948104" table:style-name="ce5">
            <text:p><text:s/>5,395<text:s/></text:p>
          </table:table-cell>
          <table:table-cell office:value-type="float" office:value="1.1889105461230494" table:style-name="ce6">
            <text:p>1.189</text:p>
          </table:table-cell>
          <table:table-cell office:value-type="float" office:value="6414.3233035543899" table:style-name="ce5">
            <text:p><text:s/>6,41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414.3233035543899" table:style-name="ce5">
            <text:p><text:s/>6,414<text:s/></text:p>
          </table:table-cell>
          <table:table-cell office:value-type="float" office:value="1.098181325139995" table:style-name="ce6">
            <text:p>1.098</text:p>
          </table:table-cell>
          <table:table-cell office:value-type="float" office:value="7044.0900653737099" table:style-name="ce5">
            <text:p><text:s/>7,044<text:s/></text:p>
          </table:table-cell>
          <table:table-cell office:value-type="float" office:value="0.95970890385364604" table:style-name="ce6">
            <text:p>0.960</text:p>
          </table:table-cell>
          <table:table-cell office:value-type="float" office:value="6760.2759552861608" table:style-name="ce5">
            <text:p><text:s/>6,76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760.2759552861608" table:style-name="ce5">
            <text:p><text:s/>6,760<text:s/></text:p>
          </table:table-cell>
          <table:table-cell office:value-type="float" office:value="1.0381119873418294" table:style-name="ce6">
            <text:p>1.038</text:p>
          </table:table-cell>
          <table:table-cell office:value-type="float" office:value="7017.9235069213" table:style-name="ce5">
            <text:p><text:s/>7,018<text:s/></text:p>
          </table:table-cell>
          <table:table-cell office:value-type="float" office:value="1.0426814805153917" table:style-name="ce6">
            <text:p>1.043</text:p>
          </table:table-cell>
          <table:table-cell office:value-type="float" office:value="7317.4588723404704" table:style-name="ce5">
            <text:p><text:s/>7,31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317.4588723404704" table:style-name="ce5">
            <text:p><text:s/>7,317<text:s/></text:p>
          </table:table-cell>
          <table:table-cell office:value-type="float" office:value="1.0619555933787086" table:style-name="ce6">
            <text:p>1.062</text:p>
          </table:table-cell>
          <table:table-cell office:value-type="float" office:value="7770.8163788006204" table:style-name="ce5">
            <text:p><text:s/>7,771<text:s/></text:p>
          </table:table-cell>
          <table:table-cell office:value-type="float" office:value="0.98117205860883283" table:style-name="ce6">
            <text:p>0.981</text:p>
          </table:table-cell>
          <table:table-cell office:value-type="float" office:value="7624.5079034590399" table:style-name="ce5">
            <text:p><text:s/>7,62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624.5079034590399" table:style-name="ce5">
            <text:p><text:s/>7,625<text:s/></text:p>
          </table:table-cell>
          <table:table-cell office:value-type="float" office:value="1.0104999723555184" table:style-name="ce6">
            <text:p>1.010</text:p>
          </table:table-cell>
          <table:table-cell office:value-type="float" office:value="7704.56502566979" table:style-name="ce5">
            <text:p><text:s/>7,705<text:s/></text:p>
          </table:table-cell>
          <table:table-cell office:value-type="float" office:value="1.0803527530302972" table:style-name="ce6">
            <text:p>1.080</text:p>
          </table:table-cell>
          <table:table-cell office:value-type="float" office:value="8323.6480363832998" table:style-name="ce5">
            <text:p><text:s/>8,32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323.6480363832998" table:style-name="ce5">
            <text:p><text:s/>8,324<text:s/></text:p>
          </table:table-cell>
          <table:table-cell office:value-type="float" office:value="0.95210843846887849" table:style-name="ce6">
            <text:p>0.952</text:p>
          </table:table-cell>
          <table:table-cell office:value-type="float" office:value="7925.0155342854496" table:style-name="ce5">
            <text:p><text:s/>7,925<text:s/></text:p>
          </table:table-cell>
          <table:table-cell office:value-type="float" office:value="1.092894309692956" table:style-name="ce6">
            <text:p>1.093</text:p>
          </table:table-cell>
          <table:table-cell office:value-type="float" office:value="8661.2043816488494" table:style-name="ce5">
            <text:p><text:s/>8,66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661.2043816488494" table:style-name="ce5">
            <text:p><text:s/>8,661<text:s/></text:p>
          </table:table-cell>
          <table:table-cell office:value-type="float" office:value="0.94560892455181433" table:style-name="ce6">
            <text:p>0.946</text:p>
          </table:table-cell>
          <table:table-cell office:value-type="float" office:value="8190.1121606544302" table:style-name="ce5">
            <text:p><text:s/>8,190<text:s/></text:p>
          </table:table-cell>
          <table:table-cell office:value-type="float" office:value="1.03809676459648" table:style-name="ce6">
            <text:p>1.038</text:p>
          </table:table-cell>
          <table:table-cell office:value-type="float" office:value="8502.1289356576508" table:style-name="ce5">
            <text:p><text:s/>8,50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502.1289356576508" table:style-name="ce5">
            <text:p><text:s/>8,502<text:s/></text:p>
          </table:table-cell>
          <table:table-cell office:value-type="float" office:value="0.97834151176550632" table:style-name="ce6">
            <text:p>0.978</text:p>
          </table:table-cell>
          <table:table-cell office:value-type="float" office:value="8317.9856761365609" table:style-name="ce5">
            <text:p><text:s/>8,318<text:s/></text:p>
          </table:table-cell>
          <table:table-cell office:value-type="float" office:value="1.0843632380166361" table:style-name="ce6">
            <text:p>1.084</text:p>
          </table:table-cell>
          <table:table-cell office:value-type="float" office:value="9019.7178815514399" table:style-name="ce5">
            <text:p><text:s/>9,02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99.0076552257999" table:style-name="ce5">
            <text:p><text:s/>1,09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99.0076552257999" table:style-name="ce5">
            <text:p><text:s/>1,099<text:s/></text:p>
          </table:table-cell>
          <table:table-cell office:value-type="float" office:value="1.2154987078352431" table:style-name="ce6">
            <text:p>1.215</text:p>
          </table:table-cell>
          <table:table-cell office:value-type="float" office:value="1335.8423848280001" table:style-name="ce5">
            <text:p><text:s/>1,336<text:s/></text:p>
          </table:table-cell>
          <table:table-cell office:value-type="float" office:value="1.2628221607460863" table:style-name="ce6">
            <text:p>1.263</text:p>
          </table:table-cell>
          <table:table-cell office:value-type="float" office:value="1686.9313668246998" table:style-name="ce5">
            <text:p><text:s/>1,68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686.9313668246998" table:style-name="ce5">
            <text:p><text:s/>1,687<text:s/></text:p>
          </table:table-cell>
          <table:table-cell office:value-type="float" office:value="1.0731047678391505" table:style-name="ce6">
            <text:p>1.073</text:p>
          </table:table-cell>
          <table:table-cell office:value-type="float" office:value="1810.2540927570005" table:style-name="ce5">
            <text:p><text:s/>1,810<text:s/></text:p>
          </table:table-cell>
          <table:table-cell office:value-type="float" office:value="0.87309501705237225" table:style-name="ce6">
            <text:p>0.873</text:p>
          </table:table-cell>
          <table:table-cell office:value-type="float" office:value="1580.5238279847999" table:style-name="ce5">
            <text:p><text:s/>1,58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80.5238279847999" table:style-name="ce5">
            <text:p><text:s/>1,581<text:s/></text:p>
          </table:table-cell>
          <table:table-cell office:value-type="float" office:value="1.0573794891600152" table:style-name="ce6">
            <text:p>1.057</text:p>
          </table:table-cell>
          <table:table-cell office:value-type="float" office:value="1671.2134778397995" table:style-name="ce5">
            <text:p><text:s/>1,671<text:s/></text:p>
          </table:table-cell>
          <table:table-cell office:value-type="float" office:value="1.0830726540522242" table:style-name="ce6">
            <text:p>1.083</text:p>
          </table:table-cell>
          <table:table-cell office:value-type="float" office:value="1810.0456169317995" table:style-name="ce5">
            <text:p><text:s/>1,81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810.0456169317995" table:style-name="ce5">
            <text:p><text:s/>1,810<text:s/></text:p>
          </table:table-cell>
          <table:table-cell office:value-type="float" office:value="1.0975094113460957" table:style-name="ce6">
            <text:p>1.098</text:p>
          </table:table-cell>
          <table:table-cell office:value-type="float" office:value="1986.5420995483998" table:style-name="ce5">
            <text:p><text:s/>1,987<text:s/></text:p>
          </table:table-cell>
          <table:table-cell office:value-type="float" office:value="0.9482310370266106" table:style-name="ce6">
            <text:p>0.948</text:p>
          </table:table-cell>
          <table:table-cell office:value-type="float" office:value="1883.7008751517997" table:style-name="ce5">
            <text:p><text:s/>1,88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83.7008751517997" table:style-name="ce5">
            <text:p><text:s/>1,884<text:s/></text:p>
          </table:table-cell>
          <table:table-cell office:value-type="float" office:value="1.0130651984424104" table:style-name="ce6">
            <text:p>1.013</text:p>
          </table:table-cell>
          <table:table-cell office:value-type="float" office:value="1908.3118008918" table:style-name="ce5">
            <text:p><text:s/>1,908<text:s/></text:p>
          </table:table-cell>
          <table:table-cell office:value-type="float" office:value="1.0647683953899669" table:style-name="ce6">
            <text:p>1.065</text:p>
          </table:table-cell>
          <table:table-cell office:value-type="float" office:value="2031.9100941392999" table:style-name="ce5">
            <text:p><text:s/>2,03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31.9100941392999" table:style-name="ce5">
            <text:p><text:s/>2,032<text:s/></text:p>
          </table:table-cell>
          <table:table-cell office:value-type="float" office:value="1.0584683890553357" table:style-name="ce6">
            <text:p>1.058</text:p>
          </table:table-cell>
          <table:table-cell office:value-type="float" office:value="2150.7126040489002" table:style-name="ce5">
            <text:p><text:s/>2,151<text:s/></text:p>
          </table:table-cell>
          <table:table-cell office:value-type="float" office:value="1.1457364277561437" table:style-name="ce6">
            <text:p>1.146</text:p>
          </table:table-cell>
          <table:table-cell office:value-type="float" office:value="2464.1497760931006" table:style-name="ce5">
            <text:p><text:s/>2,46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64.1497760931006" table:style-name="ce5">
            <text:p><text:s/>2,464<text:s/></text:p>
          </table:table-cell>
          <table:table-cell office:value-type="float" office:value="1.1207871195648273" table:style-name="ce6">
            <text:p>1.121</text:p>
          </table:table-cell>
          <table:table-cell office:value-type="float" office:value="2761.7873297237006" table:style-name="ce5">
            <text:p><text:s/>2,762<text:s/></text:p>
          </table:table-cell>
          <table:table-cell office:value-type="float" office:value="0.96560016214615429" table:style-name="ce6">
            <text:p>0.966</text:p>
          </table:table-cell>
          <table:table-cell office:value-type="float" office:value="2666.7822933943999" table:style-name="ce5">
            <text:p><text:s/>2,66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66.7822933943999" table:style-name="ce5">
            <text:p><text:s/>2,667<text:s/></text:p>
          </table:table-cell>
          <table:table-cell office:value-type="float" office:value="1.2801494119823564" table:style-name="ce6">
            <text:p>1.280</text:p>
          </table:table-cell>
          <table:table-cell office:value-type="float" office:value="3413.879784773801" table:style-name="ce5">
            <text:p><text:s/>3,414<text:s/></text:p>
          </table:table-cell>
          <table:table-cell office:value-type="float" office:value="0.8068985647520831" table:style-name="ce6">
            <text:p>0.807</text:p>
          </table:table-cell>
          <table:table-cell office:value-type="float" office:value="2754.6546985701302" table:style-name="ce5">
            <text:p><text:s/>2,75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754.6546985701302" table:style-name="ce5">
            <text:p><text:s/>2,755<text:s/></text:p>
          </table:table-cell>
          <table:table-cell office:value-type="float" office:value="1.0033767470920685" table:style-name="ce6">
            <text:p>1.003</text:p>
          </table:table-cell>
          <table:table-cell office:value-type="float" office:value="2763.9564708131797" table:style-name="ce5">
            <text:p><text:s/>2,764<text:s/></text:p>
          </table:table-cell>
          <table:table-cell office:value-type="float" office:value="1.0550742867275023" table:style-name="ce6">
            <text:p>1.055</text:p>
          </table:table-cell>
          <table:table-cell office:value-type="float" office:value="2916.1794019890804" table:style-name="ce5">
            <text:p><text:s/>2,91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916.1794019890804" table:style-name="ce5">
            <text:p><text:s/>2,916<text:s/></text:p>
          </table:table-cell>
          <table:table-cell office:value-type="float" office:value="1.0794581357479214" table:style-name="ce6">
            <text:p>1.079</text:p>
          </table:table-cell>
          <table:table-cell office:value-type="float" office:value="3147.8935807776211" table:style-name="ce5">
            <text:p><text:s/>3,148<text:s/></text:p>
          </table:table-cell>
          <table:table-cell office:value-type="float" office:value="0.99540421460805939" table:style-name="ce6">
            <text:p>0.995</text:p>
          </table:table-cell>
          <table:table-cell office:value-type="float" office:value="3133.4265374437" table:style-name="ce5">
            <text:p><text:s/>3,13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133.4265374437" table:style-name="ce5">
            <text:p><text:s/>3,133<text:s/></text:p>
          </table:table-cell>
          <table:table-cell office:value-type="float" office:value="1.0381956204071916" table:style-name="ce6">
            <text:p>1.038</text:p>
          </table:table-cell>
          <table:table-cell office:value-type="float" office:value="3253.1097080417203" table:style-name="ce5">
            <text:p><text:s/>3,253<text:s/></text:p>
          </table:table-cell>
          <table:table-cell office:value-type="float" office:value="1.042441725735531" table:style-name="ce6">
            <text:p>1.042</text:p>
          </table:table-cell>
          <table:table-cell office:value-type="float" office:value="3391.1772980580204" table:style-name="ce5">
            <text:p><text:s/>3,39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391.1772980580204" table:style-name="ce5">
            <text:p><text:s/>3,391<text:s/></text:p>
          </table:table-cell>
          <table:table-cell office:value-type="float" office:value="1.0543393274398967" table:style-name="ce6">
            <text:p>1.054</text:p>
          </table:table-cell>
          <table:table-cell office:value-type="float" office:value="3575.4515916639393" table:style-name="ce5">
            <text:p><text:s/>3,575<text:s/></text:p>
          </table:table-cell>
          <table:table-cell office:value-type="float" office:value="1.0033904951099391" table:style-name="ce6">
            <text:p>1.003</text:p>
          </table:table-cell>
          <table:table-cell office:value-type="float" office:value="3587.5741428013002" table:style-name="ce5">
            <text:p><text:s/>3,58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587.5741428013002" table:style-name="ce5">
            <text:p><text:s/>3,588<text:s/></text:p>
          </table:table-cell>
          <table:table-cell office:value-type="float" office:value="1.0024594696837263" table:style-name="ce6">
            <text:p>1.002</text:p>
          </table:table-cell>
          <table:table-cell office:value-type="float" office:value="3596.3976726436404" table:style-name="ce5">
            <text:p><text:s/>3,596<text:s/></text:p>
          </table:table-cell>
          <table:table-cell office:value-type="float" office:value="0.97002823946377825" table:style-name="ce6">
            <text:p>0.970</text:p>
          </table:table-cell>
          <table:table-cell office:value-type="float" office:value="3488.6073028061401" table:style-name="ce5">
            <text:p><text:s/>3,48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488.6073028061401" table:style-name="ce5">
            <text:p><text:s/>3,489<text:s/></text:p>
          </table:table-cell>
          <table:table-cell office:value-type="float" office:value="0.95486550984465457" table:style-name="ce6">
            <text:p>0.955</text:p>
          </table:table-cell>
          <table:table-cell office:value-type="float" office:value="3331.1507908417702" table:style-name="ce5">
            <text:p><text:s/>3,331<text:s/></text:p>
          </table:table-cell>
          <table:table-cell office:value-type="float" office:value="1.002543818584916" table:style-name="ce6">
            <text:p>1.003</text:p>
          </table:table-cell>
          <table:table-cell office:value-type="float" office:value="3339.6246341326714" table:style-name="ce5">
            <text:p><text:s/>3,34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339.6246341326714" table:style-name="ce5">
            <text:p><text:s/>3,340<text:s/></text:p>
          </table:table-cell>
          <table:table-cell office:value-type="float" office:value="0.96496555266902706" table:style-name="ce6">
            <text:p>0.965</text:p>
          </table:table-cell>
          <table:table-cell office:value-type="float" office:value="3222.6227307829304" table:style-name="ce5">
            <text:p><text:s/>3,223<text:s/></text:p>
          </table:table-cell>
          <table:table-cell office:value-type="float" office:value="1.0909211052480492" table:style-name="ce6">
            <text:p>1.091</text:p>
          </table:table-cell>
          <table:table-cell office:value-type="float" office:value="3515.6271512632006" table:style-name="ce5">
            <text:p><text:s/>3,51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515.6271512632006" table:style-name="ce5">
            <text:p><text:s/>3,516<text:s/></text:p>
          </table:table-cell>
          <table:table-cell office:value-type="float" office:value="0.9654848921467849" table:style-name="ce6">
            <text:p>0.965</text:p>
          </table:table-cell>
          <table:table-cell office:value-type="float" office:value="3394.2849009656602" table:style-name="ce5">
            <text:p><text:s/>3,394<text:s/></text:p>
          </table:table-cell>
          <table:table-cell office:value-type="float" office:value="1.100291072382823" table:style-name="ce6">
            <text:p>1.100</text:p>
          </table:table-cell>
          <table:table-cell office:value-type="float" office:value="3734.7013736563299" table:style-name="ce5">
            <text:p><text:s/>3,73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4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10.51723194255999" table:style-name="ce5">
            <text:p><text:s/>91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10.51723194255999" table:style-name="ce5">
            <text:p><text:s/>911<text:s/></text:p>
          </table:table-cell>
          <table:table-cell office:value-type="float" office:value="1.0178530782509294" table:style-name="ce6">
            <text:p>1.018</text:p>
          </table:table-cell>
          <table:table-cell office:value-type="float" office:value="926.77276733325004" table:style-name="ce5">
            <text:p><text:s/>927<text:s/></text:p>
          </table:table-cell>
          <table:table-cell office:value-type="float" office:value="1.0877055254347177" table:style-name="ce6">
            <text:p>1.088</text:p>
          </table:table-cell>
          <table:table-cell office:value-type="float" office:value="1008.0558598508001" table:style-name="ce5">
            <text:p><text:s/>1,00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08.0558598508001" table:style-name="ce5">
            <text:p><text:s/>1,008<text:s/></text:p>
          </table:table-cell>
          <table:table-cell office:value-type="float" office:value="1.0097372771910207" table:style-name="ce6">
            <text:p>1.010</text:p>
          </table:table-cell>
          <table:table-cell office:value-type="float" office:value="1017.8715791822" table:style-name="ce5">
            <text:p><text:s/>1,018<text:s/></text:p>
          </table:table-cell>
          <table:table-cell office:value-type="float" office:value="1.0203818116972756" table:style-name="ce6">
            <text:p>1.020</text:p>
          </table:table-cell>
          <table:table-cell office:value-type="float" office:value="1038.6176460411" table:style-name="ce5">
            <text:p><text:s/>1,03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38.6176460411" table:style-name="ce5">
            <text:p><text:s/>1,039<text:s/></text:p>
          </table:table-cell>
          <table:table-cell office:value-type="float" office:value="0.98254925996829945" table:style-name="ce6">
            <text:p>0.983</text:p>
          </table:table-cell>
          <table:table-cell office:value-type="float" office:value="1020.4929995077" table:style-name="ce5">
            <text:p><text:s/>1,020<text:s/></text:p>
          </table:table-cell>
          <table:table-cell office:value-type="float" office:value="1.0961372596096479" table:style-name="ce6">
            <text:p>1.096</text:p>
          </table:table-cell>
          <table:table-cell office:value-type="float" office:value="1118.6003999311999" table:style-name="ce5">
            <text:p><text:s/>1,11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18.6003999311999" table:style-name="ce5">
            <text:p><text:s/>1,119<text:s/></text:p>
          </table:table-cell>
          <table:table-cell office:value-type="float" office:value="1.0388983414200246" table:style-name="ce6">
            <text:p>1.039</text:p>
          </table:table-cell>
          <table:table-cell office:value-type="float" office:value="1162.1121002002999" table:style-name="ce5">
            <text:p><text:s/>1,162<text:s/></text:p>
          </table:table-cell>
          <table:table-cell office:value-type="float" office:value="1.0491769670634614" table:style-name="ce6">
            <text:p>1.049</text:p>
          </table:table-cell>
          <table:table-cell office:value-type="float" office:value="1219.2612486758999" table:style-name="ce5">
            <text:p><text:s/>1,21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19.2612486758999" table:style-name="ce5">
            <text:p><text:s/>1,219<text:s/></text:p>
          </table:table-cell>
          <table:table-cell office:value-type="float" office:value="1.0656668540605629" table:style-name="ce6">
            <text:p>1.066</text:p>
          </table:table-cell>
          <table:table-cell office:value-type="float" office:value="1299.3262991544002" table:style-name="ce5">
            <text:p><text:s/>1,299<text:s/></text:p>
          </table:table-cell>
          <table:table-cell office:value-type="float" office:value="1.1223802358096535" table:style-name="ce6">
            <text:p>1.122</text:p>
          </table:table-cell>
          <table:table-cell office:value-type="float" office:value="1458.3381580385999" table:style-name="ce5">
            <text:p><text:s/>1,45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58.3381580385999" table:style-name="ce5">
            <text:p><text:s/>1,458<text:s/></text:p>
          </table:table-cell>
          <table:table-cell office:value-type="float" office:value="1.0508236721578934" table:style-name="ce6">
            <text:p>1.051</text:p>
          </table:table-cell>
          <table:table-cell office:value-type="float" office:value="1532.4562584781002" table:style-name="ce5">
            <text:p><text:s/>1,532<text:s/></text:p>
          </table:table-cell>
          <table:table-cell office:value-type="float" office:value="1.0017424530068164" table:style-name="ce6">
            <text:p>1.002</text:p>
          </table:table-cell>
          <table:table-cell office:value-type="float" office:value="1535.1264914935" table:style-name="ce5">
            <text:p><text:s/>1,53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35.1264914935" table:style-name="ce5">
            <text:p><text:s/>1,535<text:s/></text:p>
          </table:table-cell>
          <table:table-cell office:value-type="float" office:value="1.0394631292588545" table:style-name="ce6">
            <text:p>1.039</text:p>
          </table:table-cell>
          <table:table-cell office:value-type="float" office:value="1595.7073866559999" table:style-name="ce5">
            <text:p><text:s/>1,596<text:s/></text:p>
          </table:table-cell>
          <table:table-cell office:value-type="float" office:value="0.99541197756147359" table:style-name="ce6">
            <text:p>0.995</text:p>
          </table:table-cell>
          <table:table-cell office:value-type="float" office:value="1588.3862453606998" table:style-name="ce5">
            <text:p><text:s/>1,58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88.3862453606998" table:style-name="ce5">
            <text:p><text:s/>1,588<text:s/></text:p>
          </table:table-cell>
          <table:table-cell office:value-type="float" office:value="1.0942890436774024" table:style-name="ce6">
            <text:p>1.094</text:p>
          </table:table-cell>
          <table:table-cell office:value-type="float" office:value="1738.1536654260999" table:style-name="ce5">
            <text:p><text:s/>1,738<text:s/></text:p>
          </table:table-cell>
          <table:table-cell office:value-type="float" office:value="1.0784654244343843" table:style-name="ce6">
            <text:p>1.078</text:p>
          </table:table-cell>
          <table:table-cell office:value-type="float" office:value="1874.53863051594" table:style-name="ce5">
            <text:p><text:s/>1,87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74.53863051594" table:style-name="ce5">
            <text:p><text:s/>1,875<text:s/></text:p>
          </table:table-cell>
          <table:table-cell office:value-type="float" office:value="1.0272688864468911" table:style-name="ce6">
            <text:p>1.027</text:p>
          </table:table-cell>
          <table:table-cell office:value-type="float" office:value="1925.65521157179" table:style-name="ce5">
            <text:p><text:s/>1,926<text:s/></text:p>
          </table:table-cell>
          <table:table-cell office:value-type="float" office:value="1.080275314976072" table:style-name="ce6">
            <text:p>1.080</text:p>
          </table:table-cell>
          <table:table-cell office:value-type="float" office:value="2080.2377902160297" table:style-name="ce5">
            <text:p><text:s/>2,08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080.2377902160297" table:style-name="ce5">
            <text:p><text:s/>2,080<text:s/></text:p>
          </table:table-cell>
          <table:table-cell office:value-type="float" office:value="1.3271840602439486" table:style-name="ce6">
            <text:p>1.327</text:p>
          </table:table-cell>
          <table:table-cell office:value-type="float" office:value="2760.8584366918103" table:style-name="ce5">
            <text:p><text:s/>2,761<text:s/></text:p>
          </table:table-cell>
          <table:table-cell office:value-type="float" office:value="0.96902962856949459" table:style-name="ce6">
            <text:p>0.969</text:p>
          </table:table-cell>
          <table:table-cell office:value-type="float" office:value="2675.3536254404203" table:style-name="ce5">
            <text:p><text:s/>2,67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675.3536254404203" table:style-name="ce5">
            <text:p><text:s/>2,675<text:s/></text:p>
          </table:table-cell>
          <table:table-cell office:value-type="float" office:value="1.2025735331030836" table:style-name="ce6">
            <text:p>1.203</text:p>
          </table:table-cell>
          <table:table-cell office:value-type="float" office:value="3217.3094616460298" table:style-name="ce5">
            <text:p><text:s/>3,217<text:s/></text:p>
          </table:table-cell>
          <table:table-cell office:value-type="float" office:value="0.96245181528828605" table:style-name="ce6">
            <text:p>0.962</text:p>
          </table:table-cell>
          <table:table-cell office:value-type="float" office:value="3096.5053317053998" table:style-name="ce5">
            <text:p><text:s/>3,09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096.5053317053998" table:style-name="ce5">
            <text:p><text:s/>3,097<text:s/></text:p>
          </table:table-cell>
          <table:table-cell office:value-type="float" office:value="1.2905625879407721" table:style-name="ce6">
            <text:p>1.291</text:p>
          </table:table-cell>
          <table:table-cell office:value-type="float" office:value="3996.2339344581201" table:style-name="ce5">
            <text:p><text:s/>3,996<text:s/></text:p>
          </table:table-cell>
          <table:table-cell office:value-type="float" office:value="0.99560508859806995" table:style-name="ce6">
            <text:p>0.996</text:p>
          </table:table-cell>
          <table:table-cell office:value-type="float" office:value="3978.6708403747903" table:style-name="ce5">
            <text:p><text:s/>3,97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978.6708403747903" table:style-name="ce5">
            <text:p><text:s/>3,979<text:s/></text:p>
          </table:table-cell>
          <table:table-cell office:value-type="float" office:value="0.9775391161132817" table:style-name="ce6">
            <text:p>0.978</text:p>
          </table:table-cell>
          <table:table-cell office:value-type="float" office:value="3889.3063766056598" table:style-name="ce5">
            <text:p><text:s/>3,889<text:s/></text:p>
          </table:table-cell>
          <table:table-cell office:value-type="float" office:value="1.1131813905803702" table:style-name="ce6">
            <text:p>1.113</text:p>
          </table:table-cell>
          <table:table-cell office:value-type="float" office:value="4329.5034807029897" table:style-name="ce5">
            <text:p><text:s/>4,33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329.5034807029897" table:style-name="ce5">
            <text:p><text:s/>4,330<text:s/></text:p>
          </table:table-cell>
          <table:table-cell office:value-type="float" office:value="0.80593378853304143" table:style-name="ce6">
            <text:p>0.806</text:p>
          </table:table-cell>
          <table:table-cell office:value-type="float" office:value="3489.2931426699502" table:style-name="ce5">
            <text:p><text:s/>3,489<text:s/></text:p>
          </table:table-cell>
          <table:table-cell office:value-type="float" office:value="1.111664035215715" table:style-name="ce6">
            <text:p>1.112</text:p>
          </table:table-cell>
          <table:table-cell office:value-type="float" office:value="3878.9216950310001" table:style-name="ce5">
            <text:p><text:s/>3,87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878.9216950310001" table:style-name="ce5">
            <text:p><text:s/>3,879<text:s/></text:p>
          </table:table-cell>
          <table:table-cell office:value-type="float" office:value="1.0640365076391145" table:style-name="ce6">
            <text:p>1.064</text:p>
          </table:table-cell>
          <table:table-cell office:value-type="float" office:value="4127.3142937863795" table:style-name="ce5">
            <text:p><text:s/>4,127<text:s/></text:p>
          </table:table-cell>
          <table:table-cell office:value-type="float" office:value="1.0705691565233837" table:style-name="ce6">
            <text:p>1.071</text:p>
          </table:table-cell>
          <table:table-cell office:value-type="float" office:value="4418.5753822057895" table:style-name="ce5">
            <text:p><text:s/>4,41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418.5753822057895" table:style-name="ce5">
            <text:p><text:s/>4,419<text:s/></text:p>
          </table:table-cell>
          <table:table-cell office:value-type="float" office:value="1.0158501623690028" table:style-name="ce6">
            <text:p>1.016</text:p>
          </table:table-cell>
          <table:table-cell office:value-type="float" office:value="4488.6105194534302" table:style-name="ce5">
            <text:p><text:s/>4,489<text:s/></text:p>
          </table:table-cell>
          <table:table-cell office:value-type="float" office:value="1.1421554015223307" table:style-name="ce6">
            <text:p>1.142</text:p>
          </table:table-cell>
          <table:table-cell office:value-type="float" office:value="5126.6907501236892" table:style-name="ce5">
            <text:p><text:s/>5,12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97.45002617901997" table:style-name="ce5">
            <text:p><text:s/>49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97.45002617901997" table:style-name="ce5">
            <text:p><text:s/>497<text:s/></text:p>
          </table:table-cell>
          <table:table-cell office:value-type="float" office:value="1.0122792367760007" table:style-name="ce6">
            <text:p>1.012</text:p>
          </table:table-cell>
          <table:table-cell office:value-type="float" office:value="503.55833283469997" table:style-name="ce5">
            <text:p><text:s/>504<text:s/></text:p>
          </table:table-cell>
          <table:table-cell office:value-type="float" office:value="1.1372646228679526" table:style-name="ce6">
            <text:p>1.137</text:p>
          </table:table-cell>
          <table:table-cell office:value-type="float" office:value="572.67907748327002" table:style-name="ce5">
            <text:p><text:s/>57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72.67907748327002" table:style-name="ce5">
            <text:p><text:s/>573<text:s/></text:p>
          </table:table-cell>
          <table:table-cell office:value-type="float" office:value="0.99673632211013563" table:style-name="ce6">
            <text:p>0.997</text:p>
          </table:table-cell>
          <table:table-cell office:value-type="float" office:value="570.8100374400999" table:style-name="ce5">
            <text:p><text:s/>571<text:s/></text:p>
          </table:table-cell>
          <table:table-cell office:value-type="float" office:value="1.0473699583921692" table:style-name="ce6">
            <text:p>1.047</text:p>
          </table:table-cell>
          <table:table-cell office:value-type="float" office:value="597.84928516347009" table:style-name="ce5">
            <text:p><text:s/>59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97.84928516347009" table:style-name="ce5">
            <text:p><text:s/>598<text:s/></text:p>
          </table:table-cell>
          <table:table-cell office:value-type="float" office:value="1.0038465669359815" table:style-name="ce6">
            <text:p>1.004</text:p>
          </table:table-cell>
          <table:table-cell office:value-type="float" office:value="600.14895245648006" table:style-name="ce5">
            <text:p><text:s/>600<text:s/></text:p>
          </table:table-cell>
          <table:table-cell office:value-type="float" office:value="1.0003849652211076" table:style-name="ce6">
            <text:p>1.000</text:p>
          </table:table-cell>
          <table:table-cell office:value-type="float" office:value="600.37998893066003" table:style-name="ce5">
            <text:p><text:s/>60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00.37998893066003" table:style-name="ce5">
            <text:p><text:s/>600<text:s/></text:p>
          </table:table-cell>
          <table:table-cell office:value-type="float" office:value="1.0380345830990503" table:style-name="ce6">
            <text:p>1.038</text:p>
          </table:table-cell>
          <table:table-cell office:value-type="float" office:value="623.21519151065002" table:style-name="ce5">
            <text:p><text:s/>623<text:s/></text:p>
          </table:table-cell>
          <table:table-cell office:value-type="float" office:value="0.97391035033734075" table:style-name="ce6">
            <text:p>0.974</text:p>
          </table:table-cell>
          <table:table-cell office:value-type="float" office:value="606.95572549969006" table:style-name="ce5">
            <text:p><text:s/>60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06.95572549969006" table:style-name="ce5">
            <text:p><text:s/>607<text:s/></text:p>
          </table:table-cell>
          <table:table-cell office:value-type="float" office:value="1.0654732511456806" table:style-name="ce6">
            <text:p>1.065</text:p>
          </table:table-cell>
          <table:table-cell office:value-type="float" office:value="646.69509014964001" table:style-name="ce5">
            <text:p><text:s/>647<text:s/></text:p>
          </table:table-cell>
          <table:table-cell office:value-type="float" office:value="1.2510464646375365" table:style-name="ce6">
            <text:p>1.251</text:p>
          </table:table-cell>
          <table:table-cell office:value-type="float" office:value="809.04560623016005" table:style-name="ce5">
            <text:p><text:s/>80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09.04560623016005" table:style-name="ce5">
            <text:p><text:s/>809<text:s/></text:p>
          </table:table-cell>
          <table:table-cell office:value-type="float" office:value="1.0945645635983654" table:style-name="ce6">
            <text:p>1.095</text:p>
          </table:table-cell>
          <table:table-cell office:value-type="float" office:value="885.55265091448996" table:style-name="ce5">
            <text:p><text:s/>886<text:s/></text:p>
          </table:table-cell>
          <table:table-cell office:value-type="float" office:value="1.05846875303263" table:style-name="ce6">
            <text:p>1.058</text:p>
          </table:table-cell>
          <table:table-cell office:value-type="float" office:value="937.32981015820008" table:style-name="ce5">
            <text:p><text:s/>93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37.32981015820008" table:style-name="ce5">
            <text:p><text:s/>937<text:s/></text:p>
          </table:table-cell>
          <table:table-cell office:value-type="float" office:value="1.0190581038086317" table:style-name="ce6">
            <text:p>1.019</text:p>
          </table:table-cell>
          <table:table-cell office:value-type="float" office:value="955.19353898311999" table:style-name="ce5">
            <text:p><text:s/>955<text:s/></text:p>
          </table:table-cell>
          <table:table-cell office:value-type="float" office:value="0.89707306712251811" table:style-name="ce6">
            <text:p>0.897</text:p>
          </table:table-cell>
          <table:table-cell office:value-type="float" office:value="856.87839771120002" table:style-name="ce5">
            <text:p><text:s/>85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56.87839771120002" table:style-name="ce5">
            <text:p><text:s/>857<text:s/></text:p>
          </table:table-cell>
          <table:table-cell office:value-type="float" office:value="1.1172806044217147" table:style-name="ce6">
            <text:p>1.117</text:p>
          </table:table-cell>
          <table:table-cell office:value-type="float" office:value="957.37361411068002" table:style-name="ce5">
            <text:p><text:s/>957<text:s/></text:p>
          </table:table-cell>
          <table:table-cell office:value-type="float" office:value="1.2436407075537219" table:style-name="ce6">
            <text:p>1.244</text:p>
          </table:table-cell>
          <table:table-cell office:value-type="float" office:value="1190.6287988458701" table:style-name="ce5">
            <text:p><text:s/>1,19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90.6287988458701" table:style-name="ce5">
            <text:p><text:s/>1,191<text:s/></text:p>
          </table:table-cell>
          <table:table-cell office:value-type="float" office:value="1.0151272459202303" table:style-name="ce6">
            <text:p>1.015</text:p>
          </table:table-cell>
          <table:table-cell office:value-type="float" office:value="1208.6397334857199" table:style-name="ce5">
            <text:p><text:s/>1,209<text:s/></text:p>
          </table:table-cell>
          <table:table-cell office:value-type="float" office:value="0.85803016345883087" table:style-name="ce6">
            <text:p>0.858</text:p>
          </table:table-cell>
          <table:table-cell office:value-type="float" office:value="1037.0493480855901" table:style-name="ce5">
            <text:p><text:s/>1,03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37.0493480855901" table:style-name="ce5">
            <text:p><text:s/>1,037<text:s/></text:p>
          </table:table-cell>
          <table:table-cell office:value-type="float" office:value="1.3663295391501713" table:style-name="ce6">
            <text:p>1.366</text:p>
          </table:table-cell>
          <table:table-cell office:value-type="float" office:value="1416.9511578457698" table:style-name="ce5">
            <text:p><text:s/>1,417<text:s/></text:p>
          </table:table-cell>
          <table:table-cell office:value-type="float" office:value="1.0446138931987174" table:style-name="ce6">
            <text:p>1.045</text:p>
          </table:table-cell>
          <table:table-cell office:value-type="float" office:value="1480.1668654697" table:style-name="ce5">
            <text:p><text:s/>1,48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80.1668654697" table:style-name="ce5">
            <text:p><text:s/>1,480<text:s/></text:p>
          </table:table-cell>
          <table:table-cell office:value-type="float" office:value="1.2533629008018194" table:style-name="ce6">
            <text:p>1.253</text:p>
          </table:table-cell>
          <table:table-cell office:value-type="float" office:value="1855.1862361758399" table:style-name="ce5">
            <text:p><text:s/>1,855<text:s/></text:p>
          </table:table-cell>
          <table:table-cell office:value-type="float" office:value="1.1226478188650402" table:style-name="ce6">
            <text:p>1.123</text:p>
          </table:table-cell>
          <table:table-cell office:value-type="float" office:value="2082.7207816312498" table:style-name="ce5">
            <text:p><text:s/>2,08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82.7207816312498" table:style-name="ce5">
            <text:p><text:s/>2,083<text:s/></text:p>
          </table:table-cell>
          <table:table-cell office:value-type="float" office:value="1.3786817004711625" table:style-name="ce6">
            <text:p>1.379</text:p>
          </table:table-cell>
          <table:table-cell office:value-type="float" office:value="2871.4090288260004" table:style-name="ce5">
            <text:p><text:s/>2,871<text:s/></text:p>
          </table:table-cell>
          <table:table-cell office:value-type="float" office:value="1.0770205838772233" table:style-name="ce6">
            <text:p>1.077</text:p>
          </table:table-cell>
          <table:table-cell office:value-type="float" office:value="3092.5666287765098" table:style-name="ce5">
            <text:p><text:s/>3,09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092.5666287765098" table:style-name="ce5">
            <text:p><text:s/>3,093<text:s/></text:p>
          </table:table-cell>
          <table:table-cell office:value-type="float" office:value="0.97681258554803407" table:style-name="ce6">
            <text:p>0.977</text:p>
          </table:table-cell>
          <table:table-cell office:value-type="float" office:value="3020.8580046347497" table:style-name="ce5">
            <text:p><text:s/>3,021<text:s/></text:p>
          </table:table-cell>
          <table:table-cell office:value-type="float" office:value="0.88080281877697963" table:style-name="ce6">
            <text:p>0.881</text:p>
          </table:table-cell>
          <table:table-cell office:value-type="float" office:value="2660.78024560729" table:style-name="ce5">
            <text:p><text:s/>2,66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60.78024560729" table:style-name="ce5">
            <text:p><text:s/>2,661<text:s/></text:p>
          </table:table-cell>
          <table:table-cell office:value-type="float" office:value="0.7563295499883752" table:style-name="ce6">
            <text:p>0.756</text:p>
          </table:table-cell>
          <table:table-cell office:value-type="float" office:value="2012.42672577812" table:style-name="ce5">
            <text:p><text:s/>2,012<text:s/></text:p>
          </table:table-cell>
          <table:table-cell office:value-type="float" office:value="1.0633835640837805" table:style-name="ce6">
            <text:p>1.063</text:p>
          </table:table-cell>
          <table:table-cell office:value-type="float" office:value="2139.9815041153902" table:style-name="ce5">
            <text:p><text:s/>2,14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39.9815041153902" table:style-name="ce5">
            <text:p><text:s/>2,140<text:s/></text:p>
          </table:table-cell>
          <table:table-cell office:value-type="float" office:value="1.065362928272551" table:style-name="ce6">
            <text:p>1.065</text:p>
          </table:table-cell>
          <table:table-cell office:value-type="float" office:value="2279.8569616734699" table:style-name="ce5">
            <text:p><text:s/>2,280<text:s/></text:p>
          </table:table-cell>
          <table:table-cell office:value-type="float" office:value="1.1186697793482006" table:style-name="ce6">
            <text:p>1.119</text:p>
          </table:table-cell>
          <table:table-cell office:value-type="float" office:value="2550.4070842607198" table:style-name="ce5">
            <text:p><text:s/>2,55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50.4070842607198" table:style-name="ce5">
            <text:p><text:s/>2,550<text:s/></text:p>
          </table:table-cell>
          <table:table-cell office:value-type="float" office:value="1.003941879571882" table:style-name="ce6">
            <text:p>1.004</text:p>
          </table:table-cell>
          <table:table-cell office:value-type="float" office:value="2560.4604818461498" table:style-name="ce5">
            <text:p><text:s/>2,560<text:s/></text:p>
          </table:table-cell>
          <table:table-cell office:value-type="float" office:value="1.1771935688046842" table:style-name="ce6">
            <text:p>1.177</text:p>
          </table:table-cell>
          <table:table-cell office:value-type="float" office:value="3014.1576124078301" table:style-name="ce5">
            <text:p><text:s/>3,01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13.06720576353996" table:style-name="ce5">
            <text:p><text:s/>41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13.06720576353996" table:style-name="ce5">
            <text:p><text:s/>413<text:s/></text:p>
          </table:table-cell>
          <table:table-cell office:value-type="float" office:value="1.0245655636502378" table:style-name="ce6">
            <text:p>1.025</text:p>
          </table:table-cell>
          <table:table-cell office:value-type="float" office:value="423.21443449855008" table:style-name="ce5">
            <text:p><text:s/>423<text:s/></text:p>
          </table:table-cell>
          <table:table-cell office:value-type="float" office:value="1.0287380270556949" table:style-name="ce6">
            <text:p>1.029</text:p>
          </table:table-cell>
          <table:table-cell office:value-type="float" office:value="435.37678236752998" table:style-name="ce5">
            <text:p><text:s/>43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35.37678236752998" table:style-name="ce5">
            <text:p><text:s/>435<text:s/></text:p>
          </table:table-cell>
          <table:table-cell office:value-type="float" office:value="1.0268382693974392" table:style-name="ce6">
            <text:p>1.027</text:p>
          </table:table-cell>
          <table:table-cell office:value-type="float" office:value="447.06154174210002" table:style-name="ce5">
            <text:p><text:s/>447<text:s/></text:p>
          </table:table-cell>
          <table:table-cell office:value-type="float" office:value="0.98592323365604906" table:style-name="ce6">
            <text:p>0.986</text:p>
          </table:table-cell>
          <table:table-cell office:value-type="float" office:value="440.76836087763002" table:style-name="ce5">
            <text:p><text:s/>44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40.76836087763002" table:style-name="ce5">
            <text:p><text:s/>441<text:s/></text:p>
          </table:table-cell>
          <table:table-cell office:value-type="float" office:value="0.95366202377651954" table:style-name="ce6">
            <text:p>0.954</text:p>
          </table:table-cell>
          <table:table-cell office:value-type="float" office:value="420.34404705121995" table:style-name="ce5">
            <text:p><text:s/>420<text:s/></text:p>
          </table:table-cell>
          <table:table-cell office:value-type="float" office:value="1.2328482219171135" table:style-name="ce6">
            <text:p>1.233</text:p>
          </table:table-cell>
          <table:table-cell office:value-type="float" office:value="518.22041100054003" table:style-name="ce5">
            <text:p><text:s/>51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18.22041100054003" table:style-name="ce5">
            <text:p><text:s/>518<text:s/></text:p>
          </table:table-cell>
          <table:table-cell office:value-type="float" office:value="1.0398990415085916" table:style-name="ce6">
            <text:p>1.040</text:p>
          </table:table-cell>
          <table:table-cell office:value-type="float" office:value="538.89690868964999" table:style-name="ce5">
            <text:p><text:s/>539<text:s/></text:p>
          </table:table-cell>
          <table:table-cell office:value-type="float" office:value="1.136220143969755" table:style-name="ce6">
            <text:p>1.136</text:p>
          </table:table-cell>
          <table:table-cell office:value-type="float" office:value="612.30552317620993" table:style-name="ce5">
            <text:p><text:s/>61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12.30552317620993" table:style-name="ce5">
            <text:p><text:s/>612<text:s/></text:p>
          </table:table-cell>
          <table:table-cell office:value-type="float" office:value="1.065858765440117" table:style-name="ce6">
            <text:p>1.066</text:p>
          </table:table-cell>
          <table:table-cell office:value-type="float" office:value="652.63120900476019" table:style-name="ce5">
            <text:p><text:s/>653<text:s/></text:p>
          </table:table-cell>
          <table:table-cell office:value-type="float" office:value="0.99488431268646882" table:style-name="ce6">
            <text:p>0.995</text:p>
          </table:table-cell>
          <table:table-cell office:value-type="float" office:value="649.29255180843995" table:style-name="ce5">
            <text:p><text:s/>64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49.29255180843995" table:style-name="ce5">
            <text:p><text:s/>649<text:s/></text:p>
          </table:table-cell>
          <table:table-cell office:value-type="float" office:value="0.99632069667490242" table:style-name="ce6">
            <text:p>0.996</text:p>
          </table:table-cell>
          <table:table-cell office:value-type="float" office:value="646.90360756361008" table:style-name="ce5">
            <text:p><text:s/>647<text:s/></text:p>
          </table:table-cell>
          <table:table-cell office:value-type="float" office:value="0.92408926824004234" table:style-name="ce6">
            <text:p>0.924</text:p>
          </table:table-cell>
          <table:table-cell office:value-type="float" office:value="597.79668133529992" table:style-name="ce5">
            <text:p><text:s/>59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97.79668133529992" table:style-name="ce5">
            <text:p><text:s/>598<text:s/></text:p>
          </table:table-cell>
          <table:table-cell office:value-type="float" office:value="1.0714576839773726" table:style-name="ce6">
            <text:p>1.071</text:p>
          </table:table-cell>
          <table:table-cell office:value-type="float" office:value="640.51384767287993" table:style-name="ce5">
            <text:p><text:s/>641<text:s/></text:p>
          </table:table-cell>
          <table:table-cell office:value-type="float" office:value="1.1420640635752375" table:style-name="ce6">
            <text:p>1.142</text:p>
          </table:table-cell>
          <table:table-cell office:value-type="float" office:value="731.50784764949992" table:style-name="ce5">
            <text:p><text:s/>73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31.50784764949992" table:style-name="ce5">
            <text:p><text:s/>732<text:s/></text:p>
          </table:table-cell>
          <table:table-cell office:value-type="float" office:value="1.0673570404258039" table:style-name="ce6">
            <text:p>1.067</text:p>
          </table:table-cell>
          <table:table-cell office:value-type="float" office:value="780.78005131542" table:style-name="ce5">
            <text:p><text:s/>781<text:s/></text:p>
          </table:table-cell>
          <table:table-cell office:value-type="float" office:value="0.87593148738604698" table:style-name="ce6">
            <text:p>0.876</text:p>
          </table:table-cell>
          <table:table-cell office:value-type="float" office:value="683.90983167006993" table:style-name="ce5">
            <text:p><text:s/>68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83.90983167006993" table:style-name="ce5">
            <text:p><text:s/>684<text:s/></text:p>
          </table:table-cell>
          <table:table-cell office:value-type="float" office:value="1.0484064490419125" table:style-name="ce6">
            <text:p>1.048</text:p>
          </table:table-cell>
          <table:table-cell office:value-type="float" office:value="717.01547808607006" table:style-name="ce5">
            <text:p><text:s/>717<text:s/></text:p>
          </table:table-cell>
          <table:table-cell office:value-type="float" office:value="1.454903658307382" table:style-name="ce6">
            <text:p>1.455</text:p>
          </table:table-cell>
          <table:table-cell office:value-type="float" office:value="1043.1884421304399" table:style-name="ce5">
            <text:p><text:s/>1,04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43.1884421304399" table:style-name="ce5">
            <text:p><text:s/>1,043<text:s/></text:p>
          </table:table-cell>
          <table:table-cell office:value-type="float" office:value="1.288268949856711" table:style-name="ce6">
            <text:p>1.288</text:p>
          </table:table-cell>
          <table:table-cell office:value-type="float" office:value="1343.9072788460403" table:style-name="ce5">
            <text:p><text:s/>1,344<text:s/></text:p>
          </table:table-cell>
          <table:table-cell office:value-type="float" office:value="0.88933721751769912" table:style-name="ce6">
            <text:p>0.889</text:p>
          </table:table-cell>
          <table:table-cell office:value-type="float" office:value="1195.18675997072" table:style-name="ce5">
            <text:p><text:s/>1,19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95.18675997072" table:style-name="ce5">
            <text:p><text:s/>1,195<text:s/></text:p>
          </table:table-cell>
          <table:table-cell office:value-type="float" office:value="1.1396739581549244" table:style-name="ce6">
            <text:p>1.140</text:p>
          </table:table-cell>
          <table:table-cell office:value-type="float" office:value="1362.1232254701899" table:style-name="ce5">
            <text:p><text:s/>1,362<text:s/></text:p>
          </table:table-cell>
          <table:table-cell office:value-type="float" office:value="0.74426786880768647" table:style-name="ce6">
            <text:p>0.744</text:p>
          </table:table-cell>
          <table:table-cell office:value-type="float" office:value="1013.78455007415" table:style-name="ce5">
            <text:p><text:s/>1,01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13.78455007415" table:style-name="ce5">
            <text:p><text:s/>1,014<text:s/></text:p>
          </table:table-cell>
          <table:table-cell office:value-type="float" office:value="1.1095305265303637" table:style-name="ce6">
            <text:p>1.110</text:p>
          </table:table-cell>
          <table:table-cell office:value-type="float" office:value="1124.8249056321197" table:style-name="ce5">
            <text:p><text:s/>1,125<text:s/></text:p>
          </table:table-cell>
          <table:table-cell office:value-type="float" office:value="0.7877707962914593" table:style-name="ce6">
            <text:p>0.788</text:p>
          </table:table-cell>
          <table:table-cell office:value-type="float" office:value="886.10421159828047" table:style-name="ce5">
            <text:p><text:s/>88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86.10421159828047" table:style-name="ce5">
            <text:p><text:s/>886<text:s/></text:p>
          </table:table-cell>
          <table:table-cell office:value-type="float" office:value="0.98007475938352195" table:style-name="ce6">
            <text:p>0.980</text:p>
          </table:table-cell>
          <table:table-cell office:value-type="float" office:value="868.4483719709101" table:style-name="ce5">
            <text:p><text:s/>868<text:s/></text:p>
          </table:table-cell>
          <table:table-cell office:value-type="float" office:value="1.921499641145733" table:style-name="ce6">
            <text:p>1.921</text:p>
          </table:table-cell>
          <table:table-cell office:value-type="float" office:value="1668.7232350956997" table:style-name="ce5">
            <text:p><text:s/>1,6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68.7232350956997" table:style-name="ce5">
            <text:p><text:s/>1,669<text:s/></text:p>
          </table:table-cell>
          <table:table-cell office:value-type="float" office:value="0.8850277780228385" table:style-name="ce6">
            <text:p>0.885</text:p>
          </table:table-cell>
          <table:table-cell office:value-type="float" office:value="1476.8664168918299" table:style-name="ce5">
            <text:p><text:s/>1,477<text:s/></text:p>
          </table:table-cell>
          <table:table-cell office:value-type="float" office:value="1.1774525922089372" table:style-name="ce6">
            <text:p>1.177</text:p>
          </table:table-cell>
          <table:table-cell office:value-type="float" office:value="1738.9401909156102" table:style-name="ce5">
            <text:p><text:s/>1,73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38.9401909156102" table:style-name="ce5">
            <text:p><text:s/>1,739<text:s/></text:p>
          </table:table-cell>
          <table:table-cell office:value-type="float" office:value="1.0624041825959303" table:style-name="ce6">
            <text:p>1.062</text:p>
          </table:table-cell>
          <table:table-cell office:value-type="float" office:value="1847.4573321129099" table:style-name="ce5">
            <text:p><text:s/>1,847<text:s/></text:p>
          </table:table-cell>
          <table:table-cell office:value-type="float" office:value="1.0112105245800038" table:style-name="ce6">
            <text:p>1.011</text:p>
          </table:table-cell>
          <table:table-cell office:value-type="float" office:value="1868.1682979450698" table:style-name="ce5">
            <text:p><text:s/>1,86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68.1682979450698" table:style-name="ce5">
            <text:p><text:s/>1,868<text:s/></text:p>
          </table:table-cell>
          <table:table-cell office:value-type="float" office:value="1.0321072462947736" table:style-name="ce6">
            <text:p>1.032</text:p>
          </table:table-cell>
          <table:table-cell office:value-type="float" office:value="1928.1500376072802" table:style-name="ce5">
            <text:p><text:s/>1,928<text:s/></text:p>
          </table:table-cell>
          <table:table-cell office:value-type="float" office:value="1.0956269463020563" table:style-name="ce6">
            <text:p>1.096</text:p>
          </table:table-cell>
          <table:table-cell office:value-type="float" office:value="2112.5331377158595" table:style-name="ce5">
            <text:p><text:s/>2,11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4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98.7871999919" table:style-name="ce5">
            <text:p><text:s/>1,29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98.7871999919" table:style-name="ce5">
            <text:p><text:s/>1,299<text:s/></text:p>
          </table:table-cell>
          <table:table-cell office:value-type="float" office:value="0.92053000076337088" table:style-name="ce6">
            <text:p>0.921</text:p>
          </table:table-cell>
          <table:table-cell office:value-type="float" office:value="1195.5725821999999" table:style-name="ce5">
            <text:p><text:s/>1,196<text:s/></text:p>
          </table:table-cell>
          <table:table-cell office:value-type="float" office:value="1.0557188836498059" table:style-name="ce6">
            <text:p>1.056</text:p>
          </table:table-cell>
          <table:table-cell office:value-type="float" office:value="1262.1885518025001" table:style-name="ce5">
            <text:p><text:s/>1,26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62.1885518025001" table:style-name="ce5">
            <text:p><text:s/>1,262<text:s/></text:p>
          </table:table-cell>
          <table:table-cell office:value-type="float" office:value="1.1532126164625991" table:style-name="ce6">
            <text:p>1.153</text:p>
          </table:table-cell>
          <table:table-cell office:value-type="float" office:value="1455.5717622933" table:style-name="ce5">
            <text:p><text:s/>1,456<text:s/></text:p>
          </table:table-cell>
          <table:table-cell office:value-type="float" office:value="1.1833676100323511" table:style-name="ce6">
            <text:p>1.183</text:p>
          </table:table-cell>
          <table:table-cell office:value-type="float" office:value="1722.4764775755998" table:style-name="ce5">
            <text:p><text:s/>1,72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22.4764775755998" table:style-name="ce5">
            <text:p><text:s/>1,722<text:s/></text:p>
          </table:table-cell>
          <table:table-cell office:value-type="float" office:value="0.68988536693084956" table:style-name="ce6">
            <text:p>0.690</text:p>
          </table:table-cell>
          <table:table-cell office:value-type="float" office:value="1188.3113167620002" table:style-name="ce5">
            <text:p><text:s/>1,188<text:s/></text:p>
          </table:table-cell>
          <table:table-cell office:value-type="float" office:value="0.94421602929278781" table:style-name="ce6">
            <text:p>0.944</text:p>
          </table:table-cell>
          <table:table-cell office:value-type="float" office:value="1122.0225930766999" table:style-name="ce5">
            <text:p><text:s/>1,12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22.0225930766999" table:style-name="ce5">
            <text:p><text:s/>1,122<text:s/></text:p>
          </table:table-cell>
          <table:table-cell office:value-type="float" office:value="1.4524058700904436" table:style-name="ce6">
            <text:p>1.452</text:p>
          </table:table-cell>
          <table:table-cell office:value-type="float" office:value="1629.6322005587001" table:style-name="ce5">
            <text:p><text:s/>1,630<text:s/></text:p>
          </table:table-cell>
          <table:table-cell office:value-type="float" office:value="1.1709478186747853" table:style-name="ce6">
            <text:p>1.171</text:p>
          </table:table-cell>
          <table:table-cell office:value-type="float" office:value="1908.2142704864" table:style-name="ce5">
            <text:p><text:s/>1,90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08.2142704864" table:style-name="ce5">
            <text:p><text:s/>1,908<text:s/></text:p>
          </table:table-cell>
          <table:table-cell office:value-type="float" office:value="1.0827417663325902" table:style-name="ce6">
            <text:p>1.083</text:p>
          </table:table-cell>
          <table:table-cell office:value-type="float" office:value="2066.1032897675" table:style-name="ce5">
            <text:p><text:s/>2,066<text:s/></text:p>
          </table:table-cell>
          <table:table-cell office:value-type="float" office:value="0.89098869162105387" table:style-name="ce6">
            <text:p>0.891</text:p>
          </table:table-cell>
          <table:table-cell office:value-type="float" office:value="1840.8746669038999" table:style-name="ce5">
            <text:p><text:s/>1,84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40.8746669038999" table:style-name="ce5">
            <text:p><text:s/>1,841<text:s/></text:p>
          </table:table-cell>
          <table:table-cell office:value-type="float" office:value="1.1441454249973948" table:style-name="ce6">
            <text:p>1.144</text:p>
          </table:table-cell>
          <table:table-cell office:value-type="float" office:value="2106.2283281317" table:style-name="ce5">
            <text:p><text:s/>2,106<text:s/></text:p>
          </table:table-cell>
          <table:table-cell office:value-type="float" office:value="1.2069773316590493" table:style-name="ce6">
            <text:p>1.207</text:p>
          </table:table-cell>
          <table:table-cell office:value-type="float" office:value="2542.1698473530996" table:style-name="ce5">
            <text:p><text:s/>2,54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542.1698473530996" table:style-name="ce5">
            <text:p><text:s/>2,542<text:s/></text:p>
          </table:table-cell>
          <table:table-cell office:value-type="float" office:value="0.9698704609704385" table:style-name="ce6">
            <text:p>0.970</text:p>
          </table:table-cell>
          <table:table-cell office:value-type="float" office:value="2465.5754417175003" table:style-name="ce5">
            <text:p><text:s/>2,466<text:s/></text:p>
          </table:table-cell>
          <table:table-cell office:value-type="float" office:value="1.2199416848802849" table:style-name="ce6">
            <text:p>1.220</text:p>
          </table:table-cell>
          <table:table-cell office:value-type="float" office:value="3007.8582585682998" table:style-name="ce5">
            <text:p><text:s/>3,00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007.8582585682998" table:style-name="ce5">
            <text:p><text:s/>3,008<text:s/></text:p>
          </table:table-cell>
          <table:table-cell office:value-type="float" office:value="1.1470657766383427" table:style-name="ce6">
            <text:p>1.147</text:p>
          </table:table-cell>
          <table:table-cell office:value-type="float" office:value="3450.2112693826998" table:style-name="ce5">
            <text:p><text:s/>3,450<text:s/></text:p>
          </table:table-cell>
          <table:table-cell office:value-type="float" office:value="1.1011643786800536" table:style-name="ce6">
            <text:p>1.101</text:p>
          </table:table-cell>
          <table:table-cell office:value-type="float" office:value="3799.2497487647202" table:style-name="ce5">
            <text:p><text:s/>3,79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799.2497487647202" table:style-name="ce5">
            <text:p><text:s/>3,799<text:s/></text:p>
          </table:table-cell>
          <table:table-cell office:value-type="float" office:value="1.1278486807608552" table:style-name="ce6">
            <text:p>1.128</text:p>
          </table:table-cell>
          <table:table-cell office:value-type="float" office:value="4284.9788170252996" table:style-name="ce5">
            <text:p><text:s/>4,285<text:s/></text:p>
          </table:table-cell>
          <table:table-cell office:value-type="float" office:value="1.0226026784881626" table:style-name="ce6">
            <text:p>1.023</text:p>
          </table:table-cell>
          <table:table-cell office:value-type="float" office:value="4381.8308155551103" table:style-name="ce5">
            <text:p><text:s/>4,38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381.8308155551103" table:style-name="ce5">
            <text:p><text:s/>4,382<text:s/></text:p>
          </table:table-cell>
          <table:table-cell office:value-type="float" office:value="1.0844857426502195" table:style-name="ce6">
            <text:p>1.084</text:p>
          </table:table-cell>
          <table:table-cell office:value-type="float" office:value="4752.0330461748999" table:style-name="ce5">
            <text:p><text:s/>4,752<text:s/></text:p>
          </table:table-cell>
          <table:table-cell office:value-type="float" office:value="1.1582024472233901" table:style-name="ce6">
            <text:p>1.158</text:p>
          </table:table-cell>
          <table:table-cell office:value-type="float" office:value="5503.8163033661904" table:style-name="ce5">
            <text:p><text:s/>5,50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503.8163033661904" table:style-name="ce5">
            <text:p><text:s/>5,504<text:s/></text:p>
          </table:table-cell>
          <table:table-cell office:value-type="float" office:value="1.0578145835046193" table:style-name="ce6">
            <text:p>1.058</text:p>
          </table:table-cell>
          <table:table-cell office:value-type="float" office:value="5822.0171506312399" table:style-name="ce5">
            <text:p><text:s/>5,822<text:s/></text:p>
          </table:table-cell>
          <table:table-cell office:value-type="float" office:value="0.96605767578228374" table:style-name="ce6">
            <text:p>0.966</text:p>
          </table:table-cell>
          <table:table-cell office:value-type="float" office:value="5624.4043569034102" table:style-name="ce5">
            <text:p><text:s/>5,62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624.4043569034102" table:style-name="ce5">
            <text:p><text:s/>5,624<text:s/></text:p>
          </table:table-cell>
          <table:table-cell office:value-type="float" office:value="1.0152447145388843" table:style-name="ce6">
            <text:p>1.015</text:p>
          </table:table-cell>
          <table:table-cell office:value-type="float" office:value="5710.1467957756595" table:style-name="ce5">
            <text:p><text:s/>5,710<text:s/></text:p>
          </table:table-cell>
          <table:table-cell office:value-type="float" office:value="1.2121008798335091" table:style-name="ce6">
            <text:p>1.212</text:p>
          </table:table-cell>
          <table:table-cell office:value-type="float" office:value="6921.2739551381701" table:style-name="ce5">
            <text:p><text:s/>6,92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921.2739551381701" table:style-name="ce5">
            <text:p><text:s/>6,921<text:s/></text:p>
          </table:table-cell>
          <table:table-cell office:value-type="float" office:value="0.89701263984669133" table:style-name="ce6">
            <text:p>0.897</text:p>
          </table:table-cell>
          <table:table-cell office:value-type="float" office:value="6208.4702216006399" table:style-name="ce5">
            <text:p><text:s/>6,208<text:s/></text:p>
          </table:table-cell>
          <table:table-cell office:value-type="float" office:value="1.0897966919048565" table:style-name="ce6">
            <text:p>1.090</text:p>
          </table:table-cell>
          <table:table-cell office:value-type="float" office:value="6765.97030929019" table:style-name="ce5">
            <text:p><text:s/>6,76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765.97030929019" table:style-name="ce5">
            <text:p><text:s/>6,766<text:s/></text:p>
          </table:table-cell>
          <table:table-cell office:value-type="float" office:value="0.88905356115664791" table:style-name="ce6">
            <text:p>0.889</text:p>
          </table:table-cell>
          <table:table-cell office:value-type="float" office:value="6015.3099981545893" table:style-name="ce5">
            <text:p><text:s/>6,015<text:s/></text:p>
          </table:table-cell>
          <table:table-cell office:value-type="float" office:value="0.95750020101145261" table:style-name="ce6">
            <text:p>0.958</text:p>
          </table:table-cell>
          <table:table-cell office:value-type="float" office:value="5759.6605323792201" table:style-name="ce5">
            <text:p><text:s/>5,76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759.6605323792201" table:style-name="ce5">
            <text:p><text:s/>5,760<text:s/></text:p>
          </table:table-cell>
          <table:table-cell office:value-type="float" office:value="0.9030916051277863" table:style-name="ce6">
            <text:p>0.903</text:p>
          </table:table-cell>
          <table:table-cell office:value-type="float" office:value="5201.5010751775098" table:style-name="ce5">
            <text:p><text:s/>5,202<text:s/></text:p>
          </table:table-cell>
          <table:table-cell office:value-type="float" office:value="1.1236011037063776" table:style-name="ce6">
            <text:p>1.124</text:p>
          </table:table-cell>
          <table:table-cell office:value-type="float" office:value="5844.4123489993599" table:style-name="ce5">
            <text:p><text:s/>5,84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844.4123489993599" table:style-name="ce5">
            <text:p><text:s/>5,844<text:s/></text:p>
          </table:table-cell>
          <table:table-cell office:value-type="float" office:value="0.9644018819689133" table:style-name="ce6">
            <text:p>0.964</text:p>
          </table:table-cell>
          <table:table-cell office:value-type="float" office:value="5636.3622683773401" table:style-name="ce5">
            <text:p><text:s/>5,636<text:s/></text:p>
          </table:table-cell>
          <table:table-cell office:value-type="float" office:value="1.0117584710944352" table:style-name="ce6">
            <text:p>1.012</text:p>
          </table:table-cell>
          <table:table-cell office:value-type="float" office:value="5702.6372711878203" table:style-name="ce5">
            <text:p><text:s/>5,70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40.32248202760002" table:style-name="ce5">
            <text:p><text:s/>64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40.32248202760002" table:style-name="ce5">
            <text:p><text:s/>640<text:s/></text:p>
          </table:table-cell>
          <table:table-cell office:value-type="float" office:value="0.9377129866831212" table:style-name="ce6">
            <text:p>0.938</text:p>
          </table:table-cell>
          <table:table-cell office:value-type="float" office:value="600.43870706245002" table:style-name="ce5">
            <text:p><text:s/>600<text:s/></text:p>
          </table:table-cell>
          <table:table-cell office:value-type="float" office:value="1.2074810601051953" table:style-name="ce6">
            <text:p>1.207</text:p>
          </table:table-cell>
          <table:table-cell office:value-type="float" office:value="725.01836653196005" table:style-name="ce5">
            <text:p><text:s/>72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25.01836653196005" table:style-name="ce5">
            <text:p><text:s/>725<text:s/></text:p>
          </table:table-cell>
          <table:table-cell office:value-type="float" office:value="1.1340794015168507" table:style-name="ce6">
            <text:p>1.134</text:p>
          </table:table-cell>
          <table:table-cell office:value-type="float" office:value="822.22839520528998" table:style-name="ce5">
            <text:p><text:s/>822<text:s/></text:p>
          </table:table-cell>
          <table:table-cell office:value-type="float" office:value="1.1755303559240804" table:style-name="ce6">
            <text:p>1.176</text:p>
          </table:table-cell>
          <table:table-cell office:value-type="float" office:value="966.55443806656001" table:style-name="ce5">
            <text:p><text:s/>96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66.55443806656001" table:style-name="ce5">
            <text:p><text:s/>967<text:s/></text:p>
          </table:table-cell>
          <table:table-cell office:value-type="float" office:value="0.69961648310033786" table:style-name="ce6">
            <text:p>0.700</text:p>
          </table:table-cell>
          <table:table-cell office:value-type="float" office:value="676.21741668515006" table:style-name="ce5">
            <text:p><text:s/>676<text:s/></text:p>
          </table:table-cell>
          <table:table-cell office:value-type="float" office:value="0.95328300316208958" table:style-name="ce6">
            <text:p>0.953</text:p>
          </table:table-cell>
          <table:table-cell office:value-type="float" office:value="644.62656976812991" table:style-name="ce5">
            <text:p><text:s/>64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44.62656976812991" table:style-name="ce5">
            <text:p><text:s/>645<text:s/></text:p>
          </table:table-cell>
          <table:table-cell office:value-type="float" office:value="1.4696479621939993" table:style-name="ce6">
            <text:p>1.470</text:p>
          </table:table-cell>
          <table:table-cell office:value-type="float" office:value="947.37412463584008" table:style-name="ce5">
            <text:p><text:s/>947<text:s/></text:p>
          </table:table-cell>
          <table:table-cell office:value-type="float" office:value="1.1741414233087433" table:style-name="ce6">
            <text:p>1.174</text:p>
          </table:table-cell>
          <table:table-cell office:value-type="float" office:value="1112.3512031057999" table:style-name="ce5">
            <text:p><text:s/>1,11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12.3512031057999" table:style-name="ce5">
            <text:p><text:s/>1,112<text:s/></text:p>
          </table:table-cell>
          <table:table-cell office:value-type="float" office:value="1.0679537371488874" table:style-name="ce6">
            <text:p>1.068</text:p>
          </table:table-cell>
          <table:table-cell office:value-type="float" office:value="1187.9396243789001" table:style-name="ce5">
            <text:p><text:s/>1,188<text:s/></text:p>
          </table:table-cell>
          <table:table-cell office:value-type="float" office:value="0.87771780219861806" table:style-name="ce6">
            <text:p>0.878</text:p>
          </table:table-cell>
          <table:table-cell office:value-type="float" office:value="1042.6757562545001" table:style-name="ce5">
            <text:p><text:s/>1,04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42.6757562545001" table:style-name="ce5">
            <text:p><text:s/>1,043<text:s/></text:p>
          </table:table-cell>
          <table:table-cell office:value-type="float" office:value="1.1597653623596285" table:style-name="ce6">
            <text:p>1.160</text:p>
          </table:table-cell>
          <table:table-cell office:value-type="float" office:value="1209.2592262761" table:style-name="ce5">
            <text:p><text:s/>1,209<text:s/></text:p>
          </table:table-cell>
          <table:table-cell office:value-type="float" office:value="1.2564630523515152" table:style-name="ce6">
            <text:p>1.256</text:p>
          </table:table-cell>
          <table:table-cell office:value-type="float" office:value="1519.3895385311" table:style-name="ce5">
            <text:p><text:s/>1,51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19.3895385311" table:style-name="ce5">
            <text:p><text:s/>1,519<text:s/></text:p>
          </table:table-cell>
          <table:table-cell office:value-type="float" office:value="0.95205910721873177" table:style-name="ce6">
            <text:p>0.952</text:p>
          </table:table-cell>
          <table:table-cell office:value-type="float" office:value="1446.5486475713999" table:style-name="ce5">
            <text:p><text:s/>1,447<text:s/></text:p>
          </table:table-cell>
          <table:table-cell office:value-type="float" office:value="1.1340921020875836" table:style-name="ce6">
            <text:p>1.134</text:p>
          </table:table-cell>
          <table:table-cell office:value-type="float" office:value="1640.5193964962" table:style-name="ce5">
            <text:p><text:s/>1,64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40.5193964962" table:style-name="ce5">
            <text:p><text:s/>1,641<text:s/></text:p>
          </table:table-cell>
          <table:table-cell office:value-type="float" office:value="1.1393656402944148" table:style-name="ce6">
            <text:p>1.139</text:p>
          </table:table-cell>
          <table:table-cell office:value-type="float" office:value="1869.1514326043" table:style-name="ce5">
            <text:p><text:s/>1,869<text:s/></text:p>
          </table:table-cell>
          <table:table-cell office:value-type="float" office:value="1.0364963765717645" table:style-name="ce6">
            <text:p>1.036</text:p>
          </table:table-cell>
          <table:table-cell office:value-type="float" office:value="1937.36868715828" table:style-name="ce5">
            <text:p><text:s/>1,93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37.36868715828" table:style-name="ce5">
            <text:p><text:s/>1,937<text:s/></text:p>
          </table:table-cell>
          <table:table-cell office:value-type="float" office:value="1.1086335259359106" table:style-name="ce6">
            <text:p>1.109</text:p>
          </table:table-cell>
          <table:table-cell office:value-type="float" office:value="2147.8318786821096" table:style-name="ce5">
            <text:p><text:s/>2,148<text:s/></text:p>
          </table:table-cell>
          <table:table-cell office:value-type="float" office:value="1.091205478602971" table:style-name="ce6">
            <text:p>1.091</text:p>
          </table:table-cell>
          <table:table-cell office:value-type="float" office:value="2343.7259131360302" table:style-name="ce5">
            <text:p><text:s/>2,34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343.7259131360302" table:style-name="ce5">
            <text:p><text:s/>2,344<text:s/></text:p>
          </table:table-cell>
          <table:table-cell office:value-type="float" office:value="1.0885112832318289" table:style-name="ce6">
            <text:p>1.089</text:p>
          </table:table-cell>
          <table:table-cell office:value-type="float" office:value="2551.1721012513899" table:style-name="ce5">
            <text:p><text:s/>2,551<text:s/></text:p>
          </table:table-cell>
          <table:table-cell office:value-type="float" office:value="1.0758152962260663" table:style-name="ce6">
            <text:p>1.076</text:p>
          </table:table-cell>
          <table:table-cell office:value-type="float" office:value="2744.5899698314402" table:style-name="ce5">
            <text:p><text:s/>2,74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744.5899698314402" table:style-name="ce5">
            <text:p><text:s/>2,745<text:s/></text:p>
          </table:table-cell>
          <table:table-cell office:value-type="float" office:value="1.0503539992908004" table:style-name="ce6">
            <text:p>1.050</text:p>
          </table:table-cell>
          <table:table-cell office:value-type="float" office:value="2882.79105122587" table:style-name="ce5">
            <text:p><text:s/>2,883<text:s/></text:p>
          </table:table-cell>
          <table:table-cell office:value-type="float" office:value="1.0010115158513067" table:style-name="ce6">
            <text:p>1.001</text:p>
          </table:table-cell>
          <table:table-cell office:value-type="float" office:value="2885.70704007019" table:style-name="ce5">
            <text:p><text:s/>2,88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85.70704007019" table:style-name="ce5">
            <text:p><text:s/>2,886<text:s/></text:p>
          </table:table-cell>
          <table:table-cell office:value-type="float" office:value="1.0055258214254112" table:style-name="ce6">
            <text:p>1.006</text:p>
          </table:table-cell>
          <table:table-cell office:value-type="float" office:value="2901.6529418596701" table:style-name="ce5">
            <text:p><text:s/>2,902<text:s/></text:p>
          </table:table-cell>
          <table:table-cell office:value-type="float" office:value="1.2910621434618195" table:style-name="ce6">
            <text:p>1.291</text:p>
          </table:table-cell>
          <table:table-cell office:value-type="float" office:value="3746.2142666996397" table:style-name="ce5">
            <text:p><text:s/>3,74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746.2142666996397" table:style-name="ce5">
            <text:p><text:s/>3,746<text:s/></text:p>
          </table:table-cell>
          <table:table-cell office:value-type="float" office:value="0.89333847158548374" table:style-name="ce6">
            <text:p>0.893</text:p>
          </table:table-cell>
          <table:table-cell office:value-type="float" office:value="3346.6373272451901" table:style-name="ce5">
            <text:p><text:s/>3,347<text:s/></text:p>
          </table:table-cell>
          <table:table-cell office:value-type="float" office:value="1.0484383825759538" table:style-name="ce6">
            <text:p>1.048</text:p>
          </table:table-cell>
          <table:table-cell office:value-type="float" office:value="3508.7430264452601" table:style-name="ce5">
            <text:p><text:s/>3,50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08.7430264452601" table:style-name="ce5">
            <text:p><text:s/>3,509<text:s/></text:p>
          </table:table-cell>
          <table:table-cell office:value-type="float" office:value="0.88449068206669568" table:style-name="ce6">
            <text:p>0.884</text:p>
          </table:table-cell>
          <table:table-cell office:value-type="float" office:value="3103.4505126573299" table:style-name="ce5">
            <text:p><text:s/>3,103<text:s/></text:p>
          </table:table-cell>
          <table:table-cell office:value-type="float" office:value="0.91523328234864076" table:style-name="ce6">
            <text:p>0.915</text:p>
          </table:table-cell>
          <table:table-cell office:value-type="float" office:value="2840.3811993059403" table:style-name="ce5">
            <text:p><text:s/>2,84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40.3811993059403" table:style-name="ce5">
            <text:p><text:s/>2,840<text:s/></text:p>
          </table:table-cell>
          <table:table-cell office:value-type="float" office:value="0.91816519284914355" table:style-name="ce6">
            <text:p>0.918</text:p>
          </table:table-cell>
          <table:table-cell office:value-type="float" office:value="2607.9391516258202" table:style-name="ce5">
            <text:p><text:s/>2,608<text:s/></text:p>
          </table:table-cell>
          <table:table-cell office:value-type="float" office:value="1.1078319459972694" table:style-name="ce6">
            <text:p>1.108</text:p>
          </table:table-cell>
          <table:table-cell office:value-type="float" office:value="2889.1583053881" table:style-name="ce5">
            <text:p><text:s/>2,88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889.1583053881" table:style-name="ce5">
            <text:p><text:s/>2,889<text:s/></text:p>
          </table:table-cell>
          <table:table-cell office:value-type="float" office:value="0.97951903891036474" table:style-name="ce6">
            <text:p>0.980</text:p>
          </table:table-cell>
          <table:table-cell office:value-type="float" office:value="2829.9855665536497" table:style-name="ce5">
            <text:p><text:s/>2,830<text:s/></text:p>
          </table:table-cell>
          <table:table-cell office:value-type="float" office:value="1.0113730110868218" table:style-name="ce6">
            <text:p>1.011</text:p>
          </table:table-cell>
          <table:table-cell office:value-type="float" office:value="2862.1710237776097" table:style-name="ce5">
            <text:p><text:s/>2,86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58.46471796429989" table:style-name="ce5">
            <text:p><text:s/>65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58.46471796429989" table:style-name="ce5">
            <text:p><text:s/>658<text:s/></text:p>
          </table:table-cell>
          <table:table-cell office:value-type="float" office:value="0.90382044610902978" table:style-name="ce6">
            <text:p>0.904</text:p>
          </table:table-cell>
          <table:table-cell office:value-type="float" office:value="595.13387513755004" table:style-name="ce5">
            <text:p><text:s/>595<text:s/></text:p>
          </table:table-cell>
          <table:table-cell office:value-type="float" office:value="0.90260394797118015" table:style-name="ce6">
            <text:p>0.903</text:p>
          </table:table-cell>
          <table:table-cell office:value-type="float" office:value="537.17018527053995" table:style-name="ce5">
            <text:p><text:s/>53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37.17018527053995" table:style-name="ce5">
            <text:p><text:s/>537<text:s/></text:p>
          </table:table-cell>
          <table:table-cell office:value-type="float" office:value="1.1790367083925801" table:style-name="ce6">
            <text:p>1.179</text:p>
          </table:table-cell>
          <table:table-cell office:value-type="float" office:value="633.34336708800993" table:style-name="ce5">
            <text:p><text:s/>633<text:s/></text:p>
          </table:table-cell>
          <table:table-cell office:value-type="float" office:value="1.1935422059989715" table:style-name="ce6">
            <text:p>1.194</text:p>
          </table:table-cell>
          <table:table-cell office:value-type="float" office:value="755.92203950903991" table:style-name="ce5">
            <text:p><text:s/>75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55.92203950903991" table:style-name="ce5">
            <text:p><text:s/>756<text:s/></text:p>
          </table:table-cell>
          <table:table-cell office:value-type="float" office:value="0.6774427431821507" table:style-name="ce6">
            <text:p>0.677</text:p>
          </table:table-cell>
          <table:table-cell office:value-type="float" office:value="512.0939000768501" table:style-name="ce5">
            <text:p><text:s/>512<text:s/></text:p>
          </table:table-cell>
          <table:table-cell office:value-type="float" office:value="0.93224313595011987" table:style-name="ce6">
            <text:p>0.932</text:p>
          </table:table-cell>
          <table:table-cell office:value-type="float" office:value="477.39602330857002" table:style-name="ce5">
            <text:p><text:s/>47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77.39602330857002" table:style-name="ce5">
            <text:p><text:s/>477<text:s/></text:p>
          </table:table-cell>
          <table:table-cell office:value-type="float" office:value="1.4291239193709731" table:style-name="ce6">
            <text:p>1.429</text:p>
          </table:table-cell>
          <table:table-cell office:value-type="float" office:value="682.25807592286003" table:style-name="ce5">
            <text:p><text:s/>682<text:s/></text:p>
          </table:table-cell>
          <table:table-cell office:value-type="float" office:value="1.1665132234661664" table:style-name="ce6">
            <text:p>1.167</text:p>
          </table:table-cell>
          <table:table-cell office:value-type="float" office:value="795.8630673806" table:style-name="ce5">
            <text:p><text:s/>79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95.8630673806" table:style-name="ce5">
            <text:p><text:s/>796<text:s/></text:p>
          </table:table-cell>
          <table:table-cell office:value-type="float" office:value="1.1034105003501085" table:style-name="ce6">
            <text:p>1.103</text:p>
          </table:table-cell>
          <table:table-cell office:value-type="float" office:value="878.16366538859984" table:style-name="ce5">
            <text:p><text:s/>878<text:s/></text:p>
          </table:table-cell>
          <table:table-cell office:value-type="float" office:value="0.90894094359527566" table:style-name="ce6">
            <text:p>0.909</text:p>
          </table:table-cell>
          <table:table-cell office:value-type="float" office:value="798.19891064939986" table:style-name="ce5">
            <text:p><text:s/>79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98.19891064939986" table:style-name="ce5">
            <text:p><text:s/>798<text:s/></text:p>
          </table:table-cell>
          <table:table-cell office:value-type="float" office:value="1.1237413254872055" table:style-name="ce6">
            <text:p>1.124</text:p>
          </table:table-cell>
          <table:table-cell office:value-type="float" office:value="896.96910185560012" table:style-name="ce5">
            <text:p><text:s/>897<text:s/></text:p>
          </table:table-cell>
          <table:table-cell office:value-type="float" office:value="1.1402625873133516" table:style-name="ce6">
            <text:p>1.140</text:p>
          </table:table-cell>
          <table:table-cell office:value-type="float" office:value="1022.7803088219998" table:style-name="ce5">
            <text:p><text:s/>1,02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22.7803088219998" table:style-name="ce5">
            <text:p><text:s/>1,023<text:s/></text:p>
          </table:table-cell>
          <table:table-cell office:value-type="float" office:value="0.9963300870739068" table:style-name="ce6">
            <text:p>0.996</text:p>
          </table:table-cell>
          <table:table-cell office:value-type="float" office:value="1019.0267941461003" table:style-name="ce5">
            <text:p><text:s/>1,019<text:s/></text:p>
          </table:table-cell>
          <table:table-cell office:value-type="float" office:value="1.3418085470636418" table:style-name="ce6">
            <text:p>1.342</text:p>
          </table:table-cell>
          <table:table-cell office:value-type="float" office:value="1367.3388620720996" table:style-name="ce5">
            <text:p><text:s/>1,36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67.3388620720996" table:style-name="ce5">
            <text:p><text:s/>1,367<text:s/></text:p>
          </table:table-cell>
          <table:table-cell office:value-type="float" office:value="1.1563043226771321" table:style-name="ce6">
            <text:p>1.156</text:p>
          </table:table-cell>
          <table:table-cell office:value-type="float" office:value="1581.0598367784" table:style-name="ce5">
            <text:p><text:s/>1,581<text:s/></text:p>
          </table:table-cell>
          <table:table-cell office:value-type="float" office:value="1.1776158107970456" table:style-name="ce6">
            <text:p>1.178</text:p>
          </table:table-cell>
          <table:table-cell office:value-type="float" office:value="1861.88106160644" table:style-name="ce5">
            <text:p><text:s/>1,86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61.88106160644" table:style-name="ce5">
            <text:p><text:s/>1,862<text:s/></text:p>
          </table:table-cell>
          <table:table-cell office:value-type="float" office:value="1.147842889867116" table:style-name="ce6">
            <text:p>1.148</text:p>
          </table:table-cell>
          <table:table-cell office:value-type="float" office:value="2137.1469383431904" table:style-name="ce5">
            <text:p><text:s/>2,137<text:s/></text:p>
          </table:table-cell>
          <table:table-cell office:value-type="float" office:value="0.95365688987164721" table:style-name="ce6">
            <text:p>0.954</text:p>
          </table:table-cell>
          <table:table-cell office:value-type="float" office:value="2038.1049024190797" table:style-name="ce5">
            <text:p><text:s/>2,03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38.1049024190797" table:style-name="ce5">
            <text:p><text:s/>2,038<text:s/></text:p>
          </table:table-cell>
          <table:table-cell office:value-type="float" office:value="1.0798565580757158" table:style-name="ce6">
            <text:p>1.080</text:p>
          </table:table-cell>
          <table:table-cell office:value-type="float" office:value="2200.86094492351" table:style-name="ce5">
            <text:p><text:s/>2,201<text:s/></text:p>
          </table:table-cell>
          <table:table-cell office:value-type="float" office:value="1.2537031655267279" table:style-name="ce6">
            <text:p>1.254</text:p>
          </table:table-cell>
          <table:table-cell office:value-type="float" office:value="2759.2263335347502" table:style-name="ce5">
            <text:p><text:s/>2,75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759.2263335347502" table:style-name="ce5">
            <text:p><text:s/>2,759<text:s/></text:p>
          </table:table-cell>
          <table:table-cell office:value-type="float" office:value="1.0652355929207258" table:style-name="ce6">
            <text:p>1.065</text:p>
          </table:table-cell>
          <table:table-cell office:value-type="float" office:value="2939.22609940537" table:style-name="ce5">
            <text:p><text:s/>2,939<text:s/></text:p>
          </table:table-cell>
          <table:table-cell office:value-type="float" office:value="0.93177497212183902" table:style-name="ce6">
            <text:p>0.932</text:p>
          </table:table-cell>
          <table:table-cell office:value-type="float" office:value="2738.6973168332202" table:style-name="ce5">
            <text:p><text:s/>2,73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738.6973168332202" table:style-name="ce5">
            <text:p><text:s/>2,739<text:s/></text:p>
          </table:table-cell>
          <table:table-cell office:value-type="float" office:value="1.025485305241207" table:style-name="ce6">
            <text:p>1.025</text:p>
          </table:table-cell>
          <table:table-cell office:value-type="float" office:value="2808.4938539159893" table:style-name="ce5">
            <text:p><text:s/>2,808<text:s/></text:p>
          </table:table-cell>
          <table:table-cell office:value-type="float" office:value="1.1305204332248848" table:style-name="ce6">
            <text:p>1.131</text:p>
          </table:table-cell>
          <table:table-cell office:value-type="float" office:value="3175.0596884385304" table:style-name="ce5">
            <text:p><text:s/>3,17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175.0596884385304" table:style-name="ce5">
            <text:p><text:s/>3,175<text:s/></text:p>
          </table:table-cell>
          <table:table-cell office:value-type="float" office:value="0.9013477462412296" table:style-name="ce6">
            <text:p>0.901</text:p>
          </table:table-cell>
          <table:table-cell office:value-type="float" office:value="2861.8328943554502" table:style-name="ce5">
            <text:p><text:s/>2,862<text:s/></text:p>
          </table:table-cell>
          <table:table-cell office:value-type="float" office:value="1.1381612424922984" table:style-name="ce6">
            <text:p>1.138</text:p>
          </table:table-cell>
          <table:table-cell office:value-type="float" office:value="3257.2272828449295" table:style-name="ce5">
            <text:p><text:s/>3,25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257.2272828449295" table:style-name="ce5">
            <text:p><text:s/>3,257<text:s/></text:p>
          </table:table-cell>
          <table:table-cell office:value-type="float" office:value="0.89396877547764531" table:style-name="ce6">
            <text:p>0.894</text:p>
          </table:table-cell>
          <table:table-cell office:value-type="float" office:value="2911.8594854972598" table:style-name="ce5">
            <text:p><text:s/>2,912<text:s/></text:p>
          </table:table-cell>
          <table:table-cell office:value-type="float" office:value="1.0025481475369864" table:style-name="ce6">
            <text:p>1.003</text:p>
          </table:table-cell>
          <table:table-cell office:value-type="float" office:value="2919.2793330732798" table:style-name="ce5">
            <text:p><text:s/>2,91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919.2793330732798" table:style-name="ce5">
            <text:p><text:s/>2,919<text:s/></text:p>
          </table:table-cell>
          <table:table-cell office:value-type="float" office:value="0.88842540491707933" table:style-name="ce6">
            <text:p>0.888</text:p>
          </table:table-cell>
          <table:table-cell office:value-type="float" office:value="2593.5619235516901" table:style-name="ce5">
            <text:p><text:s/>2,594<text:s/></text:p>
          </table:table-cell>
          <table:table-cell office:value-type="float" office:value="1.1394576766319346" table:style-name="ce6">
            <text:p>1.139</text:p>
          </table:table-cell>
          <table:table-cell office:value-type="float" office:value="2955.2540436112599" table:style-name="ce5">
            <text:p><text:s/>2,95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55.2540436112599" table:style-name="ce5">
            <text:p><text:s/>2,955<text:s/></text:p>
          </table:table-cell>
          <table:table-cell office:value-type="float" office:value="0.9496228278210409" table:style-name="ce6">
            <text:p>0.950</text:p>
          </table:table-cell>
          <table:table-cell office:value-type="float" office:value="2806.3767018236904" table:style-name="ce5">
            <text:p><text:s/>2,806<text:s/></text:p>
          </table:table-cell>
          <table:table-cell office:value-type="float" office:value="1.0121471738146799" table:style-name="ce6">
            <text:p>1.012</text:p>
          </table:table-cell>
          <table:table-cell office:value-type="float" office:value="2840.4662474102106" table:style-name="ce5">
            <text:p><text:s/>2,84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4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37.5040196626999" table:style-name="ce5">
            <text:p><text:s/>1,53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537.5040196626999" table:style-name="ce5">
            <text:p><text:s/>1,538<text:s/></text:p>
          </table:table-cell>
          <table:table-cell office:value-type="float" office:value="1.02643027621106" table:style-name="ce6">
            <text:p>1.026</text:p>
          </table:table-cell>
          <table:table-cell office:value-type="float" office:value="1578.1406755780001" table:style-name="ce5">
            <text:p><text:s/>1,578<text:s/></text:p>
          </table:table-cell>
          <table:table-cell office:value-type="float" office:value="1.2342264702482351" table:style-name="ce6">
            <text:p>1.234</text:p>
          </table:table-cell>
          <table:table-cell office:value-type="float" office:value="1947.7829955738" table:style-name="ce5">
            <text:p><text:s/>1,94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947.7829955738" table:style-name="ce5">
            <text:p><text:s/>1,948<text:s/></text:p>
          </table:table-cell>
          <table:table-cell office:value-type="float" office:value="1.0284413648985473" table:style-name="ce6">
            <text:p>1.028</text:p>
          </table:table-cell>
          <table:table-cell office:value-type="float" office:value="2003.1806024941002" table:style-name="ce5">
            <text:p><text:s/>2,003<text:s/></text:p>
          </table:table-cell>
          <table:table-cell office:value-type="float" office:value="1.0996846155670019" table:style-name="ce6">
            <text:p>1.100</text:p>
          </table:table-cell>
          <table:table-cell office:value-type="float" office:value="2202.8668907649999" table:style-name="ce5">
            <text:p><text:s/>2,20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02.8668907649999" table:style-name="ce5">
            <text:p><text:s/>2,203<text:s/></text:p>
          </table:table-cell>
          <table:table-cell office:value-type="float" office:value="1.1731276023183395" table:style-name="ce6">
            <text:p>1.173</text:p>
          </table:table-cell>
          <table:table-cell office:value-type="float" office:value="2584.2439537895998" table:style-name="ce5">
            <text:p><text:s/>2,584<text:s/></text:p>
          </table:table-cell>
          <table:table-cell office:value-type="float" office:value="1.0099561436697067" table:style-name="ce6">
            <text:p>1.010</text:p>
          </table:table-cell>
          <table:table-cell office:value-type="float" office:value="2609.9730578711001" table:style-name="ce5">
            <text:p><text:s/>2,61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609.9730578711001" table:style-name="ce5">
            <text:p><text:s/>2,610<text:s/></text:p>
          </table:table-cell>
          <table:table-cell office:value-type="float" office:value="1.0879315174707578" table:style-name="ce6">
            <text:p>1.088</text:p>
          </table:table-cell>
          <table:table-cell office:value-type="float" office:value="2839.4719494074998" table:style-name="ce5">
            <text:p><text:s/>2,839<text:s/></text:p>
          </table:table-cell>
          <table:table-cell office:value-type="float" office:value="1.1656440511389254" table:style-name="ce6">
            <text:p>1.166</text:p>
          </table:table-cell>
          <table:table-cell office:value-type="float" office:value="3309.8135862027002" table:style-name="ce5">
            <text:p><text:s/>3,31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309.8135862027002" table:style-name="ce5">
            <text:p><text:s/>3,310<text:s/></text:p>
          </table:table-cell>
          <table:table-cell office:value-type="float" office:value="1.0176433559927758" table:style-name="ce6">
            <text:p>1.018</text:p>
          </table:table-cell>
          <table:table-cell office:value-type="float" office:value="3368.2098055738002" table:style-name="ce5">
            <text:p><text:s/>3,368<text:s/></text:p>
          </table:table-cell>
          <table:table-cell office:value-type="float" office:value="1.258973541378519" table:style-name="ce6">
            <text:p>1.259</text:p>
          </table:table-cell>
          <table:table-cell office:value-type="float" office:value="4240.4870270291003" table:style-name="ce5">
            <text:p><text:s/>4,24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240.4870270291003" table:style-name="ce5">
            <text:p><text:s/>4,240<text:s/></text:p>
          </table:table-cell>
          <table:table-cell office:value-type="float" office:value="1.0348013277442076" table:style-name="ce6">
            <text:p>1.035</text:p>
          </table:table-cell>
          <table:table-cell office:value-type="float" office:value="4388.0616058517999" table:style-name="ce5">
            <text:p><text:s/>4,388<text:s/></text:p>
          </table:table-cell>
          <table:table-cell office:value-type="float" office:value="1.1864694143223327" table:style-name="ce6">
            <text:p>1.186</text:p>
          </table:table-cell>
          <table:table-cell office:value-type="float" office:value="5206.3008835052997" table:style-name="ce5">
            <text:p><text:s/>5,20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206.3008835052997" table:style-name="ce5">
            <text:p><text:s/>5,206<text:s/></text:p>
          </table:table-cell>
          <table:table-cell office:value-type="float" office:value="0.94480270712118042" table:style-name="ce6">
            <text:p>0.945</text:p>
          </table:table-cell>
          <table:table-cell office:value-type="float" office:value="4918.9271688232002" table:style-name="ce5">
            <text:p><text:s/>4,919<text:s/></text:p>
          </table:table-cell>
          <table:table-cell office:value-type="float" office:value="1.2725520389950273" table:style-name="ce6">
            <text:p>1.273</text:p>
          </table:table-cell>
          <table:table-cell office:value-type="float" office:value="6259.5907983540001" table:style-name="ce5">
            <text:p><text:s/>6,26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259.5907983540001" table:style-name="ce5">
            <text:p><text:s/>6,260<text:s/></text:p>
          </table:table-cell>
          <table:table-cell office:value-type="float" office:value="1.1771595898930811" table:style-name="ce6">
            <text:p>1.177</text:p>
          </table:table-cell>
          <table:table-cell office:value-type="float" office:value="7368.5373370888992" table:style-name="ce5">
            <text:p><text:s/>7,369<text:s/></text:p>
          </table:table-cell>
          <table:table-cell office:value-type="float" office:value="0.82976718056108079" table:style-name="ce6">
            <text:p>0.830</text:p>
          </table:table-cell>
          <table:table-cell office:value-type="float" office:value="6114.17045105531" table:style-name="ce5">
            <text:p><text:s/>6,11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114.17045105531" table:style-name="ce5">
            <text:p><text:s/>6,114<text:s/></text:p>
          </table:table-cell>
          <table:table-cell office:value-type="float" office:value="1.050566785329903" table:style-name="ce6">
            <text:p>1.051</text:p>
          </table:table-cell>
          <table:table-cell office:value-type="float" office:value="6423.3443957242607" table:style-name="ce5">
            <text:p><text:s/>6,423<text:s/></text:p>
          </table:table-cell>
          <table:table-cell office:value-type="float" office:value="1.0313094701789525" table:style-name="ce6">
            <text:p>1.031</text:p>
          </table:table-cell>
          <table:table-cell office:value-type="float" office:value="6624.4559055313302" table:style-name="ce5">
            <text:p><text:s/>6,62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624.4559055313302" table:style-name="ce5">
            <text:p><text:s/>6,624<text:s/></text:p>
          </table:table-cell>
          <table:table-cell office:value-type="float" office:value="1.0275880544534459" table:style-name="ce6">
            <text:p>1.028</text:p>
          </table:table-cell>
          <table:table-cell office:value-type="float" office:value="6807.21175577758" table:style-name="ce5">
            <text:p><text:s/>6,807<text:s/></text:p>
          </table:table-cell>
          <table:table-cell office:value-type="float" office:value="1.151503657964547" table:style-name="ce6">
            <text:p>1.152</text:p>
          </table:table-cell>
          <table:table-cell office:value-type="float" office:value="7838.5292373171505" table:style-name="ce5">
            <text:p><text:s/>7,83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838.5292373171505" table:style-name="ce5">
            <text:p><text:s/>7,839<text:s/></text:p>
          </table:table-cell>
          <table:table-cell office:value-type="float" office:value="1.075825308512923" table:style-name="ce6">
            <text:p>1.076</text:p>
          </table:table-cell>
          <table:table-cell office:value-type="float" office:value="8432.88813502429" table:style-name="ce5">
            <text:p><text:s/>8,433<text:s/></text:p>
          </table:table-cell>
          <table:table-cell office:value-type="float" office:value="0.97763361699899554" table:style-name="ce6">
            <text:p>0.978</text:p>
          </table:table-cell>
          <table:table-cell office:value-type="float" office:value="8244.2749291917098" table:style-name="ce5">
            <text:p><text:s/>8,24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244.2749291917098" table:style-name="ce5">
            <text:p><text:s/>8,244<text:s/></text:p>
          </table:table-cell>
          <table:table-cell office:value-type="float" office:value="1.0523415063658808" table:style-name="ce6">
            <text:p>1.052</text:p>
          </table:table-cell>
          <table:table-cell office:value-type="float" office:value="8675.7926978800697" table:style-name="ce5">
            <text:p><text:s/>8,676<text:s/></text:p>
          </table:table-cell>
          <table:table-cell office:value-type="float" office:value="1.1523676021963929" table:style-name="ce6">
            <text:p>1.152</text:p>
          </table:table-cell>
          <table:table-cell office:value-type="float" office:value="9997.7024284090312" table:style-name="ce5">
            <text:p><text:s/>9,99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9997.7024284090312" table:style-name="ce5">
            <text:p><text:s/>9,998<text:s/></text:p>
          </table:table-cell>
          <table:table-cell office:value-type="float" office:value="0.89091455063423886" table:style-name="ce6">
            <text:p>0.891</text:p>
          </table:table-cell>
          <table:table-cell office:value-type="float" office:value="8907.0985663808715" table:style-name="ce5">
            <text:p><text:s/>8,907<text:s/></text:p>
          </table:table-cell>
          <table:table-cell office:value-type="float" office:value="1.1284427737910978" table:style-name="ce6">
            <text:p>1.128</text:p>
          </table:table-cell>
          <table:table-cell office:value-type="float" office:value="10051.151012677539" table:style-name="ce5">
            <text:p><text:s/>10,05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051.151012677539" table:style-name="ce5">
            <text:p><text:s/>10,051<text:s/></text:p>
          </table:table-cell>
          <table:table-cell office:value-type="float" office:value="0.96658824604042148" table:style-name="ce6">
            <text:p>0.967</text:p>
          </table:table-cell>
          <table:table-cell office:value-type="float" office:value="9715.3244280313884" table:style-name="ce5">
            <text:p><text:s/>9,715<text:s/></text:p>
          </table:table-cell>
          <table:table-cell office:value-type="float" office:value="1.1533708411855956" table:style-name="ce6">
            <text:p>1.153</text:p>
          </table:table-cell>
          <table:table-cell office:value-type="float" office:value="11205.371907949529" table:style-name="ce5">
            <text:p><text:s/>11,20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205.371907949529" table:style-name="ce5">
            <text:p><text:s/>11,205<text:s/></text:p>
          </table:table-cell>
          <table:table-cell office:value-type="float" office:value="0.97215390261099011" table:style-name="ce6">
            <text:p>0.972</text:p>
          </table:table-cell>
          <table:table-cell office:value-type="float" office:value="10893.346030520692" table:style-name="ce5">
            <text:p><text:s/>10,893<text:s/></text:p>
          </table:table-cell>
          <table:table-cell office:value-type="float" office:value="0.99694601929910232" table:style-name="ce6">
            <text:p>0.997</text:p>
          </table:table-cell>
          <table:table-cell office:value-type="float" office:value="10860.077961975281" table:style-name="ce5">
            <text:p><text:s/>10,86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860.077961975281" table:style-name="ce5">
            <text:p><text:s/>10,860<text:s/></text:p>
          </table:table-cell>
          <table:table-cell office:value-type="float" office:value="1.0169676983853848" table:style-name="ce6">
            <text:p>1.017</text:p>
          </table:table-cell>
          <table:table-cell office:value-type="float" office:value="11044.348489275841" table:style-name="ce5">
            <text:p><text:s/>11,044<text:s/></text:p>
          </table:table-cell>
          <table:table-cell office:value-type="float" office:value="1.0419986124520744" table:style-name="ce6">
            <text:p>1.042</text:p>
          </table:table-cell>
          <table:table-cell office:value-type="float" office:value="11508.195801262591" table:style-name="ce5">
            <text:p><text:s/>11,50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82.51632606991006" table:style-name="ce5">
            <text:p><text:s/>58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82.51632606991006" table:style-name="ce5">
            <text:p><text:s/>583<text:s/></text:p>
          </table:table-cell>
          <table:table-cell office:value-type="float" office:value="1.0090278863468778" table:style-name="ce6">
            <text:p>1.009</text:p>
          </table:table-cell>
          <table:table-cell office:value-type="float" office:value="587.77521725687006" table:style-name="ce5">
            <text:p><text:s/>588<text:s/></text:p>
          </table:table-cell>
          <table:table-cell office:value-type="float" office:value="1.0411724325466822" table:style-name="ce6">
            <text:p>1.041</text:p>
          </table:table-cell>
          <table:table-cell office:value-type="float" office:value="611.97535274198992" table:style-name="ce5">
            <text:p><text:s/>61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11.97535274198992" table:style-name="ce5">
            <text:p><text:s/>612<text:s/></text:p>
          </table:table-cell>
          <table:table-cell office:value-type="float" office:value="1.0170106836936272" table:style-name="ce6">
            <text:p>1.017</text:p>
          </table:table-cell>
          <table:table-cell office:value-type="float" office:value="622.38547189577992" table:style-name="ce5">
            <text:p><text:s/>622<text:s/></text:p>
          </table:table-cell>
          <table:table-cell office:value-type="float" office:value="1.1847136629398234" table:style-name="ce6">
            <text:p>1.185</text:p>
          </table:table-cell>
          <table:table-cell office:value-type="float" office:value="737.34857217017998" table:style-name="ce5">
            <text:p><text:s/>73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37.34857217017998" table:style-name="ce5">
            <text:p><text:s/>737<text:s/></text:p>
          </table:table-cell>
          <table:table-cell office:value-type="float" office:value="1.1943635771175987" table:style-name="ce6">
            <text:p>1.194</text:p>
          </table:table-cell>
          <table:table-cell office:value-type="float" office:value="880.66227823972997" table:style-name="ce5">
            <text:p><text:s/>881<text:s/></text:p>
          </table:table-cell>
          <table:table-cell office:value-type="float" office:value="0.90356348722803903" table:style-name="ce6">
            <text:p>0.904</text:p>
          </table:table-cell>
          <table:table-cell office:value-type="float" office:value="795.73427919648009" table:style-name="ce5">
            <text:p><text:s/>79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795.73427919648009" table:style-name="ce5">
            <text:p><text:s/>796<text:s/></text:p>
          </table:table-cell>
          <table:table-cell office:value-type="float" office:value="1.1020910337788792" table:style-name="ce6">
            <text:p>1.102</text:p>
          </table:table-cell>
          <table:table-cell office:value-type="float" office:value="876.97161437293994" table:style-name="ce5">
            <text:p><text:s/>877<text:s/></text:p>
          </table:table-cell>
          <table:table-cell office:value-type="float" office:value="1.1348872494503286" table:style-name="ce6">
            <text:p>1.135</text:p>
          </table:table-cell>
          <table:table-cell office:value-type="float" office:value="995.26390328171999" table:style-name="ce5">
            <text:p><text:s/>99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95.26390328171999" table:style-name="ce5">
            <text:p><text:s/>995<text:s/></text:p>
          </table:table-cell>
          <table:table-cell office:value-type="float" office:value="1.0220519594854307" table:style-name="ce6">
            <text:p>1.022</text:p>
          </table:table-cell>
          <table:table-cell office:value-type="float" office:value="1017.2114225542" table:style-name="ce5">
            <text:p><text:s/>1,017<text:s/></text:p>
          </table:table-cell>
          <table:table-cell office:value-type="float" office:value="1.2884450052420311" table:style-name="ce6">
            <text:p>1.288</text:p>
          </table:table-cell>
          <table:table-cell office:value-type="float" office:value="1310.6209766651" table:style-name="ce5">
            <text:p><text:s/>1,31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10.6209766651" table:style-name="ce5">
            <text:p><text:s/>1,311<text:s/></text:p>
          </table:table-cell>
          <table:table-cell office:value-type="float" office:value="1.0475003293665486" table:style-name="ce6">
            <text:p>1.048</text:p>
          </table:table-cell>
          <table:table-cell office:value-type="float" office:value="1372.8759047313999" table:style-name="ce5">
            <text:p><text:s/>1,373<text:s/></text:p>
          </table:table-cell>
          <table:table-cell office:value-type="float" office:value="0.96583076813138624" table:style-name="ce6">
            <text:p>0.966</text:p>
          </table:table-cell>
          <table:table-cell office:value-type="float" office:value="1325.9657896157998" table:style-name="ce5">
            <text:p><text:s/>1,32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25.9657896157998" table:style-name="ce5">
            <text:p><text:s/>1,326<text:s/></text:p>
          </table:table-cell>
          <table:table-cell office:value-type="float" office:value="0.98950778510708715" table:style-name="ce6">
            <text:p>0.990</text:p>
          </table:table-cell>
          <table:table-cell office:value-type="float" office:value="1312.0534716105001" table:style-name="ce5">
            <text:p><text:s/>1,312<text:s/></text:p>
          </table:table-cell>
          <table:table-cell office:value-type="float" office:value="1.1473928151286577" table:style-name="ce6">
            <text:p>1.147</text:p>
          </table:table-cell>
          <table:table-cell office:value-type="float" office:value="1505.4407263905" table:style-name="ce5">
            <text:p><text:s/>1,50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05.4407263905" table:style-name="ce5">
            <text:p><text:s/>1,505<text:s/></text:p>
          </table:table-cell>
          <table:table-cell office:value-type="float" office:value="1.1652274257186388" table:style-name="ce6">
            <text:p>1.165</text:p>
          </table:table-cell>
          <table:table-cell office:value-type="float" office:value="1754.1808221839999" table:style-name="ce5">
            <text:p><text:s/>1,754<text:s/></text:p>
          </table:table-cell>
          <table:table-cell office:value-type="float" office:value="0.96412944982584592" table:style-name="ce6">
            <text:p>0.964</text:p>
          </table:table-cell>
          <table:table-cell office:value-type="float" office:value="1691.2573909873099" table:style-name="ce5">
            <text:p><text:s/>1,69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91.2573909873099" table:style-name="ce5">
            <text:p><text:s/>1,691<text:s/></text:p>
          </table:table-cell>
          <table:table-cell office:value-type="float" office:value="1.0733956698958433" table:style-name="ce6">
            <text:p>1.073</text:p>
          </table:table-cell>
          <table:table-cell office:value-type="float" office:value="1815.3883601651198" table:style-name="ce5">
            <text:p><text:s/>1,815<text:s/></text:p>
          </table:table-cell>
          <table:table-cell office:value-type="float" office:value="1.1423334575749942" table:style-name="ce6">
            <text:p>1.142</text:p>
          </table:table-cell>
          <table:table-cell office:value-type="float" office:value="2073.77886230882" table:style-name="ce5">
            <text:p><text:s/>2,07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73.77886230882" table:style-name="ce5">
            <text:p><text:s/>2,074<text:s/></text:p>
          </table:table-cell>
          <table:table-cell office:value-type="float" office:value="1.0457211481240523" table:style-name="ce6">
            <text:p>1.046</text:p>
          </table:table-cell>
          <table:table-cell office:value-type="float" office:value="2168.59441284897" table:style-name="ce5">
            <text:p><text:s/>2,169<text:s/></text:p>
          </table:table-cell>
          <table:table-cell office:value-type="float" office:value="1.048778320994912" table:style-name="ce6">
            <text:p>1.049</text:p>
          </table:table-cell>
          <table:table-cell office:value-type="float" office:value="2274.3748072266899" table:style-name="ce5">
            <text:p><text:s/>2,27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274.3748072266899" table:style-name="ce5">
            <text:p><text:s/>2,274<text:s/></text:p>
          </table:table-cell>
          <table:table-cell office:value-type="float" office:value="1.0773185448317415" table:style-name="ce6">
            <text:p>1.077</text:p>
          </table:table-cell>
          <table:table-cell office:value-type="float" office:value="2450.2261577234303" table:style-name="ce5">
            <text:p><text:s/>2,450<text:s/></text:p>
          </table:table-cell>
          <table:table-cell office:value-type="float" office:value="0.99089310228362248" table:style-name="ce6">
            <text:p>0.991</text:p>
          </table:table-cell>
          <table:table-cell office:value-type="float" office:value="2427.9121987230501" table:style-name="ce5">
            <text:p><text:s/>2,42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27.9121987230501" table:style-name="ce5">
            <text:p><text:s/>2,428<text:s/></text:p>
          </table:table-cell>
          <table:table-cell office:value-type="float" office:value="1.0649506247466438" table:style-name="ce6">
            <text:p>1.065</text:p>
          </table:table-cell>
          <table:table-cell office:value-type="float" office:value="2585.6066128601096" table:style-name="ce5">
            <text:p><text:s/>2,586<text:s/></text:p>
          </table:table-cell>
          <table:table-cell office:value-type="float" office:value="1.0786952455361269" table:style-name="ce6">
            <text:p>1.079</text:p>
          </table:table-cell>
          <table:table-cell office:value-type="float" office:value="2789.0815601189697" table:style-name="ce5">
            <text:p><text:s/>2,78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789.0815601189697" table:style-name="ce5">
            <text:p><text:s/>2,789<text:s/></text:p>
          </table:table-cell>
          <table:table-cell office:value-type="float" office:value="0.89390382223785247" table:style-name="ce6">
            <text:p>0.894</text:p>
          </table:table-cell>
          <table:table-cell office:value-type="float" office:value="2493.1706671234597" table:style-name="ce5">
            <text:p><text:s/>2,493<text:s/></text:p>
          </table:table-cell>
          <table:table-cell office:value-type="float" office:value="1.1560810342617311" table:style-name="ce6">
            <text:p>1.156</text:p>
          </table:table-cell>
          <table:table-cell office:value-type="float" office:value="2882.3073234390999" table:style-name="ce5">
            <text:p><text:s/>2,88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882.3073234390999" table:style-name="ce5">
            <text:p><text:s/>2,882<text:s/></text:p>
          </table:table-cell>
          <table:table-cell office:value-type="float" office:value="0.97538490767957176" table:style-name="ce6">
            <text:p>0.975</text:p>
          </table:table-cell>
          <table:table-cell office:value-type="float" office:value="2811.3590625767997" table:style-name="ce5">
            <text:p><text:s/>2,811<text:s/></text:p>
          </table:table-cell>
          <table:table-cell office:value-type="float" office:value="1.1953421988806874" table:style-name="ce6">
            <text:p>1.195</text:p>
          </table:table-cell>
          <table:table-cell office:value-type="float" office:value="3360.5361237037" table:style-name="ce5">
            <text:p><text:s/>3,36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360.5361237037" table:style-name="ce5">
            <text:p><text:s/>3,361<text:s/></text:p>
          </table:table-cell>
          <table:table-cell office:value-type="float" office:value="0.97714801611465096" table:style-name="ce6">
            <text:p>0.977</text:p>
          </table:table-cell>
          <table:table-cell office:value-type="float" office:value="3283.7412063586899" table:style-name="ce5">
            <text:p><text:s/>3,284<text:s/></text:p>
          </table:table-cell>
          <table:table-cell office:value-type="float" office:value="1.0926397789402564" table:style-name="ce6">
            <text:p>1.093</text:p>
          </table:table-cell>
          <table:table-cell office:value-type="float" office:value="3587.94626581277" table:style-name="ce5">
            <text:p><text:s/>3,58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587.94626581277" table:style-name="ce5">
            <text:p><text:s/>3,588<text:s/></text:p>
          </table:table-cell>
          <table:table-cell office:value-type="float" office:value="1.0195151791297461" table:style-name="ce6">
            <text:p>1.020</text:p>
          </table:table-cell>
          <table:table-cell office:value-type="float" office:value="3657.96567989801" table:style-name="ce5">
            <text:p><text:s/>3,658<text:s/></text:p>
          </table:table-cell>
          <table:table-cell office:value-type="float" office:value="1.066182516568835" table:style-name="ce6">
            <text:p>1.066</text:p>
          </table:table-cell>
          <table:table-cell office:value-type="float" office:value="3900.05905411609" table:style-name="ce5">
            <text:p><text:s/>3,90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54.98769359278992" table:style-name="ce5">
            <text:p><text:s/>95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54.98769359278992" table:style-name="ce5">
            <text:p><text:s/>955<text:s/></text:p>
          </table:table-cell>
          <table:table-cell office:value-type="float" office:value="1.037045257196189" table:style-name="ce6">
            <text:p>1.037</text:p>
          </table:table-cell>
          <table:table-cell office:value-type="float" office:value="990.36545832113006" table:style-name="ce5">
            <text:p><text:s/>990<text:s/></text:p>
          </table:table-cell>
          <table:table-cell office:value-type="float" office:value="1.348802739037642" table:style-name="ce6">
            <text:p>1.349</text:p>
          </table:table-cell>
          <table:table-cell office:value-type="float" office:value="1335.80764283181" table:style-name="ce5">
            <text:p><text:s/>1,33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35.80764283181" table:style-name="ce5">
            <text:p><text:s/>1,336<text:s/></text:p>
          </table:table-cell>
          <table:table-cell office:value-type="float" office:value="1.0336781182589583" table:style-name="ce6">
            <text:p>1.034</text:p>
          </table:table-cell>
          <table:table-cell office:value-type="float" office:value="1380.7951305983199" table:style-name="ce5">
            <text:p><text:s/>1,381<text:s/></text:p>
          </table:table-cell>
          <table:table-cell office:value-type="float" office:value="1.0613582609896575" table:style-name="ce6">
            <text:p>1.061</text:p>
          </table:table-cell>
          <table:table-cell office:value-type="float" office:value="1465.5183185948201" table:style-name="ce5">
            <text:p><text:s/>1,46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65.5183185948201" table:style-name="ce5">
            <text:p><text:s/>1,466<text:s/></text:p>
          </table:table-cell>
          <table:table-cell office:value-type="float" office:value="1.1624431124022467" table:style-name="ce6">
            <text:p>1.162</text:p>
          </table:table-cell>
          <table:table-cell office:value-type="float" office:value="1703.5816755498699" table:style-name="ce5">
            <text:p><text:s/>1,704<text:s/></text:p>
          </table:table-cell>
          <table:table-cell office:value-type="float" office:value="1.0649555608122121" table:style-name="ce6">
            <text:p>1.065</text:p>
          </table:table-cell>
          <table:table-cell office:value-type="float" office:value="1814.2387786746199" table:style-name="ce5">
            <text:p><text:s/>1,81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814.2387786746199" table:style-name="ce5">
            <text:p><text:s/>1,814<text:s/></text:p>
          </table:table-cell>
          <table:table-cell office:value-type="float" office:value="1.081721082198591" table:style-name="ce6">
            <text:p>1.082</text:p>
          </table:table-cell>
          <table:table-cell office:value-type="float" office:value="1962.5003350345598" table:style-name="ce5">
            <text:p><text:s/>1,963<text:s/></text:p>
          </table:table-cell>
          <table:table-cell office:value-type="float" office:value="1.1793881721198385" table:style-name="ce6">
            <text:p>1.179</text:p>
          </table:table-cell>
          <table:table-cell office:value-type="float" office:value="2314.5496829209801" table:style-name="ce5">
            <text:p><text:s/>2,31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14.5496829209801" table:style-name="ce5">
            <text:p><text:s/>2,315<text:s/></text:p>
          </table:table-cell>
          <table:table-cell office:value-type="float" office:value="1.0157476421299461" table:style-name="ce6">
            <text:p>1.016</text:p>
          </table:table-cell>
          <table:table-cell office:value-type="float" office:value="2350.9983830195997" table:style-name="ce5">
            <text:p><text:s/>2,351<text:s/></text:p>
          </table:table-cell>
          <table:table-cell office:value-type="float" office:value="1.2462220610296242" table:style-name="ce6">
            <text:p>1.246</text:p>
          </table:table-cell>
          <table:table-cell office:value-type="float" office:value="2929.8660503639999" table:style-name="ce5">
            <text:p><text:s/>2,93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929.8660503639999" table:style-name="ce5">
            <text:p><text:s/>2,930<text:s/></text:p>
          </table:table-cell>
          <table:table-cell office:value-type="float" office:value="1.0291206660269674" table:style-name="ce6">
            <text:p>1.029</text:p>
          </table:table-cell>
          <table:table-cell office:value-type="float" office:value="3015.1857011204002" table:style-name="ce5">
            <text:p><text:s/>3,015<text:s/></text:p>
          </table:table-cell>
          <table:table-cell office:value-type="float" office:value="1.2869307162234229" table:style-name="ce6">
            <text:p>1.287</text:p>
          </table:table-cell>
          <table:table-cell office:value-type="float" office:value="3880.3350938894996" table:style-name="ce5">
            <text:p><text:s/>3,88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880.3350938894996" table:style-name="ce5">
            <text:p><text:s/>3,880<text:s/></text:p>
          </table:table-cell>
          <table:table-cell office:value-type="float" office:value="0.92952634500370113" table:style-name="ce6">
            <text:p>0.930</text:p>
          </table:table-cell>
          <table:table-cell office:value-type="float" office:value="3606.8736972126999" table:style-name="ce5">
            <text:p><text:s/>3,607<text:s/></text:p>
          </table:table-cell>
          <table:table-cell office:value-type="float" office:value="1.3180805514862874" table:style-name="ce6">
            <text:p>1.318</text:p>
          </table:table-cell>
          <table:table-cell office:value-type="float" office:value="4754.1500719634996" table:style-name="ce5">
            <text:p><text:s/>4,75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754.1500719634996" table:style-name="ce5">
            <text:p><text:s/>4,754<text:s/></text:p>
          </table:table-cell>
          <table:table-cell office:value-type="float" office:value="1.1809380078290477" table:style-name="ce6">
            <text:p>1.181</text:p>
          </table:table-cell>
          <table:table-cell office:value-type="float" office:value="5614.3565149049" table:style-name="ce5">
            <text:p><text:s/>5,614<text:s/></text:p>
          </table:table-cell>
          <table:table-cell office:value-type="float" office:value="0.78778628473737378" table:style-name="ce6">
            <text:p>0.788</text:p>
          </table:table-cell>
          <table:table-cell office:value-type="float" office:value="4422.913060068001" table:style-name="ce5">
            <text:p><text:s/>4,42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422.913060068001" table:style-name="ce5">
            <text:p><text:s/>4,423<text:s/></text:p>
          </table:table-cell>
          <table:table-cell office:value-type="float" office:value="1.0418373531150291" table:style-name="ce6">
            <text:p>1.042</text:p>
          </table:table-cell>
          <table:table-cell office:value-type="float" office:value="4607.9560355591402" table:style-name="ce5">
            <text:p><text:s/>4,608<text:s/></text:p>
          </table:table-cell>
          <table:table-cell office:value-type="float" office:value="0.98756954452372947" table:style-name="ce6">
            <text:p>0.988</text:p>
          </table:table-cell>
          <table:table-cell office:value-type="float" office:value="4550.6770432225103" table:style-name="ce5">
            <text:p><text:s/>4,55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550.6770432225103" table:style-name="ce5">
            <text:p><text:s/>4,551<text:s/></text:p>
          </table:table-cell>
          <table:table-cell office:value-type="float" office:value="1.0193246628734227" table:style-name="ce6">
            <text:p>1.019</text:p>
          </table:table-cell>
          <table:table-cell office:value-type="float" office:value="4638.61734292861" table:style-name="ce5">
            <text:p><text:s/>4,639<text:s/></text:p>
          </table:table-cell>
          <table:table-cell office:value-type="float" office:value="1.1995286566529992" table:style-name="ce6">
            <text:p>1.200</text:p>
          </table:table-cell>
          <table:table-cell office:value-type="float" office:value="5564.1544300904598" table:style-name="ce5">
            <text:p><text:s/>5,56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564.1544300904598" table:style-name="ce5">
            <text:p><text:s/>5,564<text:s/></text:p>
          </table:table-cell>
          <table:table-cell office:value-type="float" office:value="1.0752149410065162" table:style-name="ce6">
            <text:p>1.075</text:p>
          </table:table-cell>
          <table:table-cell office:value-type="float" office:value="5982.6619773008597" table:style-name="ce5">
            <text:p><text:s/>5,983<text:s/></text:p>
          </table:table-cell>
          <table:table-cell office:value-type="float" office:value="0.9722031350821484" table:style-name="ce6">
            <text:p>0.972</text:p>
          </table:table-cell>
          <table:table-cell office:value-type="float" office:value="5816.3627304686606" table:style-name="ce5">
            <text:p><text:s/>5,81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816.3627304686606" table:style-name="ce5">
            <text:p><text:s/>5,816<text:s/></text:p>
          </table:table-cell>
          <table:table-cell office:value-type="float" office:value="1.0470781083024436" table:style-name="ce6">
            <text:p>1.047</text:p>
          </table:table-cell>
          <table:table-cell office:value-type="float" office:value="6090.18608501996" table:style-name="ce5">
            <text:p><text:s/>6,090<text:s/></text:p>
          </table:table-cell>
          <table:table-cell office:value-type="float" office:value="1.1836454202969457" table:style-name="ce6">
            <text:p>1.184</text:p>
          </table:table-cell>
          <table:table-cell office:value-type="float" office:value="7208.6208682900606" table:style-name="ce5">
            <text:p><text:s/>7,20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208.6208682900606" table:style-name="ce5">
            <text:p><text:s/>7,209<text:s/></text:p>
          </table:table-cell>
          <table:table-cell office:value-type="float" office:value="0.88975797402129753" table:style-name="ce6">
            <text:p>0.890</text:p>
          </table:table-cell>
          <table:table-cell office:value-type="float" office:value="6413.9278992574109" table:style-name="ce5">
            <text:p><text:s/>6,414<text:s/></text:p>
          </table:table-cell>
          <table:table-cell office:value-type="float" office:value="1.1176994506078608" table:style-name="ce6">
            <text:p>1.118</text:p>
          </table:table-cell>
          <table:table-cell office:value-type="float" office:value="7168.8436892384398" table:style-name="ce5">
            <text:p><text:s/>7,1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168.8436892384398" table:style-name="ce5">
            <text:p><text:s/>7,169<text:s/></text:p>
          </table:table-cell>
          <table:table-cell office:value-type="float" office:value="0.9630514577711502" table:style-name="ce6">
            <text:p>0.963</text:p>
          </table:table-cell>
          <table:table-cell office:value-type="float" office:value="6903.96536545459" table:style-name="ce5">
            <text:p><text:s/>6,904<text:s/></text:p>
          </table:table-cell>
          <table:table-cell office:value-type="float" office:value="1.1362797130326114" table:style-name="ce6">
            <text:p>1.136</text:p>
          </table:table-cell>
          <table:table-cell office:value-type="float" office:value="7844.8357842458299" table:style-name="ce5">
            <text:p><text:s/>7,84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844.8357842458299" table:style-name="ce5">
            <text:p><text:s/>7,845<text:s/></text:p>
          </table:table-cell>
          <table:table-cell office:value-type="float" office:value="0.97001454631386619" table:style-name="ce6">
            <text:p>0.970</text:p>
          </table:table-cell>
          <table:table-cell office:value-type="float" office:value="7609.604824162001" table:style-name="ce5">
            <text:p><text:s/>7,610<text:s/></text:p>
          </table:table-cell>
          <table:table-cell office:value-type="float" office:value="0.95565168812341661" table:style-name="ce6">
            <text:p>0.956</text:p>
          </table:table-cell>
          <table:table-cell office:value-type="float" office:value="7272.1316961625107" table:style-name="ce5">
            <text:p><text:s/>7,27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272.1316961625107" table:style-name="ce5">
            <text:p><text:s/>7,272<text:s/></text:p>
          </table:table-cell>
          <table:table-cell office:value-type="float" office:value="1.0157108146536469" table:style-name="ce6">
            <text:p>1.016</text:p>
          </table:table-cell>
          <table:table-cell office:value-type="float" office:value="7386.3828093778302" table:style-name="ce5">
            <text:p><text:s/>7,386<text:s/></text:p>
          </table:table-cell>
          <table:table-cell office:value-type="float" office:value="1.0300219936458113" table:style-name="ce6">
            <text:p>1.030</text:p>
          </table:table-cell>
          <table:table-cell office:value-type="float" office:value="7608.136747146501" table:style-name="ce5">
            <text:p><text:s/>7,60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4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54.38068640988001" table:style-name="ce5">
            <text:p><text:s/>55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54.38068640988001" table:style-name="ce5">
            <text:p><text:s/>554<text:s/></text:p>
          </table:table-cell>
          <table:table-cell office:value-type="float" office:value="0.97603701717036706" table:style-name="ce6">
            <text:p>0.976</text:p>
          </table:table-cell>
          <table:table-cell office:value-type="float" office:value="541.09607154035996" table:style-name="ce5">
            <text:p><text:s/>541<text:s/></text:p>
          </table:table-cell>
          <table:table-cell office:value-type="float" office:value="1.2440105063503344" table:style-name="ce6">
            <text:p>1.244</text:p>
          </table:table-cell>
          <table:table-cell office:value-type="float" office:value="673.12919794109996" table:style-name="ce5">
            <text:p><text:s/>67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73.12919794109996" table:style-name="ce5">
            <text:p><text:s/>673<text:s/></text:p>
          </table:table-cell>
          <table:table-cell office:value-type="float" office:value="1.006675870490457" table:style-name="ce6">
            <text:p>1.007</text:p>
          </table:table-cell>
          <table:table-cell office:value-type="float" office:value="677.62292128989998" table:style-name="ce5">
            <text:p><text:s/>678<text:s/></text:p>
          </table:table-cell>
          <table:table-cell office:value-type="float" office:value="0.96696706318840153" table:style-name="ce6">
            <text:p>0.967</text:p>
          </table:table-cell>
          <table:table-cell office:value-type="float" office:value="655.23904614883998" table:style-name="ce5">
            <text:p><text:s/>65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55.23904614883998" table:style-name="ce5">
            <text:p><text:s/>655<text:s/></text:p>
          </table:table-cell>
          <table:table-cell office:value-type="float" office:value="1.0473843057028189" table:style-name="ce6">
            <text:p>1.047</text:p>
          </table:table-cell>
          <table:table-cell office:value-type="float" office:value="686.28709341998001" table:style-name="ce5">
            <text:p><text:s/>686<text:s/></text:p>
          </table:table-cell>
          <table:table-cell office:value-type="float" office:value="1.0534508609963493" table:style-name="ce6">
            <text:p>1.053</text:p>
          </table:table-cell>
          <table:table-cell office:value-type="float" office:value="722.96972945395999" table:style-name="ce5">
            <text:p><text:s/>72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22.96972945395999" table:style-name="ce5">
            <text:p><text:s/>723<text:s/></text:p>
          </table:table-cell>
          <table:table-cell office:value-type="float" office:value="1.0707762006429464" table:style-name="ce6">
            <text:p>1.071</text:p>
          </table:table-cell>
          <table:table-cell office:value-type="float" office:value="774.13878008457004" table:style-name="ce5">
            <text:p><text:s/>774<text:s/></text:p>
          </table:table-cell>
          <table:table-cell office:value-type="float" office:value="1.3791316350162264" table:style-name="ce6">
            <text:p>1.379</text:p>
          </table:table-cell>
          <table:table-cell office:value-type="float" office:value="1067.6392815075001" table:style-name="ce5">
            <text:p><text:s/>1,06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67.6392815075001" table:style-name="ce5">
            <text:p><text:s/>1,068<text:s/></text:p>
          </table:table-cell>
          <table:table-cell office:value-type="float" office:value="1.0288705949078396" table:style-name="ce6">
            <text:p>1.029</text:p>
          </table:table-cell>
          <table:table-cell office:value-type="float" office:value="1098.4626627116002" table:style-name="ce5">
            <text:p><text:s/>1,098<text:s/></text:p>
          </table:table-cell>
          <table:table-cell office:value-type="float" office:value="1.0550184362693875" table:style-name="ce6">
            <text:p>1.055</text:p>
          </table:table-cell>
          <table:table-cell office:value-type="float" office:value="1158.8983607143" table:style-name="ce5">
            <text:p><text:s/>1,15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58.8983607143" table:style-name="ce5">
            <text:p><text:s/>1,159<text:s/></text:p>
          </table:table-cell>
          <table:table-cell office:value-type="float" office:value="1.0322952484898085" table:style-name="ce6">
            <text:p>1.032</text:p>
          </table:table-cell>
          <table:table-cell office:value-type="float" office:value="1196.3252712479998" table:style-name="ce5">
            <text:p><text:s/>1,196<text:s/></text:p>
          </table:table-cell>
          <table:table-cell office:value-type="float" office:value="1.1215832312698404" table:style-name="ce6">
            <text:p>1.122</text:p>
          </table:table-cell>
          <table:table-cell office:value-type="float" office:value="1341.7783633761001" table:style-name="ce5">
            <text:p><text:s/>1,34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41.7783633761001" table:style-name="ce5">
            <text:p><text:s/>1,342<text:s/></text:p>
          </table:table-cell>
          <table:table-cell office:value-type="float" office:value="0.99379254177847731" table:style-name="ce6">
            <text:p>0.994</text:p>
          </table:table-cell>
          <table:table-cell office:value-type="float" office:value="1333.4493302428998" table:style-name="ce5">
            <text:p><text:s/>1,333<text:s/></text:p>
          </table:table-cell>
          <table:table-cell office:value-type="float" office:value="0.95462452033930822" table:style-name="ce6">
            <text:p>0.955</text:p>
          </table:table-cell>
          <table:table-cell office:value-type="float" office:value="1272.9434272799001" table:style-name="ce5">
            <text:p><text:s/>1,2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72.9434272799001" table:style-name="ce5">
            <text:p><text:s/>1,273<text:s/></text:p>
          </table:table-cell>
          <table:table-cell office:value-type="float" office:value="1.114758513090762" table:style-name="ce6">
            <text:p>1.115</text:p>
          </table:table-cell>
          <table:table-cell office:value-type="float" office:value="1419.0245222432" table:style-name="ce5">
            <text:p><text:s/>1,419<text:s/></text:p>
          </table:table-cell>
          <table:table-cell office:value-type="float" office:value="1.0926087730127172" table:style-name="ce6">
            <text:p>1.093</text:p>
          </table:table-cell>
          <table:table-cell office:value-type="float" office:value="1550.4386421231" table:style-name="ce5">
            <text:p><text:s/>1,55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50.4386421231" table:style-name="ce5">
            <text:p><text:s/>1,550<text:s/></text:p>
          </table:table-cell>
          <table:table-cell office:value-type="float" office:value="1.0667415506344198" table:style-name="ce6">
            <text:p>1.067</text:p>
          </table:table-cell>
          <table:table-cell office:value-type="float" office:value="1653.9173212619201" table:style-name="ce5">
            <text:p><text:s/>1,654<text:s/></text:p>
          </table:table-cell>
          <table:table-cell office:value-type="float" office:value="1.0640891754131425" table:style-name="ce6">
            <text:p>1.064</text:p>
          </table:table-cell>
          <table:table-cell office:value-type="float" office:value="1759.91551858311" table:style-name="ce5">
            <text:p><text:s/>1,76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759.91551858311" table:style-name="ce5">
            <text:p><text:s/>1,760<text:s/></text:p>
          </table:table-cell>
          <table:table-cell office:value-type="float" office:value="1.06577215463477" table:style-name="ce6">
            <text:p>1.066</text:p>
          </table:table-cell>
          <table:table-cell office:value-type="float" office:value="1875.6689542154902" table:style-name="ce5">
            <text:p><text:s/>1,876<text:s/></text:p>
          </table:table-cell>
          <table:table-cell office:value-type="float" office:value="1.0929236811713074" table:style-name="ce6">
            <text:p>1.093</text:p>
          </table:table-cell>
          <table:table-cell office:value-type="float" office:value="2049.9630180999302" table:style-name="ce5">
            <text:p><text:s/>2,05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049.9630180999302" table:style-name="ce5">
            <text:p><text:s/>2,050<text:s/></text:p>
          </table:table-cell>
          <table:table-cell office:value-type="float" office:value="1.0379015923409123" table:style-name="ce6">
            <text:p>1.038</text:p>
          </table:table-cell>
          <table:table-cell office:value-type="float" office:value="2127.6598807258997" table:style-name="ce5">
            <text:p><text:s/>2,128<text:s/></text:p>
          </table:table-cell>
          <table:table-cell office:value-type="float" office:value="0.87422695160785224" table:style-name="ce6">
            <text:p>0.874</text:p>
          </table:table-cell>
          <table:table-cell office:value-type="float" office:value="1860.0576115853301" table:style-name="ce5">
            <text:p><text:s/>1,8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60.0576115853301" table:style-name="ce5">
            <text:p><text:s/>1,860<text:s/></text:p>
          </table:table-cell>
          <table:table-cell office:value-type="float" office:value="1.0507636209611124" table:style-name="ce6">
            <text:p>1.051</text:p>
          </table:table-cell>
          <table:table-cell office:value-type="float" office:value="1954.4808711456799" table:style-name="ce5">
            <text:p><text:s/>1,954<text:s/></text:p>
          </table:table-cell>
          <table:table-cell office:value-type="float" office:value="1.1344269132791818" table:style-name="ce6">
            <text:p>1.134</text:p>
          </table:table-cell>
          <table:table-cell office:value-type="float" office:value="2217.2157017170002" table:style-name="ce5">
            <text:p><text:s/>2,21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217.2157017170002" table:style-name="ce5">
            <text:p><text:s/>2,217<text:s/></text:p>
          </table:table-cell>
          <table:table-cell office:value-type="float" office:value="0.95782112008687348" table:style-name="ce6">
            <text:p>0.958</text:p>
          </table:table-cell>
          <table:table-cell office:value-type="float" office:value="2123.6960268927801" table:style-name="ce5">
            <text:p><text:s/>2,124<text:s/></text:p>
          </table:table-cell>
          <table:table-cell office:value-type="float" office:value="1.0682057690677749" table:style-name="ce6">
            <text:p>1.068</text:p>
          </table:table-cell>
          <table:table-cell office:value-type="float" office:value="2268.5443476731803" table:style-name="ce5">
            <text:p><text:s/>2,2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68.5443476731803" table:style-name="ce5">
            <text:p><text:s/>2,269<text:s/></text:p>
          </table:table-cell>
          <table:table-cell office:value-type="float" office:value="0.96063152799936513" table:style-name="ce6">
            <text:p>0.961</text:p>
          </table:table-cell>
          <table:table-cell office:value-type="float" office:value="2179.23522303961" table:style-name="ce5">
            <text:p><text:s/>2,179<text:s/></text:p>
          </table:table-cell>
          <table:table-cell office:value-type="float" office:value="1.1718382287927041" table:style-name="ce6">
            <text:p>1.172</text:p>
          </table:table-cell>
          <table:table-cell office:value-type="float" office:value="2553.7111438894099" table:style-name="ce5">
            <text:p><text:s/>2,55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553.7111438894099" table:style-name="ce5">
            <text:p><text:s/>2,554<text:s/></text:p>
          </table:table-cell>
          <table:table-cell office:value-type="float" office:value="0.97503668031615054" table:style-name="ce6">
            <text:p>0.975</text:p>
          </table:table-cell>
          <table:table-cell office:value-type="float" office:value="2489.9620362242899" table:style-name="ce5">
            <text:p><text:s/>2,490<text:s/></text:p>
          </table:table-cell>
          <table:table-cell office:value-type="float" office:value="1.2044066102709021" table:style-name="ce6">
            <text:p>1.204</text:p>
          </table:table-cell>
          <table:table-cell office:value-type="float" office:value="2998.9267357521298" table:style-name="ce5">
            <text:p><text:s/>2,99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98.9267357521298" table:style-name="ce5">
            <text:p><text:s/>2,999<text:s/></text:p>
          </table:table-cell>
          <table:table-cell office:value-type="float" office:value="0.99065885820139776" table:style-name="ce6">
            <text:p>0.991</text:p>
          </table:table-cell>
          <table:table-cell office:value-type="float" office:value="2970.91333586985" table:style-name="ce5">
            <text:p><text:s/>2,971<text:s/></text:p>
          </table:table-cell>
          <table:table-cell office:value-type="float" office:value="1.1559379956275153" table:style-name="ce6">
            <text:p>1.156</text:p>
          </table:table-cell>
          <table:table-cell office:value-type="float" office:value="3434.19160664845" table:style-name="ce5">
            <text:p><text:s/>3,43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37.49500806290999" table:style-name="ce5">
            <text:p><text:s/>23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37.49500806290999" table:style-name="ce5">
            <text:p><text:s/>237<text:s/></text:p>
          </table:table-cell>
          <table:table-cell office:value-type="float" office:value="0.96076853485753289" table:style-name="ce6">
            <text:p>0.961</text:p>
          </table:table-cell>
          <table:table-cell office:value-type="float" office:value="228.17773093258" table:style-name="ce5">
            <text:p><text:s/>228<text:s/></text:p>
          </table:table-cell>
          <table:table-cell office:value-type="float" office:value="1.6103239947324572" table:style-name="ce6">
            <text:p>1.610</text:p>
          </table:table-cell>
          <table:table-cell office:value-type="float" office:value="367.44007518434" table:style-name="ce5">
            <text:p><text:s/>36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67.44007518434" table:style-name="ce5">
            <text:p><text:s/>367<text:s/></text:p>
          </table:table-cell>
          <table:table-cell office:value-type="float" office:value="0.99152404395618099" table:style-name="ce6">
            <text:p>0.992</text:p>
          </table:table-cell>
          <table:table-cell office:value-type="float" office:value="364.32566925833999" table:style-name="ce5">
            <text:p><text:s/>364<text:s/></text:p>
          </table:table-cell>
          <table:table-cell office:value-type="float" office:value="1.0277376551055322" table:style-name="ce6">
            <text:p>1.028</text:p>
          </table:table-cell>
          <table:table-cell office:value-type="float" office:value="374.43120901832003" table:style-name="ce5">
            <text:p><text:s/>37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74.43120901832003" table:style-name="ce5">
            <text:p><text:s/>374<text:s/></text:p>
          </table:table-cell>
          <table:table-cell office:value-type="float" office:value="1.0578399843645254" table:style-name="ce6">
            <text:p>1.058</text:p>
          </table:table-cell>
          <table:table-cell office:value-type="float" office:value="396.08830429352997" table:style-name="ce5">
            <text:p><text:s/>396<text:s/></text:p>
          </table:table-cell>
          <table:table-cell office:value-type="float" office:value="1.0460861233748835" table:style-name="ce6">
            <text:p>1.046</text:p>
          </table:table-cell>
          <table:table-cell office:value-type="float" office:value="414.34247875254999" table:style-name="ce5">
            <text:p><text:s/>41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14.34247875254999" table:style-name="ce5">
            <text:p><text:s/>414<text:s/></text:p>
          </table:table-cell>
          <table:table-cell office:value-type="float" office:value="1.0823495407017327" table:style-name="ce6">
            <text:p>1.082</text:p>
          </table:table-cell>
          <table:table-cell office:value-type="float" office:value="448.46339157103995" table:style-name="ce5">
            <text:p><text:s/>448<text:s/></text:p>
          </table:table-cell>
          <table:table-cell office:value-type="float" office:value="1.4874961621724443" table:style-name="ce6">
            <text:p>1.487</text:p>
          </table:table-cell>
          <table:table-cell office:value-type="float" office:value="667.08757383676004" table:style-name="ce5">
            <text:p><text:s/>66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67.08757383676004" table:style-name="ce5">
            <text:p><text:s/>667<text:s/></text:p>
          </table:table-cell>
          <table:table-cell office:value-type="float" office:value="1.0343447540824473" table:style-name="ce6">
            <text:p>1.034</text:p>
          </table:table-cell>
          <table:table-cell office:value-type="float" office:value="689.99853251163995" table:style-name="ce5">
            <text:p><text:s/>690<text:s/></text:p>
          </table:table-cell>
          <table:table-cell office:value-type="float" office:value="0.98322626678807512" table:style-name="ce6">
            <text:p>0.983</text:p>
          </table:table-cell>
          <table:table-cell office:value-type="float" office:value="678.42468121066997" table:style-name="ce5">
            <text:p><text:s/>67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78.42468121066997" table:style-name="ce5">
            <text:p><text:s/>678<text:s/></text:p>
          </table:table-cell>
          <table:table-cell office:value-type="float" office:value="1.0271254097627907" table:style-name="ce6">
            <text:p>1.027</text:p>
          </table:table-cell>
          <table:table-cell office:value-type="float" office:value="696.82722868170003" table:style-name="ce5">
            <text:p><text:s/>697<text:s/></text:p>
          </table:table-cell>
          <table:table-cell office:value-type="float" office:value="1.0761245839251934" table:style-name="ce6">
            <text:p>1.076</text:p>
          </table:table-cell>
          <table:table-cell office:value-type="float" office:value="749.87291153284002" table:style-name="ce5">
            <text:p><text:s/>75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49.87291153284002" table:style-name="ce5">
            <text:p><text:s/>750<text:s/></text:p>
          </table:table-cell>
          <table:table-cell office:value-type="float" office:value="1.0077083340066175" table:style-name="ce6">
            <text:p>1.008</text:p>
          </table:table-cell>
          <table:table-cell office:value-type="float" office:value="755.65318239745" table:style-name="ce5">
            <text:p><text:s/>756<text:s/></text:p>
          </table:table-cell>
          <table:table-cell office:value-type="float" office:value="0.92545946346336716" table:style-name="ce6">
            <text:p>0.925</text:p>
          </table:table-cell>
          <table:table-cell office:value-type="float" office:value="699.32638874592999" table:style-name="ce5">
            <text:p><text:s/>69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99.32638874592999" table:style-name="ce5">
            <text:p><text:s/>699<text:s/></text:p>
          </table:table-cell>
          <table:table-cell office:value-type="float" office:value="1.1089823225258402" table:style-name="ce6">
            <text:p>1.109</text:p>
          </table:table-cell>
          <table:table-cell office:value-type="float" office:value="775.54060279507007" table:style-name="ce5">
            <text:p><text:s/>776<text:s/></text:p>
          </table:table-cell>
          <table:table-cell office:value-type="float" office:value="1.0683155075364763" table:style-name="ce6">
            <text:p>1.068</text:p>
          </table:table-cell>
          <table:table-cell office:value-type="float" office:value="828.52205269016008" table:style-name="ce5">
            <text:p><text:s/>82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28.52205269016008" table:style-name="ce5">
            <text:p><text:s/>829<text:s/></text:p>
          </table:table-cell>
          <table:table-cell office:value-type="float" office:value="1.0717907288544963" table:style-name="ce6">
            <text:p>1.072</text:p>
          </table:table-cell>
          <table:table-cell office:value-type="float" office:value="888.00225472480997" table:style-name="ce5">
            <text:p><text:s/>888<text:s/></text:p>
          </table:table-cell>
          <table:table-cell office:value-type="float" office:value="1.0253871860089998" table:style-name="ce6">
            <text:p>1.025</text:p>
          </table:table-cell>
          <table:table-cell office:value-type="float" office:value="910.54613314192" table:style-name="ce5">
            <text:p><text:s/>91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10.54613314192" table:style-name="ce5">
            <text:p><text:s/>911<text:s/></text:p>
          </table:table-cell>
          <table:table-cell office:value-type="float" office:value="1.0767578067112351" table:style-name="ce6">
            <text:p>1.077</text:p>
          </table:table-cell>
          <table:table-cell office:value-type="float" office:value="980.43765723129002" table:style-name="ce5">
            <text:p><text:s/>980<text:s/></text:p>
          </table:table-cell>
          <table:table-cell office:value-type="float" office:value="1.083179965252917" table:style-name="ce6">
            <text:p>1.083</text:p>
          </table:table-cell>
          <table:table-cell office:value-type="float" office:value="1061.9904274924399" table:style-name="ce5">
            <text:p><text:s/>1,06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61.9904274924399" table:style-name="ce5">
            <text:p><text:s/>1,062<text:s/></text:p>
          </table:table-cell>
          <table:table-cell office:value-type="float" office:value="1.0389490802558996" table:style-name="ce6">
            <text:p>1.039</text:p>
          </table:table-cell>
          <table:table-cell office:value-type="float" office:value="1103.3539778838401" table:style-name="ce5">
            <text:p><text:s/>1,103<text:s/></text:p>
          </table:table-cell>
          <table:table-cell office:value-type="float" office:value="0.87603204926155609" table:style-name="ce6">
            <text:p>0.876</text:p>
          </table:table-cell>
          <table:table-cell office:value-type="float" office:value="966.57344630647003" table:style-name="ce5">
            <text:p><text:s/>96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66.57344630647003" table:style-name="ce5">
            <text:p><text:s/>967<text:s/></text:p>
          </table:table-cell>
          <table:table-cell office:value-type="float" office:value="1.0613943422350074" table:style-name="ce6">
            <text:p>1.061</text:p>
          </table:table-cell>
          <table:table-cell office:value-type="float" office:value="1025.91558726428" table:style-name="ce5">
            <text:p><text:s/>1,026<text:s/></text:p>
          </table:table-cell>
          <table:table-cell office:value-type="float" office:value="1.1638835819075131" table:style-name="ce6">
            <text:p>1.164</text:p>
          </table:table-cell>
          <table:table-cell office:value-type="float" office:value="1194.0463084399" table:style-name="ce5">
            <text:p><text:s/>1,19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94.0463084399" table:style-name="ce5">
            <text:p><text:s/>1,194<text:s/></text:p>
          </table:table-cell>
          <table:table-cell office:value-type="float" office:value="0.96081690370177564" table:style-name="ce6">
            <text:p>0.961</text:p>
          </table:table-cell>
          <table:table-cell office:value-type="float" office:value="1147.2598769517601" table:style-name="ce5">
            <text:p><text:s/>1,147<text:s/></text:p>
          </table:table-cell>
          <table:table-cell office:value-type="float" office:value="1.0777868710692498" table:style-name="ce6">
            <text:p>1.078</text:p>
          </table:table-cell>
          <table:table-cell office:value-type="float" office:value="1236.5016330831299" table:style-name="ce5">
            <text:p><text:s/>1,23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36.5016330831299" table:style-name="ce5">
            <text:p><text:s/>1,237<text:s/></text:p>
          </table:table-cell>
          <table:table-cell office:value-type="float" office:value="0.96616463368051442" table:style-name="ce6">
            <text:p>0.966</text:p>
          </table:table-cell>
          <table:table-cell office:value-type="float" office:value="1194.6641473731202" table:style-name="ce5">
            <text:p><text:s/>1,195<text:s/></text:p>
          </table:table-cell>
          <table:table-cell office:value-type="float" office:value="1.1230820866007756" table:style-name="ce6">
            <text:p>1.123</text:p>
          </table:table-cell>
          <table:table-cell office:value-type="float" office:value="1341.7059034189401" table:style-name="ce5">
            <text:p><text:s/>1,34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41.7059034189401" table:style-name="ce5">
            <text:p><text:s/>1,342<text:s/></text:p>
          </table:table-cell>
          <table:table-cell office:value-type="float" office:value="0.97512950525234376" table:style-name="ce6">
            <text:p>0.975</text:p>
          </table:table-cell>
          <table:table-cell office:value-type="float" office:value="1308.3370137950599" table:style-name="ce5">
            <text:p><text:s/>1,308<text:s/></text:p>
          </table:table-cell>
          <table:table-cell office:value-type="float" office:value="1.2585879732026026" table:style-name="ce6">
            <text:p>1.259</text:p>
          </table:table-cell>
          <table:table-cell office:value-type="float" office:value="1646.6572304582701" table:style-name="ce5">
            <text:p><text:s/>1,64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46.6572304582701" table:style-name="ce5">
            <text:p><text:s/>1,647<text:s/></text:p>
          </table:table-cell>
          <table:table-cell office:value-type="float" office:value="0.99589523479722675" table:style-name="ce6">
            <text:p>0.996</text:p>
          </table:table-cell>
          <table:table-cell office:value-type="float" office:value="1639.8980891577899" table:style-name="ce5">
            <text:p><text:s/>1,640<text:s/></text:p>
          </table:table-cell>
          <table:table-cell office:value-type="float" office:value="1.1822667052090823" table:style-name="ce6">
            <text:p>1.182</text:p>
          </table:table-cell>
          <table:table-cell office:value-type="float" office:value="1938.79691074725" table:style-name="ce5">
            <text:p><text:s/>1,93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6.88567834697005" table:style-name="ce5">
            <text:p><text:s/>31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16.88567834697005" table:style-name="ce5">
            <text:p><text:s/>317<text:s/></text:p>
          </table:table-cell>
          <table:table-cell office:value-type="float" office:value="0.98748022390950052" table:style-name="ce6">
            <text:p>0.987</text:p>
          </table:table-cell>
          <table:table-cell office:value-type="float" office:value="312.91834060777995" table:style-name="ce5">
            <text:p><text:s/>313<text:s/></text:p>
          </table:table-cell>
          <table:table-cell office:value-type="float" office:value="0.97689743005482288" table:style-name="ce6">
            <text:p>0.977</text:p>
          </table:table-cell>
          <table:table-cell office:value-type="float" office:value="305.68912275676001" table:style-name="ce5">
            <text:p><text:s/>30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05.68912275676001" table:style-name="ce5">
            <text:p><text:s/>306<text:s/></text:p>
          </table:table-cell>
          <table:table-cell office:value-type="float" office:value="1.0248884527070785" table:style-name="ce6">
            <text:p>1.025</text:p>
          </table:table-cell>
          <table:table-cell office:value-type="float" office:value="313.29725203155994" table:style-name="ce5">
            <text:p><text:s/>313<text:s/></text:p>
          </table:table-cell>
          <table:table-cell office:value-type="float" office:value="0.89629843641984064" table:style-name="ce6">
            <text:p>0.896</text:p>
          </table:table-cell>
          <table:table-cell office:value-type="float" office:value="280.80783713051994" table:style-name="ce5">
            <text:p><text:s/>28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80.80783713051994" table:style-name="ce5">
            <text:p><text:s/>281<text:s/></text:p>
          </table:table-cell>
          <table:table-cell office:value-type="float" office:value="1.0334426278550239" table:style-name="ce6">
            <text:p>1.033</text:p>
          </table:table-cell>
          <table:table-cell office:value-type="float" office:value="290.19878912645004" table:style-name="ce5">
            <text:p><text:s/>290<text:s/></text:p>
          </table:table-cell>
          <table:table-cell office:value-type="float" office:value="1.0635028892795619" table:style-name="ce6">
            <text:p>1.064</text:p>
          </table:table-cell>
          <table:table-cell office:value-type="float" office:value="308.62725070140993" table:style-name="ce5">
            <text:p><text:s/>30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08.62725070140993" table:style-name="ce5">
            <text:p><text:s/>309<text:s/></text:p>
          </table:table-cell>
          <table:table-cell office:value-type="float" office:value="1.0552386018194286" table:style-name="ce6">
            <text:p>1.055</text:p>
          </table:table-cell>
          <table:table-cell office:value-type="float" office:value="325.67538851353009" table:style-name="ce5">
            <text:p><text:s/>326<text:s/></text:p>
          </table:table-cell>
          <table:table-cell office:value-type="float" office:value="1.2299108922506106" table:style-name="ce6">
            <text:p>1.230</text:p>
          </table:table-cell>
          <table:table-cell office:value-type="float" office:value="400.55170767074003" table:style-name="ce5">
            <text:p><text:s/>40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00.55170767074003" table:style-name="ce5">
            <text:p><text:s/>401<text:s/></text:p>
          </table:table-cell>
          <table:table-cell office:value-type="float" office:value="1.0197538105011008" table:style-name="ce6">
            <text:p>1.020</text:p>
          </table:table-cell>
          <table:table-cell office:value-type="float" office:value="408.4641301999601" table:style-name="ce5">
            <text:p><text:s/>408<text:s/></text:p>
          </table:table-cell>
          <table:table-cell office:value-type="float" office:value="1.1762934465467461" table:style-name="ce6">
            <text:p>1.176</text:p>
          </table:table-cell>
          <table:table-cell office:value-type="float" office:value="480.47367950362991" table:style-name="ce5">
            <text:p><text:s/>48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80.47367950362991" table:style-name="ce5">
            <text:p><text:s/>480<text:s/></text:p>
          </table:table-cell>
          <table:table-cell office:value-type="float" office:value="1.0395950160731464" table:style-name="ce6">
            <text:p>1.040</text:p>
          </table:table-cell>
          <table:table-cell office:value-type="float" office:value="499.49804256629994" table:style-name="ce5">
            <text:p><text:s/>499<text:s/></text:p>
          </table:table-cell>
          <table:table-cell office:value-type="float" office:value="1.1850005433498663" table:style-name="ce6">
            <text:p>1.185</text:p>
          </table:table-cell>
          <table:table-cell office:value-type="float" office:value="591.90545184326004" table:style-name="ce5">
            <text:p><text:s/>59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91.90545184326004" table:style-name="ce5">
            <text:p><text:s/>592<text:s/></text:p>
          </table:table-cell>
          <table:table-cell office:value-type="float" office:value="0.97616290920471815" table:style-name="ce6">
            <text:p>0.976</text:p>
          </table:table-cell>
          <table:table-cell office:value-type="float" office:value="577.79614784544992" table:style-name="ce5">
            <text:p><text:s/>578<text:s/></text:p>
          </table:table-cell>
          <table:table-cell office:value-type="float" office:value="0.99276715615522304" table:style-name="ce6">
            <text:p>0.993</text:p>
          </table:table-cell>
          <table:table-cell office:value-type="float" office:value="573.61703853397012" table:style-name="ce5">
            <text:p><text:s/>57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73.61703853397012" table:style-name="ce5">
            <text:p><text:s/>574<text:s/></text:p>
          </table:table-cell>
          <table:table-cell office:value-type="float" office:value="1.1218005676622214" table:style-name="ce6">
            <text:p>1.122</text:p>
          </table:table-cell>
          <table:table-cell office:value-type="float" office:value="643.48391944813" table:style-name="ce5">
            <text:p><text:s/>643<text:s/></text:p>
          </table:table-cell>
          <table:table-cell office:value-type="float" office:value="1.1218875369132395" table:style-name="ce6">
            <text:p>1.122</text:p>
          </table:table-cell>
          <table:table-cell office:value-type="float" office:value="721.91658943293999" table:style-name="ce5">
            <text:p><text:s/>72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21.91658943293999" table:style-name="ce5">
            <text:p><text:s/>722<text:s/></text:p>
          </table:table-cell>
          <table:table-cell office:value-type="float" office:value="1.0609467599833526" table:style-name="ce6">
            <text:p>1.061</text:p>
          </table:table-cell>
          <table:table-cell office:value-type="float" office:value="765.91506653710996" table:style-name="ce5">
            <text:p><text:s/>766<text:s/></text:p>
          </table:table-cell>
          <table:table-cell office:value-type="float" office:value="1.1089602784306067" table:style-name="ce6">
            <text:p>1.109</text:p>
          </table:table-cell>
          <table:table-cell office:value-type="float" office:value="849.36938544119016" table:style-name="ce5">
            <text:p><text:s/>84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49.36938544119016" table:style-name="ce5">
            <text:p><text:s/>849<text:s/></text:p>
          </table:table-cell>
          <table:table-cell office:value-type="float" office:value="1.0539952490978797" table:style-name="ce6">
            <text:p>1.054</text:p>
          </table:table-cell>
          <table:table-cell office:value-type="float" office:value="895.23129698420007" table:style-name="ce5">
            <text:p><text:s/>895<text:s/></text:p>
          </table:table-cell>
          <table:table-cell office:value-type="float" office:value="1.1035947848737093" table:style-name="ce6">
            <text:p>1.104</text:p>
          </table:table-cell>
          <table:table-cell office:value-type="float" office:value="987.97259060749002" table:style-name="ce5">
            <text:p><text:s/>98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87.97259060749002" table:style-name="ce5">
            <text:p><text:s/>988<text:s/></text:p>
          </table:table-cell>
          <table:table-cell office:value-type="float" office:value="1.0367756277653704" table:style-name="ce6">
            <text:p>1.037</text:p>
          </table:table-cell>
          <table:table-cell office:value-type="float" office:value="1024.3059028420598" table:style-name="ce5">
            <text:p><text:s/>1,024<text:s/></text:p>
          </table:table-cell>
          <table:table-cell office:value-type="float" office:value="0.8722825503590097" table:style-name="ce6">
            <text:p>0.872</text:p>
          </table:table-cell>
          <table:table-cell office:value-type="float" office:value="893.48416527886002" table:style-name="ce5">
            <text:p><text:s/>89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93.48416527886002" table:style-name="ce5">
            <text:p><text:s/>893<text:s/></text:p>
          </table:table-cell>
          <table:table-cell office:value-type="float" office:value="1.039263279603384" table:style-name="ce6">
            <text:p>1.039</text:p>
          </table:table-cell>
          <table:table-cell office:value-type="float" office:value="928.56528388139998" table:style-name="ce5">
            <text:p><text:s/>929<text:s/></text:p>
          </table:table-cell>
          <table:table-cell office:value-type="float" office:value="1.1018820227698534" table:style-name="ce6">
            <text:p>1.102</text:p>
          </table:table-cell>
          <table:table-cell office:value-type="float" office:value="1023.1693932771001" table:style-name="ce5">
            <text:p><text:s/>1,02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23.1693932771001" table:style-name="ce5">
            <text:p><text:s/>1,023<text:s/></text:p>
          </table:table-cell>
          <table:table-cell office:value-type="float" office:value="0.95432501827835314" table:style-name="ce6">
            <text:p>0.954</text:p>
          </table:table-cell>
          <table:table-cell office:value-type="float" office:value="976.43614994102006" table:style-name="ce5">
            <text:p><text:s/>976<text:s/></text:p>
          </table:table-cell>
          <table:table-cell office:value-type="float" office:value="1.0569484903364024" table:style-name="ce6">
            <text:p>1.057</text:p>
          </table:table-cell>
          <table:table-cell office:value-type="float" office:value="1032.0427145900503" table:style-name="ce5">
            <text:p><text:s/>1,03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32.0427145900503" table:style-name="ce5">
            <text:p><text:s/>1,032<text:s/></text:p>
          </table:table-cell>
          <table:table-cell office:value-type="float" office:value="0.95400225373189407" table:style-name="ce6">
            <text:p>0.954</text:p>
          </table:table-cell>
          <table:table-cell office:value-type="float" office:value="984.57107566648983" table:style-name="ce5">
            <text:p><text:s/>985<text:s/></text:p>
          </table:table-cell>
          <table:table-cell office:value-type="float" office:value="1.2309982188436952" table:style-name="ce6">
            <text:p>1.231</text:p>
          </table:table-cell>
          <table:table-cell office:value-type="float" office:value="1212.00524047047" table:style-name="ce5">
            <text:p><text:s/>1,21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12.00524047047" table:style-name="ce5">
            <text:p><text:s/>1,212<text:s/></text:p>
          </table:table-cell>
          <table:table-cell office:value-type="float" office:value="0.97493392187854966" table:style-name="ce6">
            <text:p>0.975</text:p>
          </table:table-cell>
          <table:table-cell office:value-type="float" office:value="1181.6250224292301" table:style-name="ce5">
            <text:p><text:s/>1,182<text:s/></text:p>
          </table:table-cell>
          <table:table-cell office:value-type="float" office:value="1.1444150890726845" table:style-name="ce6">
            <text:p>1.144</text:p>
          </table:table-cell>
          <table:table-cell office:value-type="float" office:value="1352.26950529386" table:style-name="ce5">
            <text:p><text:s/>1,35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52.26950529386" table:style-name="ce5">
            <text:p><text:s/>1,352<text:s/></text:p>
          </table:table-cell>
          <table:table-cell office:value-type="float" office:value="0.98428252763329083" table:style-name="ce6">
            <text:p>0.984</text:p>
          </table:table-cell>
          <table:table-cell office:value-type="float" office:value="1331.0152467120602" table:style-name="ce5">
            <text:p><text:s/>1,331<text:s/></text:p>
          </table:table-cell>
          <table:table-cell office:value-type="float" office:value="1.1234992984454519" table:style-name="ce6">
            <text:p>1.123</text:p>
          </table:table-cell>
          <table:table-cell office:value-type="float" office:value="1495.3946959011998" table:style-name="ce5">
            <text:p><text:s/>1,49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4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81.28533120680999" table:style-name="ce5">
            <text:p><text:s/>28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81.28533120680999" table:style-name="ce5">
            <text:p><text:s/>281<text:s/></text:p>
          </table:table-cell>
          <table:table-cell office:value-type="float" office:value="1.0507987355156261" table:style-name="ce6">
            <text:p>1.051</text:p>
          </table:table-cell>
          <table:table-cell office:value-type="float" office:value="295.57427035120998" table:style-name="ce5">
            <text:p><text:s/>296<text:s/></text:p>
          </table:table-cell>
          <table:table-cell office:value-type="float" office:value="1.0332174802074743" table:style-name="ce6">
            <text:p>1.033</text:p>
          </table:table-cell>
          <table:table-cell office:value-type="float" office:value="305.39250282643997" table:style-name="ce5">
            <text:p><text:s/>30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05.39250282643997" table:style-name="ce5">
            <text:p><text:s/>305<text:s/></text:p>
          </table:table-cell>
          <table:table-cell office:value-type="float" office:value="1.0282693656850392" table:style-name="ce6">
            <text:p>1.028</text:p>
          </table:table-cell>
          <table:table-cell office:value-type="float" office:value="314.02575516631003" table:style-name="ce5">
            <text:p><text:s/>314<text:s/></text:p>
          </table:table-cell>
          <table:table-cell office:value-type="float" office:value="1.0001993913763756" table:style-name="ce6">
            <text:p>1.000</text:p>
          </table:table-cell>
          <table:table-cell office:value-type="float" office:value="314.08836919384999" table:style-name="ce5">
            <text:p><text:s/>31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4.08836919384999" table:style-name="ce5">
            <text:p><text:s/>314<text:s/></text:p>
          </table:table-cell>
          <table:table-cell office:value-type="float" office:value="1.1079809662547482" table:style-name="ce6">
            <text:p>1.108</text:p>
          </table:table-cell>
          <table:table-cell office:value-type="float" office:value="348.00393478877999" table:style-name="ce5">
            <text:p><text:s/>348<text:s/></text:p>
          </table:table-cell>
          <table:table-cell office:value-type="float" office:value="1.0206552699728892" table:style-name="ce6">
            <text:p>1.021</text:p>
          </table:table-cell>
          <table:table-cell office:value-type="float" office:value="355.19205001347001" table:style-name="ce5">
            <text:p><text:s/>35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55.19205001347001" table:style-name="ce5">
            <text:p><text:s/>355<text:s/></text:p>
          </table:table-cell>
          <table:table-cell office:value-type="float" office:value="1.1266140992156624" table:style-name="ce6">
            <text:p>1.127</text:p>
          </table:table-cell>
          <table:table-cell office:value-type="float" office:value="400.16437147449" table:style-name="ce5">
            <text:p><text:s/>400<text:s/></text:p>
          </table:table-cell>
          <table:table-cell office:value-type="float" office:value="1.5185149834165768" table:style-name="ce6">
            <text:p>1.519</text:p>
          </table:table-cell>
          <table:table-cell office:value-type="float" office:value="607.65559391349007" table:style-name="ce5">
            <text:p><text:s/>60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07.65559391349007" table:style-name="ce5">
            <text:p><text:s/>608<text:s/></text:p>
          </table:table-cell>
          <table:table-cell office:value-type="float" office:value="0.93044173649594086" table:style-name="ce6">
            <text:p>0.930</text:p>
          </table:table-cell>
          <table:table-cell office:value-type="float" office:value="565.38812599233995" table:style-name="ce5">
            <text:p><text:s/>565<text:s/></text:p>
          </table:table-cell>
          <table:table-cell office:value-type="float" office:value="1.2471317267108879" table:style-name="ce6">
            <text:p>1.247</text:p>
          </table:table-cell>
          <table:table-cell office:value-type="float" office:value="705.11346983065994" table:style-name="ce5">
            <text:p><text:s/>70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05.11346983065994" table:style-name="ce5">
            <text:p><text:s/>705<text:s/></text:p>
          </table:table-cell>
          <table:table-cell office:value-type="float" office:value="1.0039410268443707" table:style-name="ce6">
            <text:p>1.004</text:p>
          </table:table-cell>
          <table:table-cell office:value-type="float" office:value="707.89234094359006" table:style-name="ce5">
            <text:p><text:s/>708<text:s/></text:p>
          </table:table-cell>
          <table:table-cell office:value-type="float" office:value="1.1909988006353274" table:style-name="ce6">
            <text:p>1.191</text:p>
          </table:table-cell>
          <table:table-cell office:value-type="float" office:value="843.09892904275" table:style-name="ce5">
            <text:p><text:s/>84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43.09892904275" table:style-name="ce5">
            <text:p><text:s/>843<text:s/></text:p>
          </table:table-cell>
          <table:table-cell office:value-type="float" office:value="1.0033720580676315" table:style-name="ce6">
            <text:p>1.003</text:p>
          </table:table-cell>
          <table:table-cell office:value-type="float" office:value="845.94190758824004" table:style-name="ce5">
            <text:p><text:s/>846<text:s/></text:p>
          </table:table-cell>
          <table:table-cell office:value-type="float" office:value="1.1763005012806191" table:style-name="ce6">
            <text:p>1.176</text:p>
          </table:table-cell>
          <table:table-cell office:value-type="float" office:value="995.08188995033004" table:style-name="ce5">
            <text:p><text:s/>99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95.08188995033004" table:style-name="ce5">
            <text:p><text:s/>995<text:s/></text:p>
          </table:table-cell>
          <table:table-cell office:value-type="float" office:value="1.128796970982928" table:style-name="ce6">
            <text:p>1.129</text:p>
          </table:table-cell>
          <table:table-cell office:value-type="float" office:value="1123.2454232558998" table:style-name="ce5">
            <text:p><text:s/>1,123<text:s/></text:p>
          </table:table-cell>
          <table:table-cell office:value-type="float" office:value="1.0546818874725625" table:style-name="ce6">
            <text:p>1.055</text:p>
          </table:table-cell>
          <table:table-cell office:value-type="float" office:value="1184.66660309445" table:style-name="ce5">
            <text:p><text:s/>1,18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84.66660309445" table:style-name="ce5">
            <text:p><text:s/>1,185<text:s/></text:p>
          </table:table-cell>
          <table:table-cell office:value-type="float" office:value="1.0840374377973012" table:style-name="ce6">
            <text:p>1.084</text:p>
          </table:table-cell>
          <table:table-cell office:value-type="float" office:value="1284.22294906254" table:style-name="ce5">
            <text:p><text:s/>1,284<text:s/></text:p>
          </table:table-cell>
          <table:table-cell office:value-type="float" office:value="1.0827388023444715" table:style-name="ce6">
            <text:p>1.083</text:p>
          </table:table-cell>
          <table:table-cell office:value-type="float" office:value="1390.4780178112601" table:style-name="ce5">
            <text:p><text:s/>1,39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390.4780178112601" table:style-name="ce5">
            <text:p><text:s/>1,390<text:s/></text:p>
          </table:table-cell>
          <table:table-cell office:value-type="float" office:value="1.0822860710000313" table:style-name="ce6">
            <text:p>1.082</text:p>
          </table:table-cell>
          <table:table-cell office:value-type="float" office:value="1504.89499070886" table:style-name="ce5">
            <text:p><text:s/>1,505<text:s/></text:p>
          </table:table-cell>
          <table:table-cell office:value-type="float" office:value="1.1246440481258928" table:style-name="ce6">
            <text:p>1.125</text:p>
          </table:table-cell>
          <table:table-cell office:value-type="float" office:value="1692.4711943551899" table:style-name="ce5">
            <text:p><text:s/>1,69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692.4711943551899" table:style-name="ce5">
            <text:p><text:s/>1,692<text:s/></text:p>
          </table:table-cell>
          <table:table-cell office:value-type="float" office:value="1.0727397873698072" table:style-name="ce6">
            <text:p>1.073</text:p>
          </table:table-cell>
          <table:table-cell office:value-type="float" office:value="1815.5811891621101" table:style-name="ce5">
            <text:p><text:s/>1,816<text:s/></text:p>
          </table:table-cell>
          <table:table-cell office:value-type="float" office:value="1.0379895910270205" table:style-name="ce6">
            <text:p>1.038</text:p>
          </table:table-cell>
          <table:table-cell office:value-type="float" office:value="1884.55437601473" table:style-name="ce5">
            <text:p><text:s/>1,88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84.55437601473" table:style-name="ce5">
            <text:p><text:s/>1,885<text:s/></text:p>
          </table:table-cell>
          <table:table-cell office:value-type="float" office:value="1.0416058608400149" table:style-name="ce6">
            <text:p>1.042</text:p>
          </table:table-cell>
          <table:table-cell office:value-type="float" office:value="1962.96288312864" table:style-name="ce5">
            <text:p><text:s/>1,963<text:s/></text:p>
          </table:table-cell>
          <table:table-cell office:value-type="float" office:value="1.1466354427948584" table:style-name="ce6">
            <text:p>1.147</text:p>
          </table:table-cell>
          <table:table-cell office:value-type="float" office:value="2250.8028146860802" table:style-name="ce5">
            <text:p><text:s/>2,25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250.8028146860802" table:style-name="ce5">
            <text:p><text:s/>2,251<text:s/></text:p>
          </table:table-cell>
          <table:table-cell office:value-type="float" office:value="0.97477563872971773" table:style-name="ce6">
            <text:p>0.975</text:p>
          </table:table-cell>
          <table:table-cell office:value-type="float" office:value="2194.0277513402702" table:style-name="ce5">
            <text:p><text:s/>2,194<text:s/></text:p>
          </table:table-cell>
          <table:table-cell office:value-type="float" office:value="1.0692693170656071" table:style-name="ce6">
            <text:p>1.069</text:p>
          </table:table-cell>
          <table:table-cell office:value-type="float" office:value="2346.0065552986002" table:style-name="ce5">
            <text:p><text:s/>2,34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46.0065552986002" table:style-name="ce5">
            <text:p><text:s/>2,346<text:s/></text:p>
          </table:table-cell>
          <table:table-cell office:value-type="float" office:value="1.0053637682663459" table:style-name="ce6">
            <text:p>1.005</text:p>
          </table:table-cell>
          <table:table-cell office:value-type="float" office:value="2358.5899908125502" table:style-name="ce5">
            <text:p><text:s/>2,359<text:s/></text:p>
          </table:table-cell>
          <table:table-cell office:value-type="float" office:value="1.1922088277386824" table:style-name="ce6">
            <text:p>1.192</text:p>
          </table:table-cell>
          <table:table-cell office:value-type="float" office:value="2811.93180806282" table:style-name="ce5">
            <text:p><text:s/>2,81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11.93180806282" table:style-name="ce5">
            <text:p><text:s/>2,812<text:s/></text:p>
          </table:table-cell>
          <table:table-cell office:value-type="float" office:value="1.0662993279649635" table:style-name="ce6">
            <text:p>1.066</text:p>
          </table:table-cell>
          <table:table-cell office:value-type="float" office:value="2998.3609972206896" table:style-name="ce5">
            <text:p><text:s/>2,998<text:s/></text:p>
          </table:table-cell>
          <table:table-cell office:value-type="float" office:value="1.1140160365266412" table:style-name="ce6">
            <text:p>1.114</text:p>
          </table:table-cell>
          <table:table-cell office:value-type="float" office:value="3340.2222341998599" table:style-name="ce5">
            <text:p><text:s/>3,34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340.2222341998599" table:style-name="ce5">
            <text:p><text:s/>3,340<text:s/></text:p>
          </table:table-cell>
          <table:table-cell office:value-type="float" office:value="1.0672384359315961" table:style-name="ce6">
            <text:p>1.067</text:p>
          </table:table-cell>
          <table:table-cell office:value-type="float" office:value="3564.8135528913999" table:style-name="ce5">
            <text:p><text:s/>3,565<text:s/></text:p>
          </table:table-cell>
          <table:table-cell office:value-type="float" office:value="0.8320059814216505" table:style-name="ce6">
            <text:p>0.832</text:p>
          </table:table-cell>
          <table:table-cell office:value-type="float" office:value="2965.9461986586098" table:style-name="ce5">
            <text:p><text:s/>2,96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1.513651180669996" table:style-name="ce5">
            <text:p><text:s/>9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91.513651180669996" table:style-name="ce5">
            <text:p><text:s/>92<text:s/></text:p>
          </table:table-cell>
          <table:table-cell office:value-type="float" office:value="1.0281446948474944" table:style-name="ce6">
            <text:p>1.028</text:p>
          </table:table-cell>
          <table:table-cell office:value-type="float" office:value="94.089274967530002" table:style-name="ce5">
            <text:p><text:s/>94<text:s/></text:p>
          </table:table-cell>
          <table:table-cell office:value-type="float" office:value="1.4024744268013367" table:style-name="ce6">
            <text:p>1.402</text:p>
          </table:table-cell>
          <table:table-cell office:value-type="float" office:value="131.95780197823998" table:style-name="ce5">
            <text:p><text:s/>13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31.95780197823998" table:style-name="ce5">
            <text:p><text:s/>132<text:s/></text:p>
          </table:table-cell>
          <table:table-cell office:value-type="float" office:value="1.0214291772940891" table:style-name="ce6">
            <text:p>1.021</text:p>
          </table:table-cell>
          <table:table-cell office:value-type="float" office:value="134.78554911217" table:style-name="ce5">
            <text:p><text:s/>135<text:s/></text:p>
          </table:table-cell>
          <table:table-cell office:value-type="float" office:value="1.0185396569785861" table:style-name="ce6">
            <text:p>1.019</text:p>
          </table:table-cell>
          <table:table-cell office:value-type="float" office:value="137.28442695838001" table:style-name="ce5">
            <text:p><text:s/>13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7.28442695838001" table:style-name="ce5">
            <text:p><text:s/>137<text:s/></text:p>
          </table:table-cell>
          <table:table-cell office:value-type="float" office:value="1.1037207255075396" table:style-name="ce6">
            <text:p>1.104</text:p>
          </table:table-cell>
          <table:table-cell office:value-type="float" office:value="151.52366732339001" table:style-name="ce5">
            <text:p><text:s/>152<text:s/></text:p>
          </table:table-cell>
          <table:table-cell office:value-type="float" office:value="0.93388810714342019" table:style-name="ce6">
            <text:p>0.934</text:p>
          </table:table-cell>
          <table:table-cell office:value-type="float" office:value="141.50615086407001" table:style-name="ce5">
            <text:p><text:s/>14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41.50615086407001" table:style-name="ce5">
            <text:p><text:s/>142<text:s/></text:p>
          </table:table-cell>
          <table:table-cell office:value-type="float" office:value="1.1033152659493484" table:style-name="ce6">
            <text:p>1.103</text:p>
          </table:table-cell>
          <table:table-cell office:value-type="float" office:value="156.12589647406" table:style-name="ce5">
            <text:p><text:s/>156<text:s/></text:p>
          </table:table-cell>
          <table:table-cell office:value-type="float" office:value="1.3242088542563468" table:style-name="ce6">
            <text:p>1.324</text:p>
          </table:table-cell>
          <table:table-cell office:value-type="float" office:value="206.74329448966" table:style-name="ce5">
            <text:p><text:s/>20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6.74329448966" table:style-name="ce5">
            <text:p><text:s/>207<text:s/></text:p>
          </table:table-cell>
          <table:table-cell office:value-type="float" office:value="0.93276042047223318" table:style-name="ce6">
            <text:p>0.933</text:p>
          </table:table-cell>
          <table:table-cell office:value-type="float" office:value="192.84196229798999" table:style-name="ce5">
            <text:p><text:s/>193<text:s/></text:p>
          </table:table-cell>
          <table:table-cell office:value-type="float" office:value="1.3127511924663122" table:style-name="ce6">
            <text:p>1.313</text:p>
          </table:table-cell>
          <table:table-cell office:value-type="float" office:value="253.15351596423" table:style-name="ce5">
            <text:p><text:s/>25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3.15351596423" table:style-name="ce5">
            <text:p><text:s/>253<text:s/></text:p>
          </table:table-cell>
          <table:table-cell office:value-type="float" office:value="1.0136867122762758" table:style-name="ce6">
            <text:p>1.014</text:p>
          </table:table-cell>
          <table:table-cell office:value-type="float" office:value="256.61835529896001" table:style-name="ce5">
            <text:p><text:s/>257<text:s/></text:p>
          </table:table-cell>
          <table:table-cell office:value-type="float" office:value="1.3133557513230461" table:style-name="ce6">
            <text:p>1.313</text:p>
          </table:table-cell>
          <table:table-cell office:value-type="float" office:value="337.03119282695002" table:style-name="ce5">
            <text:p><text:s/>33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37.03119282695002" table:style-name="ce5">
            <text:p><text:s/>337<text:s/></text:p>
          </table:table-cell>
          <table:table-cell office:value-type="float" office:value="1.0326230019979052" table:style-name="ce6">
            <text:p>1.033</text:p>
          </table:table-cell>
          <table:table-cell office:value-type="float" office:value="348.02616210389999" table:style-name="ce5">
            <text:p><text:s/>348<text:s/></text:p>
          </table:table-cell>
          <table:table-cell office:value-type="float" office:value="1.0902068187780307" table:style-name="ce6">
            <text:p>1.090</text:p>
          </table:table-cell>
          <table:table-cell office:value-type="float" office:value="379.42049503882004" table:style-name="ce5">
            <text:p><text:s/>37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79.42049503882004" table:style-name="ce5">
            <text:p><text:s/>379<text:s/></text:p>
          </table:table-cell>
          <table:table-cell office:value-type="float" office:value="1.1372939017606842" table:style-name="ce6">
            <text:p>1.137</text:p>
          </table:table-cell>
          <table:table-cell office:value-type="float" office:value="431.51261521066999" table:style-name="ce5">
            <text:p><text:s/>432<text:s/></text:p>
          </table:table-cell>
          <table:table-cell office:value-type="float" office:value="0.94365537939230371" table:style-name="ce6">
            <text:p>0.944</text:p>
          </table:table-cell>
          <table:table-cell office:value-type="float" office:value="407.19920061918998" table:style-name="ce5">
            <text:p><text:s/>40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07.19920061918998" table:style-name="ce5">
            <text:p><text:s/>407<text:s/></text:p>
          </table:table-cell>
          <table:table-cell office:value-type="float" office:value="1.0910729707526896" table:style-name="ce6">
            <text:p>1.091</text:p>
          </table:table-cell>
          <table:table-cell office:value-type="float" office:value="444.28404150770001" table:style-name="ce5">
            <text:p><text:s/>444<text:s/></text:p>
          </table:table-cell>
          <table:table-cell office:value-type="float" office:value="1.1051814409179046" table:style-name="ce6">
            <text:p>1.105</text:p>
          </table:table-cell>
          <table:table-cell office:value-type="float" office:value="491.01447717031004" table:style-name="ce5">
            <text:p><text:s/>49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91.01447717031004" table:style-name="ce5">
            <text:p><text:s/>491<text:s/></text:p>
          </table:table-cell>
          <table:table-cell office:value-type="float" office:value="1.0751628153945836" table:style-name="ce6">
            <text:p>1.075</text:p>
          </table:table-cell>
          <table:table-cell office:value-type="float" office:value="527.92050767392993" table:style-name="ce5">
            <text:p><text:s/>528<text:s/></text:p>
          </table:table-cell>
          <table:table-cell office:value-type="float" office:value="1.2043588386688044" table:style-name="ce6">
            <text:p>1.204</text:p>
          </table:table-cell>
          <table:table-cell office:value-type="float" office:value="635.80572953162005" table:style-name="ce5">
            <text:p><text:s/>63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35.80572953162005" table:style-name="ce5">
            <text:p><text:s/>636<text:s/></text:p>
          </table:table-cell>
          <table:table-cell office:value-type="float" office:value="1.0832747221425862" table:style-name="ce6">
            <text:p>1.083</text:p>
          </table:table-cell>
          <table:table-cell office:value-type="float" office:value="688.75227499503001" table:style-name="ce5">
            <text:p><text:s/>689<text:s/></text:p>
          </table:table-cell>
          <table:table-cell office:value-type="float" office:value="1.054274004727737" table:style-name="ce6">
            <text:p>1.054</text:p>
          </table:table-cell>
          <table:table-cell office:value-type="float" office:value="726.13361922435001" table:style-name="ce5">
            <text:p><text:s/>72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26.13361922435001" table:style-name="ce5">
            <text:p><text:s/>726<text:s/></text:p>
          </table:table-cell>
          <table:table-cell office:value-type="float" office:value="1.0455882951896107" table:style-name="ce6">
            <text:p>1.046</text:p>
          </table:table-cell>
          <table:table-cell office:value-type="float" office:value="759.23681300465" table:style-name="ce5">
            <text:p><text:s/>759<text:s/></text:p>
          </table:table-cell>
          <table:table-cell office:value-type="float" office:value="1.1879622701138914" table:style-name="ce6">
            <text:p>1.188</text:p>
          </table:table-cell>
          <table:table-cell office:value-type="float" office:value="901.94468793103999" table:style-name="ce5">
            <text:p><text:s/>90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01.94468793103999" table:style-name="ce5">
            <text:p><text:s/>902<text:s/></text:p>
          </table:table-cell>
          <table:table-cell office:value-type="float" office:value="0.97882994789939937" table:style-name="ce6">
            <text:p>0.979</text:p>
          </table:table-cell>
          <table:table-cell office:value-type="float" office:value="882.8504718956799" table:style-name="ce5">
            <text:p><text:s/>883<text:s/></text:p>
          </table:table-cell>
          <table:table-cell office:value-type="float" office:value="1.1586134487091906" table:style-name="ce6">
            <text:p>1.159</text:p>
          </table:table-cell>
          <table:table-cell office:value-type="float" office:value="1022.88242993759" table:style-name="ce5">
            <text:p><text:s/>1,02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22.88242993759" table:style-name="ce5">
            <text:p><text:s/>1,023<text:s/></text:p>
          </table:table-cell>
          <table:table-cell office:value-type="float" office:value="1.0075825708586403" table:style-name="ce6">
            <text:p>1.008</text:p>
          </table:table-cell>
          <table:table-cell office:value-type="float" office:value="1030.6385084426499" table:style-name="ce5">
            <text:p><text:s/>1,031<text:s/></text:p>
          </table:table-cell>
          <table:table-cell office:value-type="float" office:value="1.075246584784975" table:style-name="ce6">
            <text:p>1.075</text:p>
          </table:table-cell>
          <table:table-cell office:value-type="float" office:value="1108.1905363508401" table:style-name="ce5">
            <text:p><text:s/>1,10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08.1905363508401" table:style-name="ce5">
            <text:p><text:s/>1,108<text:s/></text:p>
          </table:table-cell>
          <table:table-cell office:value-type="float" office:value="1.0567687189644825" table:style-name="ce6">
            <text:p>1.057</text:p>
          </table:table-cell>
          <table:table-cell office:value-type="float" office:value="1171.1010934680401" table:style-name="ce5">
            <text:p><text:s/>1,171<text:s/></text:p>
          </table:table-cell>
          <table:table-cell office:value-type="float" office:value="1.106560974786585" table:style-name="ce6">
            <text:p>1.107</text:p>
          </table:table-cell>
          <table:table-cell office:value-type="float" office:value="1295.89476756163" table:style-name="ce5">
            <text:p><text:s/>1,29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95.89476756163" table:style-name="ce5">
            <text:p><text:s/>1,296<text:s/></text:p>
          </table:table-cell>
          <table:table-cell office:value-type="float" office:value="1.0577190799047291" table:style-name="ce6">
            <text:p>1.058</text:p>
          </table:table-cell>
          <table:table-cell office:value-type="float" office:value="1370.6926211986402" table:style-name="ce5">
            <text:p><text:s/>1,371<text:s/></text:p>
          </table:table-cell>
          <table:table-cell office:value-type="float" office:value="0.81504826118162099" table:style-name="ce6">
            <text:p>0.815</text:p>
          </table:table-cell>
          <table:table-cell office:value-type="float" office:value="1117.1806375224298" table:style-name="ce5">
            <text:p><text:s/>1,11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9.77168002614002" table:style-name="ce5">
            <text:p><text:s/>19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9.77168002614002" table:style-name="ce5">
            <text:p><text:s/>190<text:s/></text:p>
          </table:table-cell>
          <table:table-cell office:value-type="float" office:value="1.0617231999839309" table:style-name="ce6">
            <text:p>1.062</text:p>
          </table:table-cell>
          <table:table-cell office:value-type="float" office:value="201.48499538367997" table:style-name="ce5">
            <text:p><text:s/>201<text:s/></text:p>
          </table:table-cell>
          <table:table-cell office:value-type="float" office:value="0.86078221615428507" table:style-name="ce6">
            <text:p>0.861</text:p>
          </table:table-cell>
          <table:table-cell office:value-type="float" office:value="173.43470084819995" table:style-name="ce5">
            <text:p><text:s/>17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73.43470084819995" table:style-name="ce5">
            <text:p><text:s/>173<text:s/></text:p>
          </table:table-cell>
          <table:table-cell office:value-type="float" office:value="1.0334737234102958" table:style-name="ce6">
            <text:p>1.033</text:p>
          </table:table-cell>
          <table:table-cell office:value-type="float" office:value="179.24020605414" table:style-name="ce5">
            <text:p><text:s/>179<text:s/></text:p>
          </table:table-cell>
          <table:table-cell office:value-type="float" office:value="0.98640782739373689" table:style-name="ce6">
            <text:p>0.986</text:p>
          </table:table-cell>
          <table:table-cell office:value-type="float" office:value="176.80394223546998" table:style-name="ce5">
            <text:p><text:s/>17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6.80394223546998" table:style-name="ce5">
            <text:p><text:s/>177<text:s/></text:p>
          </table:table-cell>
          <table:table-cell office:value-type="float" office:value="1.111288950806961" table:style-name="ce6">
            <text:p>1.111</text:p>
          </table:table-cell>
          <table:table-cell office:value-type="float" office:value="196.48026746538997" table:style-name="ce5">
            <text:p><text:s/>196<text:s/></text:p>
          </table:table-cell>
          <table:table-cell office:value-type="float" office:value="1.0875692602924658" table:style-name="ce6">
            <text:p>1.088</text:p>
          </table:table-cell>
          <table:table-cell office:value-type="float" office:value="213.6858991494" table:style-name="ce5">
            <text:p><text:s/>21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13.6858991494" table:style-name="ce5">
            <text:p><text:s/>214<text:s/></text:p>
          </table:table-cell>
          <table:table-cell office:value-type="float" office:value="1.1420429516961659" table:style-name="ce6">
            <text:p>1.142</text:p>
          </table:table-cell>
          <table:table-cell office:value-type="float" office:value="244.03847500043" table:style-name="ce5">
            <text:p><text:s/>244<text:s/></text:p>
          </table:table-cell>
          <table:table-cell office:value-type="float" office:value="1.6428241465741156" table:style-name="ce6">
            <text:p>1.643</text:p>
          </table:table-cell>
          <table:table-cell office:value-type="float" office:value="400.91229942383001" table:style-name="ce5">
            <text:p><text:s/>40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00.91229942383001" table:style-name="ce5">
            <text:p><text:s/>401<text:s/></text:p>
          </table:table-cell>
          <table:table-cell office:value-type="float" office:value="0.92924603268533712" table:style-name="ce6">
            <text:p>0.929</text:p>
          </table:table-cell>
          <table:table-cell office:value-type="float" office:value="372.54616369435001" table:style-name="ce5">
            <text:p><text:s/>373<text:s/></text:p>
          </table:table-cell>
          <table:table-cell office:value-type="float" office:value="1.2131649656100978" table:style-name="ce6">
            <text:p>1.213</text:p>
          </table:table-cell>
          <table:table-cell office:value-type="float" office:value="451.95995386643" table:style-name="ce5">
            <text:p><text:s/>45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51.95995386643" table:style-name="ce5">
            <text:p><text:s/>452<text:s/></text:p>
          </table:table-cell>
          <table:table-cell office:value-type="float" office:value="0.99848223672046255" table:style-name="ce6">
            <text:p>0.998</text:p>
          </table:table-cell>
          <table:table-cell office:value-type="float" office:value="451.2739856446301" table:style-name="ce5">
            <text:p><text:s/>451<text:s/></text:p>
          </table:table-cell>
          <table:table-cell office:value-type="float" office:value="1.1214201401237407" table:style-name="ce6">
            <text:p>1.121</text:p>
          </table:table-cell>
          <table:table-cell office:value-type="float" office:value="506.06773621579998" table:style-name="ce5">
            <text:p><text:s/>50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06.06773621579998" table:style-name="ce5">
            <text:p><text:s/>506<text:s/></text:p>
          </table:table-cell>
          <table:table-cell office:value-type="float" office:value="0.9838915027612356" table:style-name="ce6">
            <text:p>0.984</text:p>
          </table:table-cell>
          <table:table-cell office:value-type="float" office:value="497.91574548433999" table:style-name="ce5">
            <text:p><text:s/>498<text:s/></text:p>
          </table:table-cell>
          <table:table-cell office:value-type="float" office:value="1.236477055596293" table:style-name="ce6">
            <text:p>1.236</text:p>
          </table:table-cell>
          <table:table-cell office:value-type="float" office:value="615.66139491151" table:style-name="ce5">
            <text:p><text:s/>61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15.66139491151" table:style-name="ce5">
            <text:p><text:s/>616<text:s/></text:p>
          </table:table-cell>
          <table:table-cell office:value-type="float" office:value="1.1235604729522692" table:style-name="ce6">
            <text:p>1.124</text:p>
          </table:table-cell>
          <table:table-cell office:value-type="float" office:value="691.73280804522994" table:style-name="ce5">
            <text:p><text:s/>692<text:s/></text:p>
          </table:table-cell>
          <table:table-cell office:value-type="float" office:value="1.1239417784336525" table:style-name="ce6">
            <text:p>1.124</text:p>
          </table:table-cell>
          <table:table-cell office:value-type="float" office:value="777.46740247525997" table:style-name="ce5">
            <text:p><text:s/>77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77.46740247525997" table:style-name="ce5">
            <text:p><text:s/>777<text:s/></text:p>
          </table:table-cell>
          <table:table-cell office:value-type="float" office:value="1.0803525715427895" table:style-name="ce6">
            <text:p>1.080</text:p>
          </table:table-cell>
          <table:table-cell office:value-type="float" office:value="839.93890755484006" table:style-name="ce5">
            <text:p><text:s/>840<text:s/></text:p>
          </table:table-cell>
          <table:table-cell office:value-type="float" office:value="1.0708678125881714" table:style-name="ce6">
            <text:p>1.071</text:p>
          </table:table-cell>
          <table:table-cell office:value-type="float" office:value="899.46354064094999" table:style-name="ce5">
            <text:p><text:s/>89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99.46354064094999" table:style-name="ce5">
            <text:p><text:s/>899<text:s/></text:p>
          </table:table-cell>
          <table:table-cell office:value-type="float" office:value="1.0861746350927648" table:style-name="ce6">
            <text:p>1.086</text:p>
          </table:table-cell>
          <table:table-cell office:value-type="float" office:value="976.97448303493002" table:style-name="ce5">
            <text:p><text:s/>977<text:s/></text:p>
          </table:table-cell>
          <table:table-cell office:value-type="float" office:value="1.0815691537214804" table:style-name="ce6">
            <text:p>1.082</text:p>
          </table:table-cell>
          <table:table-cell office:value-type="float" office:value="1056.6654648235701" table:style-name="ce5">
            <text:p><text:s/>1,05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56.6654648235701" table:style-name="ce5">
            <text:p><text:s/>1,057<text:s/></text:p>
          </table:table-cell>
          <table:table-cell office:value-type="float" office:value="1.0664008162273242" table:style-name="ce6">
            <text:p>1.066</text:p>
          </table:table-cell>
          <table:table-cell office:value-type="float" office:value="1126.82891416708" table:style-name="ce5">
            <text:p><text:s/>1,127<text:s/></text:p>
          </table:table-cell>
          <table:table-cell office:value-type="float" office:value="1.0280360596237024" table:style-name="ce6">
            <text:p>1.028</text:p>
          </table:table-cell>
          <table:table-cell office:value-type="float" office:value="1158.42075679038" table:style-name="ce5">
            <text:p><text:s/>1,15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58.42075679038" table:style-name="ce5">
            <text:p><text:s/>1,158<text:s/></text:p>
          </table:table-cell>
          <table:table-cell office:value-type="float" office:value="1.0391095489855835" table:style-name="ce6">
            <text:p>1.039</text:p>
          </table:table-cell>
          <table:table-cell office:value-type="float" office:value="1203.72607012399" table:style-name="ce5">
            <text:p><text:s/>1,204<text:s/></text:p>
          </table:table-cell>
          <table:table-cell office:value-type="float" office:value="1.120569006714377" table:style-name="ce6">
            <text:p>1.121</text:p>
          </table:table-cell>
          <table:table-cell office:value-type="float" office:value="1348.8581267550398" table:style-name="ce5">
            <text:p><text:s/>1,34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48.8581267550398" table:style-name="ce5">
            <text:p><text:s/>1,349<text:s/></text:p>
          </table:table-cell>
          <table:table-cell office:value-type="float" office:value="0.97206463262292897" table:style-name="ce6">
            <text:p>0.972</text:p>
          </table:table-cell>
          <table:table-cell office:value-type="float" office:value="1311.1772794445901" table:style-name="ce5">
            <text:p><text:s/>1,311<text:s/></text:p>
          </table:table-cell>
          <table:table-cell office:value-type="float" office:value="1.0091115412871405" table:style-name="ce6">
            <text:p>1.009</text:p>
          </table:table-cell>
          <table:table-cell office:value-type="float" office:value="1323.1241253610101" table:style-name="ce5">
            <text:p><text:s/>1,32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23.1241253610101" table:style-name="ce5">
            <text:p><text:s/>1,323<text:s/></text:p>
          </table:table-cell>
          <table:table-cell office:value-type="float" office:value="1.0036484536230288" table:style-name="ce6">
            <text:p>1.004</text:p>
          </table:table-cell>
          <table:table-cell office:value-type="float" office:value="1327.9514823699003" table:style-name="ce5">
            <text:p><text:s/>1,328<text:s/></text:p>
          </table:table-cell>
          <table:table-cell office:value-type="float" office:value="1.282984577622847" table:style-name="ce6">
            <text:p>1.283</text:p>
          </table:table-cell>
          <table:table-cell office:value-type="float" office:value="1703.7412717119798" table:style-name="ce5">
            <text:p><text:s/>1,70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03.7412717119798" table:style-name="ce5">
            <text:p><text:s/>1,704<text:s/></text:p>
          </table:table-cell>
          <table:table-cell office:value-type="float" office:value="1.072498467984258" table:style-name="ce6">
            <text:p>1.072</text:p>
          </table:table-cell>
          <table:table-cell office:value-type="float" office:value="1827.2599037526497" table:style-name="ce5">
            <text:p><text:s/>1,827<text:s/></text:p>
          </table:table-cell>
          <table:table-cell office:value-type="float" office:value="1.1187940272972596" table:style-name="ce6">
            <text:p>1.119</text:p>
          </table:table-cell>
          <table:table-cell office:value-type="float" office:value="2044.3274666382301" table:style-name="ce5">
            <text:p><text:s/>2,04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44.3274666382301" table:style-name="ce5">
            <text:p><text:s/>2,044<text:s/></text:p>
          </table:table-cell>
          <table:table-cell office:value-type="float" office:value="1.0732727351654945" table:style-name="ce6">
            <text:p>1.073</text:p>
          </table:table-cell>
          <table:table-cell office:value-type="float" office:value="2194.1209316927593" table:style-name="ce5">
            <text:p><text:s/>2,194<text:s/></text:p>
          </table:table-cell>
          <table:table-cell office:value-type="float" office:value="0.84259966460000968" table:style-name="ce6">
            <text:p>0.843</text:p>
          </table:table-cell>
          <table:table-cell office:value-type="float" office:value="1848.7655611361799" table:style-name="ce5">
            <text:p><text:s/>1,84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4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94.56619156463" table:style-name="ce5">
            <text:p><text:s/>69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94.56619156463" table:style-name="ce5">
            <text:p><text:s/>695<text:s/></text:p>
          </table:table-cell>
          <table:table-cell office:value-type="float" office:value="0.99443706417849675" table:style-name="ce6">
            <text:p>0.994</text:p>
          </table:table-cell>
          <table:table-cell office:value-type="float" office:value="690.70236441717009" table:style-name="ce5">
            <text:p><text:s/>691<text:s/></text:p>
          </table:table-cell>
          <table:table-cell office:value-type="float" office:value="1.1238630502290246" table:style-name="ce6">
            <text:p>1.124</text:p>
          </table:table-cell>
          <table:table-cell office:value-type="float" office:value="776.25486607428002" table:style-name="ce5">
            <text:p><text:s/>77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76.25486607428002" table:style-name="ce5">
            <text:p><text:s/>776<text:s/></text:p>
          </table:table-cell>
          <table:table-cell office:value-type="float" office:value="0.99470009325295961" table:style-name="ce6">
            <text:p>0.995</text:p>
          </table:table-cell>
          <table:table-cell office:value-type="float" office:value="772.14078767215005" table:style-name="ce5">
            <text:p><text:s/>772<text:s/></text:p>
          </table:table-cell>
          <table:table-cell office:value-type="float" office:value="1.1196591533881386" table:style-name="ce6">
            <text:p>1.120</text:p>
          </table:table-cell>
          <table:table-cell office:value-type="float" office:value="864.53450062144998" table:style-name="ce5">
            <text:p><text:s/>86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64.53450062144998" table:style-name="ce5">
            <text:p><text:s/>865<text:s/></text:p>
          </table:table-cell>
          <table:table-cell office:value-type="float" office:value="0.97552368467817174" table:style-name="ce6">
            <text:p>0.976</text:p>
          </table:table-cell>
          <table:table-cell office:value-type="float" office:value="843.37388157764008" table:style-name="ce5">
            <text:p><text:s/>843<text:s/></text:p>
          </table:table-cell>
          <table:table-cell office:value-type="float" office:value="1.0872422939893669" table:style-name="ce6">
            <text:p>1.087</text:p>
          </table:table-cell>
          <table:table-cell office:value-type="float" office:value="916.95175369719004" table:style-name="ce5">
            <text:p><text:s/>91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16.95175369719004" table:style-name="ce5">
            <text:p><text:s/>917<text:s/></text:p>
          </table:table-cell>
          <table:table-cell office:value-type="float" office:value="1.0139769966206993" table:style-name="ce6">
            <text:p>1.014</text:p>
          </table:table-cell>
          <table:table-cell office:value-type="float" office:value="929.76798525996003" table:style-name="ce5">
            <text:p><text:s/>930<text:s/></text:p>
          </table:table-cell>
          <table:table-cell office:value-type="float" office:value="1.0681712261515846" table:style-name="ce6">
            <text:p>1.068</text:p>
          </table:table-cell>
          <table:table-cell office:value-type="float" office:value="993.15140885161998" table:style-name="ce5">
            <text:p><text:s/>99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93.15140885161998" table:style-name="ce5">
            <text:p><text:s/>993<text:s/></text:p>
          </table:table-cell>
          <table:table-cell office:value-type="float" office:value="1.0481075347637334" table:style-name="ce6">
            <text:p>1.048</text:p>
          </table:table-cell>
          <table:table-cell office:value-type="float" office:value="1040.9294747786" table:style-name="ce5">
            <text:p><text:s/>1,041<text:s/></text:p>
          </table:table-cell>
          <table:table-cell office:value-type="float" office:value="1.0704688164006517" table:style-name="ce6">
            <text:p>1.070</text:p>
          </table:table-cell>
          <table:table-cell office:value-type="float" office:value="1114.2825428228" table:style-name="ce5">
            <text:p><text:s/>1,11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14.2825428228" table:style-name="ce5">
            <text:p><text:s/>1,114<text:s/></text:p>
          </table:table-cell>
          <table:table-cell office:value-type="float" office:value="1.0992549025252818" table:style-name="ce6">
            <text:p>1.099</text:p>
          </table:table-cell>
          <table:table-cell office:value-type="float" office:value="1224.8805479963" table:style-name="ce5">
            <text:p><text:s/>1,225<text:s/></text:p>
          </table:table-cell>
          <table:table-cell office:value-type="float" office:value="0.99341050677904619" table:style-name="ce6">
            <text:p>0.993</text:p>
          </table:table-cell>
          <table:table-cell office:value-type="float" office:value="1216.8092059288001" table:style-name="ce5">
            <text:p><text:s/>1,21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16.8092059288001" table:style-name="ce5">
            <text:p><text:s/>1,217<text:s/></text:p>
          </table:table-cell>
          <table:table-cell office:value-type="float" office:value="0.94302146341153092" table:style-name="ce6">
            <text:p>0.943</text:p>
          </table:table-cell>
          <table:table-cell office:value-type="float" office:value="1147.4771980676001" table:style-name="ce5">
            <text:p><text:s/>1,147<text:s/></text:p>
          </table:table-cell>
          <table:table-cell office:value-type="float" office:value="1.0106632006448628" table:style-name="ce6">
            <text:p>1.011</text:p>
          </table:table-cell>
          <table:table-cell office:value-type="float" office:value="1159.7129776659999" table:style-name="ce5">
            <text:p><text:s/>1,16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59.7129776659999" table:style-name="ce5">
            <text:p><text:s/>1,160<text:s/></text:p>
          </table:table-cell>
          <table:table-cell office:value-type="float" office:value="1.0509334196072193" table:style-name="ce6">
            <text:p>1.051</text:p>
          </table:table-cell>
          <table:table-cell office:value-type="float" office:value="1218.7811253814002" table:style-name="ce5">
            <text:p><text:s/>1,219<text:s/></text:p>
          </table:table-cell>
          <table:table-cell office:value-type="float" office:value="0.99113743217844807" table:style-name="ce6">
            <text:p>0.991</text:p>
          </table:table-cell>
          <table:table-cell office:value-type="float" office:value="1207.9795949980801" table:style-name="ce5">
            <text:p><text:s/>1,20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07.9795949980801" table:style-name="ce5">
            <text:p><text:s/>1,208<text:s/></text:p>
          </table:table-cell>
          <table:table-cell office:value-type="float" office:value="1.0188955675002658" table:style-name="ce6">
            <text:p>1.019</text:p>
          </table:table-cell>
          <table:table-cell office:value-type="float" office:value="1230.80505497431" table:style-name="ce5">
            <text:p><text:s/>1,231<text:s/></text:p>
          </table:table-cell>
          <table:table-cell office:value-type="float" office:value="1.0652489453380871" table:style-name="ce6">
            <text:p>1.065</text:p>
          </table:table-cell>
          <table:table-cell office:value-type="float" office:value="1311.11378672817" table:style-name="ce5">
            <text:p><text:s/>1,31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311.11378672817" table:style-name="ce5">
            <text:p><text:s/>1,311<text:s/></text:p>
          </table:table-cell>
          <table:table-cell office:value-type="float" office:value="1.0776054625729488" table:style-name="ce6">
            <text:p>1.078</text:p>
          </table:table-cell>
          <table:table-cell office:value-type="float" office:value="1412.8633786329801" table:style-name="ce5">
            <text:p><text:s/>1,413<text:s/></text:p>
          </table:table-cell>
          <table:table-cell office:value-type="float" office:value="1.0027202707534388" table:style-name="ce6">
            <text:p>1.003</text:p>
          </table:table-cell>
          <table:table-cell office:value-type="float" office:value="1416.7067495604801" table:style-name="ce5">
            <text:p><text:s/>1,41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416.7067495604801" table:style-name="ce5">
            <text:p><text:s/>1,417<text:s/></text:p>
          </table:table-cell>
          <table:table-cell office:value-type="float" office:value="1.1455063418445721" table:style-name="ce6">
            <text:p>1.146</text:p>
          </table:table-cell>
          <table:table-cell office:value-type="float" office:value="1622.8465661555399" table:style-name="ce5">
            <text:p><text:s/>1,623<text:s/></text:p>
          </table:table-cell>
          <table:table-cell office:value-type="float" office:value="0.94114237107430576" table:style-name="ce6">
            <text:p>0.941</text:p>
          </table:table-cell>
          <table:table-cell office:value-type="float" office:value="1527.3296651614201" table:style-name="ce5">
            <text:p><text:s/>1,52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27.3296651614201" table:style-name="ce5">
            <text:p><text:s/>1,527<text:s/></text:p>
          </table:table-cell>
          <table:table-cell office:value-type="float" office:value="1.0706510261349473" table:style-name="ce6">
            <text:p>1.071</text:p>
          </table:table-cell>
          <table:table-cell office:value-type="float" office:value="1635.23707325142" table:style-name="ce5">
            <text:p><text:s/>1,635<text:s/></text:p>
          </table:table-cell>
          <table:table-cell office:value-type="float" office:value="1.1685041520945292" table:style-name="ce6">
            <text:p>1.169</text:p>
          </table:table-cell>
          <table:table-cell office:value-type="float" office:value="1910.78130975319" table:style-name="ce5">
            <text:p><text:s/>1,91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910.78130975319" table:style-name="ce5">
            <text:p><text:s/>1,911<text:s/></text:p>
          </table:table-cell>
          <table:table-cell office:value-type="float" office:value="0.93872258855554014" table:style-name="ce6">
            <text:p>0.939</text:p>
          </table:table-cell>
          <table:table-cell office:value-type="float" office:value="1793.6935772550601" table:style-name="ce5">
            <text:p><text:s/>1,794<text:s/></text:p>
          </table:table-cell>
          <table:table-cell office:value-type="float" office:value="1.0642116443854681" table:style-name="ce6">
            <text:p>1.064</text:p>
          </table:table-cell>
          <table:table-cell office:value-type="float" office:value="1908.8695913742599" table:style-name="ce5">
            <text:p><text:s/>1,90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08.8695913742599" table:style-name="ce5">
            <text:p><text:s/>1,909<text:s/></text:p>
          </table:table-cell>
          <table:table-cell office:value-type="float" office:value="0.96974652675773743" table:style-name="ce6">
            <text:p>0.970</text:p>
          </table:table-cell>
          <table:table-cell office:value-type="float" office:value="1851.11965626865" table:style-name="ce5">
            <text:p><text:s/>1,851<text:s/></text:p>
          </table:table-cell>
          <table:table-cell office:value-type="float" office:value="0.98624935051320317" table:style-name="ce6">
            <text:p>0.986</text:p>
          </table:table-cell>
          <table:table-cell office:value-type="float" office:value="1825.6655587171799" table:style-name="ce5">
            <text:p><text:s/>1,82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25.6655587171799" table:style-name="ce5">
            <text:p><text:s/>1,826<text:s/></text:p>
          </table:table-cell>
          <table:table-cell office:value-type="float" office:value="1.0703126751706094" table:style-name="ce6">
            <text:p>1.070</text:p>
          </table:table-cell>
          <table:table-cell office:value-type="float" office:value="1954.03298811743" table:style-name="ce5">
            <text:p><text:s/>1,954<text:s/></text:p>
          </table:table-cell>
          <table:table-cell office:value-type="float" office:value="1.0375623469831765" table:style-name="ce6">
            <text:p>1.038</text:p>
          </table:table-cell>
          <table:table-cell office:value-type="float" office:value="2027.4310532336699" table:style-name="ce5">
            <text:p><text:s/>2,02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27.4310532336699" table:style-name="ce5">
            <text:p><text:s/>2,027<text:s/></text:p>
          </table:table-cell>
          <table:table-cell office:value-type="float" office:value="1.0322932609435591" table:style-name="ce6">
            <text:p>1.032</text:p>
          </table:table-cell>
          <table:table-cell office:value-type="float" office:value="2092.9034132808197" table:style-name="ce5">
            <text:p><text:s/>2,093<text:s/></text:p>
          </table:table-cell>
          <table:table-cell office:value-type="float" office:value="1.0007889502947065" table:style-name="ce6">
            <text:p>1.001</text:p>
          </table:table-cell>
          <table:table-cell office:value-type="float" office:value="2094.5546100455199" table:style-name="ce5">
            <text:p><text:s/>2,09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22.81046207415005" table:style-name="ce5">
            <text:p><text:s/>32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22.81046207415005" table:style-name="ce5">
            <text:p><text:s/>323<text:s/></text:p>
          </table:table-cell>
          <table:table-cell office:value-type="float" office:value="1.0088049371819527" table:style-name="ce6">
            <text:p>1.009</text:p>
          </table:table-cell>
          <table:table-cell office:value-type="float" office:value="325.65278791439005" table:style-name="ce5">
            <text:p><text:s/>326<text:s/></text:p>
          </table:table-cell>
          <table:table-cell office:value-type="float" office:value="1.1666835020543407" table:style-name="ce6">
            <text:p>1.167</text:p>
          </table:table-cell>
          <table:table-cell office:value-type="float" office:value="379.93373505772001" table:style-name="ce5">
            <text:p><text:s/>38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79.93373505772001" table:style-name="ce5">
            <text:p><text:s/>380<text:s/></text:p>
          </table:table-cell>
          <table:table-cell office:value-type="float" office:value="0.97627881293952268" table:style-name="ce6">
            <text:p>0.976</text:p>
          </table:table-cell>
          <table:table-cell office:value-type="float" office:value="370.92125585782998" table:style-name="ce5">
            <text:p><text:s/>371<text:s/></text:p>
          </table:table-cell>
          <table:table-cell office:value-type="float" office:value="1.0784851882216699" table:style-name="ce6">
            <text:p>1.078</text:p>
          </table:table-cell>
          <table:table-cell office:value-type="float" office:value="400.03308043925" table:style-name="ce5">
            <text:p><text:s/>40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00.03308043925" table:style-name="ce5">
            <text:p><text:s/>400<text:s/></text:p>
          </table:table-cell>
          <table:table-cell office:value-type="float" office:value="0.96550904886565925" table:style-name="ce6">
            <text:p>0.966</text:p>
          </table:table-cell>
          <table:table-cell office:value-type="float" office:value="386.23555900970001" table:style-name="ce5">
            <text:p><text:s/>386<text:s/></text:p>
          </table:table-cell>
          <table:table-cell office:value-type="float" office:value="0.99678612827215429" table:style-name="ce6">
            <text:p>0.997</text:p>
          </table:table-cell>
          <table:table-cell office:value-type="float" office:value="384.99424746631001" table:style-name="ce5">
            <text:p><text:s/>38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84.99424746631001" table:style-name="ce5">
            <text:p><text:s/>385<text:s/></text:p>
          </table:table-cell>
          <table:table-cell office:value-type="float" office:value="1.0232208940032339" table:style-name="ce6">
            <text:p>1.023</text:p>
          </table:table-cell>
          <table:table-cell office:value-type="float" office:value="393.93415807858003" table:style-name="ce5">
            <text:p><text:s/>394<text:s/></text:p>
          </table:table-cell>
          <table:table-cell office:value-type="float" office:value="1.0605191566708068" table:style-name="ce6">
            <text:p>1.061</text:p>
          </table:table-cell>
          <table:table-cell office:value-type="float" office:value="417.77472110932001" table:style-name="ce5">
            <text:p><text:s/>41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17.77472110932001" table:style-name="ce5">
            <text:p><text:s/>418<text:s/></text:p>
          </table:table-cell>
          <table:table-cell office:value-type="float" office:value="1.045579196325733" table:style-name="ce6">
            <text:p>1.046</text:p>
          </table:table-cell>
          <table:table-cell office:value-type="float" office:value="436.81655714268999" table:style-name="ce5">
            <text:p><text:s/>437<text:s/></text:p>
          </table:table-cell>
          <table:table-cell office:value-type="float" office:value="1.0875804366026884" table:style-name="ce6">
            <text:p>1.088</text:p>
          </table:table-cell>
          <table:table-cell office:value-type="float" office:value="475.07314193253001" table:style-name="ce5">
            <text:p><text:s/>47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75.07314193253001" table:style-name="ce5">
            <text:p><text:s/>475<text:s/></text:p>
          </table:table-cell>
          <table:table-cell office:value-type="float" office:value="1.0951568394449043" table:style-name="ce6">
            <text:p>1.095</text:p>
          </table:table-cell>
          <table:table-cell office:value-type="float" office:value="520.27960062398995" table:style-name="ce5">
            <text:p><text:s/>520<text:s/></text:p>
          </table:table-cell>
          <table:table-cell office:value-type="float" office:value="1.2135788776428076" table:style-name="ce6">
            <text:p>1.214</text:p>
          </table:table-cell>
          <table:table-cell office:value-type="float" office:value="631.40033378571002" table:style-name="ce5">
            <text:p><text:s/>63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31.40033378571002" table:style-name="ce5">
            <text:p><text:s/>631<text:s/></text:p>
          </table:table-cell>
          <table:table-cell office:value-type="float" office:value="0.94926816180152462" table:style-name="ce6">
            <text:p>0.949</text:p>
          </table:table-cell>
          <table:table-cell office:value-type="float" office:value="599.36823421362999" table:style-name="ce5">
            <text:p><text:s/>599<text:s/></text:p>
          </table:table-cell>
          <table:table-cell office:value-type="float" office:value="1.0920152038899726" table:style-name="ce6">
            <text:p>1.092</text:p>
          </table:table-cell>
          <table:table-cell office:value-type="float" office:value="654.51922448996993" table:style-name="ce5">
            <text:p><text:s/>65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54.51922448996993" table:style-name="ce5">
            <text:p><text:s/>655<text:s/></text:p>
          </table:table-cell>
          <table:table-cell office:value-type="float" office:value="1.0389999690602232" table:style-name="ce6">
            <text:p>1.039</text:p>
          </table:table-cell>
          <table:table-cell office:value-type="float" office:value="680.04545399440008" table:style-name="ce5">
            <text:p><text:s/>680<text:s/></text:p>
          </table:table-cell>
          <table:table-cell office:value-type="float" office:value="0.87888365967346316" table:style-name="ce6">
            <text:p>0.879</text:p>
          </table:table-cell>
          <table:table-cell office:value-type="float" office:value="597.68083735090011" table:style-name="ce5">
            <text:p><text:s/>59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97.68083735090011" table:style-name="ce5">
            <text:p><text:s/>598<text:s/></text:p>
          </table:table-cell>
          <table:table-cell office:value-type="float" office:value="1.0252900036653938" table:style-name="ce6">
            <text:p>1.025</text:p>
          </table:table-cell>
          <table:table-cell office:value-type="float" office:value="612.79618791823998" table:style-name="ce5">
            <text:p><text:s/>613<text:s/></text:p>
          </table:table-cell>
          <table:table-cell office:value-type="float" office:value="1.0844654576315771" table:style-name="ce6">
            <text:p>1.084</text:p>
          </table:table-cell>
          <table:table-cell office:value-type="float" office:value="664.55629836564003" table:style-name="ce5">
            <text:p><text:s/>66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64.55629836564003" table:style-name="ce5">
            <text:p><text:s/>665<text:s/></text:p>
          </table:table-cell>
          <table:table-cell office:value-type="float" office:value="1.0951632510810911" table:style-name="ce6">
            <text:p>1.095</text:p>
          </table:table-cell>
          <table:table-cell office:value-type="float" office:value="727.79763624452994" table:style-name="ce5">
            <text:p><text:s/>728<text:s/></text:p>
          </table:table-cell>
          <table:table-cell office:value-type="float" office:value="1.0596383273098551" table:style-name="ce6">
            <text:p>1.060</text:p>
          </table:table-cell>
          <table:table-cell office:value-type="float" office:value="771.20226989022001" table:style-name="ce5">
            <text:p><text:s/>77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71.20226989022001" table:style-name="ce5">
            <text:p><text:s/>771<text:s/></text:p>
          </table:table-cell>
          <table:table-cell office:value-type="float" office:value="1.1713390105664361" table:style-name="ce6">
            <text:p>1.171</text:p>
          </table:table-cell>
          <table:table-cell office:value-type="float" office:value="903.33930375979992" table:style-name="ce5">
            <text:p><text:s/>903<text:s/></text:p>
          </table:table-cell>
          <table:table-cell office:value-type="float" office:value="0.87396214585887844" table:style-name="ce6">
            <text:p>0.874</text:p>
          </table:table-cell>
          <table:table-cell office:value-type="float" office:value="789.48435635257999" table:style-name="ce5">
            <text:p><text:s/>78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89.48435635257999" table:style-name="ce5">
            <text:p><text:s/>789<text:s/></text:p>
          </table:table-cell>
          <table:table-cell office:value-type="float" office:value="1.0552726253799032" table:style-name="ce6">
            <text:p>1.055</text:p>
          </table:table-cell>
          <table:table-cell office:value-type="float" office:value="833.12122942455005" table:style-name="ce5">
            <text:p><text:s/>833<text:s/></text:p>
          </table:table-cell>
          <table:table-cell office:value-type="float" office:value="1.189324450039482" table:style-name="ce6">
            <text:p>1.189</text:p>
          </table:table-cell>
          <table:table-cell office:value-type="float" office:value="990.85144800157002" table:style-name="ce5">
            <text:p><text:s/>99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90.85144800157002" table:style-name="ce5">
            <text:p><text:s/>991<text:s/></text:p>
          </table:table-cell>
          <table:table-cell office:value-type="float" office:value="0.94084215357521772" table:style-name="ce6">
            <text:p>0.941</text:p>
          </table:table-cell>
          <table:table-cell office:value-type="float" office:value="932.23481021091993" table:style-name="ce5">
            <text:p><text:s/>932<text:s/></text:p>
          </table:table-cell>
          <table:table-cell office:value-type="float" office:value="1.1038089783851073" table:style-name="ce6">
            <text:p>1.104</text:p>
          </table:table-cell>
          <table:table-cell office:value-type="float" office:value="1029.0091534739499" table:style-name="ce5">
            <text:p><text:s/>1,02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29.0091534739499" table:style-name="ce5">
            <text:p><text:s/>1,029<text:s/></text:p>
          </table:table-cell>
          <table:table-cell office:value-type="float" office:value="0.96785727142418732" table:style-name="ce6">
            <text:p>0.968</text:p>
          </table:table-cell>
          <table:table-cell office:value-type="float" office:value="995.93399155180998" table:style-name="ce5">
            <text:p><text:s/>996<text:s/></text:p>
          </table:table-cell>
          <table:table-cell office:value-type="float" office:value="0.93207616243538882" table:style-name="ce6">
            <text:p>0.932</text:p>
          </table:table-cell>
          <table:table-cell office:value-type="float" office:value="928.28633288457002" table:style-name="ce5">
            <text:p><text:s/>92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28.28633288457002" table:style-name="ce5">
            <text:p><text:s/>928<text:s/></text:p>
          </table:table-cell>
          <table:table-cell office:value-type="float" office:value="1.056516234011089" table:style-name="ce6">
            <text:p>1.057</text:p>
          </table:table-cell>
          <table:table-cell office:value-type="float" office:value="980.74958050317002" table:style-name="ce5">
            <text:p><text:s/>981<text:s/></text:p>
          </table:table-cell>
          <table:table-cell office:value-type="float" office:value="1.0637780259842873" table:style-name="ce6">
            <text:p>1.064</text:p>
          </table:table-cell>
          <table:table-cell office:value-type="float" office:value="1043.2998527325799" table:style-name="ce5">
            <text:p><text:s/>1,04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43.2998527325799" table:style-name="ce5">
            <text:p><text:s/>1,043<text:s/></text:p>
          </table:table-cell>
          <table:table-cell office:value-type="float" office:value="1.031604489855048" table:style-name="ce6">
            <text:p>1.032</text:p>
          </table:table-cell>
          <table:table-cell office:value-type="float" office:value="1076.2728123440399" table:style-name="ce5">
            <text:p><text:s/>1,076<text:s/></text:p>
          </table:table-cell>
          <table:table-cell office:value-type="float" office:value="0.98422504486869566" table:style-name="ce6">
            <text:p>0.984</text:p>
          </table:table-cell>
          <table:table-cell office:value-type="float" office:value="1059.2946570202701" table:style-name="ce5">
            <text:p><text:s/>1,05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71.75572949048001" table:style-name="ce5">
            <text:p><text:s/>37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71.75572949048001" table:style-name="ce5">
            <text:p><text:s/>372<text:s/></text:p>
          </table:table-cell>
          <table:table-cell office:value-type="float" office:value="0.98196086178176378" table:style-name="ce6">
            <text:p>0.982</text:p>
          </table:table-cell>
          <table:table-cell office:value-type="float" office:value="365.04957650278004" table:style-name="ce5">
            <text:p><text:s/>365<text:s/></text:p>
          </table:table-cell>
          <table:table-cell office:value-type="float" office:value="1.0856638564366117" table:style-name="ce6">
            <text:p>1.086</text:p>
          </table:table-cell>
          <table:table-cell office:value-type="float" office:value="396.32113101656" table:style-name="ce5">
            <text:p><text:s/>39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96.32113101656" table:style-name="ce5">
            <text:p><text:s/>396<text:s/></text:p>
          </table:table-cell>
          <table:table-cell office:value-type="float" office:value="1.012359676066718" table:style-name="ce6">
            <text:p>1.012</text:p>
          </table:table-cell>
          <table:table-cell office:value-type="float" office:value="401.21953181432002" table:style-name="ce5">
            <text:p><text:s/>401<text:s/></text:p>
          </table:table-cell>
          <table:table-cell office:value-type="float" office:value="1.1577238477940452" table:style-name="ce6">
            <text:p>1.158</text:p>
          </table:table-cell>
          <table:table-cell office:value-type="float" office:value="464.50142018219998" table:style-name="ce5">
            <text:p><text:s/>46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64.50142018219998" table:style-name="ce5">
            <text:p><text:s/>465<text:s/></text:p>
          </table:table-cell>
          <table:table-cell office:value-type="float" office:value="0.98414838514084257" table:style-name="ce6">
            <text:p>0.984</text:p>
          </table:table-cell>
          <table:table-cell office:value-type="float" office:value="457.13832256794007" table:style-name="ce5">
            <text:p><text:s/>457<text:s/></text:p>
          </table:table-cell>
          <table:table-cell office:value-type="float" office:value="1.1636685877540278" table:style-name="ce6">
            <text:p>1.164</text:p>
          </table:table-cell>
          <table:table-cell office:value-type="float" office:value="531.95750623087997" table:style-name="ce5">
            <text:p><text:s/>53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31.95750623087997" table:style-name="ce5">
            <text:p><text:s/>532<text:s/></text:p>
          </table:table-cell>
          <table:table-cell office:value-type="float" office:value="1.0072868996209212" table:style-name="ce6">
            <text:p>1.007</text:p>
          </table:table-cell>
          <table:table-cell office:value-type="float" office:value="535.83382718138" table:style-name="ce5">
            <text:p><text:s/>536<text:s/></text:p>
          </table:table-cell>
          <table:table-cell office:value-type="float" office:value="1.0737968723791205" table:style-name="ce6">
            <text:p>1.074</text:p>
          </table:table-cell>
          <table:table-cell office:value-type="float" office:value="575.37668774230008" table:style-name="ce5">
            <text:p><text:s/>57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75.37668774230008" table:style-name="ce5">
            <text:p><text:s/>575<text:s/></text:p>
          </table:table-cell>
          <table:table-cell office:value-type="float" office:value="1.0499433336556736" table:style-name="ce6">
            <text:p>1.050</text:p>
          </table:table-cell>
          <table:table-cell office:value-type="float" office:value="604.11291763590998" table:style-name="ce5">
            <text:p><text:s/>604<text:s/></text:p>
          </table:table-cell>
          <table:table-cell office:value-type="float" office:value="1.0580958993423015" table:style-name="ce6">
            <text:p>1.058</text:p>
          </table:table-cell>
          <table:table-cell office:value-type="float" office:value="639.20940089026999" table:style-name="ce5">
            <text:p><text:s/>63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39.20940089026999" table:style-name="ce5">
            <text:p><text:s/>639<text:s/></text:p>
          </table:table-cell>
          <table:table-cell office:value-type="float" office:value="1.1023006645255291" table:style-name="ce6">
            <text:p>1.102</text:p>
          </table:table-cell>
          <table:table-cell office:value-type="float" office:value="704.60094737230997" table:style-name="ce5">
            <text:p><text:s/>705<text:s/></text:p>
          </table:table-cell>
          <table:table-cell office:value-type="float" office:value="0.83083747520674434" table:style-name="ce6">
            <text:p>0.831</text:p>
          </table:table-cell>
          <table:table-cell office:value-type="float" office:value="585.40887214309009" table:style-name="ce5">
            <text:p><text:s/>58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85.40887214309009" table:style-name="ce5">
            <text:p><text:s/>585<text:s/></text:p>
          </table:table-cell>
          <table:table-cell office:value-type="float" office:value="0.93628400582216842" table:style-name="ce6">
            <text:p>0.936</text:p>
          </table:table-cell>
          <table:table-cell office:value-type="float" office:value="548.10896385397007" table:style-name="ce5">
            <text:p><text:s/>548<text:s/></text:p>
          </table:table-cell>
          <table:table-cell office:value-type="float" office:value="0.92170314023659383" table:style-name="ce6">
            <text:p>0.922</text:p>
          </table:table-cell>
          <table:table-cell office:value-type="float" office:value="505.19375317602993" table:style-name="ce5">
            <text:p><text:s/>50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05.19375317602993" table:style-name="ce5">
            <text:p><text:s/>505<text:s/></text:p>
          </table:table-cell>
          <table:table-cell office:value-type="float" office:value="1.0663941665946981" table:style-name="ce6">
            <text:p>1.066</text:p>
          </table:table-cell>
          <table:table-cell office:value-type="float" office:value="538.73567138700014" table:style-name="ce5">
            <text:p><text:s/>539<text:s/></text:p>
          </table:table-cell>
          <table:table-cell office:value-type="float" office:value="1.132835247526746" table:style-name="ce6">
            <text:p>1.133</text:p>
          </table:table-cell>
          <table:table-cell office:value-type="float" office:value="610.29875764717997" table:style-name="ce5">
            <text:p><text:s/>61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10.29875764717997" table:style-name="ce5">
            <text:p><text:s/>610<text:s/></text:p>
          </table:table-cell>
          <table:table-cell office:value-type="float" office:value="1.0126333362345583" table:style-name="ce6">
            <text:p>1.013</text:p>
          </table:table-cell>
          <table:table-cell office:value-type="float" office:value="618.00886705607002" table:style-name="ce5">
            <text:p><text:s/>618<text:s/></text:p>
          </table:table-cell>
          <table:table-cell office:value-type="float" office:value="1.0461945173091987" table:style-name="ce6">
            <text:p>1.046</text:p>
          </table:table-cell>
          <table:table-cell office:value-type="float" office:value="646.55748836252985" table:style-name="ce5">
            <text:p><text:s/>64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46.55748836252985" table:style-name="ce5">
            <text:p><text:s/>647<text:s/></text:p>
          </table:table-cell>
          <table:table-cell office:value-type="float" office:value="1.0595589019059175" table:style-name="ce6">
            <text:p>1.060</text:p>
          </table:table-cell>
          <table:table-cell office:value-type="float" office:value="685.06574238845019" table:style-name="ce5">
            <text:p><text:s/>685<text:s/></text:p>
          </table:table-cell>
          <table:table-cell office:value-type="float" office:value="0.94225187413362466" table:style-name="ce6">
            <text:p>0.942</text:p>
          </table:table-cell>
          <table:table-cell office:value-type="float" office:value="645.50447967026003" table:style-name="ce5">
            <text:p><text:s/>64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45.50447967026003" table:style-name="ce5">
            <text:p><text:s/>646<text:s/></text:p>
          </table:table-cell>
          <table:table-cell office:value-type="float" office:value="1.1146433294518459" table:style-name="ce6">
            <text:p>1.115</text:p>
          </table:table-cell>
          <table:table-cell office:value-type="float" office:value="719.50726239573999" table:style-name="ce5">
            <text:p><text:s/>720<text:s/></text:p>
          </table:table-cell>
          <table:table-cell office:value-type="float" office:value="1.0254869511004516" table:style-name="ce6">
            <text:p>1.025</text:p>
          </table:table-cell>
          <table:table-cell office:value-type="float" office:value="737.84530880884017" table:style-name="ce5">
            <text:p><text:s/>73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37.84530880884017" table:style-name="ce5">
            <text:p><text:s/>738<text:s/></text:p>
          </table:table-cell>
          <table:table-cell office:value-type="float" office:value="1.0871057039337779" table:style-name="ce6">
            <text:p>1.087</text:p>
          </table:table-cell>
          <table:table-cell office:value-type="float" office:value="802.11584382686999" table:style-name="ce5">
            <text:p><text:s/>802<text:s/></text:p>
          </table:table-cell>
          <table:table-cell office:value-type="float" office:value="1.1468790559760833" table:style-name="ce6">
            <text:p>1.147</text:p>
          </table:table-cell>
          <table:table-cell office:value-type="float" office:value="919.92986175162002" table:style-name="ce5">
            <text:p><text:s/>92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19.92986175162002" table:style-name="ce5">
            <text:p><text:s/>920<text:s/></text:p>
          </table:table-cell>
          <table:table-cell office:value-type="float" office:value="0.93643961660713304" table:style-name="ce6">
            <text:p>0.936</text:p>
          </table:table-cell>
          <table:table-cell office:value-type="float" office:value="861.45876704414002" table:style-name="ce5">
            <text:p><text:s/>861<text:s/></text:p>
          </table:table-cell>
          <table:table-cell office:value-type="float" office:value="1.0213610581958672" table:style-name="ce6">
            <text:p>1.021</text:p>
          </table:table-cell>
          <table:table-cell office:value-type="float" office:value="879.86043790030988" table:style-name="ce5">
            <text:p><text:s/>88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79.86043790030988" table:style-name="ce5">
            <text:p><text:s/>880<text:s/></text:p>
          </table:table-cell>
          <table:table-cell office:value-type="float" office:value="0.97195603743435321" table:style-name="ce6">
            <text:p>0.972</text:p>
          </table:table-cell>
          <table:table-cell office:value-type="float" office:value="855.18566471684005" table:style-name="ce5">
            <text:p><text:s/>855<text:s/></text:p>
          </table:table-cell>
          <table:table-cell office:value-type="float" office:value="1.0493384803517967" table:style-name="ce6">
            <text:p>1.049</text:p>
          </table:table-cell>
          <table:table-cell office:value-type="float" office:value="897.37922583261002" table:style-name="ce5">
            <text:p><text:s/>89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97.37922583261002" table:style-name="ce5">
            <text:p><text:s/>897<text:s/></text:p>
          </table:table-cell>
          <table:table-cell office:value-type="float" office:value="1.0845842867726565" table:style-name="ce6">
            <text:p>1.085</text:p>
          </table:table-cell>
          <table:table-cell office:value-type="float" office:value="973.28340761426" table:style-name="ce5">
            <text:p><text:s/>973<text:s/></text:p>
          </table:table-cell>
          <table:table-cell office:value-type="float" office:value="1.0111455643874794" table:style-name="ce6">
            <text:p>1.011</text:p>
          </table:table-cell>
          <table:table-cell office:value-type="float" office:value="984.13120050109001" table:style-name="ce5">
            <text:p><text:s/>98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84.13120050109001" table:style-name="ce5">
            <text:p><text:s/>984<text:s/></text:p>
          </table:table-cell>
          <table:table-cell office:value-type="float" office:value="1.0330234428287024" table:style-name="ce6">
            <text:p>1.033</text:p>
          </table:table-cell>
          <table:table-cell office:value-type="float" office:value="1016.63060093678" table:style-name="ce5">
            <text:p><text:s/>1,017<text:s/></text:p>
          </table:table-cell>
          <table:table-cell office:value-type="float" office:value="1.0183246029298194" table:style-name="ce6">
            <text:p>1.018</text:p>
          </table:table-cell>
          <table:table-cell office:value-type="float" office:value="1035.2599530252501" table:style-name="ce5">
            <text:p><text:s/>1,03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4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86.45552954596997" table:style-name="ce5">
            <text:p><text:s/>58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86.45552954596997" table:style-name="ce5">
            <text:p><text:s/>586<text:s/></text:p>
          </table:table-cell>
          <table:table-cell office:value-type="float" office:value="1.0378255074449276" table:style-name="ce6">
            <text:p>1.038</text:p>
          </table:table-cell>
          <table:table-cell office:value-type="float" office:value="608.63850754493001" table:style-name="ce5">
            <text:p><text:s/>609<text:s/></text:p>
          </table:table-cell>
          <table:table-cell office:value-type="float" office:value="0.86802895304423289" table:style-name="ce6">
            <text:p>0.868</text:p>
          </table:table-cell>
          <table:table-cell office:value-type="float" office:value="528.31584648662999" table:style-name="ce5">
            <text:p><text:s/>52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28.31584648662999" table:style-name="ce5">
            <text:p><text:s/>528<text:s/></text:p>
          </table:table-cell>
          <table:table-cell office:value-type="float" office:value="1.0074873013759016" table:style-name="ce6">
            <text:p>1.007</text:p>
          </table:table-cell>
          <table:table-cell office:value-type="float" office:value="532.27150645094002" table:style-name="ce5">
            <text:p><text:s/>532<text:s/></text:p>
          </table:table-cell>
          <table:table-cell office:value-type="float" office:value="1.0778413082708924" table:style-name="ce6">
            <text:p>1.078</text:p>
          </table:table-cell>
          <table:table-cell office:value-type="float" office:value="573.70421686839995" table:style-name="ce5">
            <text:p><text:s/>57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73.70421686839995" table:style-name="ce5">
            <text:p><text:s/>574<text:s/></text:p>
          </table:table-cell>
          <table:table-cell office:value-type="float" office:value="1.0786535435795843" table:style-name="ce6">
            <text:p>1.079</text:p>
          </table:table-cell>
          <table:table-cell office:value-type="float" office:value="618.82808649164997" table:style-name="ce5">
            <text:p><text:s/>619<text:s/></text:p>
          </table:table-cell>
          <table:table-cell office:value-type="float" office:value="1.0037508835842914" table:style-name="ce6">
            <text:p>1.004</text:p>
          </table:table-cell>
          <table:table-cell office:value-type="float" office:value="621.14923860276997" table:style-name="ce5">
            <text:p><text:s/>62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21.14923860276997" table:style-name="ce5">
            <text:p><text:s/>621<text:s/></text:p>
          </table:table-cell>
          <table:table-cell office:value-type="float" office:value="1.1461570541628854" table:style-name="ce6">
            <text:p>1.146</text:p>
          </table:table-cell>
          <table:table-cell office:value-type="float" office:value="711.93458151247" table:style-name="ce5">
            <text:p><text:s/>712<text:s/></text:p>
          </table:table-cell>
          <table:table-cell office:value-type="float" office:value="1.0541095447141942" table:style-name="ce6">
            <text:p>1.054</text:p>
          </table:table-cell>
          <table:table-cell office:value-type="float" office:value="750.45703758440004" table:style-name="ce5">
            <text:p><text:s/>75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50.45703758440004" table:style-name="ce5">
            <text:p><text:s/>750<text:s/></text:p>
          </table:table-cell>
          <table:table-cell office:value-type="float" office:value="1.1160889819340551" table:style-name="ce6">
            <text:p>1.116</text:p>
          </table:table-cell>
          <table:table-cell office:value-type="float" office:value="837.57683106281991" table:style-name="ce5">
            <text:p><text:s/>838<text:s/></text:p>
          </table:table-cell>
          <table:table-cell office:value-type="float" office:value="1.0779982173297606" table:style-name="ce6">
            <text:p>1.078</text:p>
          </table:table-cell>
          <table:table-cell office:value-type="float" office:value="902.90633076243" table:style-name="ce5">
            <text:p><text:s/>90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02.90633076243" table:style-name="ce5">
            <text:p><text:s/>903<text:s/></text:p>
          </table:table-cell>
          <table:table-cell office:value-type="float" office:value="1.1511557191196393" table:style-name="ce6">
            <text:p>1.151</text:p>
          </table:table-cell>
          <table:table-cell office:value-type="float" office:value="1039.3857864865001" table:style-name="ce5">
            <text:p><text:s/>1,039<text:s/></text:p>
          </table:table-cell>
          <table:table-cell office:value-type="float" office:value="0.86680052743996394" table:style-name="ce6">
            <text:p>0.867</text:p>
          </table:table-cell>
          <table:table-cell office:value-type="float" office:value="900.94014794009991" table:style-name="ce5">
            <text:p><text:s/>90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00.94014794009991" table:style-name="ce5">
            <text:p><text:s/>901<text:s/></text:p>
          </table:table-cell>
          <table:table-cell office:value-type="float" office:value="1.1646640302463949" table:style-name="ce6">
            <text:p>1.165</text:p>
          </table:table-cell>
          <table:table-cell office:value-type="float" office:value="1049.2925837107" table:style-name="ce5">
            <text:p><text:s/>1,049<text:s/></text:p>
          </table:table-cell>
          <table:table-cell office:value-type="float" office:value="0.97773779247958492" table:style-name="ce6">
            <text:p>0.978</text:p>
          </table:table-cell>
          <table:table-cell office:value-type="float" office:value="1025.9330144625001" table:style-name="ce5">
            <text:p><text:s/>1,02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25.9330144625001" table:style-name="ce5">
            <text:p><text:s/>1,026<text:s/></text:p>
          </table:table-cell>
          <table:table-cell office:value-type="float" office:value="1.1727247312089275" table:style-name="ce6">
            <text:p>1.173</text:p>
          </table:table-cell>
          <table:table-cell office:value-type="float" office:value="1203.1370186238998" table:style-name="ce5">
            <text:p><text:s/>1,203<text:s/></text:p>
          </table:table-cell>
          <table:table-cell office:value-type="float" office:value="1.0310362702840021" table:style-name="ce6">
            <text:p>1.031</text:p>
          </table:table-cell>
          <table:table-cell office:value-type="float" office:value="1240.4779043225999" table:style-name="ce5">
            <text:p><text:s/>1,24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40.4779043225999" table:style-name="ce5">
            <text:p><text:s/>1,240<text:s/></text:p>
          </table:table-cell>
          <table:table-cell office:value-type="float" office:value="1.1127640679516952" table:style-name="ce6">
            <text:p>1.113</text:p>
          </table:table-cell>
          <table:table-cell office:value-type="float" office:value="1380.35923901821" table:style-name="ce5">
            <text:p><text:s/>1,380<text:s/></text:p>
          </table:table-cell>
          <table:table-cell office:value-type="float" office:value="1.0381239092904972" table:style-name="ce6">
            <text:p>1.038</text:p>
          </table:table-cell>
          <table:table-cell office:value-type="float" office:value="1432.9839294348399" table:style-name="ce5">
            <text:p><text:s/>1,43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432.9839294348399" table:style-name="ce5">
            <text:p><text:s/>1,433<text:s/></text:p>
          </table:table-cell>
          <table:table-cell office:value-type="float" office:value="1.0799920680359467" table:style-name="ce6">
            <text:p>1.080</text:p>
          </table:table-cell>
          <table:table-cell office:value-type="float" office:value="1547.61127741261" table:style-name="ce5">
            <text:p><text:s/>1,548<text:s/></text:p>
          </table:table-cell>
          <table:table-cell office:value-type="float" office:value="1.044286480110016" table:style-name="ce6">
            <text:p>1.044</text:p>
          </table:table-cell>
          <table:table-cell office:value-type="float" office:value="1616.1495334677802" table:style-name="ce5">
            <text:p><text:s/>1,61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616.1495334677802" table:style-name="ce5">
            <text:p><text:s/>1,616<text:s/></text:p>
          </table:table-cell>
          <table:table-cell office:value-type="float" office:value="1.0718995796686697" table:style-name="ce6">
            <text:p>1.072</text:p>
          </table:table-cell>
          <table:table-cell office:value-type="float" office:value="1732.3500056058299" table:style-name="ce5">
            <text:p><text:s/>1,732<text:s/></text:p>
          </table:table-cell>
          <table:table-cell office:value-type="float" office:value="1.03300117675064" table:style-name="ce6">
            <text:p>1.033</text:p>
          </table:table-cell>
          <table:table-cell office:value-type="float" office:value="1789.5195943348001" table:style-name="ce5">
            <text:p><text:s/>1,79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89.5195943348001" table:style-name="ce5">
            <text:p><text:s/>1,790<text:s/></text:p>
          </table:table-cell>
          <table:table-cell office:value-type="float" office:value="1.070999389209923" table:style-name="ce6">
            <text:p>1.071</text:p>
          </table:table-cell>
          <table:table-cell office:value-type="float" office:value="1916.5743925117599" table:style-name="ce5">
            <text:p><text:s/>1,917<text:s/></text:p>
          </table:table-cell>
          <table:table-cell office:value-type="float" office:value="1.1228508418450316" table:style-name="ce6">
            <text:p>1.123</text:p>
          </table:table-cell>
          <table:table-cell office:value-type="float" office:value="2152.02717009046" table:style-name="ce5">
            <text:p><text:s/>2,15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152.02717009046" table:style-name="ce5">
            <text:p><text:s/>2,152<text:s/></text:p>
          </table:table-cell>
          <table:table-cell office:value-type="float" office:value="1.0759871649178094" table:style-name="ce6">
            <text:p>1.076</text:p>
          </table:table-cell>
          <table:table-cell office:value-type="float" office:value="2315.5536135717302" table:style-name="ce5">
            <text:p><text:s/>2,316<text:s/></text:p>
          </table:table-cell>
          <table:table-cell office:value-type="float" office:value="1.1347054542356929" table:style-name="ce6">
            <text:p>1.135</text:p>
          </table:table-cell>
          <table:table-cell office:value-type="float" office:value="2627.47131489501" table:style-name="ce5">
            <text:p><text:s/>2,62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27.47131489501" table:style-name="ce5">
            <text:p><text:s/>2,627<text:s/></text:p>
          </table:table-cell>
          <table:table-cell office:value-type="float" office:value="0.9124676524566816" table:style-name="ce6">
            <text:p>0.912</text:p>
          </table:table-cell>
          <table:table-cell office:value-type="float" office:value="2397.4825825995204" table:style-name="ce5">
            <text:p><text:s/>2,397<text:s/></text:p>
          </table:table-cell>
          <table:table-cell office:value-type="float" office:value="1.1674865594702404" table:style-name="ce6">
            <text:p>1.167</text:p>
          </table:table-cell>
          <table:table-cell office:value-type="float" office:value="2799.0286917489398" table:style-name="ce5">
            <text:p><text:s/>2,79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799.0286917489398" table:style-name="ce5">
            <text:p><text:s/>2,799<text:s/></text:p>
          </table:table-cell>
          <table:table-cell office:value-type="float" office:value="1.0365789325344306" table:style-name="ce6">
            <text:p>1.037</text:p>
          </table:table-cell>
          <table:table-cell office:value-type="float" office:value="2901.4141734263603" table:style-name="ce5">
            <text:p><text:s/>2,901<text:s/></text:p>
          </table:table-cell>
          <table:table-cell office:value-type="float" office:value="1.0967508199557205" table:style-name="ce6">
            <text:p>1.097</text:p>
          </table:table-cell>
          <table:table-cell office:value-type="float" office:value="3182.1283737365097" table:style-name="ce5">
            <text:p><text:s/>3,18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182.1283737365097" table:style-name="ce5">
            <text:p><text:s/>3,182<text:s/></text:p>
          </table:table-cell>
          <table:table-cell office:value-type="float" office:value="1.0584017670824297" table:style-name="ce6">
            <text:p>1.058</text:p>
          </table:table-cell>
          <table:table-cell office:value-type="float" office:value="3367.9702938458599" table:style-name="ce5">
            <text:p><text:s/>3,368<text:s/></text:p>
          </table:table-cell>
          <table:table-cell office:value-type="float" office:value="1.0375529520260425" table:style-name="ce6">
            <text:p>1.038</text:p>
          </table:table-cell>
          <table:table-cell office:value-type="float" office:value="3494.4475207157898" table:style-name="ce5">
            <text:p><text:s/>3,49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5.26978307970001" table:style-name="ce5">
            <text:p><text:s/>18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85.26978307970001" table:style-name="ce5">
            <text:p><text:s/>185<text:s/></text:p>
          </table:table-cell>
          <table:table-cell office:value-type="float" office:value="1.0387270369808954" table:style-name="ce6">
            <text:p>1.039</text:p>
          </table:table-cell>
          <table:table-cell office:value-type="float" office:value="192.44473282046999" table:style-name="ce5">
            <text:p><text:s/>192<text:s/></text:p>
          </table:table-cell>
          <table:table-cell office:value-type="float" office:value="0.88296717320748441" table:style-name="ce6">
            <text:p>0.883</text:p>
          </table:table-cell>
          <table:table-cell office:value-type="float" office:value="169.92238173716001" table:style-name="ce5">
            <text:p><text:s/>17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69.92238173716001" table:style-name="ce5">
            <text:p><text:s/>170<text:s/></text:p>
          </table:table-cell>
          <table:table-cell office:value-type="float" office:value="1.0018312305417854" table:style-name="ce6">
            <text:p>1.002</text:p>
          </table:table-cell>
          <table:table-cell office:value-type="float" office:value="170.23354879233" table:style-name="ce5">
            <text:p><text:s/>170<text:s/></text:p>
          </table:table-cell>
          <table:table-cell office:value-type="float" office:value="1.1522067643142937" table:style-name="ce6">
            <text:p>1.152</text:p>
          </table:table-cell>
          <table:table-cell office:value-type="float" office:value="196.14424643174999" table:style-name="ce5">
            <text:p><text:s/>19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6.14424643174999" table:style-name="ce5">
            <text:p><text:s/>196<text:s/></text:p>
          </table:table-cell>
          <table:table-cell office:value-type="float" office:value="1.0870435241602192" table:style-name="ce6">
            <text:p>1.087</text:p>
          </table:table-cell>
          <table:table-cell office:value-type="float" office:value="213.21733288492001" table:style-name="ce5">
            <text:p><text:s/>213<text:s/></text:p>
          </table:table-cell>
          <table:table-cell office:value-type="float" office:value="0.94750826381028441" table:style-name="ce6">
            <text:p>0.948</text:p>
          </table:table-cell>
          <table:table-cell office:value-type="float" office:value="202.02518489605001" table:style-name="ce5">
            <text:p><text:s/>20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02.02518489605001" table:style-name="ce5">
            <text:p><text:s/>202<text:s/></text:p>
          </table:table-cell>
          <table:table-cell office:value-type="float" office:value="1.1610719000795044" table:style-name="ce6">
            <text:p>1.161</text:p>
          </table:table-cell>
          <table:table-cell office:value-type="float" office:value="234.56576529117001" table:style-name="ce5">
            <text:p><text:s/>235<text:s/></text:p>
          </table:table-cell>
          <table:table-cell office:value-type="float" office:value="1.0908802403912115" table:style-name="ce6">
            <text:p>1.091</text:p>
          </table:table-cell>
          <table:table-cell office:value-type="float" office:value="255.88315842838" table:style-name="ce5">
            <text:p><text:s/>25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5.88315842838" table:style-name="ce5">
            <text:p><text:s/>256<text:s/></text:p>
          </table:table-cell>
          <table:table-cell office:value-type="float" office:value="1.1154263155866775" table:style-name="ce6">
            <text:p>1.115</text:p>
          </table:table-cell>
          <table:table-cell office:value-type="float" office:value="285.41880862645002" table:style-name="ce5">
            <text:p><text:s/>285<text:s/></text:p>
          </table:table-cell>
          <table:table-cell office:value-type="float" office:value="1.1082928759115269" table:style-name="ce6">
            <text:p>1.108</text:p>
          </table:table-cell>
          <table:table-cell office:value-type="float" office:value="316.32763225184999" table:style-name="ce5">
            <text:p><text:s/>31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16.32763225184999" table:style-name="ce5">
            <text:p><text:s/>316<text:s/></text:p>
          </table:table-cell>
          <table:table-cell office:value-type="float" office:value="1.1489215385736649" table:style-name="ce6">
            <text:p>1.149</text:p>
          </table:table-cell>
          <table:table-cell office:value-type="float" office:value="363.43562994015997" table:style-name="ce5">
            <text:p><text:s/>363<text:s/></text:p>
          </table:table-cell>
          <table:table-cell office:value-type="float" office:value="0.95030606779983662" table:style-name="ce6">
            <text:p>0.950</text:p>
          </table:table-cell>
          <table:table-cell office:value-type="float" office:value="345.37508438678998" table:style-name="ce5">
            <text:p><text:s/>34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45.37508438678998" table:style-name="ce5">
            <text:p><text:s/>345<text:s/></text:p>
          </table:table-cell>
          <table:table-cell office:value-type="float" office:value="1.1710705928207366" table:style-name="ce6">
            <text:p>1.171</text:p>
          </table:table-cell>
          <table:table-cell office:value-type="float" office:value="404.45860481835001" table:style-name="ce5">
            <text:p><text:s/>404<text:s/></text:p>
          </table:table-cell>
          <table:table-cell office:value-type="float" office:value="0.9879616521746476" table:style-name="ce6">
            <text:p>0.988</text:p>
          </table:table-cell>
          <table:table-cell office:value-type="float" office:value="399.58959145259001" table:style-name="ce5">
            <text:p><text:s/>40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99.58959145259001" table:style-name="ce5">
            <text:p><text:s/>400<text:s/></text:p>
          </table:table-cell>
          <table:table-cell office:value-type="float" office:value="1.1783539484609067" table:style-name="ce6">
            <text:p>1.178</text:p>
          </table:table-cell>
          <table:table-cell office:value-type="float" office:value="470.85797285204001" table:style-name="ce5">
            <text:p><text:s/>471<text:s/></text:p>
          </table:table-cell>
          <table:table-cell office:value-type="float" office:value="1.0090124025960234" table:style-name="ce6">
            <text:p>1.009</text:p>
          </table:table-cell>
          <table:table-cell office:value-type="float" office:value="475.10153446893003" table:style-name="ce5">
            <text:p><text:s/>47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75.10153446893003" table:style-name="ce5">
            <text:p><text:s/>475<text:s/></text:p>
          </table:table-cell>
          <table:table-cell office:value-type="float" office:value="1.1152823618224113" table:style-name="ce6">
            <text:p>1.115</text:p>
          </table:table-cell>
          <table:table-cell office:value-type="float" office:value="529.87236146795999" table:style-name="ce5">
            <text:p><text:s/>530<text:s/></text:p>
          </table:table-cell>
          <table:table-cell office:value-type="float" office:value="1.087088473930151" table:style-name="ce6">
            <text:p>1.087</text:p>
          </table:table-cell>
          <table:table-cell office:value-type="float" office:value="576.0181368059699" table:style-name="ce5">
            <text:p><text:s/>57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76.0181368059699" table:style-name="ce5">
            <text:p><text:s/>576<text:s/></text:p>
          </table:table-cell>
          <table:table-cell office:value-type="float" office:value="1.0814661585970287" table:style-name="ce6">
            <text:p>1.081</text:p>
          </table:table-cell>
          <table:table-cell office:value-type="float" office:value="622.94412169377006" table:style-name="ce5">
            <text:p><text:s/>623<text:s/></text:p>
          </table:table-cell>
          <table:table-cell office:value-type="float" office:value="1.0140181239004975" table:style-name="ce6">
            <text:p>1.014</text:p>
          </table:table-cell>
          <table:table-cell office:value-type="float" office:value="631.67662957476" table:style-name="ce5">
            <text:p><text:s/>63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31.67662957476" table:style-name="ce5">
            <text:p><text:s/>632<text:s/></text:p>
          </table:table-cell>
          <table:table-cell office:value-type="float" office:value="1.0746289628987149" table:style-name="ce6">
            <text:p>1.075</text:p>
          </table:table-cell>
          <table:table-cell office:value-type="float" office:value="678.81800132728006" table:style-name="ce5">
            <text:p><text:s/>679<text:s/></text:p>
          </table:table-cell>
          <table:table-cell office:value-type="float" office:value="1.0372836823414877" table:style-name="ce6">
            <text:p>1.037</text:p>
          </table:table-cell>
          <table:table-cell office:value-type="float" office:value="704.12683605644997" table:style-name="ce5">
            <text:p><text:s/>70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04.12683605644997" table:style-name="ce5">
            <text:p><text:s/>704<text:s/></text:p>
          </table:table-cell>
          <table:table-cell office:value-type="float" office:value="1.0829941349911352" table:style-name="ce6">
            <text:p>1.083</text:p>
          </table:table-cell>
          <table:table-cell office:value-type="float" office:value="762.56523373899995" table:style-name="ce5">
            <text:p><text:s/>763<text:s/></text:p>
          </table:table-cell>
          <table:table-cell office:value-type="float" office:value="1.0409688541409599" table:style-name="ce6">
            <text:p>1.041</text:p>
          </table:table-cell>
          <table:table-cell office:value-type="float" office:value="793.80665757301995" table:style-name="ce5">
            <text:p><text:s/>79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93.80665757301995" table:style-name="ce5">
            <text:p><text:s/>794<text:s/></text:p>
          </table:table-cell>
          <table:table-cell office:value-type="float" office:value="1.1240760833953196" table:style-name="ce6">
            <text:p>1.124</text:p>
          </table:table-cell>
          <table:table-cell office:value-type="float" office:value="892.29907861780998" table:style-name="ce5">
            <text:p><text:s/>892<text:s/></text:p>
          </table:table-cell>
          <table:table-cell office:value-type="float" office:value="1.100761219331013" table:style-name="ce6">
            <text:p>1.101</text:p>
          </table:table-cell>
          <table:table-cell office:value-type="float" office:value="982.20822178727997" table:style-name="ce5">
            <text:p><text:s/>98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82.20822178727997" table:style-name="ce5">
            <text:p><text:s/>982<text:s/></text:p>
          </table:table-cell>
          <table:table-cell office:value-type="float" office:value="0.86623033177577546" table:style-name="ce6">
            <text:p>0.866</text:p>
          </table:table-cell>
          <table:table-cell office:value-type="float" office:value="850.81855383169" table:style-name="ce5">
            <text:p><text:s/>851<text:s/></text:p>
          </table:table-cell>
          <table:table-cell office:value-type="float" office:value="1.0960042707470605" table:style-name="ce6">
            <text:p>1.096</text:p>
          </table:table-cell>
          <table:table-cell office:value-type="float" office:value="932.50076863036998" table:style-name="ce5">
            <text:p><text:s/>93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32.50076863036998" table:style-name="ce5">
            <text:p><text:s/>933<text:s/></text:p>
          </table:table-cell>
          <table:table-cell office:value-type="float" office:value="1.028193508599242" table:style-name="ce6">
            <text:p>1.028</text:p>
          </table:table-cell>
          <table:table-cell office:value-type="float" office:value="958.79123706954999" table:style-name="ce5">
            <text:p><text:s/>959<text:s/></text:p>
          </table:table-cell>
          <table:table-cell office:value-type="float" office:value="1.1432375515473321" table:style-name="ce6">
            <text:p>1.143</text:p>
          </table:table-cell>
          <table:table-cell office:value-type="float" office:value="1096.1261463124299" table:style-name="ce5">
            <text:p><text:s/>1,09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96.1261463124299" table:style-name="ce5">
            <text:p><text:s/>1,096<text:s/></text:p>
          </table:table-cell>
          <table:table-cell office:value-type="float" office:value="1.0711497989378684" table:style-name="ce6">
            <text:p>1.071</text:p>
          </table:table-cell>
          <table:table-cell office:value-type="float" office:value="1174.1153012330999" table:style-name="ce5">
            <text:p><text:s/>1,174<text:s/></text:p>
          </table:table-cell>
          <table:table-cell office:value-type="float" office:value="1.085028458902896" table:style-name="ce6">
            <text:p>1.085</text:p>
          </table:table-cell>
          <table:table-cell office:value-type="float" office:value="1273.9485158712598" table:style-name="ce5">
            <text:p><text:s/>1,27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01.18574646626996" table:style-name="ce5">
            <text:p><text:s/>40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01.18574646626996" table:style-name="ce5">
            <text:p><text:s/>401<text:s/></text:p>
          </table:table-cell>
          <table:table-cell office:value-type="float" office:value="1.037409176149412" table:style-name="ce6">
            <text:p>1.037</text:p>
          </table:table-cell>
          <table:table-cell office:value-type="float" office:value="416.19377472446001" table:style-name="ce5">
            <text:p><text:s/>416<text:s/></text:p>
          </table:table-cell>
          <table:table-cell office:value-type="float" office:value="0.86112163735928882" table:style-name="ce6">
            <text:p>0.861</text:p>
          </table:table-cell>
          <table:table-cell office:value-type="float" office:value="358.39346474947001" table:style-name="ce5">
            <text:p><text:s/>35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58.39346474947001" table:style-name="ce5">
            <text:p><text:s/>358<text:s/></text:p>
          </table:table-cell>
          <table:table-cell office:value-type="float" office:value="1.0101689714450781" table:style-name="ce6">
            <text:p>1.010</text:p>
          </table:table-cell>
          <table:table-cell office:value-type="float" office:value="362.03795765860997" table:style-name="ce5">
            <text:p><text:s/>362<text:s/></text:p>
          </table:table-cell>
          <table:table-cell office:value-type="float" office:value="1.0428739927670145" table:style-name="ce6">
            <text:p>1.043</text:p>
          </table:table-cell>
          <table:table-cell office:value-type="float" office:value="377.55997043664996" table:style-name="ce5">
            <text:p><text:s/>37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77.55997043664996" table:style-name="ce5">
            <text:p><text:s/>378<text:s/></text:p>
          </table:table-cell>
          <table:table-cell office:value-type="float" office:value="1.0742949077404556" table:style-name="ce6">
            <text:p>1.074</text:p>
          </table:table-cell>
          <table:table-cell office:value-type="float" office:value="405.61075360672999" table:style-name="ce5">
            <text:p><text:s/>406<text:s/></text:p>
          </table:table-cell>
          <table:table-cell office:value-type="float" office:value="1.0333159315423184" table:style-name="ce6">
            <text:p>1.033</text:p>
          </table:table-cell>
          <table:table-cell office:value-type="float" office:value="419.12405370672002" table:style-name="ce5">
            <text:p><text:s/>41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19.12405370672002" table:style-name="ce5">
            <text:p><text:s/>419<text:s/></text:p>
          </table:table-cell>
          <table:table-cell office:value-type="float" office:value="1.1389678354164243" table:style-name="ce6">
            <text:p>1.139</text:p>
          </table:table-cell>
          <table:table-cell office:value-type="float" office:value="477.36881622129999" table:style-name="ce5">
            <text:p><text:s/>477<text:s/></text:p>
          </table:table-cell>
          <table:table-cell office:value-type="float" office:value="1.0360414470951618" table:style-name="ce6">
            <text:p>1.036</text:p>
          </table:table-cell>
          <table:table-cell office:value-type="float" office:value="494.57387915602004" table:style-name="ce5">
            <text:p><text:s/>49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94.57387915602004" table:style-name="ce5">
            <text:p><text:s/>495<text:s/></text:p>
          </table:table-cell>
          <table:table-cell office:value-type="float" office:value="1.1164318329520677" table:style-name="ce6">
            <text:p>1.116</text:p>
          </table:table-cell>
          <table:table-cell office:value-type="float" office:value="552.15802243636995" table:style-name="ce5">
            <text:p><text:s/>552<text:s/></text:p>
          </table:table-cell>
          <table:table-cell office:value-type="float" office:value="1.0623384514496965" table:style-name="ce6">
            <text:p>1.062</text:p>
          </table:table-cell>
          <table:table-cell office:value-type="float" office:value="586.5786985105799" table:style-name="ce5">
            <text:p><text:s/>58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86.5786985105799" table:style-name="ce5">
            <text:p><text:s/>587<text:s/></text:p>
          </table:table-cell>
          <table:table-cell office:value-type="float" office:value="1.1523605583746714" table:style-name="ce6">
            <text:p>1.152</text:p>
          </table:table-cell>
          <table:table-cell office:value-type="float" office:value="675.95015654633994" table:style-name="ce5">
            <text:p><text:s/>676<text:s/></text:p>
          </table:table-cell>
          <table:table-cell office:value-type="float" office:value="0.82190241125452412" table:style-name="ce6">
            <text:p>0.822</text:p>
          </table:table-cell>
          <table:table-cell office:value-type="float" office:value="555.56506355330987" table:style-name="ce5">
            <text:p><text:s/>55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55.56506355330987" table:style-name="ce5">
            <text:p><text:s/>556<text:s/></text:p>
          </table:table-cell>
          <table:table-cell office:value-type="float" office:value="1.1606812976469212" table:style-name="ce6">
            <text:p>1.161</text:p>
          </table:table-cell>
          <table:table-cell office:value-type="float" office:value="644.83397889234993" table:style-name="ce5">
            <text:p><text:s/>645<text:s/></text:p>
          </table:table-cell>
          <table:table-cell office:value-type="float" office:value="0.97132509066255823" table:style-name="ce6">
            <text:p>0.971</text:p>
          </table:table-cell>
          <table:table-cell office:value-type="float" office:value="626.34342300991" table:style-name="ce5">
            <text:p><text:s/>62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26.34342300991" table:style-name="ce5">
            <text:p><text:s/>626<text:s/></text:p>
          </table:table-cell>
          <table:table-cell office:value-type="float" office:value="1.1691334479938713" table:style-name="ce6">
            <text:p>1.169</text:p>
          </table:table-cell>
          <table:table-cell office:value-type="float" office:value="732.27904577185984" table:style-name="ce5">
            <text:p><text:s/>732<text:s/></text:p>
          </table:table-cell>
          <table:table-cell office:value-type="float" office:value="1.0451976937929772" table:style-name="ce6">
            <text:p>1.045</text:p>
          </table:table-cell>
          <table:table-cell office:value-type="float" office:value="765.37636985366987" table:style-name="ce5">
            <text:p><text:s/>76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65.37636985366987" table:style-name="ce5">
            <text:p><text:s/>765<text:s/></text:p>
          </table:table-cell>
          <table:table-cell office:value-type="float" office:value="1.1112008562700362" table:style-name="ce6">
            <text:p>1.111</text:p>
          </table:table-cell>
          <table:table-cell office:value-type="float" office:value="850.48687755024991" table:style-name="ce5">
            <text:p><text:s/>850<text:s/></text:p>
          </table:table-cell>
          <table:table-cell office:value-type="float" office:value="1.007617889528504" table:style-name="ce6">
            <text:p>1.008</text:p>
          </table:table-cell>
          <table:table-cell office:value-type="float" office:value="856.96579262886996" table:style-name="ce5">
            <text:p><text:s/>85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56.96579262886996" table:style-name="ce5">
            <text:p><text:s/>857<text:s/></text:p>
          </table:table-cell>
          <table:table-cell office:value-type="float" office:value="1.0790012433078409" table:style-name="ce6">
            <text:p>1.079</text:p>
          </table:table-cell>
          <table:table-cell office:value-type="float" office:value="924.66715571884004" table:style-name="ce5">
            <text:p><text:s/>925<text:s/></text:p>
          </table:table-cell>
          <table:table-cell office:value-type="float" office:value="1.0646781361317921" table:style-name="ce6">
            <text:p>1.065</text:p>
          </table:table-cell>
          <table:table-cell office:value-type="float" office:value="984.4729038930202" table:style-name="ce5">
            <text:p><text:s/>98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84.4729038930202" table:style-name="ce5">
            <text:p><text:s/>984<text:s/></text:p>
          </table:table-cell>
          <table:table-cell office:value-type="float" office:value="1.0701482997779228" table:style-name="ce6">
            <text:p>1.070</text:p>
          </table:table-cell>
          <table:table-cell office:value-type="float" office:value="1053.5320042785499" table:style-name="ce5">
            <text:p><text:s/>1,054<text:s/></text:p>
          </table:table-cell>
          <table:table-cell office:value-type="float" office:value="1.0302418473007073" table:style-name="ce6">
            <text:p>1.030</text:p>
          </table:table-cell>
          <table:table-cell office:value-type="float" office:value="1085.3927582783499" table:style-name="ce5">
            <text:p><text:s/>1,08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85.3927582783499" table:style-name="ce5">
            <text:p><text:s/>1,085<text:s/></text:p>
          </table:table-cell>
          <table:table-cell office:value-type="float" office:value="1.063218037867923" table:style-name="ce6">
            <text:p>1.063</text:p>
          </table:table-cell>
          <table:table-cell office:value-type="float" office:value="1154.00915877276" table:style-name="ce5">
            <text:p><text:s/>1,154<text:s/></text:p>
          </table:table-cell>
          <table:table-cell office:value-type="float" office:value="1.1769581741984181" table:style-name="ce6">
            <text:p>1.177</text:p>
          </table:table-cell>
          <table:table-cell office:value-type="float" office:value="1358.2205125174398" table:style-name="ce5">
            <text:p><text:s/>1,35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58.2205125174398" table:style-name="ce5">
            <text:p><text:s/>1,358<text:s/></text:p>
          </table:table-cell>
          <table:table-cell office:value-type="float" office:value="1.0478817849068858" table:style-name="ce6">
            <text:p>1.048</text:p>
          </table:table-cell>
          <table:table-cell office:value-type="float" office:value="1423.25453495392" table:style-name="ce5">
            <text:p><text:s/>1,423<text:s/></text:p>
          </table:table-cell>
          <table:table-cell office:value-type="float" office:value="1.1559865454150811" table:style-name="ce6">
            <text:p>1.156</text:p>
          </table:table-cell>
          <table:table-cell office:value-type="float" office:value="1645.2630931077299" table:style-name="ce5">
            <text:p><text:s/>1,64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45.2630931077299" table:style-name="ce5">
            <text:p><text:s/>1,645<text:s/></text:p>
          </table:table-cell>
          <table:table-cell office:value-type="float" office:value="0.94007094381868361" table:style-name="ce6">
            <text:p>0.940</text:p>
          </table:table-cell>
          <table:table-cell office:value-type="float" office:value="1546.6640287678304" table:style-name="ce5">
            <text:p><text:s/>1,547<text:s/></text:p>
          </table:table-cell>
          <table:table-cell office:value-type="float" office:value="1.2068089051023985" table:style-name="ce6">
            <text:p>1.207</text:p>
          </table:table-cell>
          <table:table-cell office:value-type="float" office:value="1866.5279231185698" table:style-name="ce5">
            <text:p><text:s/>1,86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66.5279231185698" table:style-name="ce5">
            <text:p><text:s/>1,867<text:s/></text:p>
          </table:table-cell>
          <table:table-cell office:value-type="float" office:value="1.0407682158384761" table:style-name="ce6">
            <text:p>1.041</text:p>
          </table:table-cell>
          <table:table-cell office:value-type="float" office:value="1942.62293635681" table:style-name="ce5">
            <text:p><text:s/>1,943<text:s/></text:p>
          </table:table-cell>
          <table:table-cell office:value-type="float" office:value="1.0738070617739965" table:style-name="ce6">
            <text:p>1.074</text:p>
          </table:table-cell>
          <table:table-cell office:value-type="float" office:value="2086.00222742408" table:style-name="ce5">
            <text:p><text:s/>2,08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86.00222742408" table:style-name="ce5">
            <text:p><text:s/>2,086<text:s/></text:p>
          </table:table-cell>
          <table:table-cell office:value-type="float" office:value="1.0517030920536758" table:style-name="ce6">
            <text:p>1.052</text:p>
          </table:table-cell>
          <table:table-cell office:value-type="float" office:value="2193.8549926127603" table:style-name="ce5">
            <text:p><text:s/>2,194<text:s/></text:p>
          </table:table-cell>
          <table:table-cell office:value-type="float" office:value="1.0121448374306812" table:style-name="ce6">
            <text:p>1.012</text:p>
          </table:table-cell>
          <table:table-cell office:value-type="float" office:value="2220.4990048445302" table:style-name="ce5">
            <text:p><text:s/>2,22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4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62.5856133972002" table:style-name="ce5">
            <text:p><text:s/>1,56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562.5856133972002" table:style-name="ce5">
            <text:p><text:s/>1,563<text:s/></text:p>
          </table:table-cell>
          <table:table-cell office:value-type="float" office:value="1.0979535160036014" table:style-name="ce6">
            <text:p>1.098</text:p>
          </table:table-cell>
          <table:table-cell office:value-type="float" office:value="1715.6463682860999" table:style-name="ce5">
            <text:p><text:s/>1,716<text:s/></text:p>
          </table:table-cell>
          <table:table-cell office:value-type="float" office:value="1.0542060539052718" table:style-name="ce6">
            <text:p>1.054</text:p>
          </table:table-cell>
          <table:table-cell office:value-type="float" office:value="1808.6447878078" table:style-name="ce5">
            <text:p><text:s/>1,80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808.6447878078" table:style-name="ce5">
            <text:p><text:s/>1,809<text:s/></text:p>
          </table:table-cell>
          <table:table-cell office:value-type="float" office:value="0.98490432984809984" table:style-name="ce6">
            <text:p>0.985</text:p>
          </table:table-cell>
          <table:table-cell office:value-type="float" office:value="1781.3420826691001" table:style-name="ce5">
            <text:p><text:s/>1,781<text:s/></text:p>
          </table:table-cell>
          <table:table-cell office:value-type="float" office:value="1.0363233415703341" table:style-name="ce6">
            <text:p>1.036</text:p>
          </table:table-cell>
          <table:table-cell office:value-type="float" office:value="1846.0463795915" table:style-name="ce5">
            <text:p><text:s/>1,84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46.0463795915" table:style-name="ce5">
            <text:p><text:s/>1,846<text:s/></text:p>
          </table:table-cell>
          <table:table-cell office:value-type="float" office:value="1.0353051561497724" table:style-name="ce6">
            <text:p>1.035</text:p>
          </table:table-cell>
          <table:table-cell office:value-type="float" office:value="1911.2213352827" table:style-name="ce5">
            <text:p><text:s/>1,911<text:s/></text:p>
          </table:table-cell>
          <table:table-cell office:value-type="float" office:value="1.0241590611641902" table:style-name="ce6">
            <text:p>1.024</text:p>
          </table:table-cell>
          <table:table-cell office:value-type="float" office:value="1957.3946484200999" table:style-name="ce5">
            <text:p><text:s/>1,95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957.3946484200999" table:style-name="ce5">
            <text:p><text:s/>1,957<text:s/></text:p>
          </table:table-cell>
          <table:table-cell office:value-type="float" office:value="1.0498996829570044" table:style-name="ce6">
            <text:p>1.050</text:p>
          </table:table-cell>
          <table:table-cell office:value-type="float" office:value="2055.0680207979999" table:style-name="ce5">
            <text:p><text:s/>2,055<text:s/></text:p>
          </table:table-cell>
          <table:table-cell office:value-type="float" office:value="0.98904457240380894" table:style-name="ce6">
            <text:p>0.989</text:p>
          </table:table-cell>
          <table:table-cell office:value-type="float" office:value="2032.5538718908999" table:style-name="ce5">
            <text:p><text:s/>2,03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32.5538718908999" table:style-name="ce5">
            <text:p><text:s/>2,033<text:s/></text:p>
          </table:table-cell>
          <table:table-cell office:value-type="float" office:value="1.0378594714342857" table:style-name="ce6">
            <text:p>1.038</text:p>
          </table:table-cell>
          <table:table-cell office:value-type="float" office:value="2109.5052871424" table:style-name="ce5">
            <text:p><text:s/>2,110<text:s/></text:p>
          </table:table-cell>
          <table:table-cell office:value-type="float" office:value="1.0617487470755065" table:style-name="ce6">
            <text:p>1.062</text:p>
          </table:table-cell>
          <table:table-cell office:value-type="float" office:value="2239.7645955725998" table:style-name="ce5">
            <text:p><text:s/>2,24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239.7645955725998" table:style-name="ce5">
            <text:p><text:s/>2,240<text:s/></text:p>
          </table:table-cell>
          <table:table-cell office:value-type="float" office:value="1.0995782841594928" table:style-name="ce6">
            <text:p>1.100</text:p>
          </table:table-cell>
          <table:table-cell office:value-type="float" office:value="2462.7965109208999" table:style-name="ce5">
            <text:p><text:s/>2,463<text:s/></text:p>
          </table:table-cell>
          <table:table-cell office:value-type="float" office:value="1.0150370059158289" table:style-name="ce6">
            <text:p>1.015</text:p>
          </table:table-cell>
          <table:table-cell office:value-type="float" office:value="2499.8295966251003" table:style-name="ce5">
            <text:p><text:s/>2,50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99.8295966251003" table:style-name="ce5">
            <text:p><text:s/>2,500<text:s/></text:p>
          </table:table-cell>
          <table:table-cell office:value-type="float" office:value="1.0022622260338203" table:style-name="ce6">
            <text:p>1.002</text:p>
          </table:table-cell>
          <table:table-cell office:value-type="float" office:value="2505.4847762187001" table:style-name="ce5">
            <text:p><text:s/>2,505<text:s/></text:p>
          </table:table-cell>
          <table:table-cell office:value-type="float" office:value="1.064620179060616" table:style-name="ce6">
            <text:p>1.065</text:p>
          </table:table-cell>
          <table:table-cell office:value-type="float" office:value="2667.3896510915997" table:style-name="ce5">
            <text:p><text:s/>2,66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67.3896510915997" table:style-name="ce5">
            <text:p><text:s/>2,667<text:s/></text:p>
          </table:table-cell>
          <table:table-cell office:value-type="float" office:value="1.0506719681908816" table:style-name="ce6">
            <text:p>1.051</text:p>
          </table:table-cell>
          <table:table-cell office:value-type="float" office:value="2802.5515346443999" table:style-name="ce5">
            <text:p><text:s/>2,803<text:s/></text:p>
          </table:table-cell>
          <table:table-cell office:value-type="float" office:value="1.0596759815171894" table:style-name="ce6">
            <text:p>1.060</text:p>
          </table:table-cell>
          <table:table-cell office:value-type="float" office:value="2969.79654822681" table:style-name="ce5">
            <text:p><text:s/>2,97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969.79654822681" table:style-name="ce5">
            <text:p><text:s/>2,970<text:s/></text:p>
          </table:table-cell>
          <table:table-cell office:value-type="float" office:value="1.0787446245602244" table:style-name="ce6">
            <text:p>1.079</text:p>
          </table:table-cell>
          <table:table-cell office:value-type="float" office:value="3203.6520624371801" table:style-name="ce5">
            <text:p><text:s/>3,204<text:s/></text:p>
          </table:table-cell>
          <table:table-cell office:value-type="float" office:value="1.0528611948905955" table:style-name="ce6">
            <text:p>1.053</text:p>
          </table:table-cell>
          <table:table-cell office:value-type="float" office:value="3373.0009384713303" table:style-name="ce5">
            <text:p><text:s/>3,37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373.0009384713303" table:style-name="ce5">
            <text:p><text:s/>3,373<text:s/></text:p>
          </table:table-cell>
          <table:table-cell office:value-type="float" office:value="1.0251991459481926" table:style-name="ce6">
            <text:p>1.025</text:p>
          </table:table-cell>
          <table:table-cell office:value-type="float" office:value="3457.9976814032602" table:style-name="ce5">
            <text:p><text:s/>3,458<text:s/></text:p>
          </table:table-cell>
          <table:table-cell office:value-type="float" office:value="1.1149686942350749" table:style-name="ce6">
            <text:p>1.115</text:p>
          </table:table-cell>
          <table:table-cell office:value-type="float" office:value="3855.5591595021101" table:style-name="ce5">
            <text:p><text:s/>3,85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855.5591595021101" table:style-name="ce5">
            <text:p><text:s/>3,856<text:s/></text:p>
          </table:table-cell>
          <table:table-cell office:value-type="float" office:value="1.0544418459283078" table:style-name="ce6">
            <text:p>1.054</text:p>
          </table:table-cell>
          <table:table-cell office:value-type="float" office:value="4065.4629172312002" table:style-name="ce5">
            <text:p><text:s/>4,065<text:s/></text:p>
          </table:table-cell>
          <table:table-cell office:value-type="float" office:value="1.0624819918836204" table:style-name="ce6">
            <text:p>1.062</text:p>
          </table:table-cell>
          <table:table-cell office:value-type="float" office:value="4319.4811382287999" table:style-name="ce5">
            <text:p><text:s/>4,31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319.4811382287999" table:style-name="ce5">
            <text:p><text:s/>4,319<text:s/></text:p>
          </table:table-cell>
          <table:table-cell office:value-type="float" office:value="0.99017332046266904" table:style-name="ce6">
            <text:p>0.990</text:p>
          </table:table-cell>
          <table:table-cell office:value-type="float" office:value="4277.03498131588" table:style-name="ce5">
            <text:p><text:s/>4,277<text:s/></text:p>
          </table:table-cell>
          <table:table-cell office:value-type="float" office:value="1.2171309114393687" table:style-name="ce6">
            <text:p>1.217</text:p>
          </table:table-cell>
          <table:table-cell office:value-type="float" office:value="5205.7114850670605" table:style-name="ce5">
            <text:p><text:s/>5,20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205.7114850670605" table:style-name="ce5">
            <text:p><text:s/>5,206<text:s/></text:p>
          </table:table-cell>
          <table:table-cell office:value-type="float" office:value="1.0106214460748313" table:style-name="ce6">
            <text:p>1.011</text:p>
          </table:table-cell>
          <table:table-cell office:value-type="float" office:value="5261.0036688868304" table:style-name="ce5">
            <text:p><text:s/>5,261<text:s/></text:p>
          </table:table-cell>
          <table:table-cell office:value-type="float" office:value="1.0940727527534149" table:style-name="ce6">
            <text:p>1.094</text:p>
          </table:table-cell>
          <table:table-cell office:value-type="float" office:value="5755.9207662648296" table:style-name="ce5">
            <text:p><text:s/>5,75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755.9207662648296" table:style-name="ce5">
            <text:p><text:s/>5,756<text:s/></text:p>
          </table:table-cell>
          <table:table-cell office:value-type="float" office:value="0.97193464499400872" table:style-name="ce6">
            <text:p>0.972</text:p>
          </table:table-cell>
          <table:table-cell office:value-type="float" office:value="5594.3788065732497" table:style-name="ce5">
            <text:p><text:s/>5,594<text:s/></text:p>
          </table:table-cell>
          <table:table-cell office:value-type="float" office:value="1.0824425742351222" table:style-name="ce6">
            <text:p>1.082</text:p>
          </table:table-cell>
          <table:table-cell office:value-type="float" office:value="6055.5937966335605" table:style-name="ce5">
            <text:p><text:s/>6,05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055.5937966335605" table:style-name="ce5">
            <text:p><text:s/>6,056<text:s/></text:p>
          </table:table-cell>
          <table:table-cell office:value-type="float" office:value="1.0272213103106336" table:style-name="ce6">
            <text:p>1.027</text:p>
          </table:table-cell>
          <table:table-cell office:value-type="float" office:value="6220.43499448687" table:style-name="ce5">
            <text:p><text:s/>6,220<text:s/></text:p>
          </table:table-cell>
          <table:table-cell office:value-type="float" office:value="1.047504696624588" table:style-name="ce6">
            <text:p>1.048</text:p>
          </table:table-cell>
          <table:table-cell office:value-type="float" office:value="6515.9348717729399" table:style-name="ce5">
            <text:p><text:s/>6,51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515.9348717729399" table:style-name="ce5">
            <text:p><text:s/>6,516<text:s/></text:p>
          </table:table-cell>
          <table:table-cell office:value-type="float" office:value="1.0283937452391694" table:style-name="ce6">
            <text:p>1.028</text:p>
          </table:table-cell>
          <table:table-cell office:value-type="float" office:value="6700.9466665170803" table:style-name="ce5">
            <text:p><text:s/>6,701<text:s/></text:p>
          </table:table-cell>
          <table:table-cell office:value-type="float" office:value="0.92672390319170461" table:style-name="ce6">
            <text:p>0.927</text:p>
          </table:table-cell>
          <table:table-cell office:value-type="float" office:value="6209.9274498741506" table:style-name="ce5">
            <text:p><text:s/>6,21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7.10076463019001" table:style-name="ce5">
            <text:p><text:s/>14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47.10076463019001" table:style-name="ce5">
            <text:p><text:s/>147<text:s/></text:p>
          </table:table-cell>
          <table:table-cell office:value-type="float" office:value="1.0846528858260898" table:style-name="ce6">
            <text:p>1.085</text:p>
          </table:table-cell>
          <table:table-cell office:value-type="float" office:value="159.55326886335999" table:style-name="ce5">
            <text:p><text:s/>160<text:s/></text:p>
          </table:table-cell>
          <table:table-cell office:value-type="float" office:value="1.1600170932755678" table:style-name="ce6">
            <text:p>1.160</text:p>
          </table:table-cell>
          <table:table-cell office:value-type="float" office:value="185.08451916949002" table:style-name="ce5">
            <text:p><text:s/>18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85.08451916949002" table:style-name="ce5">
            <text:p><text:s/>185<text:s/></text:p>
          </table:table-cell>
          <table:table-cell office:value-type="float" office:value="0.87315273938848081" table:style-name="ce6">
            <text:p>0.873</text:p>
          </table:table-cell>
          <table:table-cell office:value-type="float" office:value="161.60705493123999" table:style-name="ce5">
            <text:p><text:s/>162<text:s/></text:p>
          </table:table-cell>
          <table:table-cell office:value-type="float" office:value="1.0476749035115958" table:style-name="ce6">
            <text:p>1.048</text:p>
          </table:table-cell>
          <table:table-cell office:value-type="float" office:value="169.31165568187998" table:style-name="ce5">
            <text:p><text:s/>16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9.31165568187998" table:style-name="ce5">
            <text:p><text:s/>169<text:s/></text:p>
          </table:table-cell>
          <table:table-cell office:value-type="float" office:value="1.0647697384752681" table:style-name="ce6">
            <text:p>1.065</text:p>
          </table:table-cell>
          <table:table-cell office:value-type="float" office:value="180.27792734121002" table:style-name="ce5">
            <text:p><text:s/>180<text:s/></text:p>
          </table:table-cell>
          <table:table-cell office:value-type="float" office:value="1.0584952617759513" table:style-name="ce6">
            <text:p>1.058</text:p>
          </table:table-cell>
          <table:table-cell office:value-type="float" office:value="190.82333189345999" table:style-name="ce5">
            <text:p><text:s/>19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90.82333189345999" table:style-name="ce5">
            <text:p><text:s/>191<text:s/></text:p>
          </table:table-cell>
          <table:table-cell office:value-type="float" office:value="0.95333647403871169" table:style-name="ce6">
            <text:p>0.953</text:p>
          </table:table-cell>
          <table:table-cell office:value-type="float" office:value="181.91884239162999" table:style-name="ce5">
            <text:p><text:s/>182<text:s/></text:p>
          </table:table-cell>
          <table:table-cell office:value-type="float" office:value="1.0102970153228954" table:style-name="ce6">
            <text:p>1.010</text:p>
          </table:table-cell>
          <table:table-cell office:value-type="float" office:value="183.79206349926" table:style-name="ce5">
            <text:p><text:s/>18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3.79206349926" table:style-name="ce5">
            <text:p><text:s/>184<text:s/></text:p>
          </table:table-cell>
          <table:table-cell office:value-type="float" office:value="0.97619698004452948" table:style-name="ce6">
            <text:p>0.976</text:p>
          </table:table-cell>
          <table:table-cell office:value-type="float" office:value="179.41725734413001" table:style-name="ce5">
            <text:p><text:s/>179<text:s/></text:p>
          </table:table-cell>
          <table:table-cell office:value-type="float" office:value="1.0459653403969493" table:style-name="ce6">
            <text:p>1.046</text:p>
          </table:table-cell>
          <table:table-cell office:value-type="float" office:value="187.66423265103998" table:style-name="ce5">
            <text:p><text:s/>18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7.66423265103998" table:style-name="ce5">
            <text:p><text:s/>188<text:s/></text:p>
          </table:table-cell>
          <table:table-cell office:value-type="float" office:value="1.1301053553594924" table:style-name="ce6">
            <text:p>1.130</text:p>
          </table:table-cell>
          <table:table-cell office:value-type="float" office:value="212.08035432836999" table:style-name="ce5">
            <text:p><text:s/>212<text:s/></text:p>
          </table:table-cell>
          <table:table-cell office:value-type="float" office:value="0.97778090956834263" table:style-name="ce6">
            <text:p>0.978</text:p>
          </table:table-cell>
          <table:table-cell office:value-type="float" office:value="207.36812175677002" table:style-name="ce5">
            <text:p><text:s/>20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7.36812175677002" table:style-name="ce5">
            <text:p><text:s/>207<text:s/></text:p>
          </table:table-cell>
          <table:table-cell office:value-type="float" office:value="0.97443385476944966" table:style-name="ce6">
            <text:p>0.974</text:p>
          </table:table-cell>
          <table:table-cell office:value-type="float" office:value="202.06651823975" table:style-name="ce5">
            <text:p><text:s/>202<text:s/></text:p>
          </table:table-cell>
          <table:table-cell office:value-type="float" office:value="1.0347206650999239" table:style-name="ce6">
            <text:p>1.035</text:p>
          </table:table-cell>
          <table:table-cell office:value-type="float" office:value="209.08240214746002" table:style-name="ce5">
            <text:p><text:s/>20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9.08240214746002" table:style-name="ce5">
            <text:p><text:s/>209<text:s/></text:p>
          </table:table-cell>
          <table:table-cell office:value-type="float" office:value="0.76505155095212396" table:style-name="ce6">
            <text:p>0.765</text:p>
          </table:table-cell>
          <table:table-cell office:value-type="float" office:value="159.95881603970997" table:style-name="ce5">
            <text:p><text:s/>160<text:s/></text:p>
          </table:table-cell>
          <table:table-cell office:value-type="float" office:value="1.0828865555378866" table:style-name="ce6">
            <text:p>1.083</text:p>
          </table:table-cell>
          <table:table-cell office:value-type="float" office:value="173.21725132916001" table:style-name="ce5">
            <text:p><text:s/>17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3.21725132916001" table:style-name="ce5">
            <text:p><text:s/>173<text:s/></text:p>
          </table:table-cell>
          <table:table-cell office:value-type="float" office:value="1.3972423226727211" table:style-name="ce6">
            <text:p>1.397</text:p>
          </table:table-cell>
          <table:table-cell office:value-type="float" office:value="242.02647457414002" table:style-name="ce5">
            <text:p><text:s/>242<text:s/></text:p>
          </table:table-cell>
          <table:table-cell office:value-type="float" office:value="0.99971684455020637" table:style-name="ce6">
            <text:p>1.000</text:p>
          </table:table-cell>
          <table:table-cell office:value-type="float" office:value="241.95794345887001" table:style-name="ce5">
            <text:p><text:s/>24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41.95794345887001" table:style-name="ce5">
            <text:p><text:s/>242<text:s/></text:p>
          </table:table-cell>
          <table:table-cell office:value-type="float" office:value="1.0038380434678222" table:style-name="ce6">
            <text:p>1.004</text:p>
          </table:table-cell>
          <table:table-cell office:value-type="float" office:value="242.88658856325" table:style-name="ce5">
            <text:p><text:s/>243<text:s/></text:p>
          </table:table-cell>
          <table:table-cell office:value-type="float" office:value="1.1386501289948761" table:style-name="ce6">
            <text:p>1.139</text:p>
          </table:table-cell>
          <table:table-cell office:value-type="float" office:value="276.56284539866999" table:style-name="ce5">
            <text:p><text:s/>27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76.56284539866999" table:style-name="ce5">
            <text:p><text:s/>277<text:s/></text:p>
          </table:table-cell>
          <table:table-cell office:value-type="float" office:value="1.074463478560989" table:style-name="ce6">
            <text:p>1.074</text:p>
          </table:table-cell>
          <table:table-cell office:value-type="float" office:value="297.15667690777997" table:style-name="ce5">
            <text:p><text:s/>297<text:s/></text:p>
          </table:table-cell>
          <table:table-cell office:value-type="float" office:value="1.0043437002463875" table:style-name="ce6">
            <text:p>1.004</text:p>
          </table:table-cell>
          <table:table-cell office:value-type="float" office:value="298.44743643848" table:style-name="ce5">
            <text:p><text:s/>29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98.44743643848" table:style-name="ce5">
            <text:p><text:s/>298<text:s/></text:p>
          </table:table-cell>
          <table:table-cell office:value-type="float" office:value="1.0473979143955754" table:style-name="ce6">
            <text:p>1.047</text:p>
          </table:table-cell>
          <table:table-cell office:value-type="float" office:value="312.59322248237004" table:style-name="ce5">
            <text:p><text:s/>313<text:s/></text:p>
          </table:table-cell>
          <table:table-cell office:value-type="float" office:value="1.2592685517689395" table:style-name="ce6">
            <text:p>1.259</text:p>
          </table:table-cell>
          <table:table-cell office:value-type="float" office:value="393.63881456816" table:style-name="ce5">
            <text:p><text:s/>39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93.63881456816" table:style-name="ce5">
            <text:p><text:s/>394<text:s/></text:p>
          </table:table-cell>
          <table:table-cell office:value-type="float" office:value="1.0226500231267874" table:style-name="ce6">
            <text:p>1.023</text:p>
          </table:table-cell>
          <table:table-cell office:value-type="float" office:value="402.55474282173003" table:style-name="ce5">
            <text:p><text:s/>403<text:s/></text:p>
          </table:table-cell>
          <table:table-cell office:value-type="float" office:value="1.1293754807765952" table:style-name="ce6">
            <text:p>1.129</text:p>
          </table:table-cell>
          <table:table-cell office:value-type="float" office:value="454.63545621319003" table:style-name="ce5">
            <text:p><text:s/>45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54.63545621319003" table:style-name="ce5">
            <text:p><text:s/>455<text:s/></text:p>
          </table:table-cell>
          <table:table-cell office:value-type="float" office:value="0.92138436341471808" table:style-name="ce6">
            <text:p>0.921</text:p>
          </table:table-cell>
          <table:table-cell office:value-type="float" office:value="418.89400040875" table:style-name="ce5">
            <text:p><text:s/>419<text:s/></text:p>
          </table:table-cell>
          <table:table-cell office:value-type="float" office:value="1.0852687610265519" table:style-name="ce6">
            <text:p>1.085</text:p>
          </table:table-cell>
          <table:table-cell office:value-type="float" office:value="454.61257282506" table:style-name="ce5">
            <text:p><text:s/>45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54.61257282506" table:style-name="ce5">
            <text:p><text:s/>455<text:s/></text:p>
          </table:table-cell>
          <table:table-cell office:value-type="float" office:value="1.0666671913610333" table:style-name="ce6">
            <text:p>1.067</text:p>
          </table:table-cell>
          <table:table-cell office:value-type="float" office:value="484.92031621271997" table:style-name="ce5">
            <text:p><text:s/>485<text:s/></text:p>
          </table:table-cell>
          <table:table-cell office:value-type="float" office:value="0.91594708291244242" table:style-name="ce6">
            <text:p>0.916</text:p>
          </table:table-cell>
          <table:table-cell office:value-type="float" office:value="444.16134908001999" table:style-name="ce5">
            <text:p><text:s/>44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44.16134908001999" table:style-name="ce5">
            <text:p><text:s/>444<text:s/></text:p>
          </table:table-cell>
          <table:table-cell office:value-type="float" office:value="1.005433155798154" table:style-name="ce6">
            <text:p>1.005</text:p>
          </table:table-cell>
          <table:table-cell office:value-type="float" office:value="446.57454688909002" table:style-name="ce5">
            <text:p><text:s/>447<text:s/></text:p>
          </table:table-cell>
          <table:table-cell office:value-type="float" office:value="0.93002240634058975" table:style-name="ce6">
            <text:p>0.930</text:p>
          </table:table-cell>
          <table:table-cell office:value-type="float" office:value="415.32433470824998" table:style-name="ce5">
            <text:p><text:s/>41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15.4848487670101" table:style-name="ce5">
            <text:p><text:s/>1,41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15.4848487670101" table:style-name="ce5">
            <text:p><text:s/>1,415<text:s/></text:p>
          </table:table-cell>
          <table:table-cell office:value-type="float" office:value="1.0993357511231645" table:style-name="ce6">
            <text:p>1.099</text:p>
          </table:table-cell>
          <table:table-cell office:value-type="float" office:value="1556.0930994227399" table:style-name="ce5">
            <text:p><text:s/>1,556<text:s/></text:p>
          </table:table-cell>
          <table:table-cell office:value-type="float" office:value="1.043356769103724" table:style-name="ce6">
            <text:p>1.043</text:p>
          </table:table-cell>
          <table:table-cell office:value-type="float" office:value="1623.5602686383099" table:style-name="ce5">
            <text:p><text:s/>1,62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623.5602686383099" table:style-name="ce5">
            <text:p><text:s/>1,624<text:s/></text:p>
          </table:table-cell>
          <table:table-cell office:value-type="float" office:value="0.99764391813821718" table:style-name="ce6">
            <text:p>0.998</text:p>
          </table:table-cell>
          <table:table-cell office:value-type="float" office:value="1619.73502773786" table:style-name="ce5">
            <text:p><text:s/>1,620<text:s/></text:p>
          </table:table-cell>
          <table:table-cell office:value-type="float" office:value="1.0351907535465024" table:style-name="ce6">
            <text:p>1.035</text:p>
          </table:table-cell>
          <table:table-cell office:value-type="float" office:value="1676.73472390962" table:style-name="ce5">
            <text:p><text:s/>1,67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76.73472390962" table:style-name="ce5">
            <text:p><text:s/>1,677<text:s/></text:p>
          </table:table-cell>
          <table:table-cell office:value-type="float" office:value="1.0323299107836643" table:style-name="ce6">
            <text:p>1.032</text:p>
          </table:table-cell>
          <table:table-cell office:value-type="float" office:value="1730.9434079414902" table:style-name="ce5">
            <text:p><text:s/>1,731<text:s/></text:p>
          </table:table-cell>
          <table:table-cell office:value-type="float" office:value="1.0205829424703838" table:style-name="ce6">
            <text:p>1.021</text:p>
          </table:table-cell>
          <table:table-cell office:value-type="float" office:value="1766.57131652664" table:style-name="ce5">
            <text:p><text:s/>1,76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66.57131652664" table:style-name="ce5">
            <text:p><text:s/>1,767<text:s/></text:p>
          </table:table-cell>
          <table:table-cell office:value-type="float" office:value="1.0603303477661346" table:style-name="ce6">
            <text:p>1.060</text:p>
          </table:table-cell>
          <table:table-cell office:value-type="float" office:value="1873.1491784063701" table:style-name="ce5">
            <text:p><text:s/>1,873<text:s/></text:p>
          </table:table-cell>
          <table:table-cell office:value-type="float" office:value="0.98698055109765559" table:style-name="ce6">
            <text:p>0.987</text:p>
          </table:table-cell>
          <table:table-cell office:value-type="float" office:value="1848.76180839164" table:style-name="ce5">
            <text:p><text:s/>1,84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48.76180839164" table:style-name="ce5">
            <text:p><text:s/>1,849<text:s/></text:p>
          </table:table-cell>
          <table:table-cell office:value-type="float" office:value="1.0439895615743928" table:style-name="ce6">
            <text:p>1.044</text:p>
          </table:table-cell>
          <table:table-cell office:value-type="float" office:value="1930.0880297982701" table:style-name="ce5">
            <text:p><text:s/>1,930<text:s/></text:p>
          </table:table-cell>
          <table:table-cell office:value-type="float" office:value="1.0632159420915337" table:style-name="ce6">
            <text:p>1.063</text:p>
          </table:table-cell>
          <table:table-cell office:value-type="float" office:value="2052.1003629215597" table:style-name="ce5">
            <text:p><text:s/>2,05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52.1003629215597" table:style-name="ce5">
            <text:p><text:s/>2,052<text:s/></text:p>
          </table:table-cell>
          <table:table-cell office:value-type="float" office:value="1.0967865886384827" table:style-name="ce6">
            <text:p>1.097</text:p>
          </table:table-cell>
          <table:table-cell office:value-type="float" office:value="2250.7161565925298" table:style-name="ce5">
            <text:p><text:s/>2,251<text:s/></text:p>
          </table:table-cell>
          <table:table-cell office:value-type="float" office:value="1.0185475712490555" table:style-name="ce6">
            <text:p>1.019</text:p>
          </table:table-cell>
          <table:table-cell office:value-type="float" office:value="2292.4614748683298" table:style-name="ce5">
            <text:p><text:s/>2,29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92.4614748683298" table:style-name="ce5">
            <text:p><text:s/>2,292<text:s/></text:p>
          </table:table-cell>
          <table:table-cell office:value-type="float" office:value="1.0047794840745359" table:style-name="ce6">
            <text:p>1.005</text:p>
          </table:table-cell>
          <table:table-cell office:value-type="float" office:value="2303.4182579789499" table:style-name="ce5">
            <text:p><text:s/>2,303<text:s/></text:p>
          </table:table-cell>
          <table:table-cell office:value-type="float" office:value="1.0672431029096259" table:style-name="ce6">
            <text:p>1.067</text:p>
          </table:table-cell>
          <table:table-cell office:value-type="float" office:value="2458.3072489441402" table:style-name="ce5">
            <text:p><text:s/>2,45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58.3072489441402" table:style-name="ce5">
            <text:p><text:s/>2,458<text:s/></text:p>
          </table:table-cell>
          <table:table-cell office:value-type="float" office:value="1.0749643762958037" table:style-name="ce6">
            <text:p>1.075</text:p>
          </table:table-cell>
          <table:table-cell office:value-type="float" office:value="2642.5927186046902" table:style-name="ce5">
            <text:p><text:s/>2,643<text:s/></text:p>
          </table:table-cell>
          <table:table-cell office:value-type="float" office:value="1.0582710219432776" table:style-name="ce6">
            <text:p>1.058</text:p>
          </table:table-cell>
          <table:table-cell office:value-type="float" office:value="2796.5792968976498" table:style-name="ce5">
            <text:p><text:s/>2,79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796.5792968976498" table:style-name="ce5">
            <text:p><text:s/>2,797<text:s/></text:p>
          </table:table-cell>
          <table:table-cell office:value-type="float" office:value="1.0590172040351162" table:style-name="ce6">
            <text:p>1.059</text:p>
          </table:table-cell>
          <table:table-cell office:value-type="float" office:value="2961.62558786304" table:style-name="ce5">
            <text:p><text:s/>2,962<text:s/></text:p>
          </table:table-cell>
          <table:table-cell office:value-type="float" office:value="1.0572041948326303" table:style-name="ce6">
            <text:p>1.057</text:p>
          </table:table-cell>
          <table:table-cell office:value-type="float" office:value="3131.0429950124603" table:style-name="ce5">
            <text:p><text:s/>3,13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131.0429950124603" table:style-name="ce5">
            <text:p><text:s/>3,131<text:s/></text:p>
          </table:table-cell>
          <table:table-cell office:value-type="float" office:value="1.0268498701427815" table:style-name="ce6">
            <text:p>1.027</text:p>
          </table:table-cell>
          <table:table-cell office:value-type="float" office:value="3215.1110928400103" table:style-name="ce5">
            <text:p><text:s/>3,215<text:s/></text:p>
          </table:table-cell>
          <table:table-cell office:value-type="float" office:value="1.1131796727253982" table:style-name="ce6">
            <text:p>1.113</text:p>
          </table:table-cell>
          <table:table-cell office:value-type="float" office:value="3578.99631410344" table:style-name="ce5">
            <text:p><text:s/>3,57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578.99631410344" table:style-name="ce5">
            <text:p><text:s/>3,579<text:s/></text:p>
          </table:table-cell>
          <table:table-cell office:value-type="float" office:value="1.0528946971736135" table:style-name="ce6">
            <text:p>1.053</text:p>
          </table:table-cell>
          <table:table-cell office:value-type="float" office:value="3768.3062403234198" table:style-name="ce5">
            <text:p><text:s/>3,768<text:s/></text:p>
          </table:table-cell>
          <table:table-cell office:value-type="float" office:value="1.067066593145362" table:style-name="ce6">
            <text:p>1.067</text:p>
          </table:table-cell>
          <table:table-cell office:value-type="float" office:value="4021.0337017903198" table:style-name="ce5">
            <text:p><text:s/>4,02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021.0337017903198" table:style-name="ce5">
            <text:p><text:s/>4,021<text:s/></text:p>
          </table:table-cell>
          <table:table-cell office:value-type="float" office:value="0.98592602122891604" table:style-name="ce6">
            <text:p>0.986</text:p>
          </table:table-cell>
          <table:table-cell office:value-type="float" office:value="3964.44175883351" table:style-name="ce5">
            <text:p><text:s/>3,964<text:s/></text:p>
          </table:table-cell>
          <table:table-cell office:value-type="float" office:value="1.2138083904945032" table:style-name="ce6">
            <text:p>1.214</text:p>
          </table:table-cell>
          <table:table-cell office:value-type="float" office:value="4812.0726704989002" table:style-name="ce5">
            <text:p><text:s/>4,81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812.0726704989002" table:style-name="ce5">
            <text:p><text:s/>4,812<text:s/></text:p>
          </table:table-cell>
          <table:table-cell office:value-type="float" office:value="1.0096374803004362" table:style-name="ce6">
            <text:p>1.010</text:p>
          </table:table-cell>
          <table:table-cell office:value-type="float" office:value="4858.4489260651007" table:style-name="ce5">
            <text:p><text:s/>4,858<text:s/></text:p>
          </table:table-cell>
          <table:table-cell office:value-type="float" office:value="1.0911476874050821" table:style-name="ce6">
            <text:p>1.091</text:p>
          </table:table-cell>
          <table:table-cell office:value-type="float" office:value="5301.2853100516395" table:style-name="ce5">
            <text:p><text:s/>5,30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301.2853100516395" table:style-name="ce5">
            <text:p><text:s/>5,301<text:s/></text:p>
          </table:table-cell>
          <table:table-cell office:value-type="float" office:value="0.97626981071012875" table:style-name="ce6">
            <text:p>0.976</text:p>
          </table:table-cell>
          <table:table-cell office:value-type="float" office:value="5175.4848061644998" table:style-name="ce5">
            <text:p><text:s/>5,175<text:s/></text:p>
          </table:table-cell>
          <table:table-cell office:value-type="float" office:value="1.0822138279948563" table:style-name="ce6">
            <text:p>1.082</text:p>
          </table:table-cell>
          <table:table-cell office:value-type="float" office:value="5600.9812238085005" table:style-name="ce5">
            <text:p><text:s/>5,60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600.9812238085005" table:style-name="ce5">
            <text:p><text:s/>5,601<text:s/></text:p>
          </table:table-cell>
          <table:table-cell office:value-type="float" office:value="1.0240196224714659" table:style-name="ce6">
            <text:p>1.024</text:p>
          </table:table-cell>
          <table:table-cell office:value-type="float" office:value="5735.5146782741494" table:style-name="ce5">
            <text:p><text:s/>5,736<text:s/></text:p>
          </table:table-cell>
          <table:table-cell office:value-type="float" office:value="1.058627492610646" table:style-name="ce6">
            <text:p>1.059</text:p>
          </table:table-cell>
          <table:table-cell office:value-type="float" office:value="6071.7735226929199" table:style-name="ce5">
            <text:p><text:s/>6,07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071.7735226929199" table:style-name="ce5">
            <text:p><text:s/>6,072<text:s/></text:p>
          </table:table-cell>
          <table:table-cell office:value-type="float" office:value="1.0300733543918623" table:style-name="ce6">
            <text:p>1.030</text:p>
          </table:table-cell>
          <table:table-cell office:value-type="float" office:value="6254.3721196279903" table:style-name="ce5">
            <text:p><text:s/>6,254<text:s/></text:p>
          </table:table-cell>
          <table:table-cell office:value-type="float" office:value="0.92648838353905982" table:style-name="ce6">
            <text:p>0.926</text:p>
          </table:table-cell>
          <table:table-cell office:value-type="float" office:value="5794.6031151658999" table:style-name="ce5">
            <text:p><text:s/>5,79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4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97.85663086596003" table:style-name="ce5">
            <text:p><text:s/>79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97.85663086596003" table:style-name="ce5">
            <text:p><text:s/>798<text:s/></text:p>
          </table:table-cell>
          <table:table-cell office:value-type="float" office:value="1.0550244475019916" table:style-name="ce6">
            <text:p>1.055</text:p>
          </table:table-cell>
          <table:table-cell office:value-type="float" office:value="841.75825116515989" table:style-name="ce5">
            <text:p><text:s/>842<text:s/></text:p>
          </table:table-cell>
          <table:table-cell office:value-type="float" office:value="0.7918836943817763" table:style-name="ce6">
            <text:p>0.792</text:p>
          </table:table-cell>
          <table:table-cell office:value-type="float" office:value="666.57463370900996" table:style-name="ce5">
            <text:p><text:s/>66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66.57463370900996" table:style-name="ce5">
            <text:p><text:s/>667<text:s/></text:p>
          </table:table-cell>
          <table:table-cell office:value-type="float" office:value="1.0062638067140621" table:style-name="ce6">
            <text:p>1.006</text:p>
          </table:table-cell>
          <table:table-cell office:value-type="float" office:value="670.74992837505999" table:style-name="ce5">
            <text:p><text:s/>671<text:s/></text:p>
          </table:table-cell>
          <table:table-cell office:value-type="float" office:value="1.0234693543660547" table:style-name="ce6">
            <text:p>1.023</text:p>
          </table:table-cell>
          <table:table-cell office:value-type="float" office:value="686.49199613509995" table:style-name="ce5">
            <text:p><text:s/>68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86.49199613509995" table:style-name="ce5">
            <text:p><text:s/>686<text:s/></text:p>
          </table:table-cell>
          <table:table-cell office:value-type="float" office:value="1.1030590570489283" table:style-name="ce6">
            <text:p>1.103</text:p>
          </table:table-cell>
          <table:table-cell office:value-type="float" office:value="757.24121392841994" table:style-name="ce5">
            <text:p><text:s/>757<text:s/></text:p>
          </table:table-cell>
          <table:table-cell office:value-type="float" office:value="1.0309132199547091" table:style-name="ce6">
            <text:p>1.031</text:p>
          </table:table-cell>
          <table:table-cell office:value-type="float" office:value="780.64997813336004" table:style-name="ce5">
            <text:p><text:s/>78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80.64997813336004" table:style-name="ce5">
            <text:p><text:s/>781<text:s/></text:p>
          </table:table-cell>
          <table:table-cell office:value-type="float" office:value="1.0813628891595248" table:style-name="ce6">
            <text:p>1.081</text:p>
          </table:table-cell>
          <table:table-cell office:value-type="float" office:value="844.16591577661006" table:style-name="ce5">
            <text:p><text:s/>844<text:s/></text:p>
          </table:table-cell>
          <table:table-cell office:value-type="float" office:value="1.5670935919828977" table:style-name="ce6">
            <text:p>1.567</text:p>
          </table:table-cell>
          <table:table-cell office:value-type="float" office:value="1322.8869971839001" table:style-name="ce5">
            <text:p><text:s/>1,32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22.8869971839001" table:style-name="ce5">
            <text:p><text:s/>1,323<text:s/></text:p>
          </table:table-cell>
          <table:table-cell office:value-type="float" office:value="1.0394838325492579" table:style-name="ce6">
            <text:p>1.039</text:p>
          </table:table-cell>
          <table:table-cell office:value-type="float" office:value="1375.1196458622999" table:style-name="ce5">
            <text:p><text:s/>1,375<text:s/></text:p>
          </table:table-cell>
          <table:table-cell office:value-type="float" office:value="0.82741914079099399" table:style-name="ce6">
            <text:p>0.827</text:p>
          </table:table-cell>
          <table:table-cell office:value-type="float" office:value="1137.8003158642" table:style-name="ce5">
            <text:p><text:s/>1,13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37.8003158642" table:style-name="ce5">
            <text:p><text:s/>1,138<text:s/></text:p>
          </table:table-cell>
          <table:table-cell office:value-type="float" office:value="1.0687776415313808" table:style-name="ce6">
            <text:p>1.069</text:p>
          </table:table-cell>
          <table:table-cell office:value-type="float" office:value="1216.0555381229999" table:style-name="ce5">
            <text:p><text:s/>1,216<text:s/></text:p>
          </table:table-cell>
          <table:table-cell office:value-type="float" office:value="1.07671343693076" table:style-name="ce6">
            <text:p>1.077</text:p>
          </table:table-cell>
          <table:table-cell office:value-type="float" office:value="1309.3433379511" table:style-name="ce5">
            <text:p><text:s/>1,30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09.3433379511" table:style-name="ce5">
            <text:p><text:s/>1,309<text:s/></text:p>
          </table:table-cell>
          <table:table-cell office:value-type="float" office:value="1.0760964404661146" table:style-name="ce6">
            <text:p>1.076</text:p>
          </table:table-cell>
          <table:table-cell office:value-type="float" office:value="1408.9797053171999" table:style-name="ce5">
            <text:p><text:s/>1,409<text:s/></text:p>
          </table:table-cell>
          <table:table-cell office:value-type="float" office:value="0.84680001604082378" table:style-name="ce6">
            <text:p>0.847</text:p>
          </table:table-cell>
          <table:table-cell office:value-type="float" office:value="1193.1240370638002" table:style-name="ce5">
            <text:p><text:s/>1,19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93.1240370638002" table:style-name="ce5">
            <text:p><text:s/>1,193<text:s/></text:p>
          </table:table-cell>
          <table:table-cell office:value-type="float" office:value="1.1130452873373697" table:style-name="ce6">
            <text:p>1.113</text:p>
          </table:table-cell>
          <table:table-cell office:value-type="float" office:value="1328.0010866628002" table:style-name="ce5">
            <text:p><text:s/>1,328<text:s/></text:p>
          </table:table-cell>
          <table:table-cell office:value-type="float" office:value="1.2245740429501293" table:style-name="ce6">
            <text:p>1.225</text:p>
          </table:table-cell>
          <table:table-cell office:value-type="float" office:value="1626.23565973683" table:style-name="ce5">
            <text:p><text:s/>1,62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26.23565973683" table:style-name="ce5">
            <text:p><text:s/>1,626<text:s/></text:p>
          </table:table-cell>
          <table:table-cell office:value-type="float" office:value="1.0303279268447425" table:style-name="ce6">
            <text:p>1.030</text:p>
          </table:table-cell>
          <table:table-cell office:value-type="float" office:value="1675.55601585764" table:style-name="ce5">
            <text:p><text:s/>1,676<text:s/></text:p>
          </table:table-cell>
          <table:table-cell office:value-type="float" office:value="1.0761976463823442" table:style-name="ce6">
            <text:p>1.076</text:p>
          </table:table-cell>
          <table:table-cell office:value-type="float" office:value="1803.2294406477699" table:style-name="ce5">
            <text:p><text:s/>1,80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803.2294406477699" table:style-name="ce5">
            <text:p><text:s/>1,803<text:s/></text:p>
          </table:table-cell>
          <table:table-cell office:value-type="float" office:value="1.1607520116365446" table:style-name="ce6">
            <text:p>1.161</text:p>
          </table:table-cell>
          <table:table-cell office:value-type="float" office:value="2093.10220067414" table:style-name="ce5">
            <text:p><text:s/>2,093<text:s/></text:p>
          </table:table-cell>
          <table:table-cell office:value-type="float" office:value="1.1063213311892341" table:style-name="ce6">
            <text:p>1.106</text:p>
          </table:table-cell>
          <table:table-cell office:value-type="float" office:value="2315.6436129649301" table:style-name="ce5">
            <text:p><text:s/>2,31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315.6436129649301" table:style-name="ce5">
            <text:p><text:s/>2,316<text:s/></text:p>
          </table:table-cell>
          <table:table-cell office:value-type="float" office:value="1.1179975560830735" table:style-name="ce6">
            <text:p>1.118</text:p>
          </table:table-cell>
          <table:table-cell office:value-type="float" office:value="2588.8839000541702" table:style-name="ce5">
            <text:p><text:s/>2,589<text:s/></text:p>
          </table:table-cell>
          <table:table-cell office:value-type="float" office:value="0.83661540970754644" table:style-name="ce6">
            <text:p>0.837</text:p>
          </table:table-cell>
          <table:table-cell office:value-type="float" office:value="2165.9001647290902" table:style-name="ce5">
            <text:p><text:s/>2,16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65.9001647290902" table:style-name="ce5">
            <text:p><text:s/>2,166<text:s/></text:p>
          </table:table-cell>
          <table:table-cell office:value-type="float" office:value="1.0523352228193066" table:style-name="ce6">
            <text:p>1.052</text:p>
          </table:table-cell>
          <table:table-cell office:value-type="float" office:value="2279.2530324545596" table:style-name="ce5">
            <text:p><text:s/>2,279<text:s/></text:p>
          </table:table-cell>
          <table:table-cell office:value-type="float" office:value="1.3347305474682223" table:style-name="ce6">
            <text:p>1.335</text:p>
          </table:table-cell>
          <table:table-cell office:value-type="float" office:value="3042.1886478266802" table:style-name="ce5">
            <text:p><text:s/>3,04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042.1886478266802" table:style-name="ce5">
            <text:p><text:s/>3,042<text:s/></text:p>
          </table:table-cell>
          <table:table-cell office:value-type="float" office:value="1.1001873711711794" table:style-name="ce6">
            <text:p>1.100</text:p>
          </table:table-cell>
          <table:table-cell office:value-type="float" office:value="3346.9775310592399" table:style-name="ce5">
            <text:p><text:s/>3,347<text:s/></text:p>
          </table:table-cell>
          <table:table-cell office:value-type="float" office:value="1.0258414926503878" table:style-name="ce6">
            <text:p>1.026</text:p>
          </table:table-cell>
          <table:table-cell office:value-type="float" office:value="3433.4684263291201" table:style-name="ce5">
            <text:p><text:s/>3,43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433.4684263291201" table:style-name="ce5">
            <text:p><text:s/>3,433<text:s/></text:p>
          </table:table-cell>
          <table:table-cell office:value-type="float" office:value="1.0275146922742007" table:style-name="ce6">
            <text:p>1.028</text:p>
          </table:table-cell>
          <table:table-cell office:value-type="float" office:value="3527.9392535127499" table:style-name="ce5">
            <text:p><text:s/>3,528<text:s/></text:p>
          </table:table-cell>
          <table:table-cell office:value-type="float" office:value="1.0175334702263934" table:style-name="ce6">
            <text:p>1.018</text:p>
          </table:table-cell>
          <table:table-cell office:value-type="float" office:value="3589.7962713747402" table:style-name="ce5">
            <text:p><text:s/>3,59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89.7962713747402" table:style-name="ce5">
            <text:p><text:s/>3,590<text:s/></text:p>
          </table:table-cell>
          <table:table-cell office:value-type="float" office:value="0.9921061853240607" table:style-name="ce6">
            <text:p>0.992</text:p>
          </table:table-cell>
          <table:table-cell office:value-type="float" office:value="3561.4590848841299" table:style-name="ce5">
            <text:p><text:s/>3,561<text:s/></text:p>
          </table:table-cell>
          <table:table-cell office:value-type="float" office:value="1.2152882597746271" table:style-name="ce6">
            <text:p>1.215</text:p>
          </table:table-cell>
          <table:table-cell office:value-type="float" office:value="4328.1994135273708" table:style-name="ce5">
            <text:p><text:s/>4,32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328.1994135273708" table:style-name="ce5">
            <text:p><text:s/>4,328<text:s/></text:p>
          </table:table-cell>
          <table:table-cell office:value-type="float" office:value="1.023515910977415" table:style-name="ce6">
            <text:p>1.024</text:p>
          </table:table-cell>
          <table:table-cell office:value-type="float" office:value="4429.9809656283796" table:style-name="ce5">
            <text:p><text:s/>4,430<text:s/></text:p>
          </table:table-cell>
          <table:table-cell office:value-type="float" office:value="0.97233268895730474" table:style-name="ce6">
            <text:p>0.972</text:p>
          </table:table-cell>
          <table:table-cell office:value-type="float" office:value="4307.4153043391198" table:style-name="ce5">
            <text:p><text:s/>4,30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7.01648785249" table:style-name="ce5">
            <text:p><text:s/>24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47.01648785249" table:style-name="ce5">
            <text:p><text:s/>247<text:s/></text:p>
          </table:table-cell>
          <table:table-cell office:value-type="float" office:value="1.0742217419936697" table:style-name="ce6">
            <text:p>1.074</text:p>
          </table:table-cell>
          <table:table-cell office:value-type="float" office:value="265.35048188205997" table:style-name="ce5">
            <text:p><text:s/>265<text:s/></text:p>
          </table:table-cell>
          <table:table-cell office:value-type="float" office:value="0.96437130844751195" table:style-name="ce6">
            <text:p>0.964</text:p>
          </table:table-cell>
          <table:table-cell office:value-type="float" office:value="255.89639140977999" table:style-name="ce5">
            <text:p><text:s/>25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55.89639140977999" table:style-name="ce5">
            <text:p><text:s/>256<text:s/></text:p>
          </table:table-cell>
          <table:table-cell office:value-type="float" office:value="0.99579963280674488" table:style-name="ce6">
            <text:p>0.996</text:p>
          </table:table-cell>
          <table:table-cell office:value-type="float" office:value="254.82153260242998" table:style-name="ce5">
            <text:p><text:s/>255<text:s/></text:p>
          </table:table-cell>
          <table:table-cell office:value-type="float" office:value="0.82744463340332075" table:style-name="ce6">
            <text:p>0.827</text:p>
          </table:table-cell>
          <table:table-cell office:value-type="float" office:value="210.85070962749001" table:style-name="ce5">
            <text:p><text:s/>21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0.85070962749001" table:style-name="ce5">
            <text:p><text:s/>211<text:s/></text:p>
          </table:table-cell>
          <table:table-cell office:value-type="float" office:value="1.1179603117656156" table:style-name="ce6">
            <text:p>1.118</text:p>
          </table:table-cell>
          <table:table-cell office:value-type="float" office:value="235.72272507114999" table:style-name="ce5">
            <text:p><text:s/>236<text:s/></text:p>
          </table:table-cell>
          <table:table-cell office:value-type="float" office:value="1.199084040109095" table:style-name="ce6">
            <text:p>1.199</text:p>
          </table:table-cell>
          <table:table-cell office:value-type="float" office:value="282.65135752384003" table:style-name="ce5">
            <text:p><text:s/>28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82.65135752384003" table:style-name="ce5">
            <text:p><text:s/>283<text:s/></text:p>
          </table:table-cell>
          <table:table-cell office:value-type="float" office:value="1.0906054252784543" table:style-name="ce6">
            <text:p>1.091</text:p>
          </table:table-cell>
          <table:table-cell office:value-type="float" office:value="308.26110397781997" table:style-name="ce5">
            <text:p><text:s/>308<text:s/></text:p>
          </table:table-cell>
          <table:table-cell office:value-type="float" office:value="1.5853107086681044" table:style-name="ce6">
            <text:p>1.585</text:p>
          </table:table-cell>
          <table:table-cell office:value-type="float" office:value="488.68962920189" table:style-name="ce5">
            <text:p><text:s/>48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88.68962920189" table:style-name="ce5">
            <text:p><text:s/>489<text:s/></text:p>
          </table:table-cell>
          <table:table-cell office:value-type="float" office:value="1.0395017379560454" table:style-name="ce6">
            <text:p>1.040</text:p>
          </table:table-cell>
          <table:table-cell office:value-type="float" office:value="507.99371887646004" table:style-name="ce5">
            <text:p><text:s/>508<text:s/></text:p>
          </table:table-cell>
          <table:table-cell office:value-type="float" office:value="0.72161864935731379" table:style-name="ce6">
            <text:p>0.722</text:p>
          </table:table-cell>
          <table:table-cell office:value-type="float" office:value="366.57774129762998" table:style-name="ce5">
            <text:p><text:s/>36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66.57774129762998" table:style-name="ce5">
            <text:p><text:s/>367<text:s/></text:p>
          </table:table-cell>
          <table:table-cell office:value-type="float" office:value="1.0678192772776536" table:style-name="ce6">
            <text:p>1.068</text:p>
          </table:table-cell>
          <table:table-cell office:value-type="float" office:value="391.43877877850997" table:style-name="ce5">
            <text:p><text:s/>391<text:s/></text:p>
          </table:table-cell>
          <table:table-cell office:value-type="float" office:value="1.0760718851527717" table:style-name="ce6">
            <text:p>1.076</text:p>
          </table:table-cell>
          <table:table-cell office:value-type="float" office:value="421.21626460209001" table:style-name="ce5">
            <text:p><text:s/>42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21.21626460209001" table:style-name="ce5">
            <text:p><text:s/>421<text:s/></text:p>
          </table:table-cell>
          <table:table-cell office:value-type="float" office:value="1.0739477150395997" table:style-name="ce6">
            <text:p>1.074</text:p>
          </table:table-cell>
          <table:table-cell office:value-type="float" office:value="452.36424490693003" table:style-name="ce5">
            <text:p><text:s/>452<text:s/></text:p>
          </table:table-cell>
          <table:table-cell office:value-type="float" office:value="0.85708981631510095" table:style-name="ce6">
            <text:p>0.857</text:p>
          </table:table-cell>
          <table:table-cell office:value-type="float" office:value="387.71678757480004" table:style-name="ce5">
            <text:p><text:s/>38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87.71678757480004" table:style-name="ce5">
            <text:p><text:s/>388<text:s/></text:p>
          </table:table-cell>
          <table:table-cell office:value-type="float" office:value="1.1124815229543972" table:style-name="ce6">
            <text:p>1.112</text:p>
          </table:table-cell>
          <table:table-cell office:value-type="float" office:value="431.32776231619999" table:style-name="ce5">
            <text:p><text:s/>431<text:s/></text:p>
          </table:table-cell>
          <table:table-cell office:value-type="float" office:value="1.2441658464491667" table:style-name="ce6">
            <text:p>1.244</text:p>
          </table:table-cell>
          <table:table-cell office:value-type="float" office:value="536.64327049915994" table:style-name="ce5">
            <text:p><text:s/>53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36.64327049915994" table:style-name="ce5">
            <text:p><text:s/>537<text:s/></text:p>
          </table:table-cell>
          <table:table-cell office:value-type="float" office:value="1.0305846248311348" table:style-name="ce6">
            <text:p>1.031</text:p>
          </table:table-cell>
          <table:table-cell office:value-type="float" office:value="553.05630359553004" table:style-name="ce5">
            <text:p><text:s/>553<text:s/></text:p>
          </table:table-cell>
          <table:table-cell office:value-type="float" office:value="1.0596408001660405" table:style-name="ce6">
            <text:p>1.060</text:p>
          </table:table-cell>
          <table:table-cell office:value-type="float" office:value="586.04102407884" table:style-name="ce5">
            <text:p><text:s/>58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86.04102407884" table:style-name="ce5">
            <text:p><text:s/>586<text:s/></text:p>
          </table:table-cell>
          <table:table-cell office:value-type="float" office:value="1.1774356908912249" table:style-name="ce6">
            <text:p>1.177</text:p>
          </table:table-cell>
          <table:table-cell office:value-type="float" office:value="690.02561807686993" table:style-name="ce5">
            <text:p><text:s/>690<text:s/></text:p>
          </table:table-cell>
          <table:table-cell office:value-type="float" office:value="1.0035353444223694" table:style-name="ce6">
            <text:p>1.004</text:p>
          </table:table-cell>
          <table:table-cell office:value-type="float" office:value="692.46509629702996" table:style-name="ce5">
            <text:p><text:s/>69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92.46509629702996" table:style-name="ce5">
            <text:p><text:s/>692<text:s/></text:p>
          </table:table-cell>
          <table:table-cell office:value-type="float" office:value="1.1150813562488606" table:style-name="ce6">
            <text:p>1.115</text:p>
          </table:table-cell>
          <table:table-cell office:value-type="float" office:value="772.1549187338901" table:style-name="ce5">
            <text:p><text:s/>772<text:s/></text:p>
          </table:table-cell>
          <table:table-cell office:value-type="float" office:value="0.81633165646983841" table:style-name="ce6">
            <text:p>0.816</text:p>
          </table:table-cell>
          <table:table-cell office:value-type="float" office:value="630.33450386136997" table:style-name="ce5">
            <text:p><text:s/>63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30.33450386136997" table:style-name="ce5">
            <text:p><text:s/>630<text:s/></text:p>
          </table:table-cell>
          <table:table-cell office:value-type="float" office:value="1.0587488340203957" table:style-name="ce6">
            <text:p>1.059</text:p>
          </table:table-cell>
          <table:table-cell office:value-type="float" office:value="667.36592100605003" table:style-name="ce5">
            <text:p><text:s/>667<text:s/></text:p>
          </table:table-cell>
          <table:table-cell office:value-type="float" office:value="1.4067906601072291" table:style-name="ce6">
            <text:p>1.407</text:p>
          </table:table-cell>
          <table:table-cell office:value-type="float" office:value="938.84414454516991" table:style-name="ce5">
            <text:p><text:s/>93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38.84414454516991" table:style-name="ce5">
            <text:p><text:s/>939<text:s/></text:p>
          </table:table-cell>
          <table:table-cell office:value-type="float" office:value="1.1020751110672549" table:style-name="ce6">
            <text:p>1.102</text:p>
          </table:table-cell>
          <table:table-cell office:value-type="float" office:value="1034.6767648744599" table:style-name="ce5">
            <text:p><text:s/>1,035<text:s/></text:p>
          </table:table-cell>
          <table:table-cell office:value-type="float" office:value="0.97074364648644362" table:style-name="ce6">
            <text:p>0.971</text:p>
          </table:table-cell>
          <table:table-cell office:value-type="float" office:value="1004.40589566903" table:style-name="ce5">
            <text:p><text:s/>1,00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04.40589566903" table:style-name="ce5">
            <text:p><text:s/>1,004<text:s/></text:p>
          </table:table-cell>
          <table:table-cell office:value-type="float" office:value="1.0321369527948154" table:style-name="ce6">
            <text:p>1.032</text:p>
          </table:table-cell>
          <table:table-cell office:value-type="float" office:value="1036.6844405249799" table:style-name="ce5">
            <text:p><text:s/>1,037<text:s/></text:p>
          </table:table-cell>
          <table:table-cell office:value-type="float" office:value="1.0684096680479418" table:style-name="ce6">
            <text:p>1.068</text:p>
          </table:table-cell>
          <table:table-cell office:value-type="float" office:value="1107.60367897176" table:style-name="ce5">
            <text:p><text:s/>1,10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07.60367897176" table:style-name="ce5">
            <text:p><text:s/>1,108<text:s/></text:p>
          </table:table-cell>
          <table:table-cell office:value-type="float" office:value="0.98968318685498757" table:style-name="ce6">
            <text:p>0.990</text:p>
          </table:table-cell>
          <table:table-cell office:value-type="float" office:value="1096.1767387770801" table:style-name="ce5">
            <text:p><text:s/>1,096<text:s/></text:p>
          </table:table-cell>
          <table:table-cell office:value-type="float" office:value="1.2157860213301817" table:style-name="ce6">
            <text:p>1.216</text:p>
          </table:table-cell>
          <table:table-cell office:value-type="float" office:value="1332.7163559124801" table:style-name="ce5">
            <text:p><text:s/>1,33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32.7163559124801" table:style-name="ce5">
            <text:p><text:s/>1,333<text:s/></text:p>
          </table:table-cell>
          <table:table-cell office:value-type="float" office:value="1.0243285135476863" table:style-name="ce6">
            <text:p>1.024</text:p>
          </table:table-cell>
          <table:table-cell office:value-type="float" office:value="1365.1393638325201" table:style-name="ce5">
            <text:p><text:s/>1,365<text:s/></text:p>
          </table:table-cell>
          <table:table-cell office:value-type="float" office:value="1.013212676743305" table:style-name="ce6">
            <text:p>1.013</text:p>
          </table:table-cell>
          <table:table-cell office:value-type="float" office:value="1383.1765089563999" table:style-name="ce5">
            <text:p><text:s/>1,38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50.84014301346997" table:style-name="ce5">
            <text:p><text:s/>55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50.84014301346997" table:style-name="ce5">
            <text:p><text:s/>551<text:s/></text:p>
          </table:table-cell>
          <table:table-cell office:value-type="float" office:value="1.0464156917281984" table:style-name="ce6">
            <text:p>1.046</text:p>
          </table:table-cell>
          <table:table-cell office:value-type="float" office:value="576.40776928309992" table:style-name="ce5">
            <text:p><text:s/>576<text:s/></text:p>
          </table:table-cell>
          <table:table-cell office:value-type="float" office:value="0.71247867253768282" table:style-name="ce6">
            <text:p>0.712</text:p>
          </table:table-cell>
          <table:table-cell office:value-type="float" office:value="410.67824229922996" table:style-name="ce5">
            <text:p><text:s/>41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10.67824229922996" table:style-name="ce5">
            <text:p><text:s/>411<text:s/></text:p>
          </table:table-cell>
          <table:table-cell office:value-type="float" office:value="1.012784104275908" table:style-name="ce6">
            <text:p>1.013</text:p>
          </table:table-cell>
          <table:table-cell office:value-type="float" office:value="415.92839577262998" table:style-name="ce5">
            <text:p><text:s/>416<text:s/></text:p>
          </table:table-cell>
          <table:table-cell office:value-type="float" office:value="1.1435653139864546" table:style-name="ce6">
            <text:p>1.144</text:p>
          </table:table-cell>
          <table:table-cell office:value-type="float" office:value="475.64128650760995" table:style-name="ce5">
            <text:p><text:s/>47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75.64128650760995" table:style-name="ce5">
            <text:p><text:s/>476<text:s/></text:p>
          </table:table-cell>
          <table:table-cell office:value-type="float" office:value="1.0964533644388037" table:style-name="ce6">
            <text:p>1.096</text:p>
          </table:table-cell>
          <table:table-cell office:value-type="float" office:value="521.51848885726997" table:style-name="ce5">
            <text:p><text:s/>522<text:s/></text:p>
          </table:table-cell>
          <table:table-cell office:value-type="float" office:value="0.95490118039863614" table:style-name="ce6">
            <text:p>0.955</text:p>
          </table:table-cell>
          <table:table-cell office:value-type="float" office:value="497.99862060952" table:style-name="ce5">
            <text:p><text:s/>49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97.99862060952" table:style-name="ce5">
            <text:p><text:s/>498<text:s/></text:p>
          </table:table-cell>
          <table:table-cell office:value-type="float" office:value="1.0761170606112826" table:style-name="ce6">
            <text:p>1.076</text:p>
          </table:table-cell>
          <table:table-cell office:value-type="float" office:value="535.90481179879009" table:style-name="ce5">
            <text:p><text:s/>536<text:s/></text:p>
          </table:table-cell>
          <table:table-cell office:value-type="float" office:value="1.5566148122126147" table:style-name="ce6">
            <text:p>1.557</text:p>
          </table:table-cell>
          <table:table-cell office:value-type="float" office:value="834.19736798201018" table:style-name="ce5">
            <text:p><text:s/>83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34.19736798201018" table:style-name="ce5">
            <text:p><text:s/>834<text:s/></text:p>
          </table:table-cell>
          <table:table-cell office:value-type="float" office:value="1.0394733432011258" table:style-name="ce6">
            <text:p>1.039</text:p>
          </table:table-cell>
          <table:table-cell office:value-type="float" office:value="867.1259269858399" table:style-name="ce5">
            <text:p><text:s/>867<text:s/></text:p>
          </table:table-cell>
          <table:table-cell office:value-type="float" office:value="0.88940089387866283" table:style-name="ce6">
            <text:p>0.889</text:p>
          </table:table-cell>
          <table:table-cell office:value-type="float" office:value="771.22257456657007" table:style-name="ce5">
            <text:p><text:s/>77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71.22257456657007" table:style-name="ce5">
            <text:p><text:s/>771<text:s/></text:p>
          </table:table-cell>
          <table:table-cell office:value-type="float" office:value="1.0692331715107375" table:style-name="ce6">
            <text:p>1.069</text:p>
          </table:table-cell>
          <table:table-cell office:value-type="float" office:value="824.61675934448988" table:style-name="ce5">
            <text:p><text:s/>825<text:s/></text:p>
          </table:table-cell>
          <table:table-cell office:value-type="float" office:value="1.0770179762717971" table:style-name="ce6">
            <text:p>1.077</text:p>
          </table:table-cell>
          <table:table-cell office:value-type="float" office:value="888.12707334901006" table:style-name="ce5">
            <text:p><text:s/>88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88.12707334901006" table:style-name="ce5">
            <text:p><text:s/>888<text:s/></text:p>
          </table:table-cell>
          <table:table-cell office:value-type="float" office:value="1.0771155267263717" table:style-name="ce6">
            <text:p>1.077</text:p>
          </table:table-cell>
          <table:table-cell office:value-type="float" office:value="956.61546041026998" table:style-name="ce5">
            <text:p><text:s/>957<text:s/></text:p>
          </table:table-cell>
          <table:table-cell office:value-type="float" office:value="0.84193417608322973" table:style-name="ce6">
            <text:p>0.842</text:p>
          </table:table-cell>
          <table:table-cell office:value-type="float" office:value="805.40724948900004" table:style-name="ce5">
            <text:p><text:s/>80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05.40724948900004" table:style-name="ce5">
            <text:p><text:s/>805<text:s/></text:p>
          </table:table-cell>
          <table:table-cell office:value-type="float" office:value="1.1133166791278633" table:style-name="ce6">
            <text:p>1.113</text:p>
          </table:table-cell>
          <table:table-cell office:value-type="float" office:value="896.67332434660011" table:style-name="ce5">
            <text:p><text:s/>897<text:s/></text:p>
          </table:table-cell>
          <table:table-cell office:value-type="float" office:value="1.2151497760141896" table:style-name="ce6">
            <text:p>1.215</text:p>
          </table:table-cell>
          <table:table-cell office:value-type="float" office:value="1089.59238923767" table:style-name="ce5">
            <text:p><text:s/>1,09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89.59238923767" table:style-name="ce5">
            <text:p><text:s/>1,090<text:s/></text:p>
          </table:table-cell>
          <table:table-cell office:value-type="float" office:value="1.0302014986057892" table:style-name="ce6">
            <text:p>1.030</text:p>
          </table:table-cell>
          <table:table-cell office:value-type="float" office:value="1122.4997122621101" table:style-name="ce5">
            <text:p><text:s/>1,122<text:s/></text:p>
          </table:table-cell>
          <table:table-cell office:value-type="float" office:value="1.0843552147697206" table:style-name="ce6">
            <text:p>1.084</text:p>
          </table:table-cell>
          <table:table-cell office:value-type="float" office:value="1217.1884165689298" table:style-name="ce5">
            <text:p><text:s/>1,21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17.1884165689298" table:style-name="ce5">
            <text:p><text:s/>1,217<text:s/></text:p>
          </table:table-cell>
          <table:table-cell office:value-type="float" office:value="1.1527193025319209" table:style-name="ce6">
            <text:p>1.153</text:p>
          </table:table-cell>
          <table:table-cell office:value-type="float" office:value="1403.0765825972701" table:style-name="ce5">
            <text:p><text:s/>1,403<text:s/></text:p>
          </table:table-cell>
          <table:table-cell office:value-type="float" office:value="1.1568709340606298" table:style-name="ce6">
            <text:p>1.157</text:p>
          </table:table-cell>
          <table:table-cell office:value-type="float" office:value="1623.1785166679001" table:style-name="ce5">
            <text:p><text:s/>1,62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23.1785166679001" table:style-name="ce5">
            <text:p><text:s/>1,623<text:s/></text:p>
          </table:table-cell>
          <table:table-cell office:value-type="float" office:value="1.1192416377279961" table:style-name="ce6">
            <text:p>1.119</text:p>
          </table:table-cell>
          <table:table-cell office:value-type="float" office:value="1816.7289813202801" table:style-name="ce5">
            <text:p><text:s/>1,817<text:s/></text:p>
          </table:table-cell>
          <table:table-cell office:value-type="float" office:value="0.84523650839310727" table:style-name="ce6">
            <text:p>0.845</text:p>
          </table:table-cell>
          <table:table-cell office:value-type="float" office:value="1535.5656608677202" table:style-name="ce5">
            <text:p><text:s/>1,53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35.5656608677202" table:style-name="ce5">
            <text:p><text:s/>1,536<text:s/></text:p>
          </table:table-cell>
          <table:table-cell office:value-type="float" office:value="1.049702498906925" table:style-name="ce6">
            <text:p>1.050</text:p>
          </table:table-cell>
          <table:table-cell office:value-type="float" office:value="1611.8871114485096" table:style-name="ce5">
            <text:p><text:s/>1,612<text:s/></text:p>
          </table:table-cell>
          <table:table-cell office:value-type="float" office:value="1.3048956644310881" table:style-name="ce6">
            <text:p>1.305</text:p>
          </table:table-cell>
          <table:table-cell office:value-type="float" office:value="2103.3445032815102" table:style-name="ce5">
            <text:p><text:s/>2,10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103.3445032815102" table:style-name="ce5">
            <text:p><text:s/>2,103<text:s/></text:p>
          </table:table-cell>
          <table:table-cell office:value-type="float" office:value="1.0993447638165164" table:style-name="ce6">
            <text:p>1.099</text:p>
          </table:table-cell>
          <table:table-cell office:value-type="float" office:value="2312.3007661847801" table:style-name="ce5">
            <text:p><text:s/>2,312<text:s/></text:p>
          </table:table-cell>
          <table:table-cell office:value-type="float" office:value="1.0504959243117682" table:style-name="ce6">
            <text:p>1.050</text:p>
          </table:table-cell>
          <table:table-cell office:value-type="float" office:value="2429.0625306600905" table:style-name="ce5">
            <text:p><text:s/>2,42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29.0625306600905" table:style-name="ce5">
            <text:p><text:s/>2,429<text:s/></text:p>
          </table:table-cell>
          <table:table-cell office:value-type="float" office:value="1.0256034093575923" table:style-name="ce6">
            <text:p>1.026</text:p>
          </table:table-cell>
          <table:table-cell office:value-type="float" office:value="2491.25481298777" table:style-name="ce5">
            <text:p><text:s/>2,491<text:s/></text:p>
          </table:table-cell>
          <table:table-cell office:value-type="float" office:value="0.99636238712413294" table:style-name="ce6">
            <text:p>0.996</text:p>
          </table:table-cell>
          <table:table-cell office:value-type="float" office:value="2482.1925924029797" table:style-name="ce5">
            <text:p><text:s/>2,48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82.1925924029797" table:style-name="ce5">
            <text:p><text:s/>2,482<text:s/></text:p>
          </table:table-cell>
          <table:table-cell office:value-type="float" office:value="0.99318737540846525" table:style-name="ce6">
            <text:p>0.993</text:p>
          </table:table-cell>
          <table:table-cell office:value-type="float" office:value="2465.2823461070498" table:style-name="ce5">
            <text:p><text:s/>2,465<text:s/></text:p>
          </table:table-cell>
          <table:table-cell office:value-type="float" office:value="1.2150669323313352" table:style-name="ce6">
            <text:p>1.215</text:p>
          </table:table-cell>
          <table:table-cell office:value-type="float" office:value="2995.4830576148902" table:style-name="ce5">
            <text:p><text:s/>2,99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95.4830576148902" table:style-name="ce5">
            <text:p><text:s/>2,995<text:s/></text:p>
          </table:table-cell>
          <table:table-cell office:value-type="float" office:value="1.0231543770560316" table:style-name="ce6">
            <text:p>1.023</text:p>
          </table:table-cell>
          <table:table-cell office:value-type="float" office:value="3064.8416017958598" table:style-name="ce5">
            <text:p><text:s/>3,065<text:s/></text:p>
          </table:table-cell>
          <table:table-cell office:value-type="float" office:value="0.95412395657551996" table:style-name="ce6">
            <text:p>0.954</text:p>
          </table:table-cell>
          <table:table-cell office:value-type="float" office:value="2924.2387953827201" table:style-name="ce5">
            <text:p><text:s/>2,92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4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536.5916641825997" table:style-name="ce5">
            <text:p><text:s/>4,53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536.5916641825997" table:style-name="ce5">
            <text:p><text:s/>4,537<text:s/></text:p>
          </table:table-cell>
          <table:table-cell office:value-type="float" office:value="1.01795983982953" table:style-name="ce6">
            <text:p>1.018</text:p>
          </table:table-cell>
          <table:table-cell office:value-type="float" office:value="4618.0681238432999" table:style-name="ce5">
            <text:p><text:s/>4,618<text:s/></text:p>
          </table:table-cell>
          <table:table-cell office:value-type="float" office:value="1.1433049158844883" table:style-name="ce6">
            <text:p>1.143</text:p>
          </table:table-cell>
          <table:table-cell office:value-type="float" office:value="5279.8599878795003" table:style-name="ce5">
            <text:p><text:s/>5,28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279.8599878795003" table:style-name="ce5">
            <text:p><text:s/>5,280<text:s/></text:p>
          </table:table-cell>
          <table:table-cell office:value-type="float" office:value="1.0351593106486248" table:style-name="ce6">
            <text:p>1.035</text:p>
          </table:table-cell>
          <table:table-cell office:value-type="float" office:value="5465.4962253746007" table:style-name="ce5">
            <text:p><text:s/>5,465<text:s/></text:p>
          </table:table-cell>
          <table:table-cell office:value-type="float" office:value="1.0628360889968342" table:style-name="ce6">
            <text:p>1.063</text:p>
          </table:table-cell>
          <table:table-cell office:value-type="float" office:value="5808.9266326041006" table:style-name="ce5">
            <text:p><text:s/>5,80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808.9266326041006" table:style-name="ce5">
            <text:p><text:s/>5,809<text:s/></text:p>
          </table:table-cell>
          <table:table-cell office:value-type="float" office:value="1.0207183614793474" table:style-name="ce6">
            <text:p>1.021</text:p>
          </table:table-cell>
          <table:table-cell office:value-type="float" office:value="5929.2780743854" table:style-name="ce5">
            <text:p><text:s/>5,929<text:s/></text:p>
          </table:table-cell>
          <table:table-cell office:value-type="float" office:value="1.1359415623540055" table:style-name="ce6">
            <text:p>1.136</text:p>
          </table:table-cell>
          <table:table-cell office:value-type="float" office:value="6735.3133994486998" table:style-name="ce5">
            <text:p><text:s/>6,73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735.3133994486998" table:style-name="ce5">
            <text:p><text:s/>6,735<text:s/></text:p>
          </table:table-cell>
          <table:table-cell office:value-type="float" office:value="1.0270820520077997" table:style-name="ce6">
            <text:p>1.027</text:p>
          </table:table-cell>
          <table:table-cell office:value-type="float" office:value="6917.7195072213999" table:style-name="ce5">
            <text:p><text:s/>6,918<text:s/></text:p>
          </table:table-cell>
          <table:table-cell office:value-type="float" office:value="1.1156886218791273" table:style-name="ce6">
            <text:p>1.116</text:p>
          </table:table-cell>
          <table:table-cell office:value-type="float" office:value="7718.0209435582001" table:style-name="ce5">
            <text:p><text:s/>7,71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718.0209435582001" table:style-name="ce5">
            <text:p><text:s/>7,718<text:s/></text:p>
          </table:table-cell>
          <table:table-cell office:value-type="float" office:value="1.0316593972938806" table:style-name="ce6">
            <text:p>1.032</text:p>
          </table:table-cell>
          <table:table-cell office:value-type="float" office:value="7962.3688349328004" table:style-name="ce5">
            <text:p><text:s/>7,962<text:s/></text:p>
          </table:table-cell>
          <table:table-cell office:value-type="float" office:value="1.0819749411212634" table:style-name="ce6">
            <text:p>1.082</text:p>
          </table:table-cell>
          <table:table-cell office:value-type="float" office:value="8615.0835513622005" table:style-name="ce5">
            <text:p><text:s/>8,61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615.0835513622005" table:style-name="ce5">
            <text:p><text:s/>8,615<text:s/></text:p>
          </table:table-cell>
          <table:table-cell office:value-type="float" office:value="1.0238730677869377" table:style-name="ce6">
            <text:p>1.024</text:p>
          </table:table-cell>
          <table:table-cell office:value-type="float" office:value="8820.752024974001" table:style-name="ce5">
            <text:p><text:s/>8,821<text:s/></text:p>
          </table:table-cell>
          <table:table-cell office:value-type="float" office:value="1.1557667124862916" table:style-name="ce6">
            <text:p>1.156</text:p>
          </table:table-cell>
          <table:table-cell office:value-type="float" office:value="10194.731569561001" table:style-name="ce5">
            <text:p><text:s/>10,19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194.731569561001" table:style-name="ce5">
            <text:p><text:s/>10,195<text:s/></text:p>
          </table:table-cell>
          <table:table-cell office:value-type="float" office:value="1.0230119544728828" table:style-name="ce6">
            <text:p>1.023</text:p>
          </table:table-cell>
          <table:table-cell office:value-type="float" office:value="10429.332268303" table:style-name="ce5">
            <text:p><text:s/>10,429<text:s/></text:p>
          </table:table-cell>
          <table:table-cell office:value-type="float" office:value="1.0793290324177793" table:style-name="ce6">
            <text:p>1.079</text:p>
          </table:table-cell>
          <table:table-cell office:value-type="float" office:value="11256.681105910999" table:style-name="ce5">
            <text:p><text:s/>11,25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256.681105910999" table:style-name="ce5">
            <text:p><text:s/>11,257<text:s/></text:p>
          </table:table-cell>
          <table:table-cell office:value-type="float" office:value="1.0512334284518514" table:style-name="ce6">
            <text:p>1.051</text:p>
          </table:table-cell>
          <table:table-cell office:value-type="float" office:value="11833.399471956" table:style-name="ce5">
            <text:p><text:s/>11,833<text:s/></text:p>
          </table:table-cell>
          <table:table-cell office:value-type="float" office:value="1.077381210865008" table:style-name="ce6">
            <text:p>1.077</text:p>
          </table:table-cell>
          <table:table-cell office:value-type="float" office:value="12749.0822517453" table:style-name="ce5">
            <text:p><text:s/>12,74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749.0822517453" table:style-name="ce5">
            <text:p><text:s/>12,749<text:s/></text:p>
          </table:table-cell>
          <table:table-cell office:value-type="float" office:value="1.01479246511671" table:style-name="ce6">
            <text:p>1.015</text:p>
          </table:table-cell>
          <table:table-cell office:value-type="float" office:value="12937.672606224311" table:style-name="ce5">
            <text:p><text:s/>12,938<text:s/></text:p>
          </table:table-cell>
          <table:table-cell office:value-type="float" office:value="1.0757522981253278" table:style-name="ce6">
            <text:p>1.076</text:p>
          </table:table-cell>
          <table:table-cell office:value-type="float" office:value="13917.731038538901" table:style-name="ce5">
            <text:p><text:s/>13,91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3917.731038538901" table:style-name="ce5">
            <text:p><text:s/>13,918<text:s/></text:p>
          </table:table-cell>
          <table:table-cell office:value-type="float" office:value="1.0305906058013308" table:style-name="ce6">
            <text:p>1.031</text:p>
          </table:table-cell>
          <table:table-cell office:value-type="float" office:value="14343.482862387791" table:style-name="ce5">
            <text:p><text:s/>14,343<text:s/></text:p>
          </table:table-cell>
          <table:table-cell office:value-type="float" office:value="1.0832798285110032" table:style-name="ce6">
            <text:p>1.083</text:p>
          </table:table-cell>
          <table:table-cell office:value-type="float" office:value="15538.005655417959" table:style-name="ce5">
            <text:p><text:s/>15,53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5538.005655417959" table:style-name="ce5">
            <text:p><text:s/>15,538<text:s/></text:p>
          </table:table-cell>
          <table:table-cell office:value-type="float" office:value="1.008475737248872" table:style-name="ce6">
            <text:p>1.008</text:p>
          </table:table-cell>
          <table:table-cell office:value-type="float" office:value="15669.70170872477" table:style-name="ce5">
            <text:p><text:s/>15,670<text:s/></text:p>
          </table:table-cell>
          <table:table-cell office:value-type="float" office:value="1.1118294080631124" table:style-name="ce6">
            <text:p>1.112</text:p>
          </table:table-cell>
          <table:table-cell office:value-type="float" office:value="17422.035175337001" table:style-name="ce5">
            <text:p><text:s/>17,42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422.035175337001" table:style-name="ce5">
            <text:p><text:s/>17,422<text:s/></text:p>
          </table:table-cell>
          <table:table-cell office:value-type="float" office:value="0.99341111926217651" table:style-name="ce6">
            <text:p>0.993</text:p>
          </table:table-cell>
          <table:table-cell office:value-type="float" office:value="17307.243463356539" table:style-name="ce5">
            <text:p><text:s/>17,307<text:s/></text:p>
          </table:table-cell>
          <table:table-cell office:value-type="float" office:value="1.1036995293074583" table:style-name="ce6">
            <text:p>1.104</text:p>
          </table:table-cell>
          <table:table-cell office:value-type="float" office:value="19101.996464116201" table:style-name="ce5">
            <text:p><text:s/>19,10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9101.996464116201" table:style-name="ce5">
            <text:p><text:s/>19,102<text:s/></text:p>
          </table:table-cell>
          <table:table-cell office:value-type="float" office:value="0.97665245629354869" table:style-name="ce6">
            <text:p>0.977</text:p>
          </table:table-cell>
          <table:table-cell office:value-type="float" office:value="18656.011766789768" table:style-name="ce5">
            <text:p><text:s/>18,656<text:s/></text:p>
          </table:table-cell>
          <table:table-cell office:value-type="float" office:value="1.0738048709524413" table:style-name="ce6">
            <text:p>1.074</text:p>
          </table:table-cell>
          <table:table-cell office:value-type="float" office:value="20032.91630772491" table:style-name="ce5">
            <text:p><text:s/>20,03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032.91630772491" table:style-name="ce5">
            <text:p><text:s/>20,033<text:s/></text:p>
          </table:table-cell>
          <table:table-cell office:value-type="float" office:value="0.98834466227169504" table:style-name="ce6">
            <text:p>0.988</text:p>
          </table:table-cell>
          <table:table-cell office:value-type="float" office:value="19799.425902475508" table:style-name="ce5">
            <text:p><text:s/>19,799<text:s/></text:p>
          </table:table-cell>
          <table:table-cell office:value-type="float" office:value="1.076326640432516" table:style-name="ce6">
            <text:p>1.076</text:p>
          </table:table-cell>
          <table:table-cell office:value-type="float" office:value="21310.649564103998" table:style-name="ce5">
            <text:p><text:s/>21,31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310.649564103998" table:style-name="ce5">
            <text:p><text:s/>21,311<text:s/></text:p>
          </table:table-cell>
          <table:table-cell office:value-type="float" office:value="0.99586387174136781" table:style-name="ce6">
            <text:p>0.996</text:p>
          </table:table-cell>
          <table:table-cell office:value-type="float" office:value="21222.505984232102" table:style-name="ce5">
            <text:p><text:s/>21,223<text:s/></text:p>
          </table:table-cell>
          <table:table-cell office:value-type="float" office:value="1.0608944440348367" table:style-name="ce6">
            <text:p>1.061</text:p>
          </table:table-cell>
          <table:table-cell office:value-type="float" office:value="22514.83868716791" table:style-name="ce5">
            <text:p><text:s/>22,51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2514.83868716791" table:style-name="ce5">
            <text:p><text:s/>22,515<text:s/></text:p>
          </table:table-cell>
          <table:table-cell office:value-type="float" office:value="0.99593876439170825" table:style-name="ce6">
            <text:p>0.996</text:p>
          </table:table-cell>
          <table:table-cell office:value-type="float" office:value="22423.400622576642" table:style-name="ce5">
            <text:p><text:s/>22,423<text:s/></text:p>
          </table:table-cell>
          <table:table-cell office:value-type="float" office:value="1.0504466992468129" table:style-name="ce6">
            <text:p>1.050</text:p>
          </table:table-cell>
          <table:table-cell office:value-type="float" office:value="23554.587169874561" table:style-name="ce5">
            <text:p><text:s/>23,55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65.77602252476004" table:style-name="ce5">
            <text:p><text:s/>96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965.77602252476004" table:style-name="ce5">
            <text:p><text:s/>966<text:s/></text:p>
          </table:table-cell>
          <table:table-cell office:value-type="float" office:value="0.98299281526117099" table:style-name="ce6">
            <text:p>0.983</text:p>
          </table:table-cell>
          <table:table-cell office:value-type="float" office:value="949.35089129334995" table:style-name="ce5">
            <text:p><text:s/>949<text:s/></text:p>
          </table:table-cell>
          <table:table-cell office:value-type="float" office:value="1.2351838289667323" table:style-name="ce6">
            <text:p>1.235</text:p>
          </table:table-cell>
          <table:table-cell office:value-type="float" office:value="1172.6228689407001" table:style-name="ce5">
            <text:p><text:s/>1,17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172.6228689407001" table:style-name="ce5">
            <text:p><text:s/>1,173<text:s/></text:p>
          </table:table-cell>
          <table:table-cell office:value-type="float" office:value="1.0301774269711002" table:style-name="ce6">
            <text:p>1.030</text:p>
          </table:table-cell>
          <table:table-cell office:value-type="float" office:value="1208.0096099328" table:style-name="ce5">
            <text:p><text:s/>1,208<text:s/></text:p>
          </table:table-cell>
          <table:table-cell office:value-type="float" office:value="1.028374529245762" table:style-name="ce6">
            <text:p>1.028</text:p>
          </table:table-cell>
          <table:table-cell office:value-type="float" office:value="1242.2863139389999" table:style-name="ce5">
            <text:p><text:s/>1,24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42.2863139389999" table:style-name="ce5">
            <text:p><text:s/>1,242<text:s/></text:p>
          </table:table-cell>
          <table:table-cell office:value-type="float" office:value="1.0510990587118527" table:style-name="ce6">
            <text:p>1.051</text:p>
          </table:table-cell>
          <table:table-cell office:value-type="float" office:value="1305.7659752319" table:style-name="ce5">
            <text:p><text:s/>1,306<text:s/></text:p>
          </table:table-cell>
          <table:table-cell office:value-type="float" office:value="1.0894068462686559" table:style-name="ce6">
            <text:p>1.089</text:p>
          </table:table-cell>
          <table:table-cell office:value-type="float" office:value="1422.5103930422999" table:style-name="ce5">
            <text:p><text:s/>1,42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422.5103930422999" table:style-name="ce5">
            <text:p><text:s/>1,423<text:s/></text:p>
          </table:table-cell>
          <table:table-cell office:value-type="float" office:value="1.0032211194652858" table:style-name="ce6">
            <text:p>1.003</text:p>
          </table:table-cell>
          <table:table-cell office:value-type="float" office:value="1427.0924689588999" table:style-name="ce5">
            <text:p><text:s/>1,427<text:s/></text:p>
          </table:table-cell>
          <table:table-cell office:value-type="float" office:value="1.0657924482633536" table:style-name="ce6">
            <text:p>1.066</text:p>
          </table:table-cell>
          <table:table-cell office:value-type="float" office:value="1520.9843763899" table:style-name="ce5">
            <text:p><text:s/>1,52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20.9843763899" table:style-name="ce5">
            <text:p><text:s/>1,521<text:s/></text:p>
          </table:table-cell>
          <table:table-cell office:value-type="float" office:value="1.1014985348881228" table:style-name="ce6">
            <text:p>1.101</text:p>
          </table:table-cell>
          <table:table-cell office:value-type="float" office:value="1675.3620621811999" table:style-name="ce5">
            <text:p><text:s/>1,675<text:s/></text:p>
          </table:table-cell>
          <table:table-cell office:value-type="float" office:value="1.0341350490344425" table:style-name="ce6">
            <text:p>1.034</text:p>
          </table:table-cell>
          <table:table-cell office:value-type="float" office:value="1732.5506283241998" table:style-name="ce5">
            <text:p><text:s/>1,73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32.5506283241998" table:style-name="ce5">
            <text:p><text:s/>1,733<text:s/></text:p>
          </table:table-cell>
          <table:table-cell office:value-type="float" office:value="1.0687630505114492" table:style-name="ce6">
            <text:p>1.069</text:p>
          </table:table-cell>
          <table:table-cell office:value-type="float" office:value="1851.6860946933" table:style-name="ce5">
            <text:p><text:s/>1,852<text:s/></text:p>
          </table:table-cell>
          <table:table-cell office:value-type="float" office:value="1.0894387352744748" table:style-name="ce6">
            <text:p>1.089</text:p>
          </table:table-cell>
          <table:table-cell office:value-type="float" office:value="2017.2985571280001" table:style-name="ce5">
            <text:p><text:s/>2,01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17.2985571280001" table:style-name="ce5">
            <text:p><text:s/>2,017<text:s/></text:p>
          </table:table-cell>
          <table:table-cell office:value-type="float" office:value="1.0122300343834205" table:style-name="ce6">
            <text:p>1.012</text:p>
          </table:table-cell>
          <table:table-cell office:value-type="float" office:value="2041.9701878433002" table:style-name="ce5">
            <text:p><text:s/>2,042<text:s/></text:p>
          </table:table-cell>
          <table:table-cell office:value-type="float" office:value="1.0284217194369998" table:style-name="ce6">
            <text:p>1.028</text:p>
          </table:table-cell>
          <table:table-cell office:value-type="float" office:value="2100.0064916208999" table:style-name="ce5">
            <text:p><text:s/>2,10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00.0064916208999" table:style-name="ce5">
            <text:p><text:s/>2,100<text:s/></text:p>
          </table:table-cell>
          <table:table-cell office:value-type="float" office:value="1.1111978390529449" table:style-name="ce6">
            <text:p>1.111</text:p>
          </table:table-cell>
          <table:table-cell office:value-type="float" office:value="2333.5226754863002" table:style-name="ce5">
            <text:p><text:s/>2,334<text:s/></text:p>
          </table:table-cell>
          <table:table-cell office:value-type="float" office:value="1.0155463299814946" table:style-name="ce6">
            <text:p>1.016</text:p>
          </table:table-cell>
          <table:table-cell office:value-type="float" office:value="2369.8003890187101" table:style-name="ce5">
            <text:p><text:s/>2,37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69.8003890187101" table:style-name="ce5">
            <text:p><text:s/>2,370<text:s/></text:p>
          </table:table-cell>
          <table:table-cell office:value-type="float" office:value="1.0263492559389849" table:style-name="ce6">
            <text:p>1.026</text:p>
          </table:table-cell>
          <table:table-cell office:value-type="float" office:value="2432.2428659932698" table:style-name="ce5">
            <text:p><text:s/>2,432<text:s/></text:p>
          </table:table-cell>
          <table:table-cell office:value-type="float" office:value="1.1008998710077456" table:style-name="ce6">
            <text:p>1.101</text:p>
          </table:table-cell>
          <table:table-cell office:value-type="float" office:value="2677.6558574315" table:style-name="ce5">
            <text:p><text:s/>2,67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677.6558574315" table:style-name="ce5">
            <text:p><text:s/>2,678<text:s/></text:p>
          </table:table-cell>
          <table:table-cell office:value-type="float" office:value="1.0600068109353333" table:style-name="ce6">
            <text:p>1.060</text:p>
          </table:table-cell>
          <table:table-cell office:value-type="float" office:value="2838.3334462182797" table:style-name="ce5">
            <text:p><text:s/>2,838<text:s/></text:p>
          </table:table-cell>
          <table:table-cell office:value-type="float" office:value="1.0699913119202071" table:style-name="ce6">
            <text:p>1.070</text:p>
          </table:table-cell>
          <table:table-cell office:value-type="float" office:value="3036.9921277860999" table:style-name="ce5">
            <text:p><text:s/>3,03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036.9921277860999" table:style-name="ce5">
            <text:p><text:s/>3,037<text:s/></text:p>
          </table:table-cell>
          <table:table-cell office:value-type="float" office:value="0.99745197246813389" table:style-name="ce6">
            <text:p>0.997</text:p>
          </table:table-cell>
          <table:table-cell office:value-type="float" office:value="3029.25378823044" table:style-name="ce5">
            <text:p><text:s/>3,029<text:s/></text:p>
          </table:table-cell>
          <table:table-cell office:value-type="float" office:value="1.0368940131592759" table:style-name="ce6">
            <text:p>1.037</text:p>
          </table:table-cell>
          <table:table-cell office:value-type="float" office:value="3141.0151173562003" table:style-name="ce5">
            <text:p><text:s/>3,14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141.0151173562003" table:style-name="ce5">
            <text:p><text:s/>3,141<text:s/></text:p>
          </table:table-cell>
          <table:table-cell office:value-type="float" office:value="1.0139419974137149" table:style-name="ce6">
            <text:p>1.014</text:p>
          </table:table-cell>
          <table:table-cell office:value-type="float" office:value="3184.80714199882" table:style-name="ce5">
            <text:p><text:s/>3,185<text:s/></text:p>
          </table:table-cell>
          <table:table-cell office:value-type="float" office:value="1.0595330133632501" table:style-name="ce6">
            <text:p>1.060</text:p>
          </table:table-cell>
          <table:table-cell office:value-type="float" office:value="3374.4083081428098" table:style-name="ce5">
            <text:p><text:s/>3,37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374.4083081428098" table:style-name="ce5">
            <text:p><text:s/>3,374<text:s/></text:p>
          </table:table-cell>
          <table:table-cell office:value-type="float" office:value="0.93339933667204611" table:style-name="ce6">
            <text:p>0.933</text:p>
          </table:table-cell>
          <table:table-cell office:value-type="float" office:value="3149.6704764811402" table:style-name="ce5">
            <text:p><text:s/>3,150<text:s/></text:p>
          </table:table-cell>
          <table:table-cell office:value-type="float" office:value="1.0653546676524219" table:style-name="ce6">
            <text:p>1.065</text:p>
          </table:table-cell>
          <table:table-cell office:value-type="float" office:value="3355.5161436862099" table:style-name="ce5">
            <text:p><text:s/>3,35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355.5161436862099" table:style-name="ce5">
            <text:p><text:s/>3,356<text:s/></text:p>
          </table:table-cell>
          <table:table-cell office:value-type="float" office:value="0.98194644688948485" table:style-name="ce6">
            <text:p>0.982</text:p>
          </table:table-cell>
          <table:table-cell office:value-type="float" office:value="3294.9371547729802" table:style-name="ce5">
            <text:p><text:s/>3,295<text:s/></text:p>
          </table:table-cell>
          <table:table-cell office:value-type="float" office:value="1.1406011734431758" table:style-name="ce6">
            <text:p>1.141</text:p>
          </table:table-cell>
          <table:table-cell office:value-type="float" office:value="3758.2091851555801" table:style-name="ce5">
            <text:p><text:s/>3,75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758.2091851555801" table:style-name="ce5">
            <text:p><text:s/>3,758<text:s/></text:p>
          </table:table-cell>
          <table:table-cell office:value-type="float" office:value="0.97949796251661803" table:style-name="ce6">
            <text:p>0.979</text:p>
          </table:table-cell>
          <table:table-cell office:value-type="float" office:value="3681.1582395711298" table:style-name="ce5">
            <text:p><text:s/>3,681<text:s/></text:p>
          </table:table-cell>
          <table:table-cell office:value-type="float" office:value="1.019454609643212" table:style-name="ce6">
            <text:p>1.019</text:p>
          </table:table-cell>
          <table:table-cell office:value-type="float" office:value="3752.7737361568797" table:style-name="ce5">
            <text:p><text:s/>3,75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752.7737361568797" table:style-name="ce5">
            <text:p><text:s/>3,753<text:s/></text:p>
          </table:table-cell>
          <table:table-cell office:value-type="float" office:value="1.0256814574598514" table:style-name="ce6">
            <text:p>1.026</text:p>
          </table:table-cell>
          <table:table-cell office:value-type="float" office:value="3849.1504352184402" table:style-name="ce5">
            <text:p><text:s/>3,849<text:s/></text:p>
          </table:table-cell>
          <table:table-cell office:value-type="float" office:value="1.1243375604819481" table:style-name="ce6">
            <text:p>1.124</text:p>
          </table:table-cell>
          <table:table-cell office:value-type="float" office:value="4327.74441026153" table:style-name="ce5">
            <text:p><text:s/>4,32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570.8156416578399" table:style-name="ce5">
            <text:p><text:s/>3,57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570.8156416578399" table:style-name="ce5">
            <text:p><text:s/>3,571<text:s/></text:p>
          </table:table-cell>
          <table:table-cell office:value-type="float" office:value="1.0274171507904162" table:style-name="ce6">
            <text:p>1.027</text:p>
          </table:table-cell>
          <table:table-cell office:value-type="float" office:value="3668.7172325499496" table:style-name="ce5">
            <text:p><text:s/>3,669<text:s/></text:p>
          </table:table-cell>
          <table:table-cell office:value-type="float" office:value="1.119529486355114" table:style-name="ce6">
            <text:p>1.120</text:p>
          </table:table-cell>
          <table:table-cell office:value-type="float" office:value="4107.2371189388004" table:style-name="ce5">
            <text:p><text:s/>4,10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107.2371189388004" table:style-name="ce5">
            <text:p><text:s/>4,107<text:s/></text:p>
          </table:table-cell>
          <table:table-cell office:value-type="float" office:value="1.0365816465307511" table:style-name="ce6">
            <text:p>1.037</text:p>
          </table:table-cell>
          <table:table-cell office:value-type="float" office:value="4257.4866154418005" table:style-name="ce5">
            <text:p><text:s/>4,257<text:s/></text:p>
          </table:table-cell>
          <table:table-cell office:value-type="float" office:value="1.0726141339122492" table:style-name="ce6">
            <text:p>1.073</text:p>
          </table:table-cell>
          <table:table-cell office:value-type="float" office:value="4566.6403186651005" table:style-name="ce5">
            <text:p><text:s/>4,56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566.6403186651005" table:style-name="ce5">
            <text:p><text:s/>4,567<text:s/></text:p>
          </table:table-cell>
          <table:table-cell office:value-type="float" office:value="1.0124537464130794" table:style-name="ce6">
            <text:p>1.012</text:p>
          </table:table-cell>
          <table:table-cell office:value-type="float" office:value="4623.5120991534995" table:style-name="ce5">
            <text:p><text:s/>4,624<text:s/></text:p>
          </table:table-cell>
          <table:table-cell office:value-type="float" office:value="1.1490838333437259" table:style-name="ce6">
            <text:p>1.149</text:p>
          </table:table-cell>
          <table:table-cell office:value-type="float" office:value="5312.8030064063996" table:style-name="ce5">
            <text:p><text:s/>5,31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312.8030064063996" table:style-name="ce5">
            <text:p><text:s/>5,313<text:s/></text:p>
          </table:table-cell>
          <table:table-cell office:value-type="float" office:value="1.0334708498774889" table:style-name="ce6">
            <text:p>1.033</text:p>
          </table:table-cell>
          <table:table-cell office:value-type="float" office:value="5490.6270382625007" table:style-name="ce5">
            <text:p><text:s/>5,491<text:s/></text:p>
          </table:table-cell>
          <table:table-cell office:value-type="float" office:value="1.1286573507876325" table:style-name="ce6">
            <text:p>1.129</text:p>
          </table:table-cell>
          <table:table-cell office:value-type="float" office:value="6197.0365671682994" table:style-name="ce5">
            <text:p><text:s/>6,19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197.0365671682994" table:style-name="ce5">
            <text:p><text:s/>6,197<text:s/></text:p>
          </table:table-cell>
          <table:table-cell office:value-type="float" office:value="1.0145182628193545" table:style-name="ce6">
            <text:p>1.015</text:p>
          </table:table-cell>
          <table:table-cell office:value-type="float" office:value="6287.0067727516007" table:style-name="ce5">
            <text:p><text:s/>6,287<text:s/></text:p>
          </table:table-cell>
          <table:table-cell office:value-type="float" office:value="1.0947233193492742" table:style-name="ce6">
            <text:p>1.095</text:p>
          </table:table-cell>
          <table:table-cell office:value-type="float" office:value="6882.5329230380003" table:style-name="ce5">
            <text:p><text:s/>6,88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882.5329230380003" table:style-name="ce5">
            <text:p><text:s/>6,883<text:s/></text:p>
          </table:table-cell>
          <table:table-cell office:value-type="float" office:value="1.0125728431974583" table:style-name="ce6">
            <text:p>1.013</text:p>
          </table:table-cell>
          <table:table-cell office:value-type="float" office:value="6969.0659302807007" table:style-name="ce5">
            <text:p><text:s/>6,969<text:s/></text:p>
          </table:table-cell>
          <table:table-cell office:value-type="float" office:value="1.173390106255406" table:style-name="ce6">
            <text:p>1.173</text:p>
          </table:table-cell>
          <table:table-cell office:value-type="float" office:value="8177.4330124330008" table:style-name="ce5">
            <text:p><text:s/>8,17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177.4330124330008" table:style-name="ce5">
            <text:p><text:s/>8,177<text:s/></text:p>
          </table:table-cell>
          <table:table-cell office:value-type="float" office:value="1.0256717563699418" table:style-name="ce6">
            <text:p>1.026</text:p>
          </table:table-cell>
          <table:table-cell office:value-type="float" office:value="8387.3620804596994" table:style-name="ce5">
            <text:p><text:s/>8,387<text:s/></text:p>
          </table:table-cell>
          <table:table-cell office:value-type="float" office:value="1.0917228237496377" table:style-name="ce6">
            <text:p>1.092</text:p>
          </table:table-cell>
          <table:table-cell office:value-type="float" office:value="9156.6746142900993" table:style-name="ce5">
            <text:p><text:s/>9,15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156.6746142900993" table:style-name="ce5">
            <text:p><text:s/>9,157<text:s/></text:p>
          </table:table-cell>
          <table:table-cell office:value-type="float" office:value="1.0374810940255528" table:style-name="ce6">
            <text:p>1.037</text:p>
          </table:table-cell>
          <table:table-cell office:value-type="float" office:value="9499.8767964696999" table:style-name="ce5">
            <text:p><text:s/>9,500<text:s/></text:p>
          </table:table-cell>
          <table:table-cell office:value-type="float" office:value="1.0925701548659756" table:style-name="ce6">
            <text:p>1.093</text:p>
          </table:table-cell>
          <table:table-cell office:value-type="float" office:value="10379.28186272659" table:style-name="ce5">
            <text:p><text:s/>10,37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379.28186272659" table:style-name="ce5">
            <text:p><text:s/>10,379<text:s/></text:p>
          </table:table-cell>
          <table:table-cell office:value-type="float" office:value="1.0121538155695979" table:style-name="ce6">
            <text:p>1.012</text:p>
          </table:table-cell>
          <table:table-cell office:value-type="float" office:value="10505.42974023104" table:style-name="ce5">
            <text:p><text:s/>10,505<text:s/></text:p>
          </table:table-cell>
          <table:table-cell office:value-type="float" office:value="1.069930070358093" table:style-name="ce6">
            <text:p>1.070</text:p>
          </table:table-cell>
          <table:table-cell office:value-type="float" office:value="11240.075181107401" table:style-name="ce5">
            <text:p><text:s/>11,24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240.075181107401" table:style-name="ce5">
            <text:p><text:s/>11,240<text:s/></text:p>
          </table:table-cell>
          <table:table-cell office:value-type="float" office:value="1.0235829592588181" table:style-name="ce6">
            <text:p>1.024</text:p>
          </table:table-cell>
          <table:table-cell office:value-type="float" office:value="11505.14941616951" table:style-name="ce5">
            <text:p><text:s/>11,505<text:s/></text:p>
          </table:table-cell>
          <table:table-cell office:value-type="float" office:value="1.0865581206674941" table:style-name="ce6">
            <text:p>1.087</text:p>
          </table:table-cell>
          <table:table-cell office:value-type="float" office:value="12501.01352763186" table:style-name="ce5">
            <text:p><text:s/>12,50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501.01352763186" table:style-name="ce5">
            <text:p><text:s/>12,501<text:s/></text:p>
          </table:table-cell>
          <table:table-cell office:value-type="float" office:value="1.0111538470504227" table:style-name="ce6">
            <text:p>1.011</text:p>
          </table:table-cell>
          <table:table-cell office:value-type="float" office:value="12640.447920494329" table:style-name="ce5">
            <text:p><text:s/>12,640<text:s/></text:p>
          </table:table-cell>
          <table:table-cell office:value-type="float" office:value="1.1297875002377538" table:style-name="ce6">
            <text:p>1.130</text:p>
          </table:table-cell>
          <table:table-cell office:value-type="float" office:value="14281.020057980801" table:style-name="ce5">
            <text:p><text:s/>14,28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281.020057980801" table:style-name="ce5">
            <text:p><text:s/>14,281<text:s/></text:p>
          </table:table-cell>
          <table:table-cell office:value-type="float" office:value="0.9888954895393165" table:style-name="ce6">
            <text:p>0.989</text:p>
          </table:table-cell>
          <table:table-cell office:value-type="float" office:value="14122.436321357722" table:style-name="ce5">
            <text:p><text:s/>14,122<text:s/></text:p>
          </table:table-cell>
          <table:table-cell office:value-type="float" office:value="1.1136596971011408" table:style-name="ce6">
            <text:p>1.114</text:p>
          </table:table-cell>
          <table:table-cell office:value-type="float" office:value="15727.588155973388" table:style-name="ce5">
            <text:p><text:s/>15,72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727.588155973388" table:style-name="ce5">
            <text:p><text:s/>15,728<text:s/></text:p>
          </table:table-cell>
          <table:table-cell office:value-type="float" office:value="0.98593256235662996" table:style-name="ce6">
            <text:p>0.986</text:p>
          </table:table-cell>
          <table:table-cell office:value-type="float" office:value="15506.341290308628" table:style-name="ce5">
            <text:p><text:s/>15,506<text:s/></text:p>
          </table:table-cell>
          <table:table-cell office:value-type="float" office:value="1.0755212884719607" table:style-name="ce6">
            <text:p>1.076</text:p>
          </table:table-cell>
          <table:table-cell office:value-type="float" office:value="16677.4001640387" table:style-name="ce5">
            <text:p><text:s/>16,67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677.4001640387" table:style-name="ce5">
            <text:p><text:s/>16,677<text:s/></text:p>
          </table:table-cell>
          <table:table-cell office:value-type="float" office:value="0.98963199211895048" table:style-name="ce6">
            <text:p>0.990</text:p>
          </table:table-cell>
          <table:table-cell office:value-type="float" office:value="16504.48874770253" table:style-name="ce5">
            <text:p><text:s/>16,504<text:s/></text:p>
          </table:table-cell>
          <table:table-cell office:value-type="float" office:value="1.0634949465727479" table:style-name="ce6">
            <text:p>1.063</text:p>
          </table:table-cell>
          <table:table-cell office:value-type="float" office:value="17552.44037894842" table:style-name="ce5">
            <text:p><text:s/>17,55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552.44037894842" table:style-name="ce5">
            <text:p><text:s/>17,552<text:s/></text:p>
          </table:table-cell>
          <table:table-cell office:value-type="float" office:value="0.99936802894367027" table:style-name="ce6">
            <text:p>0.999</text:p>
          </table:table-cell>
          <table:table-cell office:value-type="float" office:value="17541.347744660972" table:style-name="ce5">
            <text:p><text:s/>17,541<text:s/></text:p>
          </table:table-cell>
          <table:table-cell office:value-type="float" office:value="1.0695908446784888" table:style-name="ce6">
            <text:p>1.070</text:p>
          </table:table-cell>
          <table:table-cell office:value-type="float" office:value="18762.064951011031" table:style-name="ce5">
            <text:p><text:s/>18,76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762.064951011031" table:style-name="ce5">
            <text:p><text:s/>18,762<text:s/></text:p>
          </table:table-cell>
          <table:table-cell office:value-type="float" office:value="0.98998965390306304" table:style-name="ce6">
            <text:p>0.990</text:p>
          </table:table-cell>
          <table:table-cell office:value-type="float" office:value="18574.2501873582" table:style-name="ce5">
            <text:p><text:s/>18,574<text:s/></text:p>
          </table:table-cell>
          <table:table-cell office:value-type="float" office:value="1.035134261984852" table:style-name="ce6">
            <text:p>1.035</text:p>
          </table:table-cell>
          <table:table-cell office:value-type="float" office:value="19226.842759613028" table:style-name="ce5">
            <text:p><text:s/>19,22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4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44.47415766744007" table:style-name="ce5">
            <text:p><text:s/>54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44.47415766744007" table:style-name="ce5">
            <text:p><text:s/>544<text:s/></text:p>
          </table:table-cell>
          <table:table-cell office:value-type="float" office:value="0.99833608458946654" table:style-name="ce6">
            <text:p>0.998</text:p>
          </table:table-cell>
          <table:table-cell office:value-type="float" office:value="543.56819872586004" table:style-name="ce5">
            <text:p><text:s/>544<text:s/></text:p>
          </table:table-cell>
          <table:table-cell office:value-type="float" office:value="1.1597967377298255" table:style-name="ce6">
            <text:p>1.160</text:p>
          </table:table-cell>
          <table:table-cell office:value-type="float" office:value="630.42862361592995" table:style-name="ce5">
            <text:p><text:s/>63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30.42862361592995" table:style-name="ce5">
            <text:p><text:s/>630<text:s/></text:p>
          </table:table-cell>
          <table:table-cell office:value-type="float" office:value="0.97494862749984934" table:style-name="ce6">
            <text:p>0.975</text:p>
          </table:table-cell>
          <table:table-cell office:value-type="float" office:value="614.63552133097005" table:style-name="ce5">
            <text:p><text:s/>615<text:s/></text:p>
          </table:table-cell>
          <table:table-cell office:value-type="float" office:value="1.0630051098529452" table:style-name="ce6">
            <text:p>1.063</text:p>
          </table:table-cell>
          <table:table-cell office:value-type="float" office:value="653.36069987195003" table:style-name="ce5">
            <text:p><text:s/>65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53.36069987195003" table:style-name="ce5">
            <text:p><text:s/>653<text:s/></text:p>
          </table:table-cell>
          <table:table-cell office:value-type="float" office:value="1.0554283947335943" table:style-name="ce6">
            <text:p>1.055</text:p>
          </table:table-cell>
          <table:table-cell office:value-type="float" office:value="689.57543464787" table:style-name="ce5">
            <text:p><text:s/>690<text:s/></text:p>
          </table:table-cell>
          <table:table-cell office:value-type="float" office:value="0.85981988820191724" table:style-name="ce6">
            <text:p>0.860</text:p>
          </table:table-cell>
          <table:table-cell office:value-type="float" office:value="592.91067312572" table:style-name="ce5">
            <text:p><text:s/>59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92.91067312572" table:style-name="ce5">
            <text:p><text:s/>593<text:s/></text:p>
          </table:table-cell>
          <table:table-cell office:value-type="float" office:value="1.0412820906872764" table:style-name="ce6">
            <text:p>1.041</text:p>
          </table:table-cell>
          <table:table-cell office:value-type="float" office:value="617.38726530315" table:style-name="ce5">
            <text:p><text:s/>617<text:s/></text:p>
          </table:table-cell>
          <table:table-cell office:value-type="float" office:value="1.194240255053489" table:style-name="ce6">
            <text:p>1.194</text:p>
          </table:table-cell>
          <table:table-cell office:value-type="float" office:value="737.30872518241006" table:style-name="ce5">
            <text:p><text:s/>73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37.30872518241006" table:style-name="ce5">
            <text:p><text:s/>737<text:s/></text:p>
          </table:table-cell>
          <table:table-cell office:value-type="float" office:value="0.90985510359306188" table:style-name="ce6">
            <text:p>0.910</text:p>
          </table:table-cell>
          <table:table-cell office:value-type="float" office:value="670.84410653091004" table:style-name="ce5">
            <text:p><text:s/>671<text:s/></text:p>
          </table:table-cell>
          <table:table-cell office:value-type="float" office:value="1.1874119226376434" table:style-name="ce6">
            <text:p>1.187</text:p>
          </table:table-cell>
          <table:table-cell office:value-type="float" office:value="796.56829032600001" table:style-name="ce5">
            <text:p><text:s/>79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96.56829032600001" table:style-name="ce5">
            <text:p><text:s/>797<text:s/></text:p>
          </table:table-cell>
          <table:table-cell office:value-type="float" office:value="1.0356761082040808" table:style-name="ce6">
            <text:p>1.036</text:p>
          </table:table-cell>
          <table:table-cell office:value-type="float" office:value="824.98674684361004" table:style-name="ce5">
            <text:p><text:s/>825<text:s/></text:p>
          </table:table-cell>
          <table:table-cell office:value-type="float" office:value="1.0374059832814866" table:style-name="ce6">
            <text:p>1.037</text:p>
          </table:table-cell>
          <table:table-cell office:value-type="float" office:value="855.84618730349007" table:style-name="ce5">
            <text:p><text:s/>85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55.84618730349007" table:style-name="ce5">
            <text:p><text:s/>856<text:s/></text:p>
          </table:table-cell>
          <table:table-cell office:value-type="float" office:value="0.90990781679607113" table:style-name="ce6">
            <text:p>0.910</text:p>
          </table:table-cell>
          <table:table-cell office:value-type="float" office:value="778.74113580255994" table:style-name="ce5">
            <text:p><text:s/>779<text:s/></text:p>
          </table:table-cell>
          <table:table-cell office:value-type="float" office:value="1.206813458389584" table:style-name="ce6">
            <text:p>1.207</text:p>
          </table:table-cell>
          <table:table-cell office:value-type="float" office:value="939.79528328812" table:style-name="ce5">
            <text:p><text:s/>94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39.79528328812" table:style-name="ce5">
            <text:p><text:s/>940<text:s/></text:p>
          </table:table-cell>
          <table:table-cell office:value-type="float" office:value="1.0353038904430725" table:style-name="ce6">
            <text:p>1.035</text:p>
          </table:table-cell>
          <table:table-cell office:value-type="float" office:value="972.97371300824" table:style-name="ce5">
            <text:p><text:s/>973<text:s/></text:p>
          </table:table-cell>
          <table:table-cell office:value-type="float" office:value="1.0501489551988408" table:style-name="ce6">
            <text:p>1.050</text:p>
          </table:table-cell>
          <table:table-cell office:value-type="float" office:value="1021.76732815154" table:style-name="ce5">
            <text:p><text:s/>1,02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21.76732815154" table:style-name="ce5">
            <text:p><text:s/>1,022<text:s/></text:p>
          </table:table-cell>
          <table:table-cell office:value-type="float" office:value="1.0480907804358199" table:style-name="ce6">
            <text:p>1.048</text:p>
          </table:table-cell>
          <table:table-cell office:value-type="float" office:value="1070.90491638617" table:style-name="ce5">
            <text:p><text:s/>1,071<text:s/></text:p>
          </table:table-cell>
          <table:table-cell office:value-type="float" office:value="1.0526384664911115" table:style-name="ce6">
            <text:p>1.053</text:p>
          </table:table-cell>
          <table:table-cell office:value-type="float" office:value="1127.2757089425299" table:style-name="ce5">
            <text:p><text:s/>1,12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127.2757089425299" table:style-name="ce5">
            <text:p><text:s/>1,127<text:s/></text:p>
          </table:table-cell>
          <table:table-cell office:value-type="float" office:value="1.0791240399684308" table:style-name="ce6">
            <text:p>1.079</text:p>
          </table:table-cell>
          <table:table-cell office:value-type="float" office:value="1216.47031719234" table:style-name="ce5">
            <text:p><text:s/>1,216<text:s/></text:p>
          </table:table-cell>
          <table:table-cell office:value-type="float" office:value="1.1681339730561804" table:style-name="ce6">
            <text:p>1.168</text:p>
          </table:table-cell>
          <table:table-cell office:value-type="float" office:value="1421.0003047267999" table:style-name="ce5">
            <text:p><text:s/>1,42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421.0003047267999" table:style-name="ce5">
            <text:p><text:s/>1,421<text:s/></text:p>
          </table:table-cell>
          <table:table-cell office:value-type="float" office:value="1.0733414139525514" table:style-name="ce6">
            <text:p>1.073</text:p>
          </table:table-cell>
          <table:table-cell office:value-type="float" office:value="1525.21847630247" table:style-name="ce5">
            <text:p><text:s/>1,525<text:s/></text:p>
          </table:table-cell>
          <table:table-cell office:value-type="float" office:value="1.0771620940037057" table:style-name="ce6">
            <text:p>1.077</text:p>
          </table:table-cell>
          <table:table-cell office:value-type="float" office:value="1642.90752774711" table:style-name="ce5">
            <text:p><text:s/>1,64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42.90752774711" table:style-name="ce5">
            <text:p><text:s/>1,643<text:s/></text:p>
          </table:table-cell>
          <table:table-cell office:value-type="float" office:value="1.0585141712075277" table:style-name="ce6">
            <text:p>1.059</text:p>
          </table:table-cell>
          <table:table-cell office:value-type="float" office:value="1739.0409001038402" table:style-name="ce5">
            <text:p><text:s/>1,739<text:s/></text:p>
          </table:table-cell>
          <table:table-cell office:value-type="float" office:value="1.2306214182654485" table:style-name="ce6">
            <text:p>1.231</text:p>
          </table:table-cell>
          <table:table-cell office:value-type="float" office:value="2140.1009789074101" table:style-name="ce5">
            <text:p><text:s/>2,14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140.1009789074101" table:style-name="ce5">
            <text:p><text:s/>2,140<text:s/></text:p>
          </table:table-cell>
          <table:table-cell office:value-type="float" office:value="1.0198879229778399" table:style-name="ce6">
            <text:p>1.020</text:p>
          </table:table-cell>
          <table:table-cell office:value-type="float" office:value="2182.6631423407202" table:style-name="ce5">
            <text:p><text:s/>2,183<text:s/></text:p>
          </table:table-cell>
          <table:table-cell office:value-type="float" office:value="1.0710763561208672" table:style-name="ce6">
            <text:p>1.071</text:p>
          </table:table-cell>
          <table:table-cell office:value-type="float" office:value="2337.7988851376199" table:style-name="ce5">
            <text:p><text:s/>2,33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37.7988851376199" table:style-name="ce5">
            <text:p><text:s/>2,338<text:s/></text:p>
          </table:table-cell>
          <table:table-cell office:value-type="float" office:value="1.0462265532510844" table:style-name="ce6">
            <text:p>1.046</text:p>
          </table:table-cell>
          <table:table-cell office:value-type="float" office:value="2445.86726979176" table:style-name="ce5">
            <text:p><text:s/>2,446<text:s/></text:p>
          </table:table-cell>
          <table:table-cell office:value-type="float" office:value="1.0942221615667276" table:style-name="ce6">
            <text:p>1.094</text:p>
          </table:table-cell>
          <table:table-cell office:value-type="float" office:value="2676.3221708568503" table:style-name="ce5">
            <text:p><text:s/>2,67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676.3221708568503" table:style-name="ce5">
            <text:p><text:s/>2,676<text:s/></text:p>
          </table:table-cell>
          <table:table-cell office:value-type="float" office:value="1.0274609683434972" table:style-name="ce6">
            <text:p>1.027</text:p>
          </table:table-cell>
          <table:table-cell office:value-type="float" office:value="2749.8165692677499" table:style-name="ce5">
            <text:p><text:s/>2,750<text:s/></text:p>
          </table:table-cell>
          <table:table-cell office:value-type="float" office:value="1.0154541958980547" table:style-name="ce6">
            <text:p>1.015</text:p>
          </table:table-cell>
          <table:table-cell office:value-type="float" office:value="2792.3127732129301" table:style-name="ce5">
            <text:p><text:s/>2,79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792.3127732129301" table:style-name="ce5">
            <text:p><text:s/>2,792<text:s/></text:p>
          </table:table-cell>
          <table:table-cell office:value-type="float" office:value="1.1301693032984248" table:style-name="ce6">
            <text:p>1.130</text:p>
          </table:table-cell>
          <table:table-cell office:value-type="float" office:value="3155.7861814933499" table:style-name="ce5">
            <text:p><text:s/>3,156<text:s/></text:p>
          </table:table-cell>
          <table:table-cell office:value-type="float" office:value="1.0573109197372379" table:style-name="ce6">
            <text:p>1.057</text:p>
          </table:table-cell>
          <table:table-cell office:value-type="float" office:value="3336.6471900488" table:style-name="ce5">
            <text:p><text:s/>3,33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8.27604266591001" table:style-name="ce5">
            <text:p><text:s/>21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18.27604266591001" table:style-name="ce5">
            <text:p><text:s/>218<text:s/></text:p>
          </table:table-cell>
          <table:table-cell office:value-type="float" office:value="0.99268436955491224" table:style-name="ce6">
            <text:p>0.993</text:p>
          </table:table-cell>
          <table:table-cell office:value-type="float" office:value="216.67921580274998" table:style-name="ce5">
            <text:p><text:s/>217<text:s/></text:p>
          </table:table-cell>
          <table:table-cell office:value-type="float" office:value="1.1843473079419511" table:style-name="ce6">
            <text:p>1.184</text:p>
          </table:table-cell>
          <table:table-cell office:value-type="float" office:value="256.62344592296" table:style-name="ce5">
            <text:p><text:s/>25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56.62344592296" table:style-name="ce5">
            <text:p><text:s/>257<text:s/></text:p>
          </table:table-cell>
          <table:table-cell office:value-type="float" office:value="0.97294545094751672" table:style-name="ce6">
            <text:p>0.973</text:p>
          </table:table-cell>
          <table:table-cell office:value-type="float" office:value="249.68061431722001" table:style-name="ce5">
            <text:p><text:s/>250<text:s/></text:p>
          </table:table-cell>
          <table:table-cell office:value-type="float" office:value="1.0465528573329386" table:style-name="ce6">
            <text:p>1.047</text:p>
          </table:table-cell>
          <table:table-cell office:value-type="float" office:value="261.30396033432999" table:style-name="ce5">
            <text:p><text:s/>26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1.30396033432999" table:style-name="ce5">
            <text:p><text:s/>261<text:s/></text:p>
          </table:table-cell>
          <table:table-cell office:value-type="float" office:value="1.0602785647235393" table:style-name="ce6">
            <text:p>1.060</text:p>
          </table:table-cell>
          <table:table-cell office:value-type="float" office:value="277.05498801986005" table:style-name="ce5">
            <text:p><text:s/>277<text:s/></text:p>
          </table:table-cell>
          <table:table-cell office:value-type="float" office:value="0.92334466346132826" table:style-name="ce6">
            <text:p>0.923</text:p>
          </table:table-cell>
          <table:table-cell office:value-type="float" office:value="255.81724467347999" table:style-name="ce5">
            <text:p><text:s/>25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55.81724467347999" table:style-name="ce5">
            <text:p><text:s/>256<text:s/></text:p>
          </table:table-cell>
          <table:table-cell office:value-type="float" office:value="1.0561341506482838" table:style-name="ce6">
            <text:p>1.056</text:p>
          </table:table-cell>
          <table:table-cell office:value-type="float" office:value="270.17732842441001" table:style-name="ce5">
            <text:p><text:s/>270<text:s/></text:p>
          </table:table-cell>
          <table:table-cell office:value-type="float" office:value="1.1102870781752014" table:style-name="ce6">
            <text:p>1.110</text:p>
          </table:table-cell>
          <table:table-cell office:value-type="float" office:value="299.97439656552001" table:style-name="ce5">
            <text:p><text:s/>30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99.97439656552001" table:style-name="ce5">
            <text:p><text:s/>300<text:s/></text:p>
          </table:table-cell>
          <table:table-cell office:value-type="float" office:value="0.90517877124190738" table:style-name="ce6">
            <text:p>0.905</text:p>
          </table:table-cell>
          <table:table-cell office:value-type="float" office:value="271.53045568721001" table:style-name="ce5">
            <text:p><text:s/>272<text:s/></text:p>
          </table:table-cell>
          <table:table-cell office:value-type="float" office:value="1.176816626477055" table:style-name="ce6">
            <text:p>1.177</text:p>
          </table:table-cell>
          <table:table-cell office:value-type="float" office:value="319.54155484759997" table:style-name="ce5">
            <text:p><text:s/>32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19.54155484759997" table:style-name="ce5">
            <text:p><text:s/>320<text:s/></text:p>
          </table:table-cell>
          <table:table-cell office:value-type="float" office:value="1.0288830137025271" table:style-name="ce6">
            <text:p>1.029</text:p>
          </table:table-cell>
          <table:table-cell office:value-type="float" office:value="328.77087795479002" table:style-name="ce5">
            <text:p><text:s/>329<text:s/></text:p>
          </table:table-cell>
          <table:table-cell office:value-type="float" office:value="1.0525745425102002" table:style-name="ce6">
            <text:p>1.053</text:p>
          </table:table-cell>
          <table:table-cell office:value-type="float" office:value="346.05585645393995" table:style-name="ce5">
            <text:p><text:s/>34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46.05585645393995" table:style-name="ce5">
            <text:p><text:s/>346<text:s/></text:p>
          </table:table-cell>
          <table:table-cell office:value-type="float" office:value="0.91253528196798894" table:style-name="ce6">
            <text:p>0.913</text:p>
          </table:table-cell>
          <table:table-cell office:value-type="float" office:value="315.78817854586998" table:style-name="ce5">
            <text:p><text:s/>316<text:s/></text:p>
          </table:table-cell>
          <table:table-cell office:value-type="float" office:value="1.1858542487973307" table:style-name="ce6">
            <text:p>1.186</text:p>
          </table:table-cell>
          <table:table-cell office:value-type="float" office:value="374.47875324859001" table:style-name="ce5">
            <text:p><text:s/>37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74.47875324859001" table:style-name="ce5">
            <text:p><text:s/>374<text:s/></text:p>
          </table:table-cell>
          <table:table-cell office:value-type="float" office:value="1.0524016297491341" table:style-name="ce6">
            <text:p>1.052</text:p>
          </table:table-cell>
          <table:table-cell office:value-type="float" office:value="394.10205022523996" table:style-name="ce5">
            <text:p><text:s/>394<text:s/></text:p>
          </table:table-cell>
          <table:table-cell office:value-type="float" office:value="1.0412223805626615" table:style-name="ce6">
            <text:p>1.041</text:p>
          </table:table-cell>
          <table:table-cell office:value-type="float" office:value="410.34787492014999" table:style-name="ce5">
            <text:p><text:s/>41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10.34787492014999" table:style-name="ce5">
            <text:p><text:s/>410<text:s/></text:p>
          </table:table-cell>
          <table:table-cell office:value-type="float" office:value="1.0302125717263979" table:style-name="ce6">
            <text:p>1.030</text:p>
          </table:table-cell>
          <table:table-cell office:value-type="float" office:value="422.74553952394996" table:style-name="ce5">
            <text:p><text:s/>423<text:s/></text:p>
          </table:table-cell>
          <table:table-cell office:value-type="float" office:value="1.0104724400012721" table:style-name="ce6">
            <text:p>1.010</text:p>
          </table:table-cell>
          <table:table-cell office:value-type="float" office:value="427.17271682242" table:style-name="ce5">
            <text:p><text:s/>42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27.17271682242" table:style-name="ce5">
            <text:p><text:s/>427<text:s/></text:p>
          </table:table-cell>
          <table:table-cell office:value-type="float" office:value="1.0923049416793431" table:style-name="ce6">
            <text:p>1.092</text:p>
          </table:table-cell>
          <table:table-cell office:value-type="float" office:value="466.60286953572" table:style-name="ce5">
            <text:p><text:s/>467<text:s/></text:p>
          </table:table-cell>
          <table:table-cell office:value-type="float" office:value="1.0891769945741292" table:style-name="ce6">
            <text:p>1.089</text:p>
          </table:table-cell>
          <table:table-cell office:value-type="float" office:value="508.21311110057997" table:style-name="ce5">
            <text:p><text:s/>50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08.21311110057997" table:style-name="ce5">
            <text:p><text:s/>508<text:s/></text:p>
          </table:table-cell>
          <table:table-cell office:value-type="float" office:value="1.0775170717259268" table:style-name="ce6">
            <text:p>1.078</text:p>
          </table:table-cell>
          <table:table-cell office:value-type="float" office:value="547.60830328582006" table:style-name="ce5">
            <text:p><text:s/>548<text:s/></text:p>
          </table:table-cell>
          <table:table-cell office:value-type="float" office:value="1.057431630990856" table:style-name="ce6">
            <text:p>1.057</text:p>
          </table:table-cell>
          <table:table-cell office:value-type="float" office:value="579.05834128766003" table:style-name="ce5">
            <text:p><text:s/>57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79.05834128766003" table:style-name="ce5">
            <text:p><text:s/>579<text:s/></text:p>
          </table:table-cell>
          <table:table-cell office:value-type="float" office:value="1.0827763003706194" table:style-name="ce6">
            <text:p>1.083</text:p>
          </table:table-cell>
          <table:table-cell office:value-type="float" office:value="626.9906484782" table:style-name="ce5">
            <text:p><text:s/>627<text:s/></text:p>
          </table:table-cell>
          <table:table-cell office:value-type="float" office:value="1.1509633879590169" table:style-name="ce6">
            <text:p>1.151</text:p>
          </table:table-cell>
          <table:table-cell office:value-type="float" office:value="721.64328099109002" table:style-name="ce5">
            <text:p><text:s/>72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21.64328099109002" table:style-name="ce5">
            <text:p><text:s/>722<text:s/></text:p>
          </table:table-cell>
          <table:table-cell office:value-type="float" office:value="1.0277532625403427" table:style-name="ce6">
            <text:p>1.028</text:p>
          </table:table-cell>
          <table:table-cell office:value-type="float" office:value="741.67123642890999" table:style-name="ce5">
            <text:p><text:s/>742<text:s/></text:p>
          </table:table-cell>
          <table:table-cell office:value-type="float" office:value="1.1109014246775821" table:style-name="ce6">
            <text:p>1.111</text:p>
          </table:table-cell>
          <table:table-cell office:value-type="float" office:value="823.92363319126002" table:style-name="ce5">
            <text:p><text:s/>82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23.92363319126002" table:style-name="ce5">
            <text:p><text:s/>824<text:s/></text:p>
          </table:table-cell>
          <table:table-cell office:value-type="float" office:value="1.0618426943986228" table:style-name="ce6">
            <text:p>1.062</text:p>
          </table:table-cell>
          <table:table-cell office:value-type="float" office:value="874.87729064651" table:style-name="ce5">
            <text:p><text:s/>875<text:s/></text:p>
          </table:table-cell>
          <table:table-cell office:value-type="float" office:value="1.1384460700261669" table:style-name="ce6">
            <text:p>1.138</text:p>
          </table:table-cell>
          <table:table-cell office:value-type="float" office:value="996.00061329165999" table:style-name="ce5">
            <text:p><text:s/>99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96.00061329165999" table:style-name="ce5">
            <text:p><text:s/>996<text:s/></text:p>
          </table:table-cell>
          <table:table-cell office:value-type="float" office:value="1.0413216122216264" table:style-name="ce6">
            <text:p>1.041</text:p>
          </table:table-cell>
          <table:table-cell office:value-type="float" office:value="1037.1569644066001" table:style-name="ce5">
            <text:p><text:s/>1,037<text:s/></text:p>
          </table:table-cell>
          <table:table-cell office:value-type="float" office:value="1.0240894192081569" table:style-name="ce6">
            <text:p>1.024</text:p>
          </table:table-cell>
          <table:table-cell office:value-type="float" office:value="1062.14147330685" table:style-name="ce5">
            <text:p><text:s/>1,06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62.14147330685" table:style-name="ce5">
            <text:p><text:s/>1,062<text:s/></text:p>
          </table:table-cell>
          <table:table-cell office:value-type="float" office:value="1.1685083969901562" table:style-name="ce6">
            <text:p>1.169</text:p>
          </table:table-cell>
          <table:table-cell office:value-type="float" office:value="1241.1212303505499" table:style-name="ce5">
            <text:p><text:s/>1,241<text:s/></text:p>
          </table:table-cell>
          <table:table-cell office:value-type="float" office:value="1.0428552541718163" table:style-name="ce6">
            <text:p>1.043</text:p>
          </table:table-cell>
          <table:table-cell office:value-type="float" office:value="1294.3097961352601" table:style-name="ce5">
            <text:p><text:s/>1,29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26.19811500153003" table:style-name="ce5">
            <text:p><text:s/>32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26.19811500153003" table:style-name="ce5">
            <text:p><text:s/>326<text:s/></text:p>
          </table:table-cell>
          <table:table-cell office:value-type="float" office:value="1.0021179396501929" table:style-name="ce6">
            <text:p>1.002</text:p>
          </table:table-cell>
          <table:table-cell office:value-type="float" office:value="326.88898292311001" table:style-name="ce5">
            <text:p><text:s/>327<text:s/></text:p>
          </table:table-cell>
          <table:table-cell office:value-type="float" office:value="1.1435233281658055" table:style-name="ce6">
            <text:p>1.144</text:p>
          </table:table-cell>
          <table:table-cell office:value-type="float" office:value="373.80517769296989" table:style-name="ce5">
            <text:p><text:s/>37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73.80517769296989" table:style-name="ce5">
            <text:p><text:s/>374<text:s/></text:p>
          </table:table-cell>
          <table:table-cell office:value-type="float" office:value="0.97632384138218353" table:style-name="ce6">
            <text:p>0.976</text:p>
          </table:table-cell>
          <table:table-cell office:value-type="float" office:value="364.95490701375007" table:style-name="ce5">
            <text:p><text:s/>365<text:s/></text:p>
          </table:table-cell>
          <table:table-cell office:value-type="float" office:value="1.0742607703116838" table:style-name="ce6">
            <text:p>1.074</text:p>
          </table:table-cell>
          <table:table-cell office:value-type="float" office:value="392.05673953762005" table:style-name="ce5">
            <text:p><text:s/>39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2.05673953762005" table:style-name="ce5">
            <text:p><text:s/>392<text:s/></text:p>
          </table:table-cell>
          <table:table-cell office:value-type="float" office:value="1.0521957794030632" table:style-name="ce6">
            <text:p>1.052</text:p>
          </table:table-cell>
          <table:table-cell office:value-type="float" office:value="412.52044662800989" table:style-name="ce5">
            <text:p><text:s/>413<text:s/></text:p>
          </table:table-cell>
          <table:table-cell office:value-type="float" office:value="0.81715568575492648" table:style-name="ce6">
            <text:p>0.817</text:p>
          </table:table-cell>
          <table:table-cell office:value-type="float" office:value="337.09342845224" table:style-name="ce5">
            <text:p><text:s/>33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37.09342845224" table:style-name="ce5">
            <text:p><text:s/>337<text:s/></text:p>
          </table:table-cell>
          <table:table-cell office:value-type="float" office:value="1.0300109927178049" table:style-name="ce6">
            <text:p>1.030</text:p>
          </table:table-cell>
          <table:table-cell office:value-type="float" office:value="347.20993687874005" table:style-name="ce5">
            <text:p><text:s/>347<text:s/></text:p>
          </table:table-cell>
          <table:table-cell office:value-type="float" office:value="1.2595674321660473" table:style-name="ce6">
            <text:p>1.260</text:p>
          </table:table-cell>
          <table:table-cell office:value-type="float" office:value="437.33432861688999" table:style-name="ce5">
            <text:p><text:s/>43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37.33432861688999" table:style-name="ce5">
            <text:p><text:s/>437<text:s/></text:p>
          </table:table-cell>
          <table:table-cell office:value-type="float" office:value="0.91306267245602712" table:style-name="ce6">
            <text:p>0.913</text:p>
          </table:table-cell>
          <table:table-cell office:value-type="float" office:value="399.31365084369997" table:style-name="ce5">
            <text:p><text:s/>399<text:s/></text:p>
          </table:table-cell>
          <table:table-cell office:value-type="float" office:value="1.1946166490188901" table:style-name="ce6">
            <text:p>1.195</text:p>
          </table:table-cell>
          <table:table-cell office:value-type="float" office:value="477.02673547839998" table:style-name="ce5">
            <text:p><text:s/>47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77.02673547839998" table:style-name="ce5">
            <text:p><text:s/>477<text:s/></text:p>
          </table:table-cell>
          <table:table-cell office:value-type="float" office:value="1.0402265365507777" table:style-name="ce6">
            <text:p>1.040</text:p>
          </table:table-cell>
          <table:table-cell office:value-type="float" office:value="496.21586888882007" table:style-name="ce5">
            <text:p><text:s/>496<text:s/></text:p>
          </table:table-cell>
          <table:table-cell office:value-type="float" office:value="1.027355961007711" table:style-name="ce6">
            <text:p>1.027</text:p>
          </table:table-cell>
          <table:table-cell office:value-type="float" office:value="509.79033084955006" table:style-name="ce5">
            <text:p><text:s/>51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09.79033084955006" table:style-name="ce5">
            <text:p><text:s/>510<text:s/></text:p>
          </table:table-cell>
          <table:table-cell office:value-type="float" office:value="0.90812424097019051" table:style-name="ce6">
            <text:p>0.908</text:p>
          </table:table-cell>
          <table:table-cell office:value-type="float" office:value="462.95295725668996" table:style-name="ce5">
            <text:p><text:s/>463<text:s/></text:p>
          </table:table-cell>
          <table:table-cell office:value-type="float" office:value="1.2211100959143097" table:style-name="ce6">
            <text:p>1.221</text:p>
          </table:table-cell>
          <table:table-cell office:value-type="float" office:value="565.31653003952999" table:style-name="ce5">
            <text:p><text:s/>56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65.31653003952999" table:style-name="ce5">
            <text:p><text:s/>565<text:s/></text:p>
          </table:table-cell>
          <table:table-cell office:value-type="float" office:value="1.0239779522147037" table:style-name="ce6">
            <text:p>1.024</text:p>
          </table:table-cell>
          <table:table-cell office:value-type="float" office:value="578.87166278300003" table:style-name="ce5">
            <text:p><text:s/>579<text:s/></text:p>
          </table:table-cell>
          <table:table-cell office:value-type="float" office:value="1.0562262631615311" table:style-name="ce6">
            <text:p>1.056</text:p>
          </table:table-cell>
          <table:table-cell office:value-type="float" office:value="611.41945323138998" table:style-name="ce5">
            <text:p><text:s/>61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11.41945323138998" table:style-name="ce5">
            <text:p><text:s/>611<text:s/></text:p>
          </table:table-cell>
          <table:table-cell office:value-type="float" office:value="1.0600895562557868" table:style-name="ce6">
            <text:p>1.060</text:p>
          </table:table-cell>
          <table:table-cell office:value-type="float" office:value="648.15937686222003" table:style-name="ce5">
            <text:p><text:s/>648<text:s/></text:p>
          </table:table-cell>
          <table:table-cell office:value-type="float" office:value="1.0801401894536373" table:style-name="ce6">
            <text:p>1.080</text:p>
          </table:table-cell>
          <table:table-cell office:value-type="float" office:value="700.10299212010989" table:style-name="ce5">
            <text:p><text:s/>70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00.10299212010989" table:style-name="ce5">
            <text:p><text:s/>700<text:s/></text:p>
          </table:table-cell>
          <table:table-cell office:value-type="float" office:value="1.0710816209852341" table:style-name="ce6">
            <text:p>1.071</text:p>
          </table:table-cell>
          <table:table-cell office:value-type="float" office:value="749.8674476566199" table:style-name="ce5">
            <text:p><text:s/>750<text:s/></text:p>
          </table:table-cell>
          <table:table-cell office:value-type="float" office:value="1.2172647265576522" table:style-name="ce6">
            <text:p>1.217</text:p>
          </table:table-cell>
          <table:table-cell office:value-type="float" office:value="912.78719362621996" table:style-name="ce5">
            <text:p><text:s/>91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12.78719362621996" table:style-name="ce5">
            <text:p><text:s/>913<text:s/></text:p>
          </table:table-cell>
          <table:table-cell office:value-type="float" office:value="1.0710165302965178" table:style-name="ce6">
            <text:p>1.071</text:p>
          </table:table-cell>
          <table:table-cell office:value-type="float" office:value="977.61017301664992" table:style-name="ce5">
            <text:p><text:s/>978<text:s/></text:p>
          </table:table-cell>
          <table:table-cell office:value-type="float" office:value="1.0882141121513587" table:style-name="ce6">
            <text:p>1.088</text:p>
          </table:table-cell>
          <table:table-cell office:value-type="float" office:value="1063.8491864594498" table:style-name="ce5">
            <text:p><text:s/>1,06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63.8491864594498" table:style-name="ce5">
            <text:p><text:s/>1,064<text:s/></text:p>
          </table:table-cell>
          <table:table-cell office:value-type="float" office:value="1.0453081750493283" table:style-name="ce6">
            <text:p>1.045</text:p>
          </table:table-cell>
          <table:table-cell office:value-type="float" office:value="1112.0502516256402" table:style-name="ce5">
            <text:p><text:s/>1,112<text:s/></text:p>
          </table:table-cell>
          <table:table-cell office:value-type="float" office:value="1.2755338131912302" table:style-name="ce6">
            <text:p>1.276</text:p>
          </table:table-cell>
          <table:table-cell office:value-type="float" office:value="1418.4576979163198" table:style-name="ce5">
            <text:p><text:s/>1,41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18.4576979163198" table:style-name="ce5">
            <text:p><text:s/>1,418<text:s/></text:p>
          </table:table-cell>
          <table:table-cell office:value-type="float" office:value="1.0158864152442419" table:style-name="ce6">
            <text:p>1.016</text:p>
          </table:table-cell>
          <table:table-cell office:value-type="float" office:value="1440.9919059118101" table:style-name="ce5">
            <text:p><text:s/>1,441<text:s/></text:p>
          </table:table-cell>
          <table:table-cell office:value-type="float" office:value="1.0505785950188471" table:style-name="ce6">
            <text:p>1.051</text:p>
          </table:table-cell>
          <table:table-cell office:value-type="float" office:value="1513.8752519463601" table:style-name="ce5">
            <text:p><text:s/>1,51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13.8752519463601" table:style-name="ce5">
            <text:p><text:s/>1,514<text:s/></text:p>
          </table:table-cell>
          <table:table-cell office:value-type="float" office:value="1.0377274990957535" table:style-name="ce6">
            <text:p>1.038</text:p>
          </table:table-cell>
          <table:table-cell office:value-type="float" office:value="1570.9899791452499" table:style-name="ce5">
            <text:p><text:s/>1,571<text:s/></text:p>
          </table:table-cell>
          <table:table-cell office:value-type="float" office:value="1.0695940648071007" table:style-name="ce6">
            <text:p>1.070</text:p>
          </table:table-cell>
          <table:table-cell office:value-type="float" office:value="1680.3215575651902" table:style-name="ce5">
            <text:p><text:s/>1,68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80.3215575651902" table:style-name="ce5">
            <text:p><text:s/>1,680<text:s/></text:p>
          </table:table-cell>
          <table:table-cell office:value-type="float" office:value="1.0192451540899219" table:style-name="ce6">
            <text:p>1.019</text:p>
          </table:table-cell>
          <table:table-cell office:value-type="float" office:value="1712.6596048611498" table:style-name="ce5">
            <text:p><text:s/>1,713<text:s/></text:p>
          </table:table-cell>
          <table:table-cell office:value-type="float" office:value="1.0102248543699086" table:style-name="ce6">
            <text:p>1.010</text:p>
          </table:table-cell>
          <table:table-cell office:value-type="float" office:value="1730.1712999060803" table:style-name="ce5">
            <text:p><text:s/>1,73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30.1712999060803" table:style-name="ce5">
            <text:p><text:s/>1,730<text:s/></text:p>
          </table:table-cell>
          <table:table-cell office:value-type="float" office:value="1.1066331705113446" table:style-name="ce6">
            <text:p>1.107</text:p>
          </table:table-cell>
          <table:table-cell office:value-type="float" office:value="1914.6649511428002" table:style-name="ce5">
            <text:p><text:s/>1,915<text:s/></text:p>
          </table:table-cell>
          <table:table-cell office:value-type="float" office:value="1.0666813494938299" table:style-name="ce6">
            <text:p>1.067</text:p>
          </table:table-cell>
          <table:table-cell office:value-type="float" office:value="2042.3373939135399" table:style-name="ce5">
            <text:p><text:s/>2,04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4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79.28309531594999" table:style-name="ce5">
            <text:p><text:s/>47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79.28309531594999" table:style-name="ce5">
            <text:p><text:s/>479<text:s/></text:p>
          </table:table-cell>
          <table:table-cell office:value-type="float" office:value="1.0730224554670107" table:style-name="ce6">
            <text:p>1.073</text:p>
          </table:table-cell>
          <table:table-cell office:value-type="float" office:value="514.28152379974995" table:style-name="ce5">
            <text:p><text:s/>514<text:s/></text:p>
          </table:table-cell>
          <table:table-cell office:value-type="float" office:value="1.1837692964040254" table:style-name="ce6">
            <text:p>1.184</text:p>
          </table:table-cell>
          <table:table-cell office:value-type="float" office:value="608.79067758202007" table:style-name="ce5">
            <text:p><text:s/>60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08.79067758202007" table:style-name="ce5">
            <text:p><text:s/>609<text:s/></text:p>
          </table:table-cell>
          <table:table-cell office:value-type="float" office:value="1.0247473832642751" table:style-name="ce6">
            <text:p>1.025</text:p>
          </table:table-cell>
          <table:table-cell office:value-type="float" office:value="623.85665380785997" table:style-name="ce5">
            <text:p><text:s/>624<text:s/></text:p>
          </table:table-cell>
          <table:table-cell office:value-type="float" office:value="1.002916216869445" table:style-name="ce6">
            <text:p>1.003</text:p>
          </table:table-cell>
          <table:table-cell office:value-type="float" office:value="625.67595510581009" table:style-name="ce5">
            <text:p><text:s/>62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25.67595510581009" table:style-name="ce5">
            <text:p><text:s/>626<text:s/></text:p>
          </table:table-cell>
          <table:table-cell office:value-type="float" office:value="1.1192043911548062" table:style-name="ce6">
            <text:p>1.119</text:p>
          </table:table-cell>
          <table:table-cell office:value-type="float" office:value="700.25927639439999" table:style-name="ce5">
            <text:p><text:s/>700<text:s/></text:p>
          </table:table-cell>
          <table:table-cell office:value-type="float" office:value="1.0750883483720179" table:style-name="ce6">
            <text:p>1.075</text:p>
          </table:table-cell>
          <table:table-cell office:value-type="float" office:value="752.84058889103994" table:style-name="ce5">
            <text:p><text:s/>75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52.84058889103994" table:style-name="ce5">
            <text:p><text:s/>753<text:s/></text:p>
          </table:table-cell>
          <table:table-cell office:value-type="float" office:value="1.0250339160720354" table:style-name="ce6">
            <text:p>1.025</text:p>
          </table:table-cell>
          <table:table-cell office:value-type="float" office:value="771.68713700896001" table:style-name="ce5">
            <text:p><text:s/>772<text:s/></text:p>
          </table:table-cell>
          <table:table-cell office:value-type="float" office:value="1.1328299597465492" table:style-name="ce6">
            <text:p>1.133</text:p>
          </table:table-cell>
          <table:table-cell office:value-type="float" office:value="874.19030835478998" table:style-name="ce5">
            <text:p><text:s/>87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74.19030835478998" table:style-name="ce5">
            <text:p><text:s/>874<text:s/></text:p>
          </table:table-cell>
          <table:table-cell office:value-type="float" office:value="1.0536470004062279" table:style-name="ce6">
            <text:p>1.054</text:p>
          </table:table-cell>
          <table:table-cell office:value-type="float" office:value="921.08799618221997" table:style-name="ce5">
            <text:p><text:s/>921<text:s/></text:p>
          </table:table-cell>
          <table:table-cell office:value-type="float" office:value="1.0470384772290515" table:style-name="ce6">
            <text:p>1.047</text:p>
          </table:table-cell>
          <table:table-cell office:value-type="float" office:value="964.41457291659003" table:style-name="ce5">
            <text:p><text:s/>96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64.41457291659003" table:style-name="ce5">
            <text:p><text:s/>964<text:s/></text:p>
          </table:table-cell>
          <table:table-cell office:value-type="float" office:value="0.95227525344742936" table:style-name="ce6">
            <text:p>0.952</text:p>
          </table:table-cell>
          <table:table-cell office:value-type="float" office:value="918.38813185254003" table:style-name="ce5">
            <text:p><text:s/>918<text:s/></text:p>
          </table:table-cell>
          <table:table-cell office:value-type="float" office:value="1.1532400256684248" table:style-name="ce6">
            <text:p>1.153</text:p>
          </table:table-cell>
          <table:table-cell office:value-type="float" office:value="1059.1219527512001" table:style-name="ce5">
            <text:p><text:s/>1,0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59.1219527512001" table:style-name="ce5">
            <text:p><text:s/>1,059<text:s/></text:p>
          </table:table-cell>
          <table:table-cell office:value-type="float" office:value="1.0350635176772922" table:style-name="ce6">
            <text:p>1.035</text:p>
          </table:table-cell>
          <table:table-cell office:value-type="float" office:value="1096.2584940638999" table:style-name="ce5">
            <text:p><text:s/>1,096<text:s/></text:p>
          </table:table-cell>
          <table:table-cell office:value-type="float" office:value="1.1623838930414927" table:style-name="ce6">
            <text:p>1.162</text:p>
          </table:table-cell>
          <table:table-cell office:value-type="float" office:value="1274.2732161098002" table:style-name="ce5">
            <text:p><text:s/>1,27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74.2732161098002" table:style-name="ce5">
            <text:p><text:s/>1,274<text:s/></text:p>
          </table:table-cell>
          <table:table-cell office:value-type="float" office:value="0.93029038757411509" table:style-name="ce6">
            <text:p>0.930</text:p>
          </table:table-cell>
          <table:table-cell office:value-type="float" office:value="1185.4441240901001" table:style-name="ce5">
            <text:p><text:s/>1,185<text:s/></text:p>
          </table:table-cell>
          <table:table-cell office:value-type="float" office:value="1.0952619955346683" table:style-name="ce6">
            <text:p>1.095</text:p>
          </table:table-cell>
          <table:table-cell office:value-type="float" office:value="1298.37189694577" table:style-name="ce5">
            <text:p><text:s/>1,29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98.37189694577" table:style-name="ce5">
            <text:p><text:s/>1,298<text:s/></text:p>
          </table:table-cell>
          <table:table-cell office:value-type="float" office:value="1.025982866368494" table:style-name="ce6">
            <text:p>1.026</text:p>
          </table:table-cell>
          <table:table-cell office:value-type="float" office:value="1332.1073204407201" table:style-name="ce5">
            <text:p><text:s/>1,332<text:s/></text:p>
          </table:table-cell>
          <table:table-cell office:value-type="float" office:value="1.0780394476980175" table:style-name="ce6">
            <text:p>1.078</text:p>
          </table:table-cell>
          <table:table-cell office:value-type="float" office:value="1436.0642400023999" table:style-name="ce5">
            <text:p><text:s/>1,43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436.0642400023999" table:style-name="ce5">
            <text:p><text:s/>1,436<text:s/></text:p>
          </table:table-cell>
          <table:table-cell office:value-type="float" office:value="1.058461818216029" table:style-name="ce6">
            <text:p>1.058</text:p>
          </table:table-cell>
          <table:table-cell office:value-type="float" office:value="1520.0191665479601" table:style-name="ce5">
            <text:p><text:s/>1,520<text:s/></text:p>
          </table:table-cell>
          <table:table-cell office:value-type="float" office:value="0.99031565671557886" table:style-name="ce6">
            <text:p>0.990</text:p>
          </table:table-cell>
          <table:table-cell office:value-type="float" office:value="1505.2987791402099" table:style-name="ce5">
            <text:p><text:s/>1,50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505.2987791402099" table:style-name="ce5">
            <text:p><text:s/>1,505<text:s/></text:p>
          </table:table-cell>
          <table:table-cell office:value-type="float" office:value="1.0086486283122982" table:style-name="ce6">
            <text:p>1.009</text:p>
          </table:table-cell>
          <table:table-cell office:value-type="float" office:value="1518.3175487799499" table:style-name="ce5">
            <text:p><text:s/>1,518<text:s/></text:p>
          </table:table-cell>
          <table:table-cell office:value-type="float" office:value="1.1852651453917087" table:style-name="ce6">
            <text:p>1.185</text:p>
          </table:table-cell>
          <table:table-cell office:value-type="float" office:value="1799.6088702054501" table:style-name="ce5">
            <text:p><text:s/>1,80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99.6088702054501" table:style-name="ce5">
            <text:p><text:s/>1,800<text:s/></text:p>
          </table:table-cell>
          <table:table-cell office:value-type="float" office:value="1.0839598950652318" table:style-name="ce6">
            <text:p>1.084</text:p>
          </table:table-cell>
          <table:table-cell office:value-type="float" office:value="1950.7038421063601" table:style-name="ce5">
            <text:p><text:s/>1,951<text:s/></text:p>
          </table:table-cell>
          <table:table-cell office:value-type="float" office:value="1.0913574920743829" table:style-name="ce6">
            <text:p>1.091</text:p>
          </table:table-cell>
          <table:table-cell office:value-type="float" office:value="2128.9152529010603" table:style-name="ce5">
            <text:p><text:s/>2,12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128.9152529010603" table:style-name="ce5">
            <text:p><text:s/>2,129<text:s/></text:p>
          </table:table-cell>
          <table:table-cell office:value-type="float" office:value="1.0441190251090211" table:style-name="ce6">
            <text:p>1.044</text:p>
          </table:table-cell>
          <table:table-cell office:value-type="float" office:value="2222.8409183987796" table:style-name="ce5">
            <text:p><text:s/>2,223<text:s/></text:p>
          </table:table-cell>
          <table:table-cell office:value-type="float" office:value="1.0769327815447118" table:style-name="ce6">
            <text:p>1.077</text:p>
          </table:table-cell>
          <table:table-cell office:value-type="float" office:value="2393.8502531826002" table:style-name="ce5">
            <text:p><text:s/>2,39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93.8502531826002" table:style-name="ce5">
            <text:p><text:s/>2,394<text:s/></text:p>
          </table:table-cell>
          <table:table-cell office:value-type="float" office:value="0.9894106536426418" table:style-name="ce6">
            <text:p>0.989</text:p>
          </table:table-cell>
          <table:table-cell office:value-type="float" office:value="2368.5009437240001" table:style-name="ce5">
            <text:p><text:s/>2,369<text:s/></text:p>
          </table:table-cell>
          <table:table-cell office:value-type="float" office:value="0.98658593045660525" table:style-name="ce6">
            <text:p>0.987</text:p>
          </table:table-cell>
          <table:table-cell office:value-type="float" office:value="2336.72970735129" table:style-name="ce5">
            <text:p><text:s/>2,33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36.72970735129" table:style-name="ce5">
            <text:p><text:s/>2,337<text:s/></text:p>
          </table:table-cell>
          <table:table-cell office:value-type="float" office:value="1.0395250570726984" table:style-name="ce6">
            <text:p>1.040</text:p>
          </table:table-cell>
          <table:table-cell office:value-type="float" office:value="2429.0890823978202" table:style-name="ce5">
            <text:p><text:s/>2,429<text:s/></text:p>
          </table:table-cell>
          <table:table-cell office:value-type="float" office:value="1.0698586368442906" table:style-name="ce6">
            <text:p>1.070</text:p>
          </table:table-cell>
          <table:table-cell office:value-type="float" office:value="2598.7819344674804" table:style-name="ce5">
            <text:p><text:s/>2,59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98.7819344674804" table:style-name="ce5">
            <text:p><text:s/>2,599<text:s/></text:p>
          </table:table-cell>
          <table:table-cell office:value-type="float" office:value="1.0420808720134915" table:style-name="ce6">
            <text:p>1.042</text:p>
          </table:table-cell>
          <table:table-cell office:value-type="float" office:value="2708.14094444278" table:style-name="ce5">
            <text:p><text:s/>2,708<text:s/></text:p>
          </table:table-cell>
          <table:table-cell office:value-type="float" office:value="1.0551597912861497" table:style-name="ce6">
            <text:p>1.055</text:p>
          </table:table-cell>
          <table:table-cell office:value-type="float" office:value="2857.52143371172" table:style-name="ce5">
            <text:p><text:s/>2,85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9.25528635421" table:style-name="ce5">
            <text:p><text:s/>16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69.25528635421" table:style-name="ce5">
            <text:p><text:s/>169<text:s/></text:p>
          </table:table-cell>
          <table:table-cell office:value-type="float" office:value="1.0339505523105752" table:style-name="ce6">
            <text:p>1.034</text:p>
          </table:table-cell>
          <table:table-cell office:value-type="float" office:value="175.00159680741999" table:style-name="ce5">
            <text:p><text:s/>175<text:s/></text:p>
          </table:table-cell>
          <table:table-cell office:value-type="float" office:value="1.3035087577987059" table:style-name="ce6">
            <text:p>1.304</text:p>
          </table:table-cell>
          <table:table-cell office:value-type="float" office:value="228.11611406722997" table:style-name="ce5">
            <text:p><text:s/>22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28.11611406722997" table:style-name="ce5">
            <text:p><text:s/>228<text:s/></text:p>
          </table:table-cell>
          <table:table-cell office:value-type="float" office:value="1.0160288961779016" table:style-name="ce6">
            <text:p>1.016</text:p>
          </table:table-cell>
          <table:table-cell office:value-type="float" office:value="231.77256357611998" table:style-name="ce5">
            <text:p><text:s/>232<text:s/></text:p>
          </table:table-cell>
          <table:table-cell office:value-type="float" office:value="0.92048279930528898" table:style-name="ce6">
            <text:p>0.920</text:p>
          </table:table-cell>
          <table:table-cell office:value-type="float" office:value="213.34265812270999" table:style-name="ce5">
            <text:p><text:s/>21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3.34265812270999" table:style-name="ce5">
            <text:p><text:s/>213<text:s/></text:p>
          </table:table-cell>
          <table:table-cell office:value-type="float" office:value="1.0906327690418036" table:style-name="ce6">
            <text:p>1.091</text:p>
          </table:table-cell>
          <table:table-cell office:value-type="float" office:value="232.67849398311" table:style-name="ce5">
            <text:p><text:s/>233<text:s/></text:p>
          </table:table-cell>
          <table:table-cell office:value-type="float" office:value="1.0240943370458506" table:style-name="ce6">
            <text:p>1.024</text:p>
          </table:table-cell>
          <table:table-cell office:value-type="float" office:value="238.28472804045998" table:style-name="ce5">
            <text:p><text:s/>23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38.28472804045998" table:style-name="ce5">
            <text:p><text:s/>238<text:s/></text:p>
          </table:table-cell>
          <table:table-cell office:value-type="float" office:value="1.0375831514349061" table:style-name="ce6">
            <text:p>1.038</text:p>
          </table:table-cell>
          <table:table-cell office:value-type="float" office:value="247.24021905902998" table:style-name="ce5">
            <text:p><text:s/>247<text:s/></text:p>
          </table:table-cell>
          <table:table-cell office:value-type="float" office:value="1.1258144573106172" table:style-name="ce6">
            <text:p>1.126</text:p>
          </table:table-cell>
          <table:table-cell office:value-type="float" office:value="278.34661304529999" table:style-name="ce5">
            <text:p><text:s/>27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8.34661304529999" table:style-name="ce5">
            <text:p><text:s/>278<text:s/></text:p>
          </table:table-cell>
          <table:table-cell office:value-type="float" office:value="1.1306321865001188" table:style-name="ce6">
            <text:p>1.131</text:p>
          </table:table-cell>
          <table:table-cell office:value-type="float" office:value="314.70763971231003" table:style-name="ce5">
            <text:p><text:s/>315<text:s/></text:p>
          </table:table-cell>
          <table:table-cell office:value-type="float" office:value="1.0107427267713316" table:style-name="ce6">
            <text:p>1.011</text:p>
          </table:table-cell>
          <table:table-cell office:value-type="float" office:value="318.08845789859004" table:style-name="ce5">
            <text:p><text:s/>31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18.08845789859004" table:style-name="ce5">
            <text:p><text:s/>318<text:s/></text:p>
          </table:table-cell>
          <table:table-cell office:value-type="float" office:value="0.95541323141328338" table:style-name="ce6">
            <text:p>0.955</text:p>
          </table:table-cell>
          <table:table-cell office:value-type="float" office:value="303.90592143616004" table:style-name="ce5">
            <text:p><text:s/>304<text:s/></text:p>
          </table:table-cell>
          <table:table-cell office:value-type="float" office:value="1.212700913144428" table:style-name="ce6">
            <text:p>1.213</text:p>
          </table:table-cell>
          <table:table-cell office:value-type="float" office:value="368.54698843563" table:style-name="ce5">
            <text:p><text:s/>36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68.54698843563" table:style-name="ce5">
            <text:p><text:s/>369<text:s/></text:p>
          </table:table-cell>
          <table:table-cell office:value-type="float" office:value="0.98683964281686942" table:style-name="ce6">
            <text:p>0.987</text:p>
          </table:table-cell>
          <table:table-cell office:value-type="float" office:value="363.69677842905003" table:style-name="ce5">
            <text:p><text:s/>364<text:s/></text:p>
          </table:table-cell>
          <table:table-cell office:value-type="float" office:value="1.1072017992870562" table:style-name="ce6">
            <text:p>1.107</text:p>
          </table:table-cell>
          <table:table-cell office:value-type="float" office:value="402.68572747154997" table:style-name="ce5">
            <text:p><text:s/>40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02.68572747154997" table:style-name="ce5">
            <text:p><text:s/>403<text:s/></text:p>
          </table:table-cell>
          <table:table-cell office:value-type="float" office:value="0.96785117665590803" table:style-name="ce6">
            <text:p>0.968</text:p>
          </table:table-cell>
          <table:table-cell office:value-type="float" office:value="389.73985515587998" table:style-name="ce5">
            <text:p><text:s/>390<text:s/></text:p>
          </table:table-cell>
          <table:table-cell office:value-type="float" office:value="1.1308534145662434" table:style-name="ce6">
            <text:p>1.131</text:p>
          </table:table-cell>
          <table:table-cell office:value-type="float" office:value="440.73864599558004" table:style-name="ce5">
            <text:p><text:s/>44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40.73864599558004" table:style-name="ce5">
            <text:p><text:s/>441<text:s/></text:p>
          </table:table-cell>
          <table:table-cell office:value-type="float" office:value="1.0705142014265563" table:style-name="ce6">
            <text:p>1.071</text:p>
          </table:table-cell>
          <table:table-cell office:value-type="float" office:value="471.81697965578002" table:style-name="ce5">
            <text:p><text:s/>472<text:s/></text:p>
          </table:table-cell>
          <table:table-cell office:value-type="float" office:value="1.0553262534575045" table:style-name="ce6">
            <text:p>1.055</text:p>
          </table:table-cell>
          <table:table-cell office:value-type="float" office:value="497.92084545776999" table:style-name="ce5">
            <text:p><text:s/>49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97.92084545776999" table:style-name="ce5">
            <text:p><text:s/>498<text:s/></text:p>
          </table:table-cell>
          <table:table-cell office:value-type="float" office:value="1.0635881293206177" table:style-name="ce6">
            <text:p>1.064</text:p>
          </table:table-cell>
          <table:table-cell office:value-type="float" office:value="529.58270057017" table:style-name="ce5">
            <text:p><text:s/>530<text:s/></text:p>
          </table:table-cell>
          <table:table-cell office:value-type="float" office:value="0.9810298345091073" table:style-name="ce6">
            <text:p>0.981</text:p>
          </table:table-cell>
          <table:table-cell office:value-type="float" office:value="519.53642909923997" table:style-name="ce5">
            <text:p><text:s/>52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19.53642909923997" table:style-name="ce5">
            <text:p><text:s/>520<text:s/></text:p>
          </table:table-cell>
          <table:table-cell office:value-type="float" office:value="0.96771423291319192" table:style-name="ce6">
            <text:p>0.968</text:p>
          </table:table-cell>
          <table:table-cell office:value-type="float" office:value="502.76279695622998" table:style-name="ce5">
            <text:p><text:s/>503<text:s/></text:p>
          </table:table-cell>
          <table:table-cell office:value-type="float" office:value="1.1621451245129164" table:style-name="ce6">
            <text:p>1.162</text:p>
          </table:table-cell>
          <table:table-cell office:value-type="float" office:value="584.28333326916004" table:style-name="ce5">
            <text:p><text:s/>58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84.28333326916004" table:style-name="ce5">
            <text:p><text:s/>584<text:s/></text:p>
          </table:table-cell>
          <table:table-cell office:value-type="float" office:value="1.1320167161441628" table:style-name="ce6">
            <text:p>1.132</text:p>
          </table:table-cell>
          <table:table-cell office:value-type="float" office:value="661.41850022511994" table:style-name="ce5">
            <text:p><text:s/>661<text:s/></text:p>
          </table:table-cell>
          <table:table-cell office:value-type="float" office:value="1.0866400918417245" table:style-name="ce6">
            <text:p>1.087</text:p>
          </table:table-cell>
          <table:table-cell office:value-type="float" office:value="718.72385983044001" table:style-name="ce5">
            <text:p><text:s/>71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18.72385983044001" table:style-name="ce5">
            <text:p><text:s/>719<text:s/></text:p>
          </table:table-cell>
          <table:table-cell office:value-type="float" office:value="0.97779257582540047" table:style-name="ce6">
            <text:p>0.978</text:p>
          </table:table-cell>
          <table:table-cell office:value-type="float" office:value="702.76285421078001" table:style-name="ce5">
            <text:p><text:s/>703<text:s/></text:p>
          </table:table-cell>
          <table:table-cell office:value-type="float" office:value="1.1041161465315785" table:style-name="ce6">
            <text:p>1.104</text:p>
          </table:table-cell>
          <table:table-cell office:value-type="float" office:value="775.93181451674002" table:style-name="ce5">
            <text:p><text:s/>77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75.93181451674002" table:style-name="ce5">
            <text:p><text:s/>776<text:s/></text:p>
          </table:table-cell>
          <table:table-cell office:value-type="float" office:value="0.9601136160106859" table:style-name="ce6">
            <text:p>0.960</text:p>
          </table:table-cell>
          <table:table-cell office:value-type="float" office:value="744.98270021339999" table:style-name="ce5">
            <text:p><text:s/>745<text:s/></text:p>
          </table:table-cell>
          <table:table-cell office:value-type="float" office:value="0.98120993518653488" table:style-name="ce6">
            <text:p>0.981</text:p>
          </table:table-cell>
          <table:table-cell office:value-type="float" office:value="730.98442699147995" table:style-name="ce5">
            <text:p><text:s/>73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30.98442699147995" table:style-name="ce5">
            <text:p><text:s/>731<text:s/></text:p>
          </table:table-cell>
          <table:table-cell office:value-type="float" office:value="1.0567241752879413" table:style-name="ce6">
            <text:p>1.057</text:p>
          </table:table-cell>
          <table:table-cell office:value-type="float" office:value="772.44891576090004" table:style-name="ce5">
            <text:p><text:s/>772<text:s/></text:p>
          </table:table-cell>
          <table:table-cell office:value-type="float" office:value="1.0547720003605856" table:style-name="ce6">
            <text:p>1.055</text:p>
          </table:table-cell>
          <table:table-cell office:value-type="float" office:value="814.75748805349008" table:style-name="ce5">
            <text:p><text:s/>81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14.75748805349008" table:style-name="ce5">
            <text:p><text:s/>815<text:s/></text:p>
          </table:table-cell>
          <table:table-cell office:value-type="float" office:value="1.0704777976612718" table:style-name="ce6">
            <text:p>1.070</text:p>
          </table:table-cell>
          <table:table-cell office:value-type="float" office:value="872.17980143953002" table:style-name="ce5">
            <text:p><text:s/>872<text:s/></text:p>
          </table:table-cell>
          <table:table-cell office:value-type="float" office:value="1.0980881125661122" table:style-name="ce6">
            <text:p>1.098</text:p>
          </table:table-cell>
          <table:table-cell office:value-type="float" office:value="957.73027198102" table:style-name="ce5">
            <text:p><text:s/>95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aíb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0.02780896173999" table:style-name="ce5">
            <text:p><text:s/>31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10.02780896173999" table:style-name="ce5">
            <text:p><text:s/>310<text:s/></text:p>
          </table:table-cell>
          <table:table-cell office:value-type="float" office:value="1.094353206986667" table:style-name="ce6">
            <text:p>1.094</text:p>
          </table:table-cell>
          <table:table-cell office:value-type="float" office:value="339.27992699232993" table:style-name="ce5">
            <text:p><text:s/>339<text:s/></text:p>
          </table:table-cell>
          <table:table-cell office:value-type="float" office:value="1.122007325601069" table:style-name="ce6">
            <text:p>1.122</text:p>
          </table:table-cell>
          <table:table-cell office:value-type="float" office:value="380.67456351479007" table:style-name="ce5">
            <text:p><text:s/>38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80.67456351479007" table:style-name="ce5">
            <text:p><text:s/>381<text:s/></text:p>
          </table:table-cell>
          <table:table-cell office:value-type="float" office:value="1.0299718652373437" table:style-name="ce6">
            <text:p>1.030</text:p>
          </table:table-cell>
          <table:table-cell office:value-type="float" office:value="392.08409023173999" table:style-name="ce5">
            <text:p><text:s/>392<text:s/></text:p>
          </table:table-cell>
          <table:table-cell office:value-type="float" office:value="1.0516450609852388" table:style-name="ce6">
            <text:p>1.052</text:p>
          </table:table-cell>
          <table:table-cell office:value-type="float" office:value="412.33329698310007" table:style-name="ce5">
            <text:p><text:s/>41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12.33329698310007" table:style-name="ce5">
            <text:p><text:s/>412<text:s/></text:p>
          </table:table-cell>
          <table:table-cell office:value-type="float" office:value="1.1339874461568267" table:style-name="ce6">
            <text:p>1.134</text:p>
          </table:table-cell>
          <table:table-cell office:value-type="float" office:value="467.58078241128999" table:style-name="ce5">
            <text:p><text:s/>468<text:s/></text:p>
          </table:table-cell>
          <table:table-cell office:value-type="float" office:value="1.1004640913534596" table:style-name="ce6">
            <text:p>1.100</text:p>
          </table:table-cell>
          <table:table-cell office:value-type="float" office:value="514.55586085057996" table:style-name="ce5">
            <text:p><text:s/>51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14.55586085057996" table:style-name="ce5">
            <text:p><text:s/>515<text:s/></text:p>
          </table:table-cell>
          <table:table-cell office:value-type="float" office:value="1.0192225137286353" table:style-name="ce6">
            <text:p>1.019</text:p>
          </table:table-cell>
          <table:table-cell office:value-type="float" office:value="524.44691794993003" table:style-name="ce5">
            <text:p><text:s/>524<text:s/></text:p>
          </table:table-cell>
          <table:table-cell office:value-type="float" office:value="1.1361372808494155" table:style-name="ce6">
            <text:p>1.136</text:p>
          </table:table-cell>
          <table:table-cell office:value-type="float" office:value="595.84369530948993" table:style-name="ce5">
            <text:p><text:s/>59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95.84369530948993" table:style-name="ce5">
            <text:p><text:s/>596<text:s/></text:p>
          </table:table-cell>
          <table:table-cell office:value-type="float" office:value="1.0176835993119757" table:style-name="ce6">
            <text:p>1.018</text:p>
          </table:table-cell>
          <table:table-cell office:value-type="float" office:value="606.38035646990988" table:style-name="ce5">
            <text:p><text:s/>606<text:s/></text:p>
          </table:table-cell>
          <table:table-cell office:value-type="float" office:value="1.0658757463395372" table:style-name="ce6">
            <text:p>1.066</text:p>
          </table:table-cell>
          <table:table-cell office:value-type="float" office:value="646.32611501799988" table:style-name="ce5">
            <text:p><text:s/>64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46.32611501799988" table:style-name="ce5">
            <text:p><text:s/>646<text:s/></text:p>
          </table:table-cell>
          <table:table-cell office:value-type="float" office:value="0.95073090215342282" table:style-name="ce6">
            <text:p>0.951</text:p>
          </table:table-cell>
          <table:table-cell office:value-type="float" office:value="614.48221041637998" table:style-name="ce5">
            <text:p><text:s/>614<text:s/></text:p>
          </table:table-cell>
          <table:table-cell office:value-type="float" office:value="1.1238323137908723" table:style-name="ce6">
            <text:p>1.124</text:p>
          </table:table-cell>
          <table:table-cell office:value-type="float" office:value="690.5749643155699" table:style-name="ce5">
            <text:p><text:s/>69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90.5749643155699" table:style-name="ce5">
            <text:p><text:s/>691<text:s/></text:p>
          </table:table-cell>
          <table:table-cell office:value-type="float" office:value="1.0607997009577277" table:style-name="ce6">
            <text:p>1.061</text:p>
          </table:table-cell>
          <table:table-cell office:value-type="float" office:value="732.56171563484997" table:style-name="ce5">
            <text:p><text:s/>733<text:s/></text:p>
          </table:table-cell>
          <table:table-cell office:value-type="float" office:value="1.1897802874982595" table:style-name="ce6">
            <text:p>1.190</text:p>
          </table:table-cell>
          <table:table-cell office:value-type="float" office:value="871.58748863825008" table:style-name="ce5">
            <text:p><text:s/>87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71.58748863825008" table:style-name="ce5">
            <text:p><text:s/>872<text:s/></text:p>
          </table:table-cell>
          <table:table-cell office:value-type="float" office:value="0.91293677262096962" table:style-name="ce6">
            <text:p>0.913</text:p>
          </table:table-cell>
          <table:table-cell office:value-type="float" office:value="795.70426893422007" table:style-name="ce5">
            <text:p><text:s/>796<text:s/></text:p>
          </table:table-cell>
          <table:table-cell office:value-type="float" office:value="1.0778291438588343" table:style-name="ce6">
            <text:p>1.078</text:p>
          </table:table-cell>
          <table:table-cell office:value-type="float" office:value="857.63325095019002" table:style-name="ce5">
            <text:p><text:s/>85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57.63325095019002" table:style-name="ce5">
            <text:p><text:s/>858<text:s/></text:p>
          </table:table-cell>
          <table:table-cell office:value-type="float" office:value="1.0030981655991138" table:style-name="ce6">
            <text:p>1.003</text:p>
          </table:table-cell>
          <table:table-cell office:value-type="float" office:value="860.29034078493999" table:style-name="ce5">
            <text:p><text:s/>860<text:s/></text:p>
          </table:table-cell>
          <table:table-cell office:value-type="float" office:value="1.0904962546582306" table:style-name="ce6">
            <text:p>1.090</text:p>
          </table:table-cell>
          <table:table-cell office:value-type="float" office:value="938.14339454462993" table:style-name="ce5">
            <text:p><text:s/>93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38.14339454462993" table:style-name="ce5">
            <text:p><text:s/>938<text:s/></text:p>
          </table:table-cell>
          <table:table-cell office:value-type="float" office:value="1.0557410218280574" table:style-name="ce6">
            <text:p>1.056</text:p>
          </table:table-cell>
          <table:table-cell office:value-type="float" office:value="990.43646597779014" table:style-name="ce5">
            <text:p><text:s/>990<text:s/></text:p>
          </table:table-cell>
          <table:table-cell office:value-type="float" office:value="0.9952807513683315" table:style-name="ce6">
            <text:p>0.995</text:p>
          </table:table-cell>
          <table:table-cell office:value-type="float" office:value="985.76235004096986" table:style-name="ce5">
            <text:p><text:s/>98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85.76235004096986" table:style-name="ce5">
            <text:p><text:s/>986<text:s/></text:p>
          </table:table-cell>
          <table:table-cell office:value-type="float" office:value="1.0302227020351427" table:style-name="ce6">
            <text:p>1.030</text:p>
          </table:table-cell>
          <table:table-cell office:value-type="float" office:value="1015.5547518237199" table:style-name="ce5">
            <text:p><text:s/>1,016<text:s/></text:p>
          </table:table-cell>
          <table:table-cell office:value-type="float" office:value="1.1967109944134713" table:style-name="ce6">
            <text:p>1.197</text:p>
          </table:table-cell>
          <table:table-cell office:value-type="float" office:value="1215.3255369362901" table:style-name="ce5">
            <text:p><text:s/>1,21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15.3255369362901" table:style-name="ce5">
            <text:p><text:s/>1,215<text:s/></text:p>
          </table:table-cell>
          <table:table-cell office:value-type="float" office:value="1.0608559622069613" table:style-name="ce6">
            <text:p>1.061</text:p>
          </table:table-cell>
          <table:table-cell office:value-type="float" office:value="1289.2853418812399" table:style-name="ce5">
            <text:p><text:s/>1,289<text:s/></text:p>
          </table:table-cell>
          <table:table-cell office:value-type="float" office:value="1.0937775737161195" table:style-name="ce6">
            <text:p>1.094</text:p>
          </table:table-cell>
          <table:table-cell office:value-type="float" office:value="1410.1913930706201" table:style-name="ce5">
            <text:p><text:s/>1,41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10.1913930706201" table:style-name="ce5">
            <text:p><text:s/>1,410<text:s/></text:p>
          </table:table-cell>
          <table:table-cell office:value-type="float" office:value="1.0779232320217946" table:style-name="ce6">
            <text:p>1.078</text:p>
          </table:table-cell>
          <table:table-cell office:value-type="float" office:value="1520.0780641879996" table:style-name="ce5">
            <text:p><text:s/>1,520<text:s/></text:p>
          </table:table-cell>
          <table:table-cell office:value-type="float" office:value="1.0643653617422111" table:style-name="ce6">
            <text:p>1.064</text:p>
          </table:table-cell>
          <table:table-cell office:value-type="float" office:value="1617.9184386658601" table:style-name="ce5">
            <text:p><text:s/>1,61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17.9184386658601" table:style-name="ce5">
            <text:p><text:s/>1,618<text:s/></text:p>
          </table:table-cell>
          <table:table-cell office:value-type="float" office:value="1.0034611168962" table:style-name="ce6">
            <text:p>1.003</text:p>
          </table:table-cell>
          <table:table-cell office:value-type="float" office:value="1623.5182435106001" table:style-name="ce5">
            <text:p><text:s/>1,624<text:s/></text:p>
          </table:table-cell>
          <table:table-cell office:value-type="float" office:value="0.98905280971012777" table:style-name="ce6">
            <text:p>0.989</text:p>
          </table:table-cell>
          <table:table-cell office:value-type="float" office:value="1605.7452803598103" table:style-name="ce5">
            <text:p><text:s/>1,60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05.7452803598103" table:style-name="ce5">
            <text:p><text:s/>1,606<text:s/></text:p>
          </table:table-cell>
          <table:table-cell office:value-type="float" office:value="1.0316954917443104" table:style-name="ce6">
            <text:p>1.032</text:p>
          </table:table-cell>
          <table:table-cell office:value-type="float" office:value="1656.64016663692" table:style-name="ce5">
            <text:p><text:s/>1,657<text:s/></text:p>
          </table:table-cell>
          <table:table-cell office:value-type="float" office:value="1.0768931493648786" table:style-name="ce6">
            <text:p>1.077</text:p>
          </table:table-cell>
          <table:table-cell office:value-type="float" office:value="1784.0244464139901" table:style-name="ce5">
            <text:p><text:s/>1,78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84.0244464139901" table:style-name="ce5">
            <text:p><text:s/>1,784<text:s/></text:p>
          </table:table-cell>
          <table:table-cell office:value-type="float" office:value="1.0291120991607803" table:style-name="ce6">
            <text:p>1.029</text:p>
          </table:table-cell>
          <table:table-cell office:value-type="float" office:value="1835.9611430032501" table:style-name="ce5">
            <text:p><text:s/>1,836<text:s/></text:p>
          </table:table-cell>
          <table:table-cell office:value-type="float" office:value="1.0347665412041549" table:style-name="ce6">
            <text:p>1.035</text:p>
          </table:table-cell>
          <table:table-cell office:value-type="float" office:value="1899.7911617307" table:style-name="ce5">
            <text:p><text:s/>1,90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02Z</meta:creation-date>
    <dc:date>2020-10-02T20:00:02Z</dc:date>
  </office:meta>
</office:document-meta>
</file>